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248.8pt"/>
    </style:style>
    <style:style style:name="co3" style:family="table-column">
      <style:table-column-properties fo:break-before="auto" style:column-width="1067.84pt"/>
    </style:style>
    <style:style style:name="co4" style:family="table-column">
      <style:table-column-properties fo:break-before="auto" style:column-width="1024.61pt"/>
    </style:style>
    <style:style style:name="co5" style:family="table-column">
      <style:table-column-properties fo:break-before="auto" style:column-width="55.81pt"/>
    </style:style>
    <style:style style:name="co6" style:family="table-column">
      <style:table-column-properties fo:break-before="auto" style:column-width="477.69pt"/>
    </style:style>
    <style:style style:name="co7" style:family="table-column">
      <style:table-column-properties fo:break-before="auto" style:column-width="502.38pt"/>
    </style:style>
    <style:style style:name="co8" style:family="table-column">
      <style:table-column-properties fo:break-before="auto" style:column-width="612.4pt"/>
    </style:style>
    <style:style style:name="co9" style:family="table-column">
      <style:table-column-properties fo:break-before="auto" style:column-width="607.75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7.7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rec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&amp;Time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VehiclePosition</text:p>
          </table:table-cell>
          <table:table-cell office:value-type="string" calcext:value-type="string">
            <text:p>VehicleVelocity</text:p>
          </table:table-cell>
          <table:table-cell office:value-type="string" calcext:value-type="string">
            <text:p>ArmHeight</text:p>
          </table:table-cell>
          <table:table-cell office:value-type="string" calcext:value-type="string">
            <text:p>BladeImu</text:p>
          </table:table-cell>
          <table:table-cell office:value-type="string" calcext:value-type="string">
            <text:p>VehicleImu</text:p>
          </table:table-cell>
          <table:table-cell office:value-type="string" calcext:value-type="string">
            <text:p>StonePosition1</text:p>
          </table:table-cell>
          <table:table-cell office:value-type="string" calcext:value-type="string">
            <text:p>StonePosition2</text:p>
          </table:table-cell>
          <table:table-cell office:value-type="string" calcext:value-type="string">
            <text:p>Grade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13182871043682098, 0.0, 0.0, 0.0, 0.0)</text:p>
          </table:table-cell>
          <table:table-cell office:value-type="string" calcext:value-type="string">
            <text:p>header: </text:p>
            <text:p>  seq: 2601</text:p>
            <text:p>  stamp: </text:p>
            <text:p>    secs: 498</text:p>
            <text:p>    nsecs:  49560546</text:p>
            <text:p>  frame_id: "Unity"</text:p>
            <text:p>pose: </text:p>
            <text:p>  position: </text:p>
            <text:p>    x: 131.423553</text:p>
            <text:p>    y: -277.09726</text:p>
            <text:p>    z: 38.5126457</text:p>
            <text:p>  orientation: </text:p>
            <text:p>    x: 0.0185875036</text:p>
            <text:p>    y: 0.00763461459</text:p>
            <text:p>    z: 0.06449626</text:p>
            <text:p>    w: 0.9977156</text:p>
          </table:table-cell>
          <table:table-cell office:value-type="string" calcext:value-type="string">
            <text:p>header: </text:p>
            <text:p>  seq: 2599</text:p>
            <text:p>  stamp: </text:p>
            <text:p>    secs: 498</text:p>
            <text:p>    nsecs:  55053710</text:p>
            <text:p>  frame_id: "Unity"</text:p>
            <text:p>twist: </text:p>
            <text:p>  linear: </text:p>
            <text:p>    x: 0.00281690131</text:p>
            <text:p>    y: 0.0</text:p>
            <text:p>    z: -0.000528169039</text:p>
            <text:p>  angular: </text:p>
            <text:p>    x: 0.08732394</text:p>
            <text:p>    y: 0.093414396</text:p>
            <text:p>    z: 0.033802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598</text:p>
            <text:p>  stamp: </text:p>
            <text:p>    secs: 498</text:p>
            <text:p>    nsecs:  56091308</text:p>
            <text:p>  frame_id: "Unity"</text:p>
            <text:p>orientation: </text:p>
            <text:p>  x: -0.115251213</text:p>
            <text:p>  y: 0.0113856867</text:p>
            <text:p>  z: -0.991066337</text:p>
            <text:p>  w: 0.06614646</text:p>
            <text:p>orientation_covariance: [1.0, 0.0, 0.0, 0.0, 1.0, 0.0, 0.0, 0.0, 1.0]</text:p>
            <text:p>angular_velocity: </text:p>
            <text:p>  x: 0.0203962252</text:p>
            <text:p>  y: -0.164435625</text:p>
            <text:p>  z: -0.006400307</text:p>
            <text:p>angular_velocity_covariance: [1.0, 0.0, 0.0, 0.0, 1.0, 0.0, 0.0, 0.0, 1.0]</text:p>
            <text:p>linear_acceleration: </text:p>
            <text:p>  x: 1.83105465e-06</text:p>
            <text:p>  y: 0.0</text:p>
            <text:p>  z: -1.5258788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599</text:p>
            <text:p>  stamp: </text:p>
            <text:p>    secs: 498</text:p>
            <text:p>    nsecs:  55450439</text:p>
            <text:p>  frame_id: "Unity"</text:p>
            <text:p>orientation: </text:p>
            <text:p>  x: 0.0185875017</text:p>
            <text:p>  y: 0.007634614</text:p>
            <text:p>  z: 0.06449626</text:p>
            <text:p>  w: 0.9977156</text:p>
            <text:p>orientation_covariance: [1.0, 0.0, 0.0, 0.0, 1.0, 0.0, 0.0, 0.0, 1.0]</text:p>
            <text:p>angular_velocity: </text:p>
            <text:p>  x: -0.000389692723</text:p>
            <text:p>  y: 0.008656852</text:p>
            <text:p>  z: -0.000565343362</text:p>
            <text:p>angular_velocity_covariance: [1.0, 0.0, 0.0, 0.0, 1.0, 0.0, 0.0, 0.0, 1.0]</text:p>
            <text:p>linear_acceleration: </text:p>
            <text:p>  x: 1.2207031e-06</text:p>
            <text:p>  y: 0.0</text:p>
            <text:p>  z: -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4574130177497864, 0.0, 0.0, 0.0, 0.0)</text:p>
          </table:table-cell>
          <table:table-cell office:value-type="string" calcext:value-type="string">
            <text:p>header: </text:p>
            <text:p>  seq: 2601</text:p>
            <text:p>  stamp: </text:p>
            <text:p>    secs: 498</text:p>
            <text:p>    nsecs:  49560546</text:p>
            <text:p>  frame_id: "Unity"</text:p>
            <text:p>pose: </text:p>
            <text:p>  position: </text:p>
            <text:p>    x: 131.423553</text:p>
            <text:p>    y: -277.09726</text:p>
            <text:p>    z: 38.5126457</text:p>
            <text:p>  orientation: </text:p>
            <text:p>    x: 0.0185875036</text:p>
            <text:p>    y: 0.00763461459</text:p>
            <text:p>    z: 0.06449626</text:p>
            <text:p>    w: 0.9977156</text:p>
          </table:table-cell>
          <table:table-cell office:value-type="string" calcext:value-type="string">
            <text:p>header: </text:p>
            <text:p>  seq: 2599</text:p>
            <text:p>  stamp: </text:p>
            <text:p>    secs: 498</text:p>
            <text:p>    nsecs:  55053710</text:p>
            <text:p>  frame_id: "Unity"</text:p>
            <text:p>twist: </text:p>
            <text:p>  linear: </text:p>
            <text:p>    x: 0.00281690131</text:p>
            <text:p>    y: 0.0</text:p>
            <text:p>    z: -0.000528169039</text:p>
            <text:p>  angular: </text:p>
            <text:p>    x: 0.08732394</text:p>
            <text:p>    y: 0.093414396</text:p>
            <text:p>    z: 0.033802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598</text:p>
            <text:p>  stamp: </text:p>
            <text:p>    secs: 498</text:p>
            <text:p>    nsecs:  56091308</text:p>
            <text:p>  frame_id: "Unity"</text:p>
            <text:p>orientation: </text:p>
            <text:p>  x: -0.115251213</text:p>
            <text:p>  y: 0.0113856867</text:p>
            <text:p>  z: -0.991066337</text:p>
            <text:p>  w: 0.06614646</text:p>
            <text:p>orientation_covariance: [1.0, 0.0, 0.0, 0.0, 1.0, 0.0, 0.0, 0.0, 1.0]</text:p>
            <text:p>angular_velocity: </text:p>
            <text:p>  x: 0.0203962252</text:p>
            <text:p>  y: -0.164435625</text:p>
            <text:p>  z: -0.006400307</text:p>
            <text:p>angular_velocity_covariance: [1.0, 0.0, 0.0, 0.0, 1.0, 0.0, 0.0, 0.0, 1.0]</text:p>
            <text:p>linear_acceleration: </text:p>
            <text:p>  x: 1.83105465e-06</text:p>
            <text:p>  y: 0.0</text:p>
            <text:p>  z: -1.5258788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599</text:p>
            <text:p>  stamp: </text:p>
            <text:p>    secs: 498</text:p>
            <text:p>    nsecs:  55450439</text:p>
            <text:p>  frame_id: "Unity"</text:p>
            <text:p>orientation: </text:p>
            <text:p>  x: 0.0185875017</text:p>
            <text:p>  y: 0.007634614</text:p>
            <text:p>  z: 0.06449626</text:p>
            <text:p>  w: 0.9977156</text:p>
            <text:p>orientation_covariance: [1.0, 0.0, 0.0, 0.0, 1.0, 0.0, 0.0, 0.0, 1.0]</text:p>
            <text:p>angular_velocity: </text:p>
            <text:p>  x: -0.000389692723</text:p>
            <text:p>  y: 0.008656852</text:p>
            <text:p>  z: -0.000565343362</text:p>
            <text:p>angular_velocity_covariance: [1.0, 0.0, 0.0, 0.0, 1.0, 0.0, 0.0, 0.0, 1.0]</text:p>
            <text:p>linear_acceleration: </text:p>
            <text:p>  x: 1.2207031e-06</text:p>
            <text:p>  y: 0.0</text:p>
            <text:p>  z: -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7287065386772156, 0.0, 0.0, 0.0, 0.0)</text:p>
          </table:table-cell>
          <table:table-cell office:value-type="string" calcext:value-type="string">
            <text:p>header: </text:p>
            <text:p>  seq: 2601</text:p>
            <text:p>  stamp: </text:p>
            <text:p>    secs: 498</text:p>
            <text:p>    nsecs:  49560546</text:p>
            <text:p>  frame_id: "Unity"</text:p>
            <text:p>pose: </text:p>
            <text:p>  position: </text:p>
            <text:p>    x: 131.423553</text:p>
            <text:p>    y: -277.09726</text:p>
            <text:p>    z: 38.5126457</text:p>
            <text:p>  orientation: </text:p>
            <text:p>    x: 0.0185875036</text:p>
            <text:p>    y: 0.00763461459</text:p>
            <text:p>    z: 0.06449626</text:p>
            <text:p>    w: 0.9977156</text:p>
          </table:table-cell>
          <table:table-cell office:value-type="string" calcext:value-type="string">
            <text:p>header: </text:p>
            <text:p>  seq: 2599</text:p>
            <text:p>  stamp: </text:p>
            <text:p>    secs: 498</text:p>
            <text:p>    nsecs:  55053710</text:p>
            <text:p>  frame_id: "Unity"</text:p>
            <text:p>twist: </text:p>
            <text:p>  linear: </text:p>
            <text:p>    x: 0.00281690131</text:p>
            <text:p>    y: 0.0</text:p>
            <text:p>    z: -0.000528169039</text:p>
            <text:p>  angular: </text:p>
            <text:p>    x: 0.08732394</text:p>
            <text:p>    y: 0.093414396</text:p>
            <text:p>    z: 0.033802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598</text:p>
            <text:p>  stamp: </text:p>
            <text:p>    secs: 498</text:p>
            <text:p>    nsecs:  56091308</text:p>
            <text:p>  frame_id: "Unity"</text:p>
            <text:p>orientation: </text:p>
            <text:p>  x: -0.115251213</text:p>
            <text:p>  y: 0.0113856867</text:p>
            <text:p>  z: -0.991066337</text:p>
            <text:p>  w: 0.06614646</text:p>
            <text:p>orientation_covariance: [1.0, 0.0, 0.0, 0.0, 1.0, 0.0, 0.0, 0.0, 1.0]</text:p>
            <text:p>angular_velocity: </text:p>
            <text:p>  x: 0.0203962252</text:p>
            <text:p>  y: -0.164435625</text:p>
            <text:p>  z: -0.006400307</text:p>
            <text:p>angular_velocity_covariance: [1.0, 0.0, 0.0, 0.0, 1.0, 0.0, 0.0, 0.0, 1.0]</text:p>
            <text:p>linear_acceleration: </text:p>
            <text:p>  x: 1.83105465e-06</text:p>
            <text:p>  y: 0.0</text:p>
            <text:p>  z: -1.5258788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599</text:p>
            <text:p>  stamp: </text:p>
            <text:p>    secs: 498</text:p>
            <text:p>    nsecs:  55450439</text:p>
            <text:p>  frame_id: "Unity"</text:p>
            <text:p>orientation: </text:p>
            <text:p>  x: 0.0185875017</text:p>
            <text:p>  y: 0.007634614</text:p>
            <text:p>  z: 0.06449626</text:p>
            <text:p>  w: 0.9977156</text:p>
            <text:p>orientation_covariance: [1.0, 0.0, 0.0, 0.0, 1.0, 0.0, 0.0, 0.0, 1.0]</text:p>
            <text:p>angular_velocity: </text:p>
            <text:p>  x: -0.000389692723</text:p>
            <text:p>  y: 0.008656852</text:p>
            <text:p>  z: -0.000565343362</text:p>
            <text:p>angular_velocity_covariance: [1.0, 0.0, 0.0, 0.0, 1.0, 0.0, 0.0, 0.0, 1.0]</text:p>
            <text:p>linear_acceleration: </text:p>
            <text:p>  x: 1.2207031e-06</text:p>
            <text:p>  y: 0.0</text:p>
            <text:p>  z: -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8046815395355225, 0.0, 0.0, 0.0, 0.0)</text:p>
          </table:table-cell>
          <table:table-cell office:value-type="string" calcext:value-type="string">
            <text:p>header: </text:p>
            <text:p>  seq: 2602</text:p>
            <text:p>  stamp: </text:p>
            <text:p>    secs: 498</text:p>
            <text:p>    nsecs:  85418701</text:p>
            <text:p>  frame_id: "Unity"</text:p>
            <text:p>pose: </text:p>
            <text:p>  position: </text:p>
            <text:p>    x: 131.423645</text:p>
            <text:p>    y: -277.09726</text:p>
            <text:p>    z: 38.5126572</text:p>
            <text:p>  orientation: </text:p>
            <text:p>    x: 0.0185918733</text:p>
            <text:p>    y: 0.00763904862</text:p>
            <text:p>    z: 0.06450761</text:p>
            <text:p>    w: 0.9977148</text:p>
          </table:table-cell>
          <table:table-cell office:value-type="string" calcext:value-type="string">
            <text:p>header: </text:p>
            <text:p>  seq: 2600</text:p>
            <text:p>  stamp: </text:p>
            <text:p>    secs: 498</text:p>
            <text:p>    nsecs:  87310791</text:p>
            <text:p>  frame_id: "Unity"</text:p>
            <text:p>twist: </text:p>
            <text:p>  linear: </text:p>
            <text:p>    x: 0.00284090918</text:p>
            <text:p>    y: 0.0</text:p>
            <text:p>    z: 0.000355113647</text:p>
            <text:p>  angular: </text:p>
            <text:p>    x: 0.0160984844</text:p>
            <text:p>    y: 0.013956706</text:p>
            <text:p>    z: 0.04071969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598</text:p>
            <text:p>  stamp: </text:p>
            <text:p>    secs: 498</text:p>
            <text:p>    nsecs:  56091308</text:p>
            <text:p>  frame_id: "Unity"</text:p>
            <text:p>orientation: </text:p>
            <text:p>  x: -0.115251213</text:p>
            <text:p>  y: 0.0113856867</text:p>
            <text:p>  z: -0.991066337</text:p>
            <text:p>  w: 0.06614646</text:p>
            <text:p>orientation_covariance: [1.0, 0.0, 0.0, 0.0, 1.0, 0.0, 0.0, 0.0, 1.0]</text:p>
            <text:p>angular_velocity: </text:p>
            <text:p>  x: 0.0203962252</text:p>
            <text:p>  y: -0.164435625</text:p>
            <text:p>  z: -0.006400307</text:p>
            <text:p>angular_velocity_covariance: [1.0, 0.0, 0.0, 0.0, 1.0, 0.0, 0.0, 0.0, 1.0]</text:p>
            <text:p>linear_acceleration: </text:p>
            <text:p>  x: 1.83105465e-06</text:p>
            <text:p>  y: 0.0</text:p>
            <text:p>  z: -1.5258788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599</text:p>
            <text:p>  stamp: </text:p>
            <text:p>    secs: 498</text:p>
            <text:p>    nsecs:  55450439</text:p>
            <text:p>  frame_id: "Unity"</text:p>
            <text:p>orientation: </text:p>
            <text:p>  x: 0.0185875017</text:p>
            <text:p>  y: 0.007634614</text:p>
            <text:p>  z: 0.06449626</text:p>
            <text:p>  w: 0.9977156</text:p>
            <text:p>orientation_covariance: [1.0, 0.0, 0.0, 0.0, 1.0, 0.0, 0.0, 0.0, 1.0]</text:p>
            <text:p>angular_velocity: </text:p>
            <text:p>  x: -0.000389692723</text:p>
            <text:p>  y: 0.008656852</text:p>
            <text:p>  z: -0.000565343362</text:p>
            <text:p>angular_velocity_covariance: [1.0, 0.0, 0.0, 0.0, 1.0, 0.0, 0.0, 0.0, 1.0]</text:p>
            <text:p>linear_acceleration: </text:p>
            <text:p>  x: 1.2207031e-06</text:p>
            <text:p>  y: 0.0</text:p>
            <text:p>  z: -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023407697677612, 0.0, 0.0, 0.0, 0.0)</text:p>
          </table:table-cell>
          <table:table-cell office:value-type="string" calcext:value-type="string">
            <text:p>header: </text:p>
            <text:p>  seq: 2602</text:p>
            <text:p>  stamp: </text:p>
            <text:p>    secs: 498</text:p>
            <text:p>    nsecs:  85418701</text:p>
            <text:p>  frame_id: "Unity"</text:p>
            <text:p>pose: </text:p>
            <text:p>  position: </text:p>
            <text:p>    x: 131.423645</text:p>
            <text:p>    y: -277.09726</text:p>
            <text:p>    z: 38.5126572</text:p>
            <text:p>  orientation: </text:p>
            <text:p>    x: 0.0185918733</text:p>
            <text:p>    y: 0.00763904862</text:p>
            <text:p>    z: 0.06450761</text:p>
            <text:p>    w: 0.9977148</text:p>
          </table:table-cell>
          <table:table-cell office:value-type="string" calcext:value-type="string">
            <text:p>header: </text:p>
            <text:p>  seq: 2600</text:p>
            <text:p>  stamp: </text:p>
            <text:p>    secs: 498</text:p>
            <text:p>    nsecs:  87310791</text:p>
            <text:p>  frame_id: "Unity"</text:p>
            <text:p>twist: </text:p>
            <text:p>  linear: </text:p>
            <text:p>    x: 0.00284090918</text:p>
            <text:p>    y: 0.0</text:p>
            <text:p>    z: 0.000355113647</text:p>
            <text:p>  angular: </text:p>
            <text:p>    x: 0.0160984844</text:p>
            <text:p>    y: 0.013956706</text:p>
            <text:p>    z: 0.04071969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599</text:p>
            <text:p>  stamp: </text:p>
            <text:p>    secs: 498</text:p>
            <text:p>    nsecs:  92163085</text:p>
            <text:p>  frame_id: "Unity"</text:p>
            <text:p>orientation: </text:p>
            <text:p>  x: -0.115260214</text:p>
            <text:p>  y: 0.0113850748</text:p>
            <text:p>  z: -0.9910647</text:p>
            <text:p>  w: 0.06615542</text:p>
            <text:p>orientation_covariance: [1.0, 0.0, 0.0, 0.0, 1.0, 0.0, 0.0, 0.0, 1.0]</text:p>
            <text:p>angular_velocity: </text:p>
            <text:p>  x: 0.0199686121</text:p>
            <text:p>  y: -0.1620255</text:p>
            <text:p>  z: -0.006747313</text:p>
            <text:p>angular_velocity_covariance: [1.0, 0.0, 0.0, 0.0, 1.0, 0.0, 0.0, 0.0, 1.0]</text:p>
            <text:p>linear_acceleration: </text:p>
            <text:p>  x: 2.13623048e-06</text:p>
            <text:p>  y: -6.10351549e-07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0</text:p>
            <text:p>  stamp: </text:p>
            <text:p>    secs: 498</text:p>
            <text:p>    nsecs:  88989257</text:p>
            <text:p>  frame_id: "Unity"</text:p>
            <text:p>orientation: </text:p>
            <text:p>  x: 0.0185918733</text:p>
            <text:p>  y: 0.00763904862</text:p>
            <text:p>  z: 0.06450761</text:p>
            <text:p>  w: 0.9977148</text:p>
            <text:p>orientation_covariance: [1.0, 0.0, 0.0, 0.0, 1.0, 0.0, 0.0, 0.0, 1.0]</text:p>
            <text:p>angular_velocity: </text:p>
            <text:p>  x: -0.0010597551</text:p>
            <text:p>  y: 0.008339307</text:p>
            <text:p>  z: -0.0003418096</text:p>
            <text:p>angular_velocity_covariance: [1.0, 0.0, 0.0, 0.0, 1.0, 0.0, 0.0, 0.0, 1.0]</text:p>
            <text:p>linear_acceleration: </text:p>
            <text:p>  x: 1.83105465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349152445793152, 0.0, 0.0, 0.0, 0.0)</text:p>
          </table:table-cell>
          <table:table-cell office:value-type="string" calcext:value-type="string">
            <text:p>header: </text:p>
            <text:p>  seq: 2602</text:p>
            <text:p>  stamp: </text:p>
            <text:p>    secs: 498</text:p>
            <text:p>    nsecs:  85418701</text:p>
            <text:p>  frame_id: "Unity"</text:p>
            <text:p>pose: </text:p>
            <text:p>  position: </text:p>
            <text:p>    x: 131.423645</text:p>
            <text:p>    y: -277.09726</text:p>
            <text:p>    z: 38.5126572</text:p>
            <text:p>  orientation: </text:p>
            <text:p>    x: 0.0185918733</text:p>
            <text:p>    y: 0.00763904862</text:p>
            <text:p>    z: 0.06450761</text:p>
            <text:p>    w: 0.9977148</text:p>
          </table:table-cell>
          <table:table-cell office:value-type="string" calcext:value-type="string">
            <text:p>header: </text:p>
            <text:p>  seq: 2600</text:p>
            <text:p>  stamp: </text:p>
            <text:p>    secs: 498</text:p>
            <text:p>    nsecs:  87310791</text:p>
            <text:p>  frame_id: "Unity"</text:p>
            <text:p>twist: </text:p>
            <text:p>  linear: </text:p>
            <text:p>    x: 0.00284090918</text:p>
            <text:p>    y: 0.0</text:p>
            <text:p>    z: 0.000355113647</text:p>
            <text:p>  angular: </text:p>
            <text:p>    x: 0.0160984844</text:p>
            <text:p>    y: 0.013956706</text:p>
            <text:p>    z: 0.04071969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599</text:p>
            <text:p>  stamp: </text:p>
            <text:p>    secs: 498</text:p>
            <text:p>    nsecs:  92163085</text:p>
            <text:p>  frame_id: "Unity"</text:p>
            <text:p>orientation: </text:p>
            <text:p>  x: -0.115260214</text:p>
            <text:p>  y: 0.0113850748</text:p>
            <text:p>  z: -0.9910647</text:p>
            <text:p>  w: 0.06615542</text:p>
            <text:p>orientation_covariance: [1.0, 0.0, 0.0, 0.0, 1.0, 0.0, 0.0, 0.0, 1.0]</text:p>
            <text:p>angular_velocity: </text:p>
            <text:p>  x: 0.0199686121</text:p>
            <text:p>  y: -0.1620255</text:p>
            <text:p>  z: -0.006747313</text:p>
            <text:p>angular_velocity_covariance: [1.0, 0.0, 0.0, 0.0, 1.0, 0.0, 0.0, 0.0, 1.0]</text:p>
            <text:p>linear_acceleration: </text:p>
            <text:p>  x: 2.13623048e-06</text:p>
            <text:p>  y: -6.10351549e-07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0</text:p>
            <text:p>  stamp: </text:p>
            <text:p>    secs: 498</text:p>
            <text:p>    nsecs:  88989257</text:p>
            <text:p>  frame_id: "Unity"</text:p>
            <text:p>orientation: </text:p>
            <text:p>  x: 0.0185918733</text:p>
            <text:p>  y: 0.00763904862</text:p>
            <text:p>  z: 0.06450761</text:p>
            <text:p>  w: 0.9977148</text:p>
            <text:p>orientation_covariance: [1.0, 0.0, 0.0, 0.0, 1.0, 0.0, 0.0, 0.0, 1.0]</text:p>
            <text:p>angular_velocity: </text:p>
            <text:p>  x: -0.0010597551</text:p>
            <text:p>  y: 0.008339307</text:p>
            <text:p>  z: -0.0003418096</text:p>
            <text:p>angular_velocity_covariance: [1.0, 0.0, 0.0, 0.0, 1.0, 0.0, 0.0, 0.0, 1.0]</text:p>
            <text:p>linear_acceleration: </text:p>
            <text:p>  x: 1.83105465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602</text:p>
            <text:p>  stamp: </text:p>
            <text:p>    secs: 498</text:p>
            <text:p>    nsecs:  85418701</text:p>
            <text:p>  frame_id: "Unity"</text:p>
            <text:p>pose: </text:p>
            <text:p>  position: </text:p>
            <text:p>    x: 131.423645</text:p>
            <text:p>    y: -277.09726</text:p>
            <text:p>    z: 38.5126572</text:p>
            <text:p>  orientation: </text:p>
            <text:p>    x: 0.0185918733</text:p>
            <text:p>    y: 0.00763904862</text:p>
            <text:p>    z: 0.06450761</text:p>
            <text:p>    w: 0.9977148</text:p>
          </table:table-cell>
          <table:table-cell office:value-type="string" calcext:value-type="string">
            <text:p>header: </text:p>
            <text:p>  seq: 2600</text:p>
            <text:p>  stamp: </text:p>
            <text:p>    secs: 498</text:p>
            <text:p>    nsecs:  87310791</text:p>
            <text:p>  frame_id: "Unity"</text:p>
            <text:p>twist: </text:p>
            <text:p>  linear: </text:p>
            <text:p>    x: 0.00284090918</text:p>
            <text:p>    y: 0.0</text:p>
            <text:p>    z: 0.000355113647</text:p>
            <text:p>  angular: </text:p>
            <text:p>    x: 0.0160984844</text:p>
            <text:p>    y: 0.013956706</text:p>
            <text:p>    z: 0.04071969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599</text:p>
            <text:p>  stamp: </text:p>
            <text:p>    secs: 498</text:p>
            <text:p>    nsecs:  92163085</text:p>
            <text:p>  frame_id: "Unity"</text:p>
            <text:p>orientation: </text:p>
            <text:p>  x: -0.115260214</text:p>
            <text:p>  y: 0.0113850748</text:p>
            <text:p>  z: -0.9910647</text:p>
            <text:p>  w: 0.06615542</text:p>
            <text:p>orientation_covariance: [1.0, 0.0, 0.0, 0.0, 1.0, 0.0, 0.0, 0.0, 1.0]</text:p>
            <text:p>angular_velocity: </text:p>
            <text:p>  x: 0.0199686121</text:p>
            <text:p>  y: -0.1620255</text:p>
            <text:p>  z: -0.006747313</text:p>
            <text:p>angular_velocity_covariance: [1.0, 0.0, 0.0, 0.0, 1.0, 0.0, 0.0, 0.0, 1.0]</text:p>
            <text:p>linear_acceleration: </text:p>
            <text:p>  x: 2.13623048e-06</text:p>
            <text:p>  y: -6.10351549e-07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0</text:p>
            <text:p>  stamp: </text:p>
            <text:p>    secs: 498</text:p>
            <text:p>    nsecs:  88989257</text:p>
            <text:p>  frame_id: "Unity"</text:p>
            <text:p>orientation: </text:p>
            <text:p>  x: 0.0185918733</text:p>
            <text:p>  y: 0.00763904862</text:p>
            <text:p>  z: 0.06450761</text:p>
            <text:p>  w: 0.9977148</text:p>
            <text:p>orientation_covariance: [1.0, 0.0, 0.0, 0.0, 1.0, 0.0, 0.0, 0.0, 1.0]</text:p>
            <text:p>angular_velocity: </text:p>
            <text:p>  x: -0.0010597551</text:p>
            <text:p>  y: 0.008339307</text:p>
            <text:p>  z: -0.0003418096</text:p>
            <text:p>angular_velocity_covariance: [1.0, 0.0, 0.0, 0.0, 1.0, 0.0, 0.0, 0.0, 1.0]</text:p>
            <text:p>linear_acceleration: </text:p>
            <text:p>  x: 1.83105465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04</text:p>
            <text:p>  stamp: </text:p>
            <text:p>    secs: 498</text:p>
            <text:p>    nsecs: 124938964</text:p>
            <text:p>  frame_id: "Unity"</text:p>
            <text:p>pose: </text:p>
            <text:p>  position: </text:p>
            <text:p>    x: 131.423828</text:p>
            <text:p>    y: -277.09726</text:p>
            <text:p>    z: 38.51264</text:p>
            <text:p>  orientation: </text:p>
            <text:p>    x: 0.0186200086</text:p>
            <text:p>    y: 0.00767342</text:p>
            <text:p>    z: 0.06451329</text:p>
            <text:p>    w: 0.9977136</text:p>
          </table:table-cell>
          <table:table-cell office:value-type="string" calcext:value-type="string">
            <text:p>header: </text:p>
            <text:p>  seq: 2602</text:p>
            <text:p>  stamp: </text:p>
            <text:p>    secs: 498</text:p>
            <text:p>    nsecs: 126129150</text:p>
            <text:p>  frame_id: "Unity"</text:p>
            <text:p>twist: </text:p>
            <text:p>  linear: </text:p>
            <text:p>    x: 0.0117449667</text:p>
            <text:p>    y: 0.0</text:p>
            <text:p>    z: 0.00125838921</text:p>
            <text:p>  angular: </text:p>
            <text:p>    x: 0.06375839</text:p>
            <text:p>    y: 0.110600621</text:p>
            <text:p>    z: 0.090604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1</text:p>
            <text:p>  stamp: </text:p>
            <text:p>    secs: 498</text:p>
            <text:p>    nsecs: 129699707</text:p>
            <text:p>  frame_id: "Unity"</text:p>
            <text:p>orientation: </text:p>
            <text:p>  x: -0.115243495</text:p>
            <text:p>  y: 0.0114075271</text:p>
            <text:p>  z: -0.9910656</text:p>
            <text:p>  w: 0.06616777</text:p>
            <text:p>orientation_covariance: [1.0, 0.0, 0.0, 0.0, 1.0, 0.0, 0.0, 0.0, 1.0]</text:p>
            <text:p>angular_velocity: </text:p>
            <text:p>  x: 0.0196696185</text:p>
            <text:p>  y: -0.159366012</text:p>
            <text:p>  z: -0.00683393376</text:p>
            <text:p>angular_velocity_covariance: [1.0, 0.0, 0.0, 0.0, 1.0, 0.0, 0.0, 0.0, 1.0]</text:p>
            <text:p>linear_acceleration: </text:p>
            <text:p>  x: 2.746582e-06</text:p>
            <text:p>  y: 6.10351549e-07</text:p>
            <text:p>  z: 2.05993638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2</text:p>
            <text:p>  stamp: </text:p>
            <text:p>    secs: 498</text:p>
            <text:p>    nsecs: 127288818</text:p>
            <text:p>  frame_id: "Unity"</text:p>
            <text:p>orientation: </text:p>
            <text:p>  x: 0.0186200086</text:p>
            <text:p>  y: 0.00767342</text:p>
            <text:p>  z: 0.06451329</text:p>
            <text:p>  w: 0.9977136</text:p>
            <text:p>orientation_covariance: [1.0, 0.0, 0.0, 0.0, 1.0, 0.0, 0.0, 0.0, 1.0]</text:p>
            <text:p>angular_velocity: </text:p>
            <text:p>  x: -0.00110596756</text:p>
            <text:p>  y: 0.007997658</text:p>
            <text:p>  z: -0.000115584218</text:p>
            <text:p>angular_velocity_covariance: [1.0, 0.0, 0.0, 0.0, 1.0, 0.0, 0.0, 0.0, 1.0]</text:p>
            <text:p>linear_acceleration: </text:p>
            <text:p>  x: 2.13623048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07</text:p>
            <text:p>  stamp: </text:p>
            <text:p>    secs: 498</text:p>
            <text:p>    nsecs: 184875488</text:p>
            <text:p>  frame_id: "Unity"</text:p>
            <text:p>pose: </text:p>
            <text:p>  position: </text:p>
            <text:p>    x: 131.4241</text:p>
            <text:p>    y: -277.097229</text:p>
            <text:p>    z: 38.5126381</text:p>
            <text:p>  orientation: </text:p>
            <text:p>    x: 0.0186483283</text:p>
            <text:p>    y: 0.007708774</text:p>
            <text:p>    z: 0.06451856</text:p>
            <text:p>    w: 0.9977125</text:p>
          </table:table-cell>
          <table:table-cell office:value-type="string" calcext:value-type="string">
            <text:p>header: </text:p>
            <text:p>  seq: 2604</text:p>
            <text:p>  stamp: </text:p>
            <text:p>    secs: 498</text:p>
            <text:p>    nsecs: 152008056</text:p>
            <text:p>  frame_id: "Unity"</text:p>
            <text:p>twist: </text:p>
            <text:p>  linear: </text:p>
            <text:p>    x: 0.00456204358</text:p>
            <text:p>    y: 0.0018248175</text:p>
            <text:p>    z: 0.0</text:p>
            <text:p>  angular: </text:p>
            <text:p>    x: 0.0620437972</text:p>
            <text:p>    y: 0.09471231</text:p>
            <text:p>    z: 0.01094890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3</text:p>
            <text:p>  stamp: </text:p>
            <text:p>    secs: 498</text:p>
            <text:p>    nsecs: 152923583</text:p>
            <text:p>  frame_id: "Unity"</text:p>
            <text:p>orientation: </text:p>
            <text:p>  x: -0.115195781</text:p>
            <text:p>  y: 0.0114342691</text:p>
            <text:p>  z: -0.9910703</text:p>
            <text:p>  w: 0.06617529</text:p>
            <text:p>orientation_covariance: [1.0, 0.0, 0.0, 0.0, 1.0, 0.0, 0.0, 0.0, 1.0]</text:p>
            <text:p>angular_velocity: </text:p>
            <text:p>  x: 0.0193987228</text:p>
            <text:p>  y: -0.15805009</text:p>
            <text:p>  z: -0.005854803</text:p>
            <text:p>angular_velocity_covariance: [1.0, 0.0, 0.0, 0.0, 1.0, 0.0, 0.0, 0.0, 1.0]</text:p>
            <text:p>linear_acceleration: </text:p>
            <text:p>  x: 3.66210929e-06</text:p>
            <text:p>  y: 6.10351549e-07</text:p>
            <text:p>  z: 3.2043456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4</text:p>
            <text:p>  stamp: </text:p>
            <text:p>    secs: 498</text:p>
            <text:p>    nsecs: 152313232</text:p>
            <text:p>  frame_id: "Unity"</text:p>
            <text:p>orientation: </text:p>
            <text:p>  x: 0.01864362</text:p>
            <text:p>  y: 0.00770446332</text:p>
            <text:p>  z: 0.0645158</text:p>
            <text:p>  w: 0.9977128</text:p>
            <text:p>orientation_covariance: [1.0, 0.0, 0.0, 0.0, 1.0, 0.0, 0.0, 0.0, 1.0]</text:p>
            <text:p>angular_velocity: </text:p>
            <text:p>  x: -0.0006343485</text:p>
            <text:p>  y: 0.00854221</text:p>
            <text:p>  z: 2.78572988e-05</text:p>
            <text:p>angular_velocity_covariance: [1.0, 0.0, 0.0, 0.0, 1.0, 0.0, 0.0, 0.0, 1.0]</text:p>
            <text:p>linear_acceleration: </text:p>
            <text:p>  x: 1.52587882e-06</text:p>
            <text:p>  y: 6.10351549e-07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07</text:p>
            <text:p>  stamp: </text:p>
            <text:p>    secs: 498</text:p>
            <text:p>    nsecs: 184875488</text:p>
            <text:p>  frame_id: "Unity"</text:p>
            <text:p>pose: </text:p>
            <text:p>  position: </text:p>
            <text:p>    x: 131.4241</text:p>
            <text:p>    y: -277.097229</text:p>
            <text:p>    z: 38.5126381</text:p>
            <text:p>  orientation: </text:p>
            <text:p>    x: 0.0186483283</text:p>
            <text:p>    y: 0.007708774</text:p>
            <text:p>    z: 0.06451856</text:p>
            <text:p>    w: 0.9977125</text:p>
          </table:table-cell>
          <table:table-cell office:value-type="string" calcext:value-type="string">
            <text:p>header: </text:p>
            <text:p>  seq: 2604</text:p>
            <text:p>  stamp: </text:p>
            <text:p>    secs: 498</text:p>
            <text:p>    nsecs: 152008056</text:p>
            <text:p>  frame_id: "Unity"</text:p>
            <text:p>twist: </text:p>
            <text:p>  linear: </text:p>
            <text:p>    x: 0.00456204358</text:p>
            <text:p>    y: 0.0018248175</text:p>
            <text:p>    z: 0.0</text:p>
            <text:p>  angular: </text:p>
            <text:p>    x: 0.0620437972</text:p>
            <text:p>    y: 0.09471231</text:p>
            <text:p>    z: 0.01094890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4</text:p>
            <text:p>  stamp: </text:p>
            <text:p>    secs: 498</text:p>
            <text:p>    nsecs: 186462402</text:p>
            <text:p>  frame_id: "Unity"</text:p>
            <text:p>orientation: </text:p>
            <text:p>  x: -0.115168571</text:p>
            <text:p>  y: 0.0114388429</text:p>
            <text:p>  z: -0.9910737</text:p>
            <text:p>  w: 0.06617072</text:p>
            <text:p>orientation_covariance: [1.0, 0.0, 0.0, 0.0, 1.0, 0.0, 0.0, 0.0, 1.0]</text:p>
            <text:p>angular_velocity: </text:p>
            <text:p>  x: 0.0199897662</text:p>
            <text:p>  y: -0.1561957</text:p>
            <text:p>  z: -0.005675927</text:p>
            <text:p>angular_velocity_covariance: [1.0, 0.0, 0.0, 0.0, 1.0, 0.0, 0.0, 0.0, 1.0]</text:p>
            <text:p>linear_acceleration: </text:p>
            <text:p>  x: 2.4414062e-06</text:p>
            <text:p>  y: -6.10351549e-07</text:p>
            <text:p>  z: 3.5858154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4</text:p>
            <text:p>  stamp: </text:p>
            <text:p>    secs: 498</text:p>
            <text:p>    nsecs: 152313232</text:p>
            <text:p>  frame_id: "Unity"</text:p>
            <text:p>orientation: </text:p>
            <text:p>  x: 0.01864362</text:p>
            <text:p>  y: 0.00770446332</text:p>
            <text:p>  z: 0.0645158</text:p>
            <text:p>  w: 0.9977128</text:p>
            <text:p>orientation_covariance: [1.0, 0.0, 0.0, 0.0, 1.0, 0.0, 0.0, 0.0, 1.0]</text:p>
            <text:p>angular_velocity: </text:p>
            <text:p>  x: -0.0006343485</text:p>
            <text:p>  y: 0.00854221</text:p>
            <text:p>  z: 2.78572988e-05</text:p>
            <text:p>angular_velocity_covariance: [1.0, 0.0, 0.0, 0.0, 1.0, 0.0, 0.0, 0.0, 1.0]</text:p>
            <text:p>linear_acceleration: </text:p>
            <text:p>  x: 1.52587882e-06</text:p>
            <text:p>  y: 6.10351549e-07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07</text:p>
            <text:p>  stamp: </text:p>
            <text:p>    secs: 498</text:p>
            <text:p>    nsecs: 184875488</text:p>
            <text:p>  frame_id: "Unity"</text:p>
            <text:p>pose: </text:p>
            <text:p>  position: </text:p>
            <text:p>    x: 131.4241</text:p>
            <text:p>    y: -277.097229</text:p>
            <text:p>    z: 38.5126381</text:p>
            <text:p>  orientation: </text:p>
            <text:p>    x: 0.0186483283</text:p>
            <text:p>    y: 0.007708774</text:p>
            <text:p>    z: 0.06451856</text:p>
            <text:p>    w: 0.9977125</text:p>
          </table:table-cell>
          <table:table-cell office:value-type="string" calcext:value-type="string">
            <text:p>header: </text:p>
            <text:p>  seq: 2605</text:p>
            <text:p>  stamp: </text:p>
            <text:p>    secs: 498</text:p>
            <text:p>    nsecs: 185394287</text:p>
            <text:p>  frame_id: "Unity"</text:p>
            <text:p>twist: </text:p>
            <text:p>  linear: </text:p>
            <text:p>    x: 0.00319926883</text:p>
            <text:p>    y: 0.0</text:p>
            <text:p>    z: 0.0002285192</text:p>
            <text:p>  angular: </text:p>
            <text:p>    x: 0.017367458</text:p>
            <text:p>    y: 0.0135361915</text:p>
            <text:p>    z: 0.01005484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4</text:p>
            <text:p>  stamp: </text:p>
            <text:p>    secs: 498</text:p>
            <text:p>    nsecs: 186462402</text:p>
            <text:p>  frame_id: "Unity"</text:p>
            <text:p>orientation: </text:p>
            <text:p>  x: -0.115168571</text:p>
            <text:p>  y: 0.0114388429</text:p>
            <text:p>  z: -0.9910737</text:p>
            <text:p>  w: 0.06617072</text:p>
            <text:p>orientation_covariance: [1.0, 0.0, 0.0, 0.0, 1.0, 0.0, 0.0, 0.0, 1.0]</text:p>
            <text:p>angular_velocity: </text:p>
            <text:p>  x: 0.0199897662</text:p>
            <text:p>  y: -0.1561957</text:p>
            <text:p>  z: -0.005675927</text:p>
            <text:p>angular_velocity_covariance: [1.0, 0.0, 0.0, 0.0, 1.0, 0.0, 0.0, 0.0, 1.0]</text:p>
            <text:p>linear_acceleration: </text:p>
            <text:p>  x: 2.4414062e-06</text:p>
            <text:p>  y: -6.10351549e-07</text:p>
            <text:p>  z: 3.5858154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4</text:p>
            <text:p>  stamp: </text:p>
            <text:p>    secs: 498</text:p>
            <text:p>    nsecs: 152313232</text:p>
            <text:p>  frame_id: "Unity"</text:p>
            <text:p>orientation: </text:p>
            <text:p>  x: 0.01864362</text:p>
            <text:p>  y: 0.00770446332</text:p>
            <text:p>  z: 0.0645158</text:p>
            <text:p>  w: 0.9977128</text:p>
            <text:p>orientation_covariance: [1.0, 0.0, 0.0, 0.0, 1.0, 0.0, 0.0, 0.0, 1.0]</text:p>
            <text:p>angular_velocity: </text:p>
            <text:p>  x: -0.0006343485</text:p>
            <text:p>  y: 0.00854221</text:p>
            <text:p>  z: 2.78572988e-05</text:p>
            <text:p>angular_velocity_covariance: [1.0, 0.0, 0.0, 0.0, 1.0, 0.0, 0.0, 0.0, 1.0]</text:p>
            <text:p>linear_acceleration: </text:p>
            <text:p>  x: 1.52587882e-06</text:p>
            <text:p>  y: 6.10351549e-07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01538085</text:p>
            <text:p>  frame_id: "Unity"</text:p>
            <text:p>pose: </text:p>
            <text:p>  position: </text:p>
            <text:p>    x: 131.4242</text:p>
            <text:p>    y: -277.097229</text:p>
            <text:p>    z: 38.51264</text:p>
            <text:p>  orientation: </text:p>
            <text:p>    x: 0.0186526459</text:p>
            <text:p>    y: 0.00771980267</text:p>
            <text:p>    z: 0.0645170957</text:p>
            <text:p>    w: 0.9977124</text:p>
          </table:table-cell>
          <table:table-cell office:value-type="string" calcext:value-type="string">
            <text:p>header: </text:p>
            <text:p>  seq: 2605</text:p>
            <text:p>  stamp: </text:p>
            <text:p>    secs: 498</text:p>
            <text:p>    nsecs: 185394287</text:p>
            <text:p>  frame_id: "Unity"</text:p>
            <text:p>twist: </text:p>
            <text:p>  linear: </text:p>
            <text:p>    x: 0.00319926883</text:p>
            <text:p>    y: 0.0</text:p>
            <text:p>    z: 0.0002285192</text:p>
            <text:p>  angular: </text:p>
            <text:p>    x: 0.017367458</text:p>
            <text:p>    y: 0.0135361915</text:p>
            <text:p>    z: 0.01005484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5</text:p>
            <text:p>  stamp: </text:p>
            <text:p>    secs: 498</text:p>
            <text:p>    nsecs: 203033447</text:p>
            <text:p>  frame_id: "Unity"</text:p>
            <text:p>orientation: </text:p>
            <text:p>  x: -0.115136236</text:p>
            <text:p>  y: 0.0114529375</text:p>
            <text:p>  z: -0.9910768</text:p>
            <text:p>  w: 0.06617603</text:p>
            <text:p>orientation_covariance: [1.0, 0.0, 0.0, 0.0, 1.0, 0.0, 0.0, 0.0, 1.0]</text:p>
            <text:p>angular_velocity: </text:p>
            <text:p>  x: 0.01990871</text:p>
            <text:p>  y: -0.156945109</text:p>
            <text:p>  z: -0.005637807</text:p>
            <text:p>angular_velocity_covariance: [1.0, 0.0, 0.0, 0.0, 1.0, 0.0, 0.0, 0.0, 1.0]</text:p>
            <text:p>linear_acceleration: </text:p>
            <text:p>  x: 3.66210929e-06</text:p>
            <text:p>  y: 0.0</text:p>
            <text:p>  z: 3.73840317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5</text:p>
            <text:p>  stamp: </text:p>
            <text:p>    secs: 498</text:p>
            <text:p>    nsecs: 185760498</text:p>
            <text:p>  frame_id: "Unity"</text:p>
            <text:p>orientation: </text:p>
            <text:p>  x: 0.0186483264</text:p>
            <text:p>  y: 0.00770877348</text:p>
            <text:p>  z: 0.064518556</text:p>
            <text:p>  w: 0.997712433</text:p>
            <text:p>orientation_covariance: [1.0, 0.0, 0.0, 0.0, 1.0, 0.0, 0.0, 0.0, 1.0]</text:p>
            <text:p>angular_velocity: </text:p>
            <text:p>  x: -6.60500955e-05</text:p>
            <text:p>  y: 0.00899009</text:p>
            <text:p>  z: -2.718628e-05</text:p>
            <text:p>angular_velocity_covariance: [1.0, 0.0, 0.0, 0.0, 1.0, 0.0, 0.0, 0.0, 1.0]</text:p>
            <text:p>linear_acceleration: </text:p>
            <text:p>  x: 2.13623048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01538085</text:p>
            <text:p>  frame_id: "Unity"</text:p>
            <text:p>pose: </text:p>
            <text:p>  position: </text:p>
            <text:p>    x: 131.4242</text:p>
            <text:p>    y: -277.097229</text:p>
            <text:p>    z: 38.51264</text:p>
            <text:p>  orientation: </text:p>
            <text:p>    x: 0.0186526459</text:p>
            <text:p>    y: 0.00771980267</text:p>
            <text:p>    z: 0.0645170957</text:p>
            <text:p>    w: 0.9977124</text:p>
          </table:table-cell>
          <table:table-cell office:value-type="string" calcext:value-type="string">
            <text:p>header: </text:p>
            <text:p>  seq: 2606</text:p>
            <text:p>  stamp: </text:p>
            <text:p>    secs: 498</text:p>
            <text:p>    nsecs: 201995849</text:p>
            <text:p>  frame_id: "Unity"</text:p>
            <text:p>twist: </text:p>
            <text:p>  linear: </text:p>
            <text:p>    x: 0.005514706</text:p>
            <text:p>    y: 0.0</text:p>
            <text:p>    z: 0.000229779413</text:p>
            <text:p>  angular: </text:p>
            <text:p>    x: 0.03492647</text:p>
            <text:p>    y: 0.07422234</text:p>
            <text:p>    z: -0.0091911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6</text:p>
            <text:p>  stamp: </text:p>
            <text:p>    secs: 498</text:p>
            <text:p>    nsecs: 220703125</text:p>
            <text:p>  frame_id: "Unity"</text:p>
            <text:p>orientation: </text:p>
            <text:p>  x: -0.115095735</text:p>
            <text:p>  y: 0.011453771</text:p>
            <text:p>  z: -0.9910817</text:p>
            <text:p>  w: 0.06617539</text:p>
            <text:p>orientation_covariance: [1.0, 0.0, 0.0, 0.0, 1.0, 0.0, 0.0, 0.0, 1.0]</text:p>
            <text:p>angular_velocity: </text:p>
            <text:p>  x: 0.02014367</text:p>
            <text:p>  y: -0.154935911</text:p>
            <text:p>  z: -0.00555712124</text:p>
            <text:p>angular_velocity_covariance: [1.0, 0.0, 0.0, 0.0, 1.0, 0.0, 0.0, 0.0, 1.0]</text:p>
            <text:p>linear_acceleration: </text:p>
            <text:p>  x: 2.746582e-06</text:p>
            <text:p>  y: 0.0</text:p>
            <text:p>  z: 3.81469727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6</text:p>
            <text:p>  stamp: </text:p>
            <text:p>    secs: 498</text:p>
            <text:p>    nsecs: 202362060</text:p>
            <text:p>  frame_id: "Unity"</text:p>
            <text:p>orientation: </text:p>
            <text:p>  x: 0.018652644</text:p>
            <text:p>  y: 0.00771980174</text:p>
            <text:p>  z: 0.06451709</text:p>
            <text:p>  w: 0.9977123</text:p>
            <text:p>orientation_covariance: [1.0, 0.0, 0.0, 0.0, 1.0, 0.0, 0.0, 0.0, 1.0]</text:p>
            <text:p>angular_velocity: </text:p>
            <text:p>  x: 0.000448104518</text:p>
            <text:p>  y: 0.009651076</text:p>
            <text:p>  z: 0.000412606838</text:p>
            <text:p>angular_velocity_covariance: [1.0, 0.0, 0.0, 0.0, 1.0, 0.0, 0.0, 0.0, 1.0]</text:p>
            <text:p>linear_acceleration: </text:p>
            <text:p>  x: 1.83105465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01538085</text:p>
            <text:p>  frame_id: "Unity"</text:p>
            <text:p>pose: </text:p>
            <text:p>  position: </text:p>
            <text:p>    x: 131.4242</text:p>
            <text:p>    y: -277.097229</text:p>
            <text:p>    z: 38.51264</text:p>
            <text:p>  orientation: </text:p>
            <text:p>    x: 0.0186526459</text:p>
            <text:p>    y: 0.00771980267</text:p>
            <text:p>    z: 0.0645170957</text:p>
            <text:p>    w: 0.9977124</text:p>
          </table:table-cell>
          <table:table-cell office:value-type="string" calcext:value-type="string">
            <text:p>header: </text:p>
            <text:p>  seq: 2606</text:p>
            <text:p>  stamp: </text:p>
            <text:p>    secs: 498</text:p>
            <text:p>    nsecs: 201995849</text:p>
            <text:p>  frame_id: "Unity"</text:p>
            <text:p>twist: </text:p>
            <text:p>  linear: </text:p>
            <text:p>    x: 0.005514706</text:p>
            <text:p>    y: 0.0</text:p>
            <text:p>    z: 0.000229779413</text:p>
            <text:p>  angular: </text:p>
            <text:p>    x: 0.03492647</text:p>
            <text:p>    y: 0.07422234</text:p>
            <text:p>    z: -0.0091911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6</text:p>
            <text:p>  stamp: </text:p>
            <text:p>    secs: 498</text:p>
            <text:p>    nsecs: 220703125</text:p>
            <text:p>  frame_id: "Unity"</text:p>
            <text:p>orientation: </text:p>
            <text:p>  x: -0.115095735</text:p>
            <text:p>  y: 0.011453771</text:p>
            <text:p>  z: -0.9910817</text:p>
            <text:p>  w: 0.06617539</text:p>
            <text:p>orientation_covariance: [1.0, 0.0, 0.0, 0.0, 1.0, 0.0, 0.0, 0.0, 1.0]</text:p>
            <text:p>angular_velocity: </text:p>
            <text:p>  x: 0.02014367</text:p>
            <text:p>  y: -0.154935911</text:p>
            <text:p>  z: -0.00555712124</text:p>
            <text:p>angular_velocity_covariance: [1.0, 0.0, 0.0, 0.0, 1.0, 0.0, 0.0, 0.0, 1.0]</text:p>
            <text:p>linear_acceleration: </text:p>
            <text:p>  x: 2.746582e-06</text:p>
            <text:p>  y: 0.0</text:p>
            <text:p>  z: 3.81469727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6</text:p>
            <text:p>  stamp: </text:p>
            <text:p>    secs: 498</text:p>
            <text:p>    nsecs: 202362060</text:p>
            <text:p>  frame_id: "Unity"</text:p>
            <text:p>orientation: </text:p>
            <text:p>  x: 0.018652644</text:p>
            <text:p>  y: 0.00771980174</text:p>
            <text:p>  z: 0.06451709</text:p>
            <text:p>  w: 0.9977123</text:p>
            <text:p>orientation_covariance: [1.0, 0.0, 0.0, 0.0, 1.0, 0.0, 0.0, 0.0, 1.0]</text:p>
            <text:p>angular_velocity: </text:p>
            <text:p>  x: 0.000448104518</text:p>
            <text:p>  y: 0.009651076</text:p>
            <text:p>  z: 0.000412606838</text:p>
            <text:p>angular_velocity_covariance: [1.0, 0.0, 0.0, 0.0, 1.0, 0.0, 0.0, 0.0, 1.0]</text:p>
            <text:p>linear_acceleration: </text:p>
            <text:p>  x: 1.83105465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10</text:p>
            <text:p>  stamp: </text:p>
            <text:p>    secs: 498</text:p>
            <text:p>    nsecs: 236145019</text:p>
            <text:p>  frame_id: "Unity"</text:p>
            <text:p>pose: </text:p>
            <text:p>  position: </text:p>
            <text:p>    x: 131.424347</text:p>
            <text:p>    y: -277.097229</text:p>
            <text:p>    z: 38.5126457</text:p>
            <text:p>  orientation: </text:p>
            <text:p>    x: 0.0186454542</text:p>
            <text:p>    y: 0.00771265337</text:p>
            <text:p>    z: 0.06450643</text:p>
            <text:p>    w: 0.997713268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36633300</text:p>
            <text:p>  frame_id: "Unity"</text:p>
            <text:p>twist: </text:p>
            <text:p>  linear: </text:p>
            <text:p>    x: 0.004480287</text:p>
            <text:p>    y: 0.0</text:p>
            <text:p>    z: 0.000672043</text:p>
            <text:p>  angular: </text:p>
            <text:p>    x: -0.0483870953</text:p>
            <text:p>    y: -0.00609389</text:p>
            <text:p>    z: -0.03225806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7</text:p>
            <text:p>  stamp: </text:p>
            <text:p>    secs: 498</text:p>
            <text:p>    nsecs: 237670898</text:p>
            <text:p>  frame_id: "Unity"</text:p>
            <text:p>orientation: </text:p>
            <text:p>  x: -0.115059555</text:p>
            <text:p>  y: 0.0114556421</text:p>
            <text:p>  z: -0.991086245</text:p>
            <text:p>  w: 0.066169925</text:p>
            <text:p>orientation_covariance: [1.0, 0.0, 0.0, 0.0, 1.0, 0.0, 0.0, 0.0, 1.0]</text:p>
            <text:p>angular_velocity: </text:p>
            <text:p>  x: 0.0209020153</text:p>
            <text:p>  y: -0.155404761</text:p>
            <text:p>  z: -0.00527034467</text:p>
            <text:p>angular_velocity_covariance: [1.0, 0.0, 0.0, 0.0, 1.0, 0.0, 0.0, 0.0, 1.0]</text:p>
            <text:p>linear_acceleration: </text:p>
            <text:p>  x: 2.4414062e-06</text:p>
            <text:p>  y: 0.0</text:p>
            <text:p>  z: 3.5095213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7</text:p>
            <text:p>  stamp: </text:p>
            <text:p>    secs: 498</text:p>
            <text:p>    nsecs: 219940185</text:p>
            <text:p>  frame_id: "Unity"</text:p>
            <text:p>orientation: </text:p>
            <text:p>  x: 0.0186526</text:p>
            <text:p>  y: 0.007714115</text:p>
            <text:p>  z: 0.06451122</text:p>
            <text:p>  w: 0.9977128</text:p>
            <text:p>orientation_covariance: [1.0, 0.0, 0.0, 0.0, 1.0, 0.0, 0.0, 0.0, 1.0]</text:p>
            <text:p>angular_velocity: </text:p>
            <text:p>  x: 0.0006717731</text:p>
            <text:p>  y: 0.0101905456</text:p>
            <text:p>  z: 0.000365144369</text:p>
            <text:p>angular_velocity_covariance: [1.0, 0.0, 0.0, 0.0, 1.0, 0.0, 0.0, 0.0, 1.0]</text:p>
            <text:p>linear_acceleration: </text:p>
            <text:p>  x: 1.52587882e-06</text:p>
            <text:p>  y: 0.0</text:p>
            <text:p>  z: -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10</text:p>
            <text:p>  stamp: </text:p>
            <text:p>    secs: 498</text:p>
            <text:p>    nsecs: 236145019</text:p>
            <text:p>  frame_id: "Unity"</text:p>
            <text:p>pose: </text:p>
            <text:p>  position: </text:p>
            <text:p>    x: 131.424347</text:p>
            <text:p>    y: -277.097229</text:p>
            <text:p>    z: 38.5126457</text:p>
            <text:p>  orientation: </text:p>
            <text:p>    x: 0.0186454542</text:p>
            <text:p>    y: 0.00771265337</text:p>
            <text:p>    z: 0.06450643</text:p>
            <text:p>    w: 0.997713268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36633300</text:p>
            <text:p>  frame_id: "Unity"</text:p>
            <text:p>twist: </text:p>
            <text:p>  linear: </text:p>
            <text:p>    x: 0.004480287</text:p>
            <text:p>    y: 0.0</text:p>
            <text:p>    z: 0.000672043</text:p>
            <text:p>  angular: </text:p>
            <text:p>    x: -0.0483870953</text:p>
            <text:p>    y: -0.00609389</text:p>
            <text:p>    z: -0.03225806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7</text:p>
            <text:p>  stamp: </text:p>
            <text:p>    secs: 498</text:p>
            <text:p>    nsecs: 237670898</text:p>
            <text:p>  frame_id: "Unity"</text:p>
            <text:p>orientation: </text:p>
            <text:p>  x: -0.115059555</text:p>
            <text:p>  y: 0.0114556421</text:p>
            <text:p>  z: -0.991086245</text:p>
            <text:p>  w: 0.066169925</text:p>
            <text:p>orientation_covariance: [1.0, 0.0, 0.0, 0.0, 1.0, 0.0, 0.0, 0.0, 1.0]</text:p>
            <text:p>angular_velocity: </text:p>
            <text:p>  x: 0.0209020153</text:p>
            <text:p>  y: -0.155404761</text:p>
            <text:p>  z: -0.00527034467</text:p>
            <text:p>angular_velocity_covariance: [1.0, 0.0, 0.0, 0.0, 1.0, 0.0, 0.0, 0.0, 1.0]</text:p>
            <text:p>linear_acceleration: </text:p>
            <text:p>  x: 2.4414062e-06</text:p>
            <text:p>  y: 0.0</text:p>
            <text:p>  z: 3.5095213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36968994</text:p>
            <text:p>  frame_id: "Unity"</text:p>
            <text:p>orientation: </text:p>
            <text:p>  x: 0.0186454542</text:p>
            <text:p>  y: 0.00771265337</text:p>
            <text:p>  z: 0.06450643</text:p>
            <text:p>  w: 0.997713268</text:p>
            <text:p>orientation_covariance: [1.0, 0.0, 0.0, 0.0, 1.0, 0.0, 0.0, 0.0, 1.0]</text:p>
            <text:p>angular_velocity: </text:p>
            <text:p>  x: 0.000867217837</text:p>
            <text:p>  y: 0.0106157875</text:p>
            <text:p>  z: 0.000401675876</text:p>
            <text:p>angular_velocity_covariance: [1.0, 0.0, 0.0, 0.0, 1.0, 0.0, 0.0, 0.0, 1.0]</text:p>
            <text:p>linear_acceleration: </text:p>
            <text:p>  x: 1.52587882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10</text:p>
            <text:p>  stamp: </text:p>
            <text:p>    secs: 498</text:p>
            <text:p>    nsecs: 236145019</text:p>
            <text:p>  frame_id: "Unity"</text:p>
            <text:p>pose: </text:p>
            <text:p>  position: </text:p>
            <text:p>    x: 131.424347</text:p>
            <text:p>    y: -277.097229</text:p>
            <text:p>    z: 38.5126457</text:p>
            <text:p>  orientation: </text:p>
            <text:p>    x: 0.0186454542</text:p>
            <text:p>    y: 0.00771265337</text:p>
            <text:p>    z: 0.06450643</text:p>
            <text:p>    w: 0.997713268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36633300</text:p>
            <text:p>  frame_id: "Unity"</text:p>
            <text:p>twist: </text:p>
            <text:p>  linear: </text:p>
            <text:p>    x: 0.004480287</text:p>
            <text:p>    y: 0.0</text:p>
            <text:p>    z: 0.000672043</text:p>
            <text:p>  angular: </text:p>
            <text:p>    x: -0.0483870953</text:p>
            <text:p>    y: -0.00609389</text:p>
            <text:p>    z: -0.03225806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7</text:p>
            <text:p>  stamp: </text:p>
            <text:p>    secs: 498</text:p>
            <text:p>    nsecs: 237670898</text:p>
            <text:p>  frame_id: "Unity"</text:p>
            <text:p>orientation: </text:p>
            <text:p>  x: -0.115059555</text:p>
            <text:p>  y: 0.0114556421</text:p>
            <text:p>  z: -0.991086245</text:p>
            <text:p>  w: 0.066169925</text:p>
            <text:p>orientation_covariance: [1.0, 0.0, 0.0, 0.0, 1.0, 0.0, 0.0, 0.0, 1.0]</text:p>
            <text:p>angular_velocity: </text:p>
            <text:p>  x: 0.0209020153</text:p>
            <text:p>  y: -0.155404761</text:p>
            <text:p>  z: -0.00527034467</text:p>
            <text:p>angular_velocity_covariance: [1.0, 0.0, 0.0, 0.0, 1.0, 0.0, 0.0, 0.0, 1.0]</text:p>
            <text:p>linear_acceleration: </text:p>
            <text:p>  x: 2.4414062e-06</text:p>
            <text:p>  y: 0.0</text:p>
            <text:p>  z: 3.5095213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36968994</text:p>
            <text:p>  frame_id: "Unity"</text:p>
            <text:p>orientation: </text:p>
            <text:p>  x: 0.0186454542</text:p>
            <text:p>  y: 0.00771265337</text:p>
            <text:p>  z: 0.06450643</text:p>
            <text:p>  w: 0.997713268</text:p>
            <text:p>orientation_covariance: [1.0, 0.0, 0.0, 0.0, 1.0, 0.0, 0.0, 0.0, 1.0]</text:p>
            <text:p>angular_velocity: </text:p>
            <text:p>  x: 0.000867217837</text:p>
            <text:p>  y: 0.0106157875</text:p>
            <text:p>  z: 0.000401675876</text:p>
            <text:p>angular_velocity_covariance: [1.0, 0.0, 0.0, 0.0, 1.0, 0.0, 0.0, 0.0, 1.0]</text:p>
            <text:p>linear_acceleration: </text:p>
            <text:p>  x: 1.52587882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10</text:p>
            <text:p>  stamp: </text:p>
            <text:p>    secs: 498</text:p>
            <text:p>    nsecs: 236145019</text:p>
            <text:p>  frame_id: "Unity"</text:p>
            <text:p>pose: </text:p>
            <text:p>  position: </text:p>
            <text:p>    x: 131.424347</text:p>
            <text:p>    y: -277.097229</text:p>
            <text:p>    z: 38.5126457</text:p>
            <text:p>  orientation: </text:p>
            <text:p>    x: 0.0186454542</text:p>
            <text:p>    y: 0.00771265337</text:p>
            <text:p>    z: 0.06450643</text:p>
            <text:p>    w: 0.997713268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36633300</text:p>
            <text:p>  frame_id: "Unity"</text:p>
            <text:p>twist: </text:p>
            <text:p>  linear: </text:p>
            <text:p>    x: 0.004480287</text:p>
            <text:p>    y: 0.0</text:p>
            <text:p>    z: 0.000672043</text:p>
            <text:p>  angular: </text:p>
            <text:p>    x: -0.0483870953</text:p>
            <text:p>    y: -0.00609389</text:p>
            <text:p>    z: -0.03225806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7</text:p>
            <text:p>  stamp: </text:p>
            <text:p>    secs: 498</text:p>
            <text:p>    nsecs: 237670898</text:p>
            <text:p>  frame_id: "Unity"</text:p>
            <text:p>orientation: </text:p>
            <text:p>  x: -0.115059555</text:p>
            <text:p>  y: 0.0114556421</text:p>
            <text:p>  z: -0.991086245</text:p>
            <text:p>  w: 0.066169925</text:p>
            <text:p>orientation_covariance: [1.0, 0.0, 0.0, 0.0, 1.0, 0.0, 0.0, 0.0, 1.0]</text:p>
            <text:p>angular_velocity: </text:p>
            <text:p>  x: 0.0209020153</text:p>
            <text:p>  y: -0.155404761</text:p>
            <text:p>  z: -0.00527034467</text:p>
            <text:p>angular_velocity_covariance: [1.0, 0.0, 0.0, 0.0, 1.0, 0.0, 0.0, 0.0, 1.0]</text:p>
            <text:p>linear_acceleration: </text:p>
            <text:p>  x: 2.4414062e-06</text:p>
            <text:p>  y: 0.0</text:p>
            <text:p>  z: 3.5095213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36968994</text:p>
            <text:p>  frame_id: "Unity"</text:p>
            <text:p>orientation: </text:p>
            <text:p>  x: 0.0186454542</text:p>
            <text:p>  y: 0.00771265337</text:p>
            <text:p>  z: 0.06450643</text:p>
            <text:p>  w: 0.997713268</text:p>
            <text:p>orientation_covariance: [1.0, 0.0, 0.0, 0.0, 1.0, 0.0, 0.0, 0.0, 1.0]</text:p>
            <text:p>angular_velocity: </text:p>
            <text:p>  x: 0.000867217837</text:p>
            <text:p>  y: 0.0106157875</text:p>
            <text:p>  z: 0.000401675876</text:p>
            <text:p>angular_velocity_covariance: [1.0, 0.0, 0.0, 0.0, 1.0, 0.0, 0.0, 0.0, 1.0]</text:p>
            <text:p>linear_acceleration: </text:p>
            <text:p>  x: 1.52587882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10</text:p>
            <text:p>  stamp: </text:p>
            <text:p>    secs: 498</text:p>
            <text:p>    nsecs: 236145019</text:p>
            <text:p>  frame_id: "Unity"</text:p>
            <text:p>pose: </text:p>
            <text:p>  position: </text:p>
            <text:p>    x: 131.424347</text:p>
            <text:p>    y: -277.097229</text:p>
            <text:p>    z: 38.5126457</text:p>
            <text:p>  orientation: </text:p>
            <text:p>    x: 0.0186454542</text:p>
            <text:p>    y: 0.00771265337</text:p>
            <text:p>    z: 0.06450643</text:p>
            <text:p>    w: 0.997713268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36633300</text:p>
            <text:p>  frame_id: "Unity"</text:p>
            <text:p>twist: </text:p>
            <text:p>  linear: </text:p>
            <text:p>    x: 0.004480287</text:p>
            <text:p>    y: 0.0</text:p>
            <text:p>    z: 0.000672043</text:p>
            <text:p>  angular: </text:p>
            <text:p>    x: -0.0483870953</text:p>
            <text:p>    y: -0.00609389</text:p>
            <text:p>    z: -0.03225806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7</text:p>
            <text:p>  stamp: </text:p>
            <text:p>    secs: 498</text:p>
            <text:p>    nsecs: 237670898</text:p>
            <text:p>  frame_id: "Unity"</text:p>
            <text:p>orientation: </text:p>
            <text:p>  x: -0.115059555</text:p>
            <text:p>  y: 0.0114556421</text:p>
            <text:p>  z: -0.991086245</text:p>
            <text:p>  w: 0.066169925</text:p>
            <text:p>orientation_covariance: [1.0, 0.0, 0.0, 0.0, 1.0, 0.0, 0.0, 0.0, 1.0]</text:p>
            <text:p>angular_velocity: </text:p>
            <text:p>  x: 0.0209020153</text:p>
            <text:p>  y: -0.155404761</text:p>
            <text:p>  z: -0.00527034467</text:p>
            <text:p>angular_velocity_covariance: [1.0, 0.0, 0.0, 0.0, 1.0, 0.0, 0.0, 0.0, 1.0]</text:p>
            <text:p>linear_acceleration: </text:p>
            <text:p>  x: 2.4414062e-06</text:p>
            <text:p>  y: 0.0</text:p>
            <text:p>  z: 3.5095213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36968994</text:p>
            <text:p>  frame_id: "Unity"</text:p>
            <text:p>orientation: </text:p>
            <text:p>  x: 0.0186454542</text:p>
            <text:p>  y: 0.00771265337</text:p>
            <text:p>  z: 0.06450643</text:p>
            <text:p>  w: 0.997713268</text:p>
            <text:p>orientation_covariance: [1.0, 0.0, 0.0, 0.0, 1.0, 0.0, 0.0, 0.0, 1.0]</text:p>
            <text:p>angular_velocity: </text:p>
            <text:p>  x: 0.000867217837</text:p>
            <text:p>  y: 0.0106157875</text:p>
            <text:p>  z: 0.000401675876</text:p>
            <text:p>angular_velocity_covariance: [1.0, 0.0, 0.0, 0.0, 1.0, 0.0, 0.0, 0.0, 1.0]</text:p>
            <text:p>linear_acceleration: </text:p>
            <text:p>  x: 1.52587882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11</text:p>
            <text:p>  stamp: </text:p>
            <text:p>    secs: 498</text:p>
            <text:p>    nsecs: 306396484</text:p>
            <text:p>  frame_id: "Unity"</text:p>
            <text:p>pose: </text:p>
            <text:p>  position: </text:p>
            <text:p>    x: 131.424438</text:p>
            <text:p>    y: -277.097229</text:p>
            <text:p>    z: 38.5126228</text:p>
            <text:p>  orientation: </text:p>
            <text:p>    x: 0.0186451115</text:p>
            <text:p>    y: 0.007703012</text:p>
            <text:p>    z: 0.06450282</text:p>
            <text:p>    w: 0.9977136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36633300</text:p>
            <text:p>  frame_id: "Unity"</text:p>
            <text:p>twist: </text:p>
            <text:p>  linear: </text:p>
            <text:p>    x: 0.004480287</text:p>
            <text:p>    y: 0.0</text:p>
            <text:p>    z: 0.000672043</text:p>
            <text:p>  angular: </text:p>
            <text:p>    x: -0.0483870953</text:p>
            <text:p>    y: -0.00609389</text:p>
            <text:p>    z: -0.03225806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307891845</text:p>
            <text:p>  frame_id: "Unity"</text:p>
            <text:p>orientation: </text:p>
            <text:p>  x: -0.11501658</text:p>
            <text:p>  y: 0.0114514446</text:p>
            <text:p>  z: -0.9910916</text:p>
            <text:p>  w: 0.06616452</text:p>
            <text:p>orientation_covariance: [1.0, 0.0, 0.0, 0.0, 1.0, 0.0, 0.0, 0.0, 1.0]</text:p>
            <text:p>angular_velocity: </text:p>
            <text:p>  x: 0.0206624847</text:p>
            <text:p>  y: -0.154321462</text:p>
            <text:p>  z: -0.005553331</text:p>
            <text:p>angular_velocity_covariance: [1.0, 0.0, 0.0, 0.0, 1.0, 0.0, 0.0, 0.0, 1.0]</text:p>
            <text:p>linear_acceleration: </text:p>
            <text:p>  x: 2.4414062e-06</text:p>
            <text:p>  y: 0.0</text:p>
            <text:p>  z: 3.5858154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236968994</text:p>
            <text:p>  frame_id: "Unity"</text:p>
            <text:p>orientation: </text:p>
            <text:p>  x: 0.0186454542</text:p>
            <text:p>  y: 0.00771265337</text:p>
            <text:p>  z: 0.06450643</text:p>
            <text:p>  w: 0.997713268</text:p>
            <text:p>orientation_covariance: [1.0, 0.0, 0.0, 0.0, 1.0, 0.0, 0.0, 0.0, 1.0]</text:p>
            <text:p>angular_velocity: </text:p>
            <text:p>  x: 0.000867217837</text:p>
            <text:p>  y: 0.0106157875</text:p>
            <text:p>  z: 0.000401675876</text:p>
            <text:p>angular_velocity_covariance: [1.0, 0.0, 0.0, 0.0, 1.0, 0.0, 0.0, 0.0, 1.0]</text:p>
            <text:p>linear_acceleration: </text:p>
            <text:p>  x: 1.52587882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11</text:p>
            <text:p>  stamp: </text:p>
            <text:p>    secs: 498</text:p>
            <text:p>    nsecs: 306396484</text:p>
            <text:p>  frame_id: "Unity"</text:p>
            <text:p>pose: </text:p>
            <text:p>  position: </text:p>
            <text:p>    x: 131.424438</text:p>
            <text:p>    y: -277.097229</text:p>
            <text:p>    z: 38.5126228</text:p>
            <text:p>  orientation: </text:p>
            <text:p>    x: 0.0186451115</text:p>
            <text:p>    y: 0.007703012</text:p>
            <text:p>    z: 0.06450282</text:p>
            <text:p>    w: 0.9977136</text:p>
          </table:table-cell>
          <table:table-cell office:value-type="string" calcext:value-type="string">
            <text:p>header: </text:p>
            <text:p>  seq: 2609</text:p>
            <text:p>  stamp: </text:p>
            <text:p>    secs: 498</text:p>
            <text:p>    nsecs: 306884765</text:p>
            <text:p>  frame_id: "Unity"</text:p>
            <text:p>twist: </text:p>
            <text:p>  linear: </text:p>
            <text:p>    x: 0.00130321458</text:p>
            <text:p>    y: 0.0</text:p>
            <text:p>    z: -0.000325803645</text:p>
            <text:p>  angular: </text:p>
            <text:p>    x: -0.00173761952</text:p>
            <text:p>    y: -0.015541004</text:p>
            <text:p>    z: -0.0060816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08</text:p>
            <text:p>  stamp: </text:p>
            <text:p>    secs: 498</text:p>
            <text:p>    nsecs: 307891845</text:p>
            <text:p>  frame_id: "Unity"</text:p>
            <text:p>orientation: </text:p>
            <text:p>  x: -0.11501658</text:p>
            <text:p>  y: 0.0114514446</text:p>
            <text:p>  z: -0.9910916</text:p>
            <text:p>  w: 0.06616452</text:p>
            <text:p>orientation_covariance: [1.0, 0.0, 0.0, 0.0, 1.0, 0.0, 0.0, 0.0, 1.0]</text:p>
            <text:p>angular_velocity: </text:p>
            <text:p>  x: 0.0206624847</text:p>
            <text:p>  y: -0.154321462</text:p>
            <text:p>  z: -0.005553331</text:p>
            <text:p>angular_velocity_covariance: [1.0, 0.0, 0.0, 0.0, 1.0, 0.0, 0.0, 0.0, 1.0]</text:p>
            <text:p>linear_acceleration: </text:p>
            <text:p>  x: 2.4414062e-06</text:p>
            <text:p>  y: 0.0</text:p>
            <text:p>  z: 3.5858154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9</text:p>
            <text:p>  stamp: </text:p>
            <text:p>    secs: 498</text:p>
            <text:p>    nsecs: 307250976</text:p>
            <text:p>  frame_id: "Unity"</text:p>
            <text:p>orientation: </text:p>
            <text:p>  x: 0.0186451115</text:p>
            <text:p>  y: 0.007703012</text:p>
            <text:p>  z: 0.06450282</text:p>
            <text:p>  w: 0.9977136</text:p>
            <text:p>orientation_covariance: [1.0, 0.0, 0.0, 0.0, 1.0, 0.0, 0.0, 0.0, 1.0]</text:p>
            <text:p>angular_velocity: </text:p>
            <text:p>  x: 0.00103495445</text:p>
            <text:p>  y: 0.0107767275</text:p>
            <text:p>  z: 0.000430285581</text:p>
            <text:p>angular_velocity_covariance: [1.0, 0.0, 0.0, 0.0, 1.0, 0.0, 0.0, 0.0, 1.0]</text:p>
            <text:p>linear_acceleration: </text:p>
            <text:p>  x: 1.83105465e-06</text:p>
            <text:p>  y: 0.0</text:p>
            <text:p>  z: -4.57763662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12</text:p>
            <text:p>  stamp: </text:p>
            <text:p>    secs: 498</text:p>
            <text:p>    nsecs: 309112548</text:p>
            <text:p>  frame_id: "Unity"</text:p>
            <text:p>pose: </text:p>
            <text:p>  position: </text:p>
            <text:p>    x: 131.42453</text:p>
            <text:p>    y: -277.097229</text:p>
            <text:p>    z: 38.5126381</text:p>
            <text:p>  orientation: </text:p>
            <text:p>    x: 0.0186331</text:p>
            <text:p>    y: 0.007691455</text:p>
            <text:p>    z: 0.06450214</text:p>
            <text:p>    w: 0.9977139</text:p>
          </table:table-cell>
          <table:table-cell office:value-type="string" calcext:value-type="string">
            <text:p>header: </text:p>
            <text:p>  seq: 2610</text:p>
            <text:p>  stamp: </text:p>
            <text:p>    secs: 498</text:p>
            <text:p>    nsecs: 309478759</text:p>
            <text:p>  frame_id: "Unity"</text:p>
            <text:p>twist: </text:p>
            <text:p>  linear: </text:p>
            <text:p>    x: 0.0357142873</text:p>
            <text:p>    y: 0.0</text:p>
            <text:p>    z: 0.005952381</text:p>
            <text:p>  angular: </text:p>
            <text:p>    x: -0.5714286</text:p>
            <text:p>    y: -0.480143219</text:p>
            <text:p>    z: -0.047619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0</text:p>
            <text:p>  stamp: </text:p>
            <text:p>    secs: 498</text:p>
            <text:p>    nsecs: 312652587</text:p>
            <text:p>  frame_id: "Unity"</text:p>
            <text:p>orientation: </text:p>
            <text:p>  x: -0.114934534</text:p>
            <text:p>  y: 0.01144082</text:p>
            <text:p>  z: -0.991101861</text:p>
            <text:p>  w: 0.06615587</text:p>
            <text:p>orientation_covariance: [1.0, 0.0, 0.0, 0.0, 1.0, 0.0, 0.0, 0.0, 1.0]</text:p>
            <text:p>angular_velocity: </text:p>
            <text:p>  x: 0.0209229961</text:p>
            <text:p>  y: -0.154884845</text:p>
            <text:p>  z: -0.00554703968</text:p>
            <text:p>angular_velocity_covariance: [1.0, 0.0, 0.0, 0.0, 1.0, 0.0, 0.0, 0.0, 1.0]</text:p>
            <text:p>linear_acceleration: </text:p>
            <text:p>  x: 2.746582e-06</text:p>
            <text:p>  y: 6.10351549e-07</text:p>
            <text:p>  z: 3.2043456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09</text:p>
            <text:p>  stamp: </text:p>
            <text:p>    secs: 498</text:p>
            <text:p>    nsecs: 307250976</text:p>
            <text:p>  frame_id: "Unity"</text:p>
            <text:p>orientation: </text:p>
            <text:p>  x: 0.0186451115</text:p>
            <text:p>  y: 0.007703012</text:p>
            <text:p>  z: 0.06450282</text:p>
            <text:p>  w: 0.9977136</text:p>
            <text:p>orientation_covariance: [1.0, 0.0, 0.0, 0.0, 1.0, 0.0, 0.0, 0.0, 1.0]</text:p>
            <text:p>angular_velocity: </text:p>
            <text:p>  x: 0.00103495445</text:p>
            <text:p>  y: 0.0107767275</text:p>
            <text:p>  z: 0.000430285581</text:p>
            <text:p>angular_velocity_covariance: [1.0, 0.0, 0.0, 0.0, 1.0, 0.0, 0.0, 0.0, 1.0]</text:p>
            <text:p>linear_acceleration: </text:p>
            <text:p>  x: 1.83105465e-06</text:p>
            <text:p>  y: 0.0</text:p>
            <text:p>  z: -4.57763662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13</text:p>
            <text:p>  stamp: </text:p>
            <text:p>    secs: 498</text:p>
            <text:p>    nsecs: 311492919</text:p>
            <text:p>  frame_id: "Unity"</text:p>
            <text:p>pose: </text:p>
            <text:p>  position: </text:p>
            <text:p>    x: 131.4246</text:p>
            <text:p>    y: -277.097229</text:p>
            <text:p>    z: 38.51262</text:p>
            <text:p>  orientation: </text:p>
            <text:p>    x: 0.0186329335</text:p>
            <text:p>    y: 0.00768591324</text:p>
            <text:p>    z: 0.06450239</text:p>
            <text:p>    w: 0.997714043</text:p>
          </table:table-cell>
          <table:table-cell office:value-type="string" calcext:value-type="string">
            <text:p>header: </text:p>
            <text:p>  seq: 2610</text:p>
            <text:p>  stamp: </text:p>
            <text:p>    secs: 498</text:p>
            <text:p>    nsecs: 309478759</text:p>
            <text:p>  frame_id: "Unity"</text:p>
            <text:p>twist: </text:p>
            <text:p>  linear: </text:p>
            <text:p>    x: 0.0357142873</text:p>
            <text:p>    y: 0.0</text:p>
            <text:p>    z: 0.005952381</text:p>
            <text:p>  angular: </text:p>
            <text:p>    x: -0.5714286</text:p>
            <text:p>    y: -0.480143219</text:p>
            <text:p>    z: -0.047619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0</text:p>
            <text:p>  stamp: </text:p>
            <text:p>    secs: 498</text:p>
            <text:p>    nsecs: 312652587</text:p>
            <text:p>  frame_id: "Unity"</text:p>
            <text:p>orientation: </text:p>
            <text:p>  x: -0.114934534</text:p>
            <text:p>  y: 0.01144082</text:p>
            <text:p>  z: -0.991101861</text:p>
            <text:p>  w: 0.06615587</text:p>
            <text:p>orientation_covariance: [1.0, 0.0, 0.0, 0.0, 1.0, 0.0, 0.0, 0.0, 1.0]</text:p>
            <text:p>angular_velocity: </text:p>
            <text:p>  x: 0.0209229961</text:p>
            <text:p>  y: -0.154884845</text:p>
            <text:p>  z: -0.00554703968</text:p>
            <text:p>angular_velocity_covariance: [1.0, 0.0, 0.0, 0.0, 1.0, 0.0, 0.0, 0.0, 1.0]</text:p>
            <text:p>linear_acceleration: </text:p>
            <text:p>  x: 2.746582e-06</text:p>
            <text:p>  y: 6.10351549e-07</text:p>
            <text:p>  z: 3.2043456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10</text:p>
            <text:p>  stamp: </text:p>
            <text:p>    secs: 498</text:p>
            <text:p>    nsecs: 309753417</text:p>
            <text:p>  frame_id: "Unity"</text:p>
            <text:p>orientation: </text:p>
            <text:p>  x: 0.0186331011</text:p>
            <text:p>  y: 0.007691456</text:p>
            <text:p>  z: 0.06450215</text:p>
            <text:p>  w: 0.997714043</text:p>
            <text:p>orientation_covariance: [1.0, 0.0, 0.0, 0.0, 1.0, 0.0, 0.0, 0.0, 1.0]</text:p>
            <text:p>angular_velocity: </text:p>
            <text:p>  x: 0.000894391967</text:p>
            <text:p>  y: 0.010841921</text:p>
            <text:p>  z: 0.000266331</text:p>
            <text:p>angular_velocity_covariance: [1.0, 0.0, 0.0, 0.0, 1.0, 0.0, 0.0, 0.0, 1.0]</text:p>
            <text:p>linear_acceleration: </text:p>
            <text:p>  x: 1.83105465e-06</text:p>
            <text:p>  y: 0.0</text:p>
            <text:p>  z: 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13</text:p>
            <text:p>  stamp: </text:p>
            <text:p>    secs: 498</text:p>
            <text:p>    nsecs: 311492919</text:p>
            <text:p>  frame_id: "Unity"</text:p>
            <text:p>pose: </text:p>
            <text:p>  position: </text:p>
            <text:p>    x: 131.4246</text:p>
            <text:p>    y: -277.097229</text:p>
            <text:p>    z: 38.51262</text:p>
            <text:p>  orientation: </text:p>
            <text:p>    x: 0.0186329335</text:p>
            <text:p>    y: 0.00768591324</text:p>
            <text:p>    z: 0.06450239</text:p>
            <text:p>    w: 0.997714043</text:p>
          </table:table-cell>
          <table:table-cell office:value-type="string" calcext:value-type="string">
            <text:p>header: </text:p>
            <text:p>  seq: 2611</text:p>
            <text:p>  stamp: </text:p>
            <text:p>    secs: 498</text:p>
            <text:p>    nsecs: 311798095</text:p>
            <text:p>  frame_id: "Unity"</text:p>
            <text:p>twist: </text:p>
            <text:p>  linear: </text:p>
            <text:p>    x: 0.032894738</text:p>
            <text:p>    y: 0.0</text:p>
            <text:p>    z: -0.0082236845</text:p>
            <text:p>  angular: </text:p>
            <text:p>    x: -0.02631579</text:p>
            <text:p>    y: -0.272923529</text:p>
            <text:p>    z: 0.01315789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1</text:p>
            <text:p>  stamp: </text:p>
            <text:p>    secs: 498</text:p>
            <text:p>    nsecs: 324462890</text:p>
            <text:p>  frame_id: "Unity"</text:p>
            <text:p>orientation: </text:p>
            <text:p>  x: -0.114897788</text:p>
            <text:p>  y: 0.0114355162</text:p>
            <text:p>  z: -0.991106</text:p>
            <text:p>  w: 0.0661578849</text:p>
            <text:p>orientation_covariance: [1.0, 0.0, 0.0, 0.0, 1.0, 0.0, 0.0, 0.0, 1.0]</text:p>
            <text:p>angular_velocity: </text:p>
            <text:p>  x: 0.02086445</text:p>
            <text:p>  y: -0.154001087</text:p>
            <text:p>  z: -0.00571629824</text:p>
            <text:p>angular_velocity_covariance: [1.0, 0.0, 0.0, 0.0, 1.0, 0.0, 0.0, 0.0, 1.0]</text:p>
            <text:p>linear_acceleration: </text:p>
            <text:p>  x: 1.52587882e-06</text:p>
            <text:p>  y: 0.0</text:p>
            <text:p>  z: 3.2043456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10</text:p>
            <text:p>  stamp: </text:p>
            <text:p>    secs: 498</text:p>
            <text:p>    nsecs: 309753417</text:p>
            <text:p>  frame_id: "Unity"</text:p>
            <text:p>orientation: </text:p>
            <text:p>  x: 0.0186331011</text:p>
            <text:p>  y: 0.007691456</text:p>
            <text:p>  z: 0.06450215</text:p>
            <text:p>  w: 0.997714043</text:p>
            <text:p>orientation_covariance: [1.0, 0.0, 0.0, 0.0, 1.0, 0.0, 0.0, 0.0, 1.0]</text:p>
            <text:p>angular_velocity: </text:p>
            <text:p>  x: 0.000894391967</text:p>
            <text:p>  y: 0.010841921</text:p>
            <text:p>  z: 0.000266331</text:p>
            <text:p>angular_velocity_covariance: [1.0, 0.0, 0.0, 0.0, 1.0, 0.0, 0.0, 0.0, 1.0]</text:p>
            <text:p>linear_acceleration: </text:p>
            <text:p>  x: 1.83105465e-06</text:p>
            <text:p>  y: 0.0</text:p>
            <text:p>  z: 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15</text:p>
            <text:p>  stamp: </text:p>
            <text:p>    secs: 498</text:p>
            <text:p>    nsecs: 339752197</text:p>
            <text:p>  frame_id: "Unity"</text:p>
            <text:p>pose: </text:p>
            <text:p>  position: </text:p>
            <text:p>    x: 131.424759</text:p>
            <text:p>    y: -277.097168</text:p>
            <text:p>    z: 38.51262</text:p>
            <text:p>  orientation: </text:p>
            <text:p>    x: 0.0186213</text:p>
            <text:p>    y: 0.007670262</text:p>
            <text:p>    z: 0.0644985</text:p>
            <text:p>    w: 0.9977146</text:p>
          </table:table-cell>
          <table:table-cell office:value-type="string" calcext:value-type="string">
            <text:p>header: </text:p>
            <text:p>  seq: 2613</text:p>
            <text:p>  stamp: </text:p>
            <text:p>    secs: 498</text:p>
            <text:p>    nsecs: 340179443</text:p>
            <text:p>  frame_id: "Unity"</text:p>
            <text:p>twist: </text:p>
            <text:p>  linear: </text:p>
            <text:p>    x: 0.004578755</text:p>
            <text:p>    y: 0.00183150184</text:p>
            <text:p>    z: -0.0009157509</text:p>
            <text:p>  angular: </text:p>
            <text:p>    x: 0.0164835174</text:p>
            <text:p>    y: -0.0100553744</text:p>
            <text:p>    z: -0.0128205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3</text:p>
            <text:p>  stamp: </text:p>
            <text:p>    secs: 498</text:p>
            <text:p>    nsecs: 357879638</text:p>
            <text:p>  frame_id: "Unity"</text:p>
            <text:p>orientation: </text:p>
            <text:p>  x: -0.114860564</text:p>
            <text:p>  y: 0.0114380494</text:p>
            <text:p>  z: -0.991110742</text:p>
            <text:p>  w: 0.06615177</text:p>
            <text:p>orientation_covariance: [1.0, 0.0, 0.0, 0.0, 1.0, 0.0, 0.0, 0.0, 1.0]</text:p>
            <text:p>angular_velocity: </text:p>
            <text:p>  x: 0.0</text:p>
            <text:p>  y: 0.0</text:p>
            <text:p>  z: 0.0</text:p>
            <text:p>angular_velocity_covariance: [1.0, 0.0, 0.0, 0.0, 1.0, 0.0, 0.0, 0.0, 1.0]</text:p>
            <text:p>linear_acceleration: </text:p>
            <text:p>  x: 0.0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12</text:p>
            <text:p>  stamp: </text:p>
            <text:p>    secs: 498</text:p>
            <text:p>    nsecs: 323852539</text:p>
            <text:p>  frame_id: "Unity"</text:p>
            <text:p>orientation: </text:p>
            <text:p>  x: 0.0186188482</text:p>
            <text:p>  y: 0.007671608</text:p>
            <text:p>  z: 0.0645006</text:p>
            <text:p>  w: 0.9977145</text:p>
            <text:p>orientation_covariance: [1.0, 0.0, 0.0, 0.0, 1.0, 0.0, 0.0, 0.0, 1.0]</text:p>
            <text:p>angular_velocity: </text:p>
            <text:p>  x: 0.0007778992</text:p>
            <text:p>  y: 0.0106568392</text:p>
            <text:p>  z: 0.000179628754</text:p>
            <text:p>angular_velocity_covariance: [1.0, 0.0, 0.0, 0.0, 1.0, 0.0, 0.0, 0.0, 1.0]</text:p>
            <text:p>linear_acceleration: </text:p>
            <text:p>  x: 1.52587882e-06</text:p>
            <text:p>  y: 6.10351549e-07</text:p>
            <text:p>  z: 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17</text:p>
            <text:p>  stamp: </text:p>
            <text:p>    secs: 498</text:p>
            <text:p>    nsecs: 373840332</text:p>
            <text:p>  frame_id: "Unity"</text:p>
            <text:p>pose: </text:p>
            <text:p>  position: </text:p>
            <text:p>    x: 131.4248</text:p>
            <text:p>    y: -277.097168</text:p>
            <text:p>    z: 38.51262</text:p>
            <text:p>  orientation: </text:p>
            <text:p>    x: 0.0186037365</text:p>
            <text:p>    y: 0.00763646327</text:p>
            <text:p>    z: 0.0645121</text:p>
            <text:p>    w: 0.997714341</text:p>
          </table:table-cell>
          <table:table-cell office:value-type="string" calcext:value-type="string">
            <text:p>header: </text:p>
            <text:p>  seq: 2614</text:p>
            <text:p>  stamp: </text:p>
            <text:p>    secs: 498</text:p>
            <text:p>    nsecs: 356872558</text:p>
            <text:p>  frame_id: "Unity"</text:p>
            <text:p>twist: </text:p>
            <text:p>  linear: </text:p>
            <text:p>    x: 0.0</text:p>
            <text:p>    y: 0.0</text:p>
            <text:p>    z: 0.0</text:p>
            <text:p>  angular: </text:p>
            <text:p>    x: 0.0</text:p>
            <text:p>    y: 0.0</text:p>
            <text:p>    z: 0.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4</text:p>
            <text:p>  stamp: </text:p>
            <text:p>    secs: 498</text:p>
            <text:p>    nsecs: 375305175</text:p>
            <text:p>  frame_id: "Unity"</text:p>
            <text:p>orientation: </text:p>
            <text:p>  x: -0.114991963</text:p>
            <text:p>  y: 0.0114214774</text:p>
            <text:p>  z: -0.991095543</text:p>
            <text:p>  w: 0.06615326</text:p>
            <text:p>orientation_covariance: [1.0, 0.0, 0.0, 0.0, 1.0, 0.0, 0.0, 0.0, 1.0]</text:p>
            <text:p>angular_velocity: </text:p>
            <text:p>  x: 0.02301845</text:p>
            <text:p>  y: -0.169580743</text:p>
            <text:p>  z: -0.00672492059</text:p>
            <text:p>angular_velocity_covariance: [1.0, 0.0, 0.0, 0.0, 1.0, 0.0, 0.0, 0.0, 1.0]</text:p>
            <text:p>linear_acceleration: </text:p>
            <text:p>  x: -6.713867e-06</text:p>
            <text:p>  y: -1.2207031e-06</text:p>
            <text:p>  z: -1.31988527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14</text:p>
            <text:p>  stamp: </text:p>
            <text:p>    secs: 498</text:p>
            <text:p>    nsecs: 357269287</text:p>
            <text:p>  frame_id: "Unity"</text:p>
            <text:p>orientation: </text:p>
            <text:p>  x: 0.0186213</text:p>
            <text:p>  y: 0.007670262</text:p>
            <text:p>  z: 0.0644985</text:p>
            <text:p>  w: 0.9977146</text:p>
            <text:p>orientation_covariance: [1.0, 0.0, 0.0, 0.0, 1.0, 0.0, 0.0, 0.0, 1.0]</text:p>
            <text:p>angular_velocity: </text:p>
            <text:p>  x: 0.0</text:p>
            <text:p>  y: 0.0</text:p>
            <text:p>  z: 0.0</text:p>
            <text:p>angular_velocity_covariance: [1.0, 0.0, 0.0, 0.0, 1.0, 0.0, 0.0, 0.0, 1.0]</text:p>
            <text:p>linear_acceleration: </text:p>
            <text:p>  x: 0.0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18</text:p>
            <text:p>  stamp: </text:p>
            <text:p>    secs: 498</text:p>
            <text:p>    nsecs: 390502929</text:p>
            <text:p>  frame_id: "Unity"</text:p>
            <text:p>pose: </text:p>
            <text:p>  position: </text:p>
            <text:p>    x: 131.424866</text:p>
            <text:p>    y: -277.0972</text:p>
            <text:p>    z: 38.5126266</text:p>
            <text:p>  orientation: </text:p>
            <text:p>    x: 0.0185895544</text:p>
            <text:p>    y: 0.007628524</text:p>
            <text:p>    z: 0.06452194</text:p>
            <text:p>    w: 0.997714</text:p>
          </table:table-cell>
          <table:table-cell office:value-type="string" calcext:value-type="string">
            <text:p>header: </text:p>
            <text:p>  seq: 2616</text:p>
            <text:p>  stamp: </text:p>
            <text:p>    secs: 498</text:p>
            <text:p>    nsecs: 390991210</text:p>
            <text:p>  frame_id: "Unity"</text:p>
            <text:p>twist: </text:p>
            <text:p>  linear: </text:p>
            <text:p>    x: 0.00366300368</text:p>
            <text:p>    y: -0.00183150184</text:p>
            <text:p>    z: 0.00045787546</text:p>
            <text:p>  angular: </text:p>
            <text:p>    x: -0.1007326</text:p>
            <text:p>    y: -0.04946486</text:p>
            <text:p>    z: 0.065934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5</text:p>
            <text:p>  stamp: </text:p>
            <text:p>    secs: 498</text:p>
            <text:p>    nsecs: 392059326</text:p>
            <text:p>  frame_id: "Unity"</text:p>
            <text:p>orientation: </text:p>
            <text:p>  x: -0.115097284</text:p>
            <text:p>  y: 0.0113967843</text:p>
            <text:p>  z: -0.9910829</text:p>
            <text:p>  w: 0.06616425</text:p>
            <text:p>orientation_covariance: [1.0, 0.0, 0.0, 0.0, 1.0, 0.0, 0.0, 0.0, 1.0]</text:p>
            <text:p>angular_velocity: </text:p>
            <text:p>  x: 0.0240459926</text:p>
            <text:p>  y: -0.172521979</text:p>
            <text:p>  z: -0.007825223</text:p>
            <text:p>angular_velocity_covariance: [1.0, 0.0, 0.0, 0.0, 1.0, 0.0, 0.0, 0.0, 1.0]</text:p>
            <text:p>linear_acceleration: </text:p>
            <text:p>  x: -2.746582e-06</text:p>
            <text:p>  y: 1.2207031e-06</text:p>
            <text:p>  z: -1.0757446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16</text:p>
            <text:p>  stamp: </text:p>
            <text:p>    secs: 498</text:p>
            <text:p>    nsecs: 391357421</text:p>
            <text:p>  frame_id: "Unity"</text:p>
            <text:p>orientation: </text:p>
            <text:p>  x: 0.0185895544</text:p>
            <text:p>  y: 0.007628524</text:p>
            <text:p>  z: 0.06452194</text:p>
            <text:p>  w: 0.997714</text:p>
            <text:p>orientation_covariance: [1.0, 0.0, 0.0, 0.0, 1.0, 0.0, 0.0, 0.0, 1.0]</text:p>
            <text:p>angular_velocity: </text:p>
            <text:p>  x: 0.00157655042</text:p>
            <text:p>  y: 0.0111523345</text:p>
            <text:p>  z: -0.0007387738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18</text:p>
            <text:p>  stamp: </text:p>
            <text:p>    secs: 498</text:p>
            <text:p>    nsecs: 390502929</text:p>
            <text:p>  frame_id: "Unity"</text:p>
            <text:p>pose: </text:p>
            <text:p>  position: </text:p>
            <text:p>    x: 131.424866</text:p>
            <text:p>    y: -277.0972</text:p>
            <text:p>    z: 38.5126266</text:p>
            <text:p>  orientation: </text:p>
            <text:p>    x: 0.0185895544</text:p>
            <text:p>    y: 0.007628524</text:p>
            <text:p>    z: 0.06452194</text:p>
            <text:p>    w: 0.997714</text:p>
          </table:table-cell>
          <table:table-cell office:value-type="string" calcext:value-type="string">
            <text:p>header: </text:p>
            <text:p>  seq: 2616</text:p>
            <text:p>  stamp: </text:p>
            <text:p>    secs: 498</text:p>
            <text:p>    nsecs: 390991210</text:p>
            <text:p>  frame_id: "Unity"</text:p>
            <text:p>twist: </text:p>
            <text:p>  linear: </text:p>
            <text:p>    x: 0.00366300368</text:p>
            <text:p>    y: -0.00183150184</text:p>
            <text:p>    z: 0.00045787546</text:p>
            <text:p>  angular: </text:p>
            <text:p>    x: -0.1007326</text:p>
            <text:p>    y: -0.04946486</text:p>
            <text:p>    z: 0.065934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5</text:p>
            <text:p>  stamp: </text:p>
            <text:p>    secs: 498</text:p>
            <text:p>    nsecs: 392059326</text:p>
            <text:p>  frame_id: "Unity"</text:p>
            <text:p>orientation: </text:p>
            <text:p>  x: -0.115097284</text:p>
            <text:p>  y: 0.0113967843</text:p>
            <text:p>  z: -0.9910829</text:p>
            <text:p>  w: 0.06616425</text:p>
            <text:p>orientation_covariance: [1.0, 0.0, 0.0, 0.0, 1.0, 0.0, 0.0, 0.0, 1.0]</text:p>
            <text:p>angular_velocity: </text:p>
            <text:p>  x: 0.0240459926</text:p>
            <text:p>  y: -0.172521979</text:p>
            <text:p>  z: -0.007825223</text:p>
            <text:p>angular_velocity_covariance: [1.0, 0.0, 0.0, 0.0, 1.0, 0.0, 0.0, 0.0, 1.0]</text:p>
            <text:p>linear_acceleration: </text:p>
            <text:p>  x: -2.746582e-06</text:p>
            <text:p>  y: 1.2207031e-06</text:p>
            <text:p>  z: -1.0757446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16</text:p>
            <text:p>  stamp: </text:p>
            <text:p>    secs: 498</text:p>
            <text:p>    nsecs: 391357421</text:p>
            <text:p>  frame_id: "Unity"</text:p>
            <text:p>orientation: </text:p>
            <text:p>  x: 0.0185895544</text:p>
            <text:p>  y: 0.007628524</text:p>
            <text:p>  z: 0.06452194</text:p>
            <text:p>  w: 0.997714</text:p>
            <text:p>orientation_covariance: [1.0, 0.0, 0.0, 0.0, 1.0, 0.0, 0.0, 0.0, 1.0]</text:p>
            <text:p>angular_velocity: </text:p>
            <text:p>  x: 0.00157655042</text:p>
            <text:p>  y: 0.0111523345</text:p>
            <text:p>  z: -0.0007387738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18</text:p>
            <text:p>  stamp: </text:p>
            <text:p>    secs: 498</text:p>
            <text:p>    nsecs: 390502929</text:p>
            <text:p>  frame_id: "Unity"</text:p>
            <text:p>pose: </text:p>
            <text:p>  position: </text:p>
            <text:p>    x: 131.424866</text:p>
            <text:p>    y: -277.0972</text:p>
            <text:p>    z: 38.5126266</text:p>
            <text:p>  orientation: </text:p>
            <text:p>    x: 0.0185895544</text:p>
            <text:p>    y: 0.007628524</text:p>
            <text:p>    z: 0.06452194</text:p>
            <text:p>    w: 0.997714</text:p>
          </table:table-cell>
          <table:table-cell office:value-type="string" calcext:value-type="string">
            <text:p>header: </text:p>
            <text:p>  seq: 2616</text:p>
            <text:p>  stamp: </text:p>
            <text:p>    secs: 498</text:p>
            <text:p>    nsecs: 390991210</text:p>
            <text:p>  frame_id: "Unity"</text:p>
            <text:p>twist: </text:p>
            <text:p>  linear: </text:p>
            <text:p>    x: 0.00366300368</text:p>
            <text:p>    y: -0.00183150184</text:p>
            <text:p>    z: 0.00045787546</text:p>
            <text:p>  angular: </text:p>
            <text:p>    x: -0.1007326</text:p>
            <text:p>    y: -0.04946486</text:p>
            <text:p>    z: 0.065934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5</text:p>
            <text:p>  stamp: </text:p>
            <text:p>    secs: 498</text:p>
            <text:p>    nsecs: 392059326</text:p>
            <text:p>  frame_id: "Unity"</text:p>
            <text:p>orientation: </text:p>
            <text:p>  x: -0.115097284</text:p>
            <text:p>  y: 0.0113967843</text:p>
            <text:p>  z: -0.9910829</text:p>
            <text:p>  w: 0.06616425</text:p>
            <text:p>orientation_covariance: [1.0, 0.0, 0.0, 0.0, 1.0, 0.0, 0.0, 0.0, 1.0]</text:p>
            <text:p>angular_velocity: </text:p>
            <text:p>  x: 0.0240459926</text:p>
            <text:p>  y: -0.172521979</text:p>
            <text:p>  z: -0.007825223</text:p>
            <text:p>angular_velocity_covariance: [1.0, 0.0, 0.0, 0.0, 1.0, 0.0, 0.0, 0.0, 1.0]</text:p>
            <text:p>linear_acceleration: </text:p>
            <text:p>  x: -2.746582e-06</text:p>
            <text:p>  y: 1.2207031e-06</text:p>
            <text:p>  z: -1.0757446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16</text:p>
            <text:p>  stamp: </text:p>
            <text:p>    secs: 498</text:p>
            <text:p>    nsecs: 391357421</text:p>
            <text:p>  frame_id: "Unity"</text:p>
            <text:p>orientation: </text:p>
            <text:p>  x: 0.0185895544</text:p>
            <text:p>  y: 0.007628524</text:p>
            <text:p>  z: 0.06452194</text:p>
            <text:p>  w: 0.997714</text:p>
            <text:p>orientation_covariance: [1.0, 0.0, 0.0, 0.0, 1.0, 0.0, 0.0, 0.0, 1.0]</text:p>
            <text:p>angular_velocity: </text:p>
            <text:p>  x: 0.00157655042</text:p>
            <text:p>  y: 0.0111523345</text:p>
            <text:p>  z: -0.0007387738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18</text:p>
            <text:p>  stamp: </text:p>
            <text:p>    secs: 498</text:p>
            <text:p>    nsecs: 390502929</text:p>
            <text:p>  frame_id: "Unity"</text:p>
            <text:p>pose: </text:p>
            <text:p>  position: </text:p>
            <text:p>    x: 131.424866</text:p>
            <text:p>    y: -277.0972</text:p>
            <text:p>    z: 38.5126266</text:p>
            <text:p>  orientation: </text:p>
            <text:p>    x: 0.0185895544</text:p>
            <text:p>    y: 0.007628524</text:p>
            <text:p>    z: 0.06452194</text:p>
            <text:p>    w: 0.997714</text:p>
          </table:table-cell>
          <table:table-cell office:value-type="string" calcext:value-type="string">
            <text:p>header: </text:p>
            <text:p>  seq: 2616</text:p>
            <text:p>  stamp: </text:p>
            <text:p>    secs: 498</text:p>
            <text:p>    nsecs: 390991210</text:p>
            <text:p>  frame_id: "Unity"</text:p>
            <text:p>twist: </text:p>
            <text:p>  linear: </text:p>
            <text:p>    x: 0.00366300368</text:p>
            <text:p>    y: -0.00183150184</text:p>
            <text:p>    z: 0.00045787546</text:p>
            <text:p>  angular: </text:p>
            <text:p>    x: -0.1007326</text:p>
            <text:p>    y: -0.04946486</text:p>
            <text:p>    z: 0.065934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6</text:p>
            <text:p>  stamp: </text:p>
            <text:p>    secs: 498</text:p>
            <text:p>    nsecs: 425384521</text:p>
            <text:p>  frame_id: "Unity"</text:p>
            <text:p>orientation: </text:p>
            <text:p>  x: -0.115165621</text:p>
            <text:p>  y: 0.0113824848</text:p>
            <text:p>  z: -0.9910736</text:p>
            <text:p>  w: 0.0661877245</text:p>
            <text:p>orientation_covariance: [1.0, 0.0, 0.0, 0.0, 1.0, 0.0, 0.0, 0.0, 1.0]</text:p>
            <text:p>angular_velocity: </text:p>
            <text:p>  x: 0.0225026682</text:p>
            <text:p>  y: -0.169455484</text:p>
            <text:p>  z: -0.008075949</text:p>
            <text:p>angular_velocity_covariance: [1.0, 0.0, 0.0, 0.0, 1.0, 0.0, 0.0, 0.0, 1.0]</text:p>
            <text:p>linear_acceleration: </text:p>
            <text:p>  x: -6.10351549e-07</text:p>
            <text:p>  y: 6.10351549e-07</text:p>
            <text:p>  z: -7.4768063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16</text:p>
            <text:p>  stamp: </text:p>
            <text:p>    secs: 498</text:p>
            <text:p>    nsecs: 391357421</text:p>
            <text:p>  frame_id: "Unity"</text:p>
            <text:p>orientation: </text:p>
            <text:p>  x: 0.0185895544</text:p>
            <text:p>  y: 0.007628524</text:p>
            <text:p>  z: 0.06452194</text:p>
            <text:p>  w: 0.997714</text:p>
            <text:p>orientation_covariance: [1.0, 0.0, 0.0, 0.0, 1.0, 0.0, 0.0, 0.0, 1.0]</text:p>
            <text:p>angular_velocity: </text:p>
            <text:p>  x: 0.00157655042</text:p>
            <text:p>  y: 0.0111523345</text:p>
            <text:p>  z: -0.0007387738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20</text:p>
            <text:p>  stamp: </text:p>
            <text:p>    secs: 498</text:p>
            <text:p>    nsecs: 440673828</text:p>
            <text:p>  frame_id: "Unity"</text:p>
            <text:p>pose: </text:p>
            <text:p>  position: </text:p>
            <text:p>    x: 131.424973</text:p>
            <text:p>    y: -277.09726</text:p>
            <text:p>    z: 38.5126343</text:p>
            <text:p>  orientation: </text:p>
            <text:p>    x: 0.0185813345</text:p>
            <text:p>    y: 0.007621673</text:p>
            <text:p>    z: 0.0645405948</text:p>
            <text:p>    w: 0.99771297</text:p>
          </table:table-cell>
          <table:table-cell office:value-type="string" calcext:value-type="string">
            <text:p>header: </text:p>
            <text:p>  seq: 2617</text:p>
            <text:p>  stamp: </text:p>
            <text:p>    secs: 498</text:p>
            <text:p>    nsecs: 424316406</text:p>
            <text:p>  frame_id: "Unity"</text:p>
            <text:p>twist: </text:p>
            <text:p>  linear: </text:p>
            <text:p>    x: 0.00137362641</text:p>
            <text:p>    y: -0.00183150184</text:p>
            <text:p>    z: 0.0003434066</text:p>
            <text:p>  angular: </text:p>
            <text:p>    x: -0.0467032976</text:p>
            <text:p>    y: -0.0469322354</text:p>
            <text:p>    z: 0.03479853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6</text:p>
            <text:p>  stamp: </text:p>
            <text:p>    secs: 498</text:p>
            <text:p>    nsecs: 425384521</text:p>
            <text:p>  frame_id: "Unity"</text:p>
            <text:p>orientation: </text:p>
            <text:p>  x: -0.115165621</text:p>
            <text:p>  y: 0.0113824848</text:p>
            <text:p>  z: -0.9910736</text:p>
            <text:p>  w: 0.0661877245</text:p>
            <text:p>orientation_covariance: [1.0, 0.0, 0.0, 0.0, 1.0, 0.0, 0.0, 0.0, 1.0]</text:p>
            <text:p>angular_velocity: </text:p>
            <text:p>  x: 0.0225026682</text:p>
            <text:p>  y: -0.169455484</text:p>
            <text:p>  z: -0.008075949</text:p>
            <text:p>angular_velocity_covariance: [1.0, 0.0, 0.0, 0.0, 1.0, 0.0, 0.0, 0.0, 1.0]</text:p>
            <text:p>linear_acceleration: </text:p>
            <text:p>  x: -6.10351549e-07</text:p>
            <text:p>  y: 6.10351549e-07</text:p>
            <text:p>  z: -7.4768063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17</text:p>
            <text:p>  stamp: </text:p>
            <text:p>    secs: 498</text:p>
            <text:p>    nsecs: 424743652</text:p>
            <text:p>  frame_id: "Unity"</text:p>
            <text:p>orientation: </text:p>
            <text:p>  x: 0.0185766816</text:p>
            <text:p>  y: 0.007614211</text:p>
            <text:p>  z: 0.06453248</text:p>
            <text:p>  w: 0.9977136</text:p>
            <text:p>orientation_covariance: [1.0, 0.0, 0.0, 0.0, 1.0, 0.0, 0.0, 0.0, 1.0]</text:p>
            <text:p>angular_velocity: </text:p>
            <text:p>  x: 0.000507253</text:p>
            <text:p>  y: 0.0103925383</text:p>
            <text:p>  z: -0.000556484738</text:p>
            <text:p>angular_velocity_covariance: [1.0, 0.0, 0.0, 0.0, 1.0, 0.0, 0.0, 0.0, 1.0]</text:p>
            <text:p>linear_acceleration: </text:p>
            <text:p>  x: 9.155273e-07</text:p>
            <text:p>  y: -1.2207031e-06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20</text:p>
            <text:p>  stamp: </text:p>
            <text:p>    secs: 498</text:p>
            <text:p>    nsecs: 440673828</text:p>
            <text:p>  frame_id: "Unity"</text:p>
            <text:p>pose: </text:p>
            <text:p>  position: </text:p>
            <text:p>    x: 131.424973</text:p>
            <text:p>    y: -277.09726</text:p>
            <text:p>    z: 38.5126343</text:p>
            <text:p>  orientation: </text:p>
            <text:p>    x: 0.0185813345</text:p>
            <text:p>    y: 0.007621673</text:p>
            <text:p>    z: 0.0645405948</text:p>
            <text:p>    w: 0.99771297</text:p>
          </table:table-cell>
          <table:table-cell office:value-type="string" calcext:value-type="string">
            <text:p>header: </text:p>
            <text:p>  seq: 2618</text:p>
            <text:p>  stamp: </text:p>
            <text:p>    secs: 498</text:p>
            <text:p>    nsecs: 442504882</text:p>
            <text:p>  frame_id: "Unity"</text:p>
            <text:p>twist: </text:p>
            <text:p>  linear: </text:p>
            <text:p>    x: 0.00336134457</text:p>
            <text:p>    y: 0.0</text:p>
            <text:p>    z: -0.000210084036</text:p>
            <text:p>  angular: </text:p>
            <text:p>    x: 0.0319327749</text:p>
            <text:p>    y: 0.0441045165</text:p>
            <text:p>    z: 0.052100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7</text:p>
            <text:p>  stamp: </text:p>
            <text:p>    secs: 498</text:p>
            <text:p>    nsecs: 447662353</text:p>
            <text:p>  frame_id: "Unity"</text:p>
            <text:p>orientation: </text:p>
            <text:p>  x: -0.115209758</text:p>
            <text:p>  y: 0.0113868192</text:p>
            <text:p>  z: -0.991067469</text:p>
            <text:p>  w: 0.06620077</text:p>
            <text:p>orientation_covariance: [1.0, 0.0, 0.0, 0.0, 1.0, 0.0, 0.0, 0.0, 1.0]</text:p>
            <text:p>angular_velocity: </text:p>
            <text:p>  x: 0.0218442287</text:p>
            <text:p>  y: -0.167959839</text:p>
            <text:p>  z: -0.00687537</text:p>
            <text:p>angular_velocity_covariance: [1.0, 0.0, 0.0, 0.0, 1.0, 0.0, 0.0, 0.0, 1.0]</text:p>
            <text:p>linear_acceleration: </text:p>
            <text:p>  x: 0.0</text:p>
            <text:p>  y: -6.10351549e-07</text:p>
            <text:p>  z: -5.111694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18</text:p>
            <text:p>  stamp: </text:p>
            <text:p>    secs: 498</text:p>
            <text:p>    nsecs: 444396972</text:p>
            <text:p>  frame_id: "Unity"</text:p>
            <text:p>orientation: </text:p>
            <text:p>  x: 0.0185813345</text:p>
            <text:p>  y: 0.007621673</text:p>
            <text:p>  z: 0.0645405948</text:p>
            <text:p>  w: 0.99771297</text:p>
            <text:p>orientation_covariance: [1.0, 0.0, 0.0, 0.0, 1.0, 0.0, 0.0, 0.0, 1.0]</text:p>
            <text:p>angular_velocity: </text:p>
            <text:p>  x: 0.000284403824</text:p>
            <text:p>  y: 0.009645001</text:p>
            <text:p>  z: -0.000864682253</text:p>
            <text:p>angular_velocity_covariance: [1.0, 0.0, 0.0, 0.0, 1.0, 0.0, 0.0, 0.0, 1.0]</text:p>
            <text:p>linear_acceleration: </text:p>
            <text:p>  x: 1.2207031e-06</text:p>
            <text:p>  y: 0.0</text:p>
            <text:p>  z: -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21</text:p>
            <text:p>  stamp: </text:p>
            <text:p>    secs: 498</text:p>
            <text:p>    nsecs: 462036132</text:p>
            <text:p>  frame_id: "Unity"</text:p>
            <text:p>pose: </text:p>
            <text:p>  position: </text:p>
            <text:p>    x: 131.425049</text:p>
            <text:p>    y: -277.0973</text:p>
            <text:p>    z: 38.5126381</text:p>
            <text:p>  orientation: </text:p>
            <text:p>    x: 0.0185834169</text:p>
            <text:p>    y: 0.007621544</text:p>
            <text:p>    z: 0.06455191</text:p>
            <text:p>    w: 0.997712255</text:p>
          </table:table-cell>
          <table:table-cell office:value-type="string" calcext:value-type="string">
            <text:p>header: </text:p>
            <text:p>  seq: 2619</text:p>
            <text:p>  stamp: </text:p>
            <text:p>    secs: 498</text:p>
            <text:p>    nsecs: 462493896</text:p>
            <text:p>  frame_id: "Unity"</text:p>
            <text:p>twist: </text:p>
            <text:p>  linear: </text:p>
            <text:p>    x: 0.0038109757</text:p>
            <text:p>    y: -0.00152439019</text:p>
            <text:p>    z: 0.000190548773</text:p>
            <text:p>  angular: </text:p>
            <text:p>    x: 0.0121951215</text:p>
            <text:p>    y: -0.002742116</text:p>
            <text:p>    z: 0.065548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8</text:p>
            <text:p>  stamp: </text:p>
            <text:p>    secs: 498</text:p>
            <text:p>    nsecs: 463531494</text:p>
            <text:p>  frame_id: "Unity"</text:p>
            <text:p>orientation: </text:p>
            <text:p>  x: -0.115244776</text:p>
            <text:p>  y: 0.0113765169</text:p>
            <text:p>  z: -0.9910635</text:p>
            <text:p>  w: 0.06620211</text:p>
            <text:p>orientation_covariance: [1.0, 0.0, 0.0, 0.0, 1.0, 0.0, 0.0, 0.0, 1.0]</text:p>
            <text:p>angular_velocity: </text:p>
            <text:p>  x: 0.0208043549</text:p>
            <text:p>  y: -0.165468127</text:p>
            <text:p>  z: -0.00706080068</text:p>
            <text:p>angular_velocity_covariance: [1.0, 0.0, 0.0, 0.0, 1.0, 0.0, 0.0, 0.0, 1.0]</text:p>
            <text:p>linear_acceleration: </text:p>
            <text:p>  x: 9.155273e-07</text:p>
            <text:p>  y: 0.0</text:p>
            <text:p>  z: -3.1280517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19</text:p>
            <text:p>  stamp: </text:p>
            <text:p>    secs: 498</text:p>
            <text:p>    nsecs: 462829589</text:p>
            <text:p>  frame_id: "Unity"</text:p>
            <text:p>orientation: </text:p>
            <text:p>  x: 0.0185834169</text:p>
            <text:p>  y: 0.007621544</text:p>
            <text:p>  z: 0.06455191</text:p>
            <text:p>  w: 0.997712255</text:p>
            <text:p>orientation_covariance: [1.0, 0.0, 0.0, 0.0, 1.0, 0.0, 0.0, 0.0, 1.0]</text:p>
            <text:p>angular_velocity: </text:p>
            <text:p>  x: -0.000620852457</text:p>
            <text:p>  y: 0.009000498</text:p>
            <text:p>  z: -0.000586344162</text:p>
            <text:p>angular_velocity_covariance: [1.0, 0.0, 0.0, 0.0, 1.0, 0.0, 0.0, 0.0, 1.0]</text:p>
            <text:p>linear_acceleration: </text:p>
            <text:p>  x: 1.52587882e-06</text:p>
            <text:p>  y: -6.10351549e-07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21</text:p>
            <text:p>  stamp: </text:p>
            <text:p>    secs: 498</text:p>
            <text:p>    nsecs: 462036132</text:p>
            <text:p>  frame_id: "Unity"</text:p>
            <text:p>pose: </text:p>
            <text:p>  position: </text:p>
            <text:p>    x: 131.425049</text:p>
            <text:p>    y: -277.0973</text:p>
            <text:p>    z: 38.5126381</text:p>
            <text:p>  orientation: </text:p>
            <text:p>    x: 0.0185834169</text:p>
            <text:p>    y: 0.007621544</text:p>
            <text:p>    z: 0.06455191</text:p>
            <text:p>    w: 0.997712255</text:p>
          </table:table-cell>
          <table:table-cell office:value-type="string" calcext:value-type="string">
            <text:p>header: </text:p>
            <text:p>  seq: 2619</text:p>
            <text:p>  stamp: </text:p>
            <text:p>    secs: 498</text:p>
            <text:p>    nsecs: 462493896</text:p>
            <text:p>  frame_id: "Unity"</text:p>
            <text:p>twist: </text:p>
            <text:p>  linear: </text:p>
            <text:p>    x: 0.0038109757</text:p>
            <text:p>    y: -0.00152439019</text:p>
            <text:p>    z: 0.000190548773</text:p>
            <text:p>  angular: </text:p>
            <text:p>    x: 0.0121951215</text:p>
            <text:p>    y: -0.002742116</text:p>
            <text:p>    z: 0.065548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8</text:p>
            <text:p>  stamp: </text:p>
            <text:p>    secs: 498</text:p>
            <text:p>    nsecs: 463531494</text:p>
            <text:p>  frame_id: "Unity"</text:p>
            <text:p>orientation: </text:p>
            <text:p>  x: -0.115244776</text:p>
            <text:p>  y: 0.0113765169</text:p>
            <text:p>  z: -0.9910635</text:p>
            <text:p>  w: 0.06620211</text:p>
            <text:p>orientation_covariance: [1.0, 0.0, 0.0, 0.0, 1.0, 0.0, 0.0, 0.0, 1.0]</text:p>
            <text:p>angular_velocity: </text:p>
            <text:p>  x: 0.0208043549</text:p>
            <text:p>  y: -0.165468127</text:p>
            <text:p>  z: -0.00706080068</text:p>
            <text:p>angular_velocity_covariance: [1.0, 0.0, 0.0, 0.0, 1.0, 0.0, 0.0, 0.0, 1.0]</text:p>
            <text:p>linear_acceleration: </text:p>
            <text:p>  x: 9.155273e-07</text:p>
            <text:p>  y: 0.0</text:p>
            <text:p>  z: -3.1280517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19</text:p>
            <text:p>  stamp: </text:p>
            <text:p>    secs: 498</text:p>
            <text:p>    nsecs: 462829589</text:p>
            <text:p>  frame_id: "Unity"</text:p>
            <text:p>orientation: </text:p>
            <text:p>  x: 0.0185834169</text:p>
            <text:p>  y: 0.007621544</text:p>
            <text:p>  z: 0.06455191</text:p>
            <text:p>  w: 0.997712255</text:p>
            <text:p>orientation_covariance: [1.0, 0.0, 0.0, 0.0, 1.0, 0.0, 0.0, 0.0, 1.0]</text:p>
            <text:p>angular_velocity: </text:p>
            <text:p>  x: -0.000620852457</text:p>
            <text:p>  y: 0.009000498</text:p>
            <text:p>  z: -0.000586344162</text:p>
            <text:p>angular_velocity_covariance: [1.0, 0.0, 0.0, 0.0, 1.0, 0.0, 0.0, 0.0, 1.0]</text:p>
            <text:p>linear_acceleration: </text:p>
            <text:p>  x: 1.52587882e-06</text:p>
            <text:p>  y: -6.10351549e-07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22</text:p>
            <text:p>  stamp: </text:p>
            <text:p>    secs: 498</text:p>
            <text:p>    nsecs: 479675292</text:p>
            <text:p>  frame_id: "Unity"</text:p>
            <text:p>pose: </text:p>
            <text:p>  position: </text:p>
            <text:p>    x: 131.42511</text:p>
            <text:p>    y: -277.09726</text:p>
            <text:p>    z: 38.51262</text:p>
            <text:p>  orientation: </text:p>
            <text:p>    x: 0.01860328</text:p>
            <text:p>    y: 0.007642487</text:p>
            <text:p>    z: 0.06455671</text:p>
            <text:p>    w: 0.99771136</text:p>
          </table:table-cell>
          <table:table-cell office:value-type="string" calcext:value-type="string">
            <text:p>header: </text:p>
            <text:p>  seq: 2619</text:p>
            <text:p>  stamp: </text:p>
            <text:p>    secs: 498</text:p>
            <text:p>    nsecs: 462493896</text:p>
            <text:p>  frame_id: "Unity"</text:p>
            <text:p>twist: </text:p>
            <text:p>  linear: </text:p>
            <text:p>    x: 0.0038109757</text:p>
            <text:p>    y: -0.00152439019</text:p>
            <text:p>    z: 0.000190548773</text:p>
            <text:p>  angular: </text:p>
            <text:p>    x: 0.0121951215</text:p>
            <text:p>    y: -0.002742116</text:p>
            <text:p>    z: 0.065548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8</text:p>
            <text:p>  stamp: </text:p>
            <text:p>    secs: 498</text:p>
            <text:p>    nsecs: 463531494</text:p>
            <text:p>  frame_id: "Unity"</text:p>
            <text:p>orientation: </text:p>
            <text:p>  x: -0.115244776</text:p>
            <text:p>  y: 0.0113765169</text:p>
            <text:p>  z: -0.9910635</text:p>
            <text:p>  w: 0.06620211</text:p>
            <text:p>orientation_covariance: [1.0, 0.0, 0.0, 0.0, 1.0, 0.0, 0.0, 0.0, 1.0]</text:p>
            <text:p>angular_velocity: </text:p>
            <text:p>  x: 0.0208043549</text:p>
            <text:p>  y: -0.165468127</text:p>
            <text:p>  z: -0.00706080068</text:p>
            <text:p>angular_velocity_covariance: [1.0, 0.0, 0.0, 0.0, 1.0, 0.0, 0.0, 0.0, 1.0]</text:p>
            <text:p>linear_acceleration: </text:p>
            <text:p>  x: 9.155273e-07</text:p>
            <text:p>  y: 0.0</text:p>
            <text:p>  z: -3.1280517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19</text:p>
            <text:p>  stamp: </text:p>
            <text:p>    secs: 498</text:p>
            <text:p>    nsecs: 462829589</text:p>
            <text:p>  frame_id: "Unity"</text:p>
            <text:p>orientation: </text:p>
            <text:p>  x: 0.0185834169</text:p>
            <text:p>  y: 0.007621544</text:p>
            <text:p>  z: 0.06455191</text:p>
            <text:p>  w: 0.997712255</text:p>
            <text:p>orientation_covariance: [1.0, 0.0, 0.0, 0.0, 1.0, 0.0, 0.0, 0.0, 1.0]</text:p>
            <text:p>angular_velocity: </text:p>
            <text:p>  x: -0.000620852457</text:p>
            <text:p>  y: 0.009000498</text:p>
            <text:p>  z: -0.000586344162</text:p>
            <text:p>angular_velocity_covariance: [1.0, 0.0, 0.0, 0.0, 1.0, 0.0, 0.0, 0.0, 1.0]</text:p>
            <text:p>linear_acceleration: </text:p>
            <text:p>  x: 1.52587882e-06</text:p>
            <text:p>  y: -6.10351549e-07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22</text:p>
            <text:p>  stamp: </text:p>
            <text:p>    secs: 498</text:p>
            <text:p>    nsecs: 479675292</text:p>
            <text:p>  frame_id: "Unity"</text:p>
            <text:p>pose: </text:p>
            <text:p>  position: </text:p>
            <text:p>    x: 131.42511</text:p>
            <text:p>    y: -277.09726</text:p>
            <text:p>    z: 38.51262</text:p>
            <text:p>  orientation: </text:p>
            <text:p>    x: 0.01860328</text:p>
            <text:p>    y: 0.007642487</text:p>
            <text:p>    z: 0.06455671</text:p>
            <text:p>    w: 0.99771136</text:p>
          </table:table-cell>
          <table:table-cell office:value-type="string" calcext:value-type="string">
            <text:p>header: </text:p>
            <text:p>  seq: 2620</text:p>
            <text:p>  stamp: </text:p>
            <text:p>    secs: 498</text:p>
            <text:p>    nsecs: 481475830</text:p>
            <text:p>  frame_id: "Unity"</text:p>
            <text:p>twist: </text:p>
            <text:p>  linear: </text:p>
            <text:p>    x: 0.003220612</text:p>
            <text:p>    y: 0.001610306</text:p>
            <text:p>    z: -0.00100644119</text:p>
            <text:p>  angular: </text:p>
            <text:p>    x: 0.128824472</text:p>
            <text:p>    y: 0.1180241</text:p>
            <text:p>    z: 0.03220611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9</text:p>
            <text:p>  stamp: </text:p>
            <text:p>    secs: 498</text:p>
            <text:p>    nsecs: 486267089</text:p>
            <text:p>  frame_id: "Unity"</text:p>
            <text:p>orientation: </text:p>
            <text:p>  x: -0.115260839</text:p>
            <text:p>  y: 0.0113926623</text:p>
            <text:p>  z: -0.991060555</text:p>
            <text:p>  w: 0.06621529</text:p>
            <text:p>orientation_covariance: [1.0, 0.0, 0.0, 0.0, 1.0, 0.0, 0.0, 0.0, 1.0]</text:p>
            <text:p>angular_velocity: </text:p>
            <text:p>  x: 0.0200502966</text:p>
            <text:p>  y: -0.164798975</text:p>
            <text:p>  z: -0.0073387</text:p>
            <text:p>angular_velocity_covariance: [1.0, 0.0, 0.0, 0.0, 1.0, 0.0, 0.0, 0.0, 1.0]</text:p>
            <text:p>linear_acceleration: </text:p>
            <text:p>  x: 2.13623048e-06</text:p>
            <text:p>  y: 1.2207031e-06</text:p>
            <text:p>  z: -1.37329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20</text:p>
            <text:p>  stamp: </text:p>
            <text:p>    secs: 498</text:p>
            <text:p>    nsecs: 483123779</text:p>
            <text:p>  frame_id: "Unity"</text:p>
            <text:p>orientation: </text:p>
            <text:p>  x: 0.01860328</text:p>
            <text:p>  y: 0.007642487</text:p>
            <text:p>  z: 0.06455671</text:p>
            <text:p>  w: 0.99771136</text:p>
            <text:p>orientation_covariance: [1.0, 0.0, 0.0, 0.0, 1.0, 0.0, 0.0, 0.0, 1.0]</text:p>
            <text:p>angular_velocity: </text:p>
            <text:p>  x: -0.0005081789</text:p>
            <text:p>  y: 0.008387688</text:p>
            <text:p>  z: -0.000627815</text:p>
            <text:p>angular_velocity_covariance: [1.0, 0.0, 0.0, 0.0, 1.0, 0.0, 0.0, 0.0, 1.0]</text:p>
            <text:p>linear_acceleration: </text:p>
            <text:p>  x: 1.2207031e-06</text:p>
            <text:p>  y: 6.10351549e-07</text:p>
            <text:p>  z: -3.81469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783157706260681, 0.0, 0.0, 0.0, 0.0)</text:p>
          </table:table-cell>
          <table:table-cell office:value-type="string" calcext:value-type="string">
            <text:p>header: </text:p>
            <text:p>  seq: 2622</text:p>
            <text:p>  stamp: </text:p>
            <text:p>    secs: 498</text:p>
            <text:p>    nsecs: 479675292</text:p>
            <text:p>  frame_id: "Unity"</text:p>
            <text:p>pose: </text:p>
            <text:p>  position: </text:p>
            <text:p>    x: 131.42511</text:p>
            <text:p>    y: -277.09726</text:p>
            <text:p>    z: 38.51262</text:p>
            <text:p>  orientation: </text:p>
            <text:p>    x: 0.01860328</text:p>
            <text:p>    y: 0.007642487</text:p>
            <text:p>    z: 0.06455671</text:p>
            <text:p>    w: 0.99771136</text:p>
          </table:table-cell>
          <table:table-cell office:value-type="string" calcext:value-type="string">
            <text:p>header: </text:p>
            <text:p>  seq: 2620</text:p>
            <text:p>  stamp: </text:p>
            <text:p>    secs: 498</text:p>
            <text:p>    nsecs: 481475830</text:p>
            <text:p>  frame_id: "Unity"</text:p>
            <text:p>twist: </text:p>
            <text:p>  linear: </text:p>
            <text:p>    x: 0.003220612</text:p>
            <text:p>    y: 0.001610306</text:p>
            <text:p>    z: -0.00100644119</text:p>
            <text:p>  angular: </text:p>
            <text:p>    x: 0.128824472</text:p>
            <text:p>    y: 0.1180241</text:p>
            <text:p>    z: 0.03220611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19</text:p>
            <text:p>  stamp: </text:p>
            <text:p>    secs: 498</text:p>
            <text:p>    nsecs: 486267089</text:p>
            <text:p>  frame_id: "Unity"</text:p>
            <text:p>orientation: </text:p>
            <text:p>  x: -0.115260839</text:p>
            <text:p>  y: 0.0113926623</text:p>
            <text:p>  z: -0.991060555</text:p>
            <text:p>  w: 0.06621529</text:p>
            <text:p>orientation_covariance: [1.0, 0.0, 0.0, 0.0, 1.0, 0.0, 0.0, 0.0, 1.0]</text:p>
            <text:p>angular_velocity: </text:p>
            <text:p>  x: 0.0200502966</text:p>
            <text:p>  y: -0.164798975</text:p>
            <text:p>  z: -0.0073387</text:p>
            <text:p>angular_velocity_covariance: [1.0, 0.0, 0.0, 0.0, 1.0, 0.0, 0.0, 0.0, 1.0]</text:p>
            <text:p>linear_acceleration: </text:p>
            <text:p>  x: 2.13623048e-06</text:p>
            <text:p>  y: 1.2207031e-06</text:p>
            <text:p>  z: -1.37329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20</text:p>
            <text:p>  stamp: </text:p>
            <text:p>    secs: 498</text:p>
            <text:p>    nsecs: 483123779</text:p>
            <text:p>  frame_id: "Unity"</text:p>
            <text:p>orientation: </text:p>
            <text:p>  x: 0.01860328</text:p>
            <text:p>  y: 0.007642487</text:p>
            <text:p>  z: 0.06455671</text:p>
            <text:p>  w: 0.99771136</text:p>
            <text:p>orientation_covariance: [1.0, 0.0, 0.0, 0.0, 1.0, 0.0, 0.0, 0.0, 1.0]</text:p>
            <text:p>angular_velocity: </text:p>
            <text:p>  x: -0.0005081789</text:p>
            <text:p>  y: 0.008387688</text:p>
            <text:p>  z: -0.000627815</text:p>
            <text:p>angular_velocity_covariance: [1.0, 0.0, 0.0, 0.0, 1.0, 0.0, 0.0, 0.0, 1.0]</text:p>
            <text:p>linear_acceleration: </text:p>
            <text:p>  x: 1.2207031e-06</text:p>
            <text:p>  y: 6.10351549e-07</text:p>
            <text:p>  z: -3.81469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23</text:p>
            <text:p>  stamp: </text:p>
            <text:p>    secs: 498</text:p>
            <text:p>    nsecs: 506225585</text:p>
            <text:p>  frame_id: "Unity"</text:p>
            <text:p>pose: </text:p>
            <text:p>  position: </text:p>
            <text:p>    x: 131.4252</text:p>
            <text:p>    y: -277.09726</text:p>
            <text:p>    z: 38.5126266</text:p>
            <text:p>  orientation: </text:p>
            <text:p>    x: 0.0186055209</text:p>
            <text:p>    y: 0.00764912833</text:p>
            <text:p>    z: 0.06456914</text:p>
            <text:p>    w: 0.997710466</text:p>
          </table:table-cell>
          <table:table-cell office:value-type="string" calcext:value-type="string">
            <text:p>header: </text:p>
            <text:p>  seq: 2621</text:p>
            <text:p>  stamp: </text:p>
            <text:p>    secs: 498</text:p>
            <text:p>    nsecs: 507232666</text:p>
            <text:p>  frame_id: "Unity"</text:p>
            <text:p>twist: </text:p>
            <text:p>  linear: </text:p>
            <text:p>    x: 0.00355450227</text:p>
            <text:p>    y: 0.0</text:p>
            <text:p>    z: 0.000296208542</text:p>
            <text:p>  angular: </text:p>
            <text:p>    x: 0.0118483417</text:p>
            <text:p>    y: 0.0277788062</text:p>
            <text:p>    z: 0.0556872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20</text:p>
            <text:p>  stamp: </text:p>
            <text:p>    secs: 498</text:p>
            <text:p>    nsecs: 509460449</text:p>
            <text:p>  frame_id: "Unity"</text:p>
            <text:p>orientation: </text:p>
            <text:p>  x: -0.115270793</text:p>
            <text:p>  y: 0.0113944616</text:p>
            <text:p>  z: -0.9910584</text:p>
            <text:p>  w: 0.06622933</text:p>
            <text:p>orientation_covariance: [1.0, 0.0, 0.0, 0.0, 1.0, 0.0, 0.0, 0.0, 1.0]</text:p>
            <text:p>angular_velocity: </text:p>
            <text:p>  x: 0.0197575148</text:p>
            <text:p>  y: -0.161736459</text:p>
            <text:p>  z: -0.00696775364</text:p>
            <text:p>angular_velocity_covariance: [1.0, 0.0, 0.0, 0.0, 1.0, 0.0, 0.0, 0.0, 1.0]</text:p>
            <text:p>linear_acceleration: </text:p>
            <text:p>  x: 1.83105465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20</text:p>
            <text:p>  stamp: </text:p>
            <text:p>    secs: 498</text:p>
            <text:p>    nsecs: 483123779</text:p>
            <text:p>  frame_id: "Unity"</text:p>
            <text:p>orientation: </text:p>
            <text:p>  x: 0.01860328</text:p>
            <text:p>  y: 0.007642487</text:p>
            <text:p>  z: 0.06455671</text:p>
            <text:p>  w: 0.99771136</text:p>
            <text:p>orientation_covariance: [1.0, 0.0, 0.0, 0.0, 1.0, 0.0, 0.0, 0.0, 1.0]</text:p>
            <text:p>angular_velocity: </text:p>
            <text:p>  x: -0.0005081789</text:p>
            <text:p>  y: 0.008387688</text:p>
            <text:p>  z: -0.000627815</text:p>
            <text:p>angular_velocity_covariance: [1.0, 0.0, 0.0, 0.0, 1.0, 0.0, 0.0, 0.0, 1.0]</text:p>
            <text:p>linear_acceleration: </text:p>
            <text:p>  x: 1.2207031e-06</text:p>
            <text:p>  y: 6.10351549e-07</text:p>
            <text:p>  z: -3.81469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8372238874435425, 0.0, 0.0, 0.0, 0.0)</text:p>
          </table:table-cell>
          <table:table-cell office:value-type="string" calcext:value-type="string">
            <text:p>header: </text:p>
            <text:p>  seq: 2623</text:p>
            <text:p>  stamp: </text:p>
            <text:p>    secs: 498</text:p>
            <text:p>    nsecs: 506225585</text:p>
            <text:p>  frame_id: "Unity"</text:p>
            <text:p>pose: </text:p>
            <text:p>  position: </text:p>
            <text:p>    x: 131.4252</text:p>
            <text:p>    y: -277.09726</text:p>
            <text:p>    z: 38.5126266</text:p>
            <text:p>  orientation: </text:p>
            <text:p>    x: 0.0186055209</text:p>
            <text:p>    y: 0.00764912833</text:p>
            <text:p>    z: 0.06456914</text:p>
            <text:p>    w: 0.997710466</text:p>
          </table:table-cell>
          <table:table-cell office:value-type="string" calcext:value-type="string">
            <text:p>header: </text:p>
            <text:p>  seq: 2621</text:p>
            <text:p>  stamp: </text:p>
            <text:p>    secs: 498</text:p>
            <text:p>    nsecs: 507232666</text:p>
            <text:p>  frame_id: "Unity"</text:p>
            <text:p>twist: </text:p>
            <text:p>  linear: </text:p>
            <text:p>    x: 0.00355450227</text:p>
            <text:p>    y: 0.0</text:p>
            <text:p>    z: 0.000296208542</text:p>
            <text:p>  angular: </text:p>
            <text:p>    x: 0.0118483417</text:p>
            <text:p>    y: 0.0277788062</text:p>
            <text:p>    z: 0.0556872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20</text:p>
            <text:p>  stamp: </text:p>
            <text:p>    secs: 498</text:p>
            <text:p>    nsecs: 509460449</text:p>
            <text:p>  frame_id: "Unity"</text:p>
            <text:p>orientation: </text:p>
            <text:p>  x: -0.115270793</text:p>
            <text:p>  y: 0.0113944616</text:p>
            <text:p>  z: -0.9910584</text:p>
            <text:p>  w: 0.06622933</text:p>
            <text:p>orientation_covariance: [1.0, 0.0, 0.0, 0.0, 1.0, 0.0, 0.0, 0.0, 1.0]</text:p>
            <text:p>angular_velocity: </text:p>
            <text:p>  x: 0.0197575148</text:p>
            <text:p>  y: -0.161736459</text:p>
            <text:p>  z: -0.00696775364</text:p>
            <text:p>angular_velocity_covariance: [1.0, 0.0, 0.0, 0.0, 1.0, 0.0, 0.0, 0.0, 1.0]</text:p>
            <text:p>linear_acceleration: </text:p>
            <text:p>  x: 1.83105465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20</text:p>
            <text:p>  stamp: </text:p>
            <text:p>    secs: 498</text:p>
            <text:p>    nsecs: 483123779</text:p>
            <text:p>  frame_id: "Unity"</text:p>
            <text:p>orientation: </text:p>
            <text:p>  x: 0.01860328</text:p>
            <text:p>  y: 0.007642487</text:p>
            <text:p>  z: 0.06455671</text:p>
            <text:p>  w: 0.99771136</text:p>
            <text:p>orientation_covariance: [1.0, 0.0, 0.0, 0.0, 1.0, 0.0, 0.0, 0.0, 1.0]</text:p>
            <text:p>angular_velocity: </text:p>
            <text:p>  x: -0.0005081789</text:p>
            <text:p>  y: 0.008387688</text:p>
            <text:p>  z: -0.000627815</text:p>
            <text:p>angular_velocity_covariance: [1.0, 0.0, 0.0, 0.0, 1.0, 0.0, 0.0, 0.0, 1.0]</text:p>
            <text:p>linear_acceleration: </text:p>
            <text:p>  x: 1.2207031e-06</text:p>
            <text:p>  y: 6.10351549e-07</text:p>
            <text:p>  z: -3.81469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5876467227935791, 0.0, 0.0, 0.0, 0.0)</text:p>
          </table:table-cell>
          <table:table-cell office:value-type="string" calcext:value-type="string">
            <text:p>header: </text:p>
            <text:p>  seq: 2623</text:p>
            <text:p>  stamp: </text:p>
            <text:p>    secs: 498</text:p>
            <text:p>    nsecs: 506225585</text:p>
            <text:p>  frame_id: "Unity"</text:p>
            <text:p>pose: </text:p>
            <text:p>  position: </text:p>
            <text:p>    x: 131.4252</text:p>
            <text:p>    y: -277.09726</text:p>
            <text:p>    z: 38.5126266</text:p>
            <text:p>  orientation: </text:p>
            <text:p>    x: 0.0186055209</text:p>
            <text:p>    y: 0.00764912833</text:p>
            <text:p>    z: 0.06456914</text:p>
            <text:p>    w: 0.997710466</text:p>
          </table:table-cell>
          <table:table-cell office:value-type="string" calcext:value-type="string">
            <text:p>header: </text:p>
            <text:p>  seq: 2621</text:p>
            <text:p>  stamp: </text:p>
            <text:p>    secs: 498</text:p>
            <text:p>    nsecs: 507232666</text:p>
            <text:p>  frame_id: "Unity"</text:p>
            <text:p>twist: </text:p>
            <text:p>  linear: </text:p>
            <text:p>    x: 0.00355450227</text:p>
            <text:p>    y: 0.0</text:p>
            <text:p>    z: 0.000296208542</text:p>
            <text:p>  angular: </text:p>
            <text:p>    x: 0.0118483417</text:p>
            <text:p>    y: 0.0277788062</text:p>
            <text:p>    z: 0.0556872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20</text:p>
            <text:p>  stamp: </text:p>
            <text:p>    secs: 498</text:p>
            <text:p>    nsecs: 509460449</text:p>
            <text:p>  frame_id: "Unity"</text:p>
            <text:p>orientation: </text:p>
            <text:p>  x: -0.115270793</text:p>
            <text:p>  y: 0.0113944616</text:p>
            <text:p>  z: -0.9910584</text:p>
            <text:p>  w: 0.06622933</text:p>
            <text:p>orientation_covariance: [1.0, 0.0, 0.0, 0.0, 1.0, 0.0, 0.0, 0.0, 1.0]</text:p>
            <text:p>angular_velocity: </text:p>
            <text:p>  x: 0.0197575148</text:p>
            <text:p>  y: -0.161736459</text:p>
            <text:p>  z: -0.00696775364</text:p>
            <text:p>angular_velocity_covariance: [1.0, 0.0, 0.0, 0.0, 1.0, 0.0, 0.0, 0.0, 1.0]</text:p>
            <text:p>linear_acceleration: </text:p>
            <text:p>  x: 1.83105465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21</text:p>
            <text:p>  stamp: </text:p>
            <text:p>    secs: 498</text:p>
            <text:p>    nsecs: 508117675</text:p>
            <text:p>  frame_id: "Unity"</text:p>
            <text:p>orientation: </text:p>
            <text:p>  x: 0.0186055209</text:p>
            <text:p>  y: 0.00764912833</text:p>
            <text:p>  z: 0.06456914</text:p>
            <text:p>  w: 0.997710466</text:p>
            <text:p>orientation_covariance: [1.0, 0.0, 0.0, 0.0, 1.0, 0.0, 0.0, 0.0, 1.0]</text:p>
            <text:p>angular_velocity: </text:p>
            <text:p>  x: -0.00119957654</text:p>
            <text:p>  y: 0.008115837</text:p>
            <text:p>  z: -0.0004840491</text:p>
            <text:p>angular_velocity_covariance: [1.0, 0.0, 0.0, 0.0, 1.0, 0.0, 0.0, 0.0, 1.0]</text:p>
            <text:p>linear_acceleration: </text:p>
            <text:p>  x: 1.83105465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2620624303817749, 0.0, 0.0, 0.0, 0.0)</text:p>
          </table:table-cell>
          <table:table-cell office:value-type="string" calcext:value-type="string">
            <text:p>header: </text:p>
            <text:p>  seq: 2624</text:p>
            <text:p>  stamp: </text:p>
            <text:p>    secs: 498</text:p>
            <text:p>    nsecs: 522857666</text:p>
            <text:p>  frame_id: "Unity"</text:p>
            <text:p>pose: </text:p>
            <text:p>  position: </text:p>
            <text:p>    x: 131.425278</text:p>
            <text:p>    y: -277.09726</text:p>
            <text:p>    z: 38.5126076</text:p>
            <text:p>  orientation: </text:p>
            <text:p>    x: 0.0186292939</text:p>
            <text:p>    y: 0.00767329568</text:p>
            <text:p>    z: 0.06457366</text:p>
            <text:p>    w: 0.9977096</text:p>
          </table:table-cell>
          <table:table-cell office:value-type="string" calcext:value-type="string">
            <text:p>header: </text:p>
            <text:p>  seq: 2622</text:p>
            <text:p>  stamp: </text:p>
            <text:p>    secs: 498</text:p>
            <text:p>    nsecs: 523284912</text:p>
            <text:p>  frame_id: "Unity"</text:p>
            <text:p>twist: </text:p>
            <text:p>  linear: </text:p>
            <text:p>    x: 0.00475285156</text:p>
            <text:p>    y: 0.0</text:p>
            <text:p>    z: -0.00118821289</text:p>
            <text:p>  angular: </text:p>
            <text:p>    x: 0.182509512</text:p>
            <text:p>    y: 0.160531282</text:p>
            <text:p>    z: 0.03802281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21</text:p>
            <text:p>  stamp: </text:p>
            <text:p>    secs: 498</text:p>
            <text:p>    nsecs: 524261474</text:p>
            <text:p>  frame_id: "Unity"</text:p>
            <text:p>orientation: </text:p>
            <text:p>  x: -0.11526373</text:p>
            <text:p>  y: 0.0114087109</text:p>
            <text:p>  z: -0.991058648</text:p>
            <text:p>  w: 0.06623553</text:p>
            <text:p>orientation_covariance: [1.0, 0.0, 0.0, 0.0, 1.0, 0.0, 0.0, 0.0, 1.0]</text:p>
            <text:p>angular_velocity: </text:p>
            <text:p>  x: 0.0193746872</text:p>
            <text:p>  y: -0.161028236</text:p>
            <text:p>  z: -0.006617588</text:p>
            <text:p>angular_velocity_covariance: [1.0, 0.0, 0.0, 0.0, 1.0, 0.0, 0.0, 0.0, 1.0]</text:p>
            <text:p>linear_acceleration: </text:p>
            <text:p>  x: 2.746582e-06</text:p>
            <text:p>  y: 0.0</text:p>
            <text:p>  z: 1.220703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21</text:p>
            <text:p>  stamp: </text:p>
            <text:p>    secs: 498</text:p>
            <text:p>    nsecs: 508117675</text:p>
            <text:p>  frame_id: "Unity"</text:p>
            <text:p>orientation: </text:p>
            <text:p>  x: 0.0186055209</text:p>
            <text:p>  y: 0.00764912833</text:p>
            <text:p>  z: 0.06456914</text:p>
            <text:p>  w: 0.997710466</text:p>
            <text:p>orientation_covariance: [1.0, 0.0, 0.0, 0.0, 1.0, 0.0, 0.0, 0.0, 1.0]</text:p>
            <text:p>angular_velocity: </text:p>
            <text:p>  x: -0.00119957654</text:p>
            <text:p>  y: 0.008115837</text:p>
            <text:p>  z: -0.0004840491</text:p>
            <text:p>angular_velocity_covariance: [1.0, 0.0, 0.0, 0.0, 1.0, 0.0, 0.0, 0.0, 1.0]</text:p>
            <text:p>linear_acceleration: </text:p>
            <text:p>  x: 1.83105465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06671185791492462, 0.0, 0.0, 0.0, 0.0)</text:p>
          </table:table-cell>
          <table:table-cell office:value-type="string" calcext:value-type="string">
            <text:p>header: </text:p>
            <text:p>  seq: 2624</text:p>
            <text:p>  stamp: </text:p>
            <text:p>    secs: 498</text:p>
            <text:p>    nsecs: 522857666</text:p>
            <text:p>  frame_id: "Unity"</text:p>
            <text:p>pose: </text:p>
            <text:p>  position: </text:p>
            <text:p>    x: 131.425278</text:p>
            <text:p>    y: -277.09726</text:p>
            <text:p>    z: 38.5126076</text:p>
            <text:p>  orientation: </text:p>
            <text:p>    x: 0.0186292939</text:p>
            <text:p>    y: 0.00767329568</text:p>
            <text:p>    z: 0.06457366</text:p>
            <text:p>    w: 0.9977096</text:p>
          </table:table-cell>
          <table:table-cell office:value-type="string" calcext:value-type="string">
            <text:p>header: </text:p>
            <text:p>  seq: 2622</text:p>
            <text:p>  stamp: </text:p>
            <text:p>    secs: 498</text:p>
            <text:p>    nsecs: 523284912</text:p>
            <text:p>  frame_id: "Unity"</text:p>
            <text:p>twist: </text:p>
            <text:p>  linear: </text:p>
            <text:p>    x: 0.00475285156</text:p>
            <text:p>    y: 0.0</text:p>
            <text:p>    z: -0.00118821289</text:p>
            <text:p>  angular: </text:p>
            <text:p>    x: 0.182509512</text:p>
            <text:p>    y: 0.160531282</text:p>
            <text:p>    z: 0.03802281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21</text:p>
            <text:p>  stamp: </text:p>
            <text:p>    secs: 498</text:p>
            <text:p>    nsecs: 524261474</text:p>
            <text:p>  frame_id: "Unity"</text:p>
            <text:p>orientation: </text:p>
            <text:p>  x: -0.11526373</text:p>
            <text:p>  y: 0.0114087109</text:p>
            <text:p>  z: -0.991058648</text:p>
            <text:p>  w: 0.06623553</text:p>
            <text:p>orientation_covariance: [1.0, 0.0, 0.0, 0.0, 1.0, 0.0, 0.0, 0.0, 1.0]</text:p>
            <text:p>angular_velocity: </text:p>
            <text:p>  x: 0.0193746872</text:p>
            <text:p>  y: -0.161028236</text:p>
            <text:p>  z: -0.006617588</text:p>
            <text:p>angular_velocity_covariance: [1.0, 0.0, 0.0, 0.0, 1.0, 0.0, 0.0, 0.0, 1.0]</text:p>
            <text:p>linear_acceleration: </text:p>
            <text:p>  x: 2.746582e-06</text:p>
            <text:p>  y: 0.0</text:p>
            <text:p>  z: 1.220703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21</text:p>
            <text:p>  stamp: </text:p>
            <text:p>    secs: 498</text:p>
            <text:p>    nsecs: 508117675</text:p>
            <text:p>  frame_id: "Unity"</text:p>
            <text:p>orientation: </text:p>
            <text:p>  x: 0.0186055209</text:p>
            <text:p>  y: 0.00764912833</text:p>
            <text:p>  z: 0.06456914</text:p>
            <text:p>  w: 0.997710466</text:p>
            <text:p>orientation_covariance: [1.0, 0.0, 0.0, 0.0, 1.0, 0.0, 0.0, 0.0, 1.0]</text:p>
            <text:p>angular_velocity: </text:p>
            <text:p>  x: -0.00119957654</text:p>
            <text:p>  y: 0.008115837</text:p>
            <text:p>  z: -0.0004840491</text:p>
            <text:p>angular_velocity_covariance: [1.0, 0.0, 0.0, 0.0, 1.0, 0.0, 0.0, 0.0, 1.0]</text:p>
            <text:p>linear_acceleration: </text:p>
            <text:p>  x: 1.83105465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0016271184431388974, 0.0, 0.0, 0.0, 0.0)</text:p>
          </table:table-cell>
          <table:table-cell office:value-type="string" calcext:value-type="string">
            <text:p>header: </text:p>
            <text:p>  seq: 2624</text:p>
            <text:p>  stamp: </text:p>
            <text:p>    secs: 498</text:p>
            <text:p>    nsecs: 522857666</text:p>
            <text:p>  frame_id: "Unity"</text:p>
            <text:p>pose: </text:p>
            <text:p>  position: </text:p>
            <text:p>    x: 131.425278</text:p>
            <text:p>    y: -277.09726</text:p>
            <text:p>    z: 38.5126076</text:p>
            <text:p>  orientation: </text:p>
            <text:p>    x: 0.0186292939</text:p>
            <text:p>    y: 0.00767329568</text:p>
            <text:p>    z: 0.06457366</text:p>
            <text:p>    w: 0.9977096</text:p>
          </table:table-cell>
          <table:table-cell office:value-type="string" calcext:value-type="string">
            <text:p>header: </text:p>
            <text:p>  seq: 2622</text:p>
            <text:p>  stamp: </text:p>
            <text:p>    secs: 498</text:p>
            <text:p>    nsecs: 523284912</text:p>
            <text:p>  frame_id: "Unity"</text:p>
            <text:p>twist: </text:p>
            <text:p>  linear: </text:p>
            <text:p>    x: 0.00475285156</text:p>
            <text:p>    y: 0.0</text:p>
            <text:p>    z: -0.00118821289</text:p>
            <text:p>  angular: </text:p>
            <text:p>    x: 0.182509512</text:p>
            <text:p>    y: 0.160531282</text:p>
            <text:p>    z: 0.03802281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21</text:p>
            <text:p>  stamp: </text:p>
            <text:p>    secs: 498</text:p>
            <text:p>    nsecs: 524261474</text:p>
            <text:p>  frame_id: "Unity"</text:p>
            <text:p>orientation: </text:p>
            <text:p>  x: -0.11526373</text:p>
            <text:p>  y: 0.0114087109</text:p>
            <text:p>  z: -0.991058648</text:p>
            <text:p>  w: 0.06623553</text:p>
            <text:p>orientation_covariance: [1.0, 0.0, 0.0, 0.0, 1.0, 0.0, 0.0, 0.0, 1.0]</text:p>
            <text:p>angular_velocity: </text:p>
            <text:p>  x: 0.0193746872</text:p>
            <text:p>  y: -0.161028236</text:p>
            <text:p>  z: -0.006617588</text:p>
            <text:p>angular_velocity_covariance: [1.0, 0.0, 0.0, 0.0, 1.0, 0.0, 0.0, 0.0, 1.0]</text:p>
            <text:p>linear_acceleration: </text:p>
            <text:p>  x: 2.746582e-06</text:p>
            <text:p>  y: 0.0</text:p>
            <text:p>  z: 1.220703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22</text:p>
            <text:p>  stamp: </text:p>
            <text:p>    secs: 498</text:p>
            <text:p>    nsecs: 523620605</text:p>
            <text:p>  frame_id: "Unity"</text:p>
            <text:p>orientation: </text:p>
            <text:p>  x: 0.0186292939</text:p>
            <text:p>  y: 0.00767329568</text:p>
            <text:p>  z: 0.06457366</text:p>
            <text:p>  w: 0.9977096</text:p>
            <text:p>orientation_covariance: [1.0, 0.0, 0.0, 0.0, 1.0, 0.0, 0.0, 0.0, 1.0]</text:p>
            <text:p>angular_velocity: </text:p>
            <text:p>  x: -0.000882167951</text:p>
            <text:p>  y: 0.007897831</text:p>
            <text:p>  z: -0.0004844261</text:p>
            <text:p>angular_velocity_covariance: [1.0, 0.0, 0.0, 0.0, 1.0, 0.0, 0.0, 0.0, 1.0]</text:p>
            <text:p>linear_acceleration: </text:p>
            <text:p>  x: 1.52587882e-06</text:p>
            <text:p>  y: 0.0</text:p>
            <text:p>  z: -3.81469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8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625</text:p>
            <text:p>  stamp: </text:p>
            <text:p>    secs: 498</text:p>
            <text:p>    nsecs: 540008544</text:p>
            <text:p>  frame_id: "Unity"</text:p>
            <text:p>pose: </text:p>
            <text:p>  position: </text:p>
            <text:p>    x: 131.425385</text:p>
            <text:p>    y: -277.09726</text:p>
            <text:p>    z: 38.51261</text:p>
            <text:p>  orientation: </text:p>
            <text:p>    x: 0.0186376516</text:p>
            <text:p>    y: 0.007685769</text:p>
            <text:p>    z: 0.06458163</text:p>
            <text:p>    w: 0.9977088</text:p>
          </table:table-cell>
          <table:table-cell office:value-type="string" calcext:value-type="string">
            <text:p>header: </text:p>
            <text:p>  seq: 2622</text:p>
            <text:p>  stamp: </text:p>
            <text:p>    secs: 498</text:p>
            <text:p>    nsecs: 523284912</text:p>
            <text:p>  frame_id: "Unity"</text:p>
            <text:p>twist: </text:p>
            <text:p>  linear: </text:p>
            <text:p>    x: 0.00475285156</text:p>
            <text:p>    y: 0.0</text:p>
            <text:p>    z: -0.00118821289</text:p>
            <text:p>  angular: </text:p>
            <text:p>    x: 0.182509512</text:p>
            <text:p>    y: 0.160531282</text:p>
            <text:p>    z: 0.03802281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22</text:p>
            <text:p>  stamp: </text:p>
            <text:p>    secs: 498</text:p>
            <text:p>    nsecs: 541412353</text:p>
            <text:p>  frame_id: "Unity"</text:p>
            <text:p>orientation: </text:p>
            <text:p>  x: -0.11525178</text:p>
            <text:p>  y: 0.0114162676</text:p>
            <text:p>  z: -0.9910594</text:p>
            <text:p>  w: 0.06624281</text:p>
            <text:p>orientation_covariance: [1.0, 0.0, 0.0, 0.0, 1.0, 0.0, 0.0, 0.0, 1.0]</text:p>
            <text:p>angular_velocity: </text:p>
            <text:p>  x: 0.0193322729</text:p>
            <text:p>  y: -0.1594366</text:p>
            <text:p>  z: -0.00677777</text:p>
            <text:p>angular_velocity_covariance: [1.0, 0.0, 0.0, 0.0, 1.0, 0.0, 0.0, 0.0, 1.0]</text:p>
            <text:p>linear_acceleration: </text:p>
            <text:p>  x: 2.746582e-06</text:p>
            <text:p>  y: 6.10351549e-07</text:p>
            <text:p>  z: 2.21252435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22</text:p>
            <text:p>  stamp: </text:p>
            <text:p>    secs: 498</text:p>
            <text:p>    nsecs: 523620605</text:p>
            <text:p>  frame_id: "Unity"</text:p>
            <text:p>orientation: </text:p>
            <text:p>  x: 0.0186292939</text:p>
            <text:p>  y: 0.00767329568</text:p>
            <text:p>  z: 0.06457366</text:p>
            <text:p>  w: 0.9977096</text:p>
            <text:p>orientation_covariance: [1.0, 0.0, 0.0, 0.0, 1.0, 0.0, 0.0, 0.0, 1.0]</text:p>
            <text:p>angular_velocity: </text:p>
            <text:p>  x: -0.000882167951</text:p>
            <text:p>  y: 0.007897831</text:p>
            <text:p>  z: -0.0004844261</text:p>
            <text:p>angular_velocity_covariance: [1.0, 0.0, 0.0, 0.0, 1.0, 0.0, 0.0, 0.0, 1.0]</text:p>
            <text:p>linear_acceleration: </text:p>
            <text:p>  x: 1.52587882e-06</text:p>
            <text:p>  y: 0.0</text:p>
            <text:p>  z: -3.81469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646</text:p>
            <text:p>  stamp: </text:p>
            <text:p>    secs: 498</text:p>
            <text:p>    nsecs: 962921142</text:p>
            <text:p>  frame_id: "Unity"</text:p>
            <text:p>pose: </text:p>
            <text:p>  position: </text:p>
            <text:p>    x: 131.42691</text:p>
            <text:p>    y: -277.0973</text:p>
            <text:p>    z: 38.5125923</text:p>
            <text:p>  orientation: </text:p>
            <text:p>    x: 0.0186513327</text:p>
            <text:p>    y: 0.007696782</text:p>
            <text:p>    z: 0.0646454245</text:p>
            <text:p>    w: 0.9977043</text:p>
          </table:table-cell>
          <table:table-cell office:value-type="string" calcext:value-type="string">
            <text:p>header: </text:p>
            <text:p>  seq: 2644</text:p>
            <text:p>  stamp: </text:p>
            <text:p>    secs: 498</text:p>
            <text:p>    nsecs: 963470458</text:p>
            <text:p>  frame_id: "Unity"</text:p>
            <text:p>twist: </text:p>
            <text:p>  linear: </text:p>
            <text:p>    x: 0.00225225231</text:p>
            <text:p>    y: -0.0009009009</text:p>
            <text:p>    z: 0.000225225231</text:p>
            <text:p>  angular: </text:p>
            <text:p>    x: 0.03693694</text:p>
            <text:p>    y: 0.0507284626</text:p>
            <text:p>    z: 0.019819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43</text:p>
            <text:p>  stamp: </text:p>
            <text:p>    secs: 498</text:p>
            <text:p>    nsecs: 964538574</text:p>
            <text:p>  frame_id: "Unity"</text:p>
            <text:p>orientation: </text:p>
            <text:p>  x: -0.115262449</text:p>
            <text:p>  y: 0.0114230635</text:p>
            <text:p>  z: -0.9910538</text:p>
            <text:p>  w: 0.06630696</text:p>
            <text:p>orientation_covariance: [1.0, 0.0, 0.0, 0.0, 1.0, 0.0, 0.0, 0.0, 1.0]</text:p>
            <text:p>angular_velocity: </text:p>
            <text:p>  x: 0.0191505272</text:p>
            <text:p>  y: -0.159696192</text:p>
            <text:p>  z: -0.00681915833</text:p>
            <text:p>angular_velocity_covariance: [1.0, 0.0, 0.0, 0.0, 1.0, 0.0, 0.0, 0.0, 1.0]</text:p>
            <text:p>linear_acceleration: </text:p>
            <text:p>  x: 2.4414062e-06</text:p>
            <text:p>  y: 6.10351549e-07</text:p>
            <text:p>  z: 2.13623048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44</text:p>
            <text:p>  stamp: </text:p>
            <text:p>    secs: 498</text:p>
            <text:p>    nsecs: 963836669</text:p>
            <text:p>  frame_id: "Unity"</text:p>
            <text:p>orientation: </text:p>
            <text:p>  x: 0.0186513327</text:p>
            <text:p>  y: 0.007696782</text:p>
            <text:p>  z: 0.0646454245</text:p>
            <text:p>  w: 0.9977043</text:p>
            <text:p>orientation_covariance: [1.0, 0.0, 0.0, 0.0, 1.0, 0.0, 0.0, 0.0, 1.0]</text:p>
            <text:p>angular_velocity: </text:p>
            <text:p>  x: -0.0012973611</text:p>
            <text:p>  y: 0.00769697363</text:p>
            <text:p>  z: -0.000246699259</text:p>
            <text:p>angular_velocity_covariance: [1.0, 0.0, 0.0, 0.0, 1.0, 0.0, 0.0, 0.0, 1.0]</text:p>
            <text:p>linear_acceleration: </text:p>
            <text:p>  x: 1.52587882e-06</text:p>
            <text:p>  y: -6.10351549e-07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1535450518131256, 0.0, 0.0, 0.0, 0.0)</text:p>
          </table:table-cell>
          <table:table-cell office:value-type="string" calcext:value-type="string">
            <text:p>header: </text:p>
            <text:p>  seq: 2647</text:p>
            <text:p>  stamp: </text:p>
            <text:p>    secs: 498</text:p>
            <text:p>    nsecs: 979583740</text:p>
            <text:p>  frame_id: "Unity"</text:p>
            <text:p>pose: </text:p>
            <text:p>  position: </text:p>
            <text:p>    x: 131.427017</text:p>
            <text:p>    y: -277.0973</text:p>
            <text:p>    z: 38.51259</text:p>
            <text:p>  orientation: </text:p>
            <text:p>    x: 0.01866543</text:p>
            <text:p>    y: 0.00771446759</text:p>
            <text:p>    z: 0.06465028</text:p>
            <text:p>    w: 0.9977036</text:p>
          </table:table-cell>
          <table:table-cell office:value-type="string" calcext:value-type="string">
            <text:p>header: </text:p>
            <text:p>  seq: 2644</text:p>
            <text:p>  stamp: </text:p>
            <text:p>    secs: 498</text:p>
            <text:p>    nsecs: 963470458</text:p>
            <text:p>  frame_id: "Unity"</text:p>
            <text:p>twist: </text:p>
            <text:p>  linear: </text:p>
            <text:p>    x: 0.00225225231</text:p>
            <text:p>    y: -0.0009009009</text:p>
            <text:p>    z: 0.000225225231</text:p>
            <text:p>  angular: </text:p>
            <text:p>    x: 0.03693694</text:p>
            <text:p>    y: 0.0507284626</text:p>
            <text:p>    z: 0.019819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44</text:p>
            <text:p>  stamp: </text:p>
            <text:p>    secs: 498</text:p>
            <text:p>    nsecs: 981079101</text:p>
            <text:p>  frame_id: "Unity"</text:p>
            <text:p>orientation: </text:p>
            <text:p>  x: -0.115247816</text:p>
            <text:p>  y: 0.0114408107</text:p>
            <text:p>  z: -0.991054654</text:p>
            <text:p>  w: 0.0663168</text:p>
            <text:p>orientation_covariance: [1.0, 0.0, 0.0, 0.0, 1.0, 0.0, 0.0, 0.0, 1.0]</text:p>
            <text:p>angular_velocity: </text:p>
            <text:p>  x: 0.019302316</text:p>
            <text:p>  y: -0.159319788</text:p>
            <text:p>  z: -0.00610402646</text:p>
            <text:p>angular_velocity_covariance: [1.0, 0.0, 0.0, 0.0, 1.0, 0.0, 0.0, 0.0, 1.0]</text:p>
            <text:p>linear_acceleration: </text:p>
            <text:p>  x: 3.66210929e-06</text:p>
            <text:p>  y: 0.0</text:p>
            <text:p>  z: 2.5177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44</text:p>
            <text:p>  stamp: </text:p>
            <text:p>    secs: 498</text:p>
            <text:p>    nsecs: 963836669</text:p>
            <text:p>  frame_id: "Unity"</text:p>
            <text:p>orientation: </text:p>
            <text:p>  x: 0.0186513327</text:p>
            <text:p>  y: 0.007696782</text:p>
            <text:p>  z: 0.0646454245</text:p>
            <text:p>  w: 0.9977043</text:p>
            <text:p>orientation_covariance: [1.0, 0.0, 0.0, 0.0, 1.0, 0.0, 0.0, 0.0, 1.0]</text:p>
            <text:p>angular_velocity: </text:p>
            <text:p>  x: -0.0012973611</text:p>
            <text:p>  y: 0.00769697363</text:p>
            <text:p>  z: -0.000246699259</text:p>
            <text:p>angular_velocity_covariance: [1.0, 0.0, 0.0, 0.0, 1.0, 0.0, 0.0, 0.0, 1.0]</text:p>
            <text:p>linear_acceleration: </text:p>
            <text:p>  x: 1.52587882e-06</text:p>
            <text:p>  y: -6.10351549e-07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43569669127464294, 0.0, 0.0, 0.0, 0.0)</text:p>
          </table:table-cell>
          <table:table-cell office:value-type="string" calcext:value-type="string">
            <text:p>header: </text:p>
            <text:p>  seq: 2647</text:p>
            <text:p>  stamp: </text:p>
            <text:p>    secs: 498</text:p>
            <text:p>    nsecs: 979583740</text:p>
            <text:p>  frame_id: "Unity"</text:p>
            <text:p>pose: </text:p>
            <text:p>  position: </text:p>
            <text:p>    x: 131.427017</text:p>
            <text:p>    y: -277.0973</text:p>
            <text:p>    z: 38.51259</text:p>
            <text:p>  orientation: </text:p>
            <text:p>    x: 0.01866543</text:p>
            <text:p>    y: 0.00771446759</text:p>
            <text:p>    z: 0.06465028</text:p>
            <text:p>    w: 0.9977036</text:p>
          </table:table-cell>
          <table:table-cell office:value-type="string" calcext:value-type="string">
            <text:p>header: </text:p>
            <text:p>  seq: 2644</text:p>
            <text:p>  stamp: </text:p>
            <text:p>    secs: 498</text:p>
            <text:p>    nsecs: 963470458</text:p>
            <text:p>  frame_id: "Unity"</text:p>
            <text:p>twist: </text:p>
            <text:p>  linear: </text:p>
            <text:p>    x: 0.00225225231</text:p>
            <text:p>    y: -0.0009009009</text:p>
            <text:p>    z: 0.000225225231</text:p>
            <text:p>  angular: </text:p>
            <text:p>    x: 0.03693694</text:p>
            <text:p>    y: 0.0507284626</text:p>
            <text:p>    z: 0.019819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44</text:p>
            <text:p>  stamp: </text:p>
            <text:p>    secs: 498</text:p>
            <text:p>    nsecs: 981079101</text:p>
            <text:p>  frame_id: "Unity"</text:p>
            <text:p>orientation: </text:p>
            <text:p>  x: -0.115247816</text:p>
            <text:p>  y: 0.0114408107</text:p>
            <text:p>  z: -0.991054654</text:p>
            <text:p>  w: 0.0663168</text:p>
            <text:p>orientation_covariance: [1.0, 0.0, 0.0, 0.0, 1.0, 0.0, 0.0, 0.0, 1.0]</text:p>
            <text:p>angular_velocity: </text:p>
            <text:p>  x: 0.019302316</text:p>
            <text:p>  y: -0.159319788</text:p>
            <text:p>  z: -0.00610402646</text:p>
            <text:p>angular_velocity_covariance: [1.0, 0.0, 0.0, 0.0, 1.0, 0.0, 0.0, 0.0, 1.0]</text:p>
            <text:p>linear_acceleration: </text:p>
            <text:p>  x: 3.66210929e-06</text:p>
            <text:p>  y: 0.0</text:p>
            <text:p>  z: 2.5177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44</text:p>
            <text:p>  stamp: </text:p>
            <text:p>    secs: 498</text:p>
            <text:p>    nsecs: 963836669</text:p>
            <text:p>  frame_id: "Unity"</text:p>
            <text:p>orientation: </text:p>
            <text:p>  x: 0.0186513327</text:p>
            <text:p>  y: 0.007696782</text:p>
            <text:p>  z: 0.0646454245</text:p>
            <text:p>  w: 0.9977043</text:p>
            <text:p>orientation_covariance: [1.0, 0.0, 0.0, 0.0, 1.0, 0.0, 0.0, 0.0, 1.0]</text:p>
            <text:p>angular_velocity: </text:p>
            <text:p>  x: -0.0012973611</text:p>
            <text:p>  y: 0.00769697363</text:p>
            <text:p>  z: -0.000246699259</text:p>
            <text:p>angular_velocity_covariance: [1.0, 0.0, 0.0, 0.0, 1.0, 0.0, 0.0, 0.0, 1.0]</text:p>
            <text:p>linear_acceleration: </text:p>
            <text:p>  x: 1.52587882e-06</text:p>
            <text:p>  y: -6.10351549e-07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6961641311645508, 0.0, 0.0, 0.0, 0.0)</text:p>
          </table:table-cell>
          <table:table-cell office:value-type="string" calcext:value-type="string">
            <text:p>header: </text:p>
            <text:p>  seq: 2648</text:p>
            <text:p>  stamp: </text:p>
            <text:p>    secs: 498</text:p>
            <text:p>    nsecs: 996246337</text:p>
            <text:p>  frame_id: "Unity"</text:p>
            <text:p>pose: </text:p>
            <text:p>  position: </text:p>
            <text:p>    x: 131.427109</text:p>
            <text:p>    y: -277.0973</text:p>
            <text:p>    z: 38.5125923</text:p>
            <text:p>  orientation: </text:p>
            <text:p>    x: 0.018673107</text:p>
            <text:p>    y: 0.007726045</text:p>
            <text:p>    z: 0.06465047</text:p>
            <text:p>    w: 0.9977034</text:p>
          </table:table-cell>
          <table:table-cell office:value-type="string" calcext:value-type="string">
            <text:p>header: </text:p>
            <text:p>  seq: 2646</text:p>
            <text:p>  stamp: </text:p>
            <text:p>    secs: 498</text:p>
            <text:p>    nsecs: 996795654</text:p>
            <text:p>  frame_id: "Unity"</text:p>
            <text:p>twist: </text:p>
            <text:p>  linear: </text:p>
            <text:p>    x: 0.005484461</text:p>
            <text:p>    y: 0.0</text:p>
            <text:p>    z: 0.0002285192</text:p>
            <text:p>  angular: </text:p>
            <text:p>    x: 0.05667276</text:p>
            <text:p>    y: 0.07585409</text:p>
            <text:p>    z: 0.003656307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45</text:p>
            <text:p>  stamp: </text:p>
            <text:p>    secs: 498</text:p>
            <text:p>    nsecs: 997894287</text:p>
            <text:p>  frame_id: "Unity"</text:p>
            <text:p>orientation: </text:p>
            <text:p>  x: -0.115225017</text:p>
            <text:p>  y: 0.0114485687</text:p>
            <text:p>  z: -0.991057634</text:p>
            <text:p>  w: 0.06631213</text:p>
            <text:p>orientation_covariance: [1.0, 0.0, 0.0, 0.0, 1.0, 0.0, 0.0, 0.0, 1.0]</text:p>
            <text:p>angular_velocity: </text:p>
            <text:p>  x: 0.0200044345</text:p>
            <text:p>  y: -0.157789513</text:p>
            <text:p>  z: -0.00570786139</text:p>
            <text:p>angular_velocity_covariance: [1.0, 0.0, 0.0, 0.0, 1.0, 0.0, 0.0, 0.0, 1.0]</text:p>
            <text:p>linear_acceleration: </text:p>
            <text:p>  x: 3.05175763e-06</text:p>
            <text:p>  y: 0.0</text:p>
            <text:p>  z: 3.0517576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45</text:p>
            <text:p>  stamp: </text:p>
            <text:p>    secs: 498</text:p>
            <text:p>    nsecs: 980438232</text:p>
            <text:p>  frame_id: "Unity"</text:p>
            <text:p>orientation: </text:p>
            <text:p>  x: 0.01866543</text:p>
            <text:p>  y: 0.00771446759</text:p>
            <text:p>  z: 0.06465028</text:p>
            <text:p>  w: 0.9977036</text:p>
            <text:p>orientation_covariance: [1.0, 0.0, 0.0, 0.0, 1.0, 0.0, 0.0, 0.0, 1.0]</text:p>
            <text:p>angular_velocity: </text:p>
            <text:p>  x: -0.000476770161</text:p>
            <text:p>  y: 0.00826599</text:p>
            <text:p>  z: -0.000232860664</text:p>
            <text:p>angular_velocity_covariance: [1.0, 0.0, 0.0, 0.0, 1.0, 0.0, 0.0, 0.0, 1.0]</text:p>
            <text:p>linear_acceleration: </text:p>
            <text:p>  x: 2.13623048e-06</text:p>
            <text:p>  y: 0.0</text:p>
            <text:p>  z: -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8372238874435425, 0.0, 0.0, 0.0, 0.0)</text:p>
          </table:table-cell>
          <table:table-cell office:value-type="string" calcext:value-type="string">
            <text:p>header: </text:p>
            <text:p>  seq: 2648</text:p>
            <text:p>  stamp: </text:p>
            <text:p>    secs: 498</text:p>
            <text:p>    nsecs: 996246337</text:p>
            <text:p>  frame_id: "Unity"</text:p>
            <text:p>pose: </text:p>
            <text:p>  position: </text:p>
            <text:p>    x: 131.427109</text:p>
            <text:p>    y: -277.0973</text:p>
            <text:p>    z: 38.5125923</text:p>
            <text:p>  orientation: </text:p>
            <text:p>    x: 0.018673107</text:p>
            <text:p>    y: 0.007726045</text:p>
            <text:p>    z: 0.06465047</text:p>
            <text:p>    w: 0.9977034</text:p>
          </table:table-cell>
          <table:table-cell office:value-type="string" calcext:value-type="string">
            <text:p>header: </text:p>
            <text:p>  seq: 2646</text:p>
            <text:p>  stamp: </text:p>
            <text:p>    secs: 498</text:p>
            <text:p>    nsecs: 996795654</text:p>
            <text:p>  frame_id: "Unity"</text:p>
            <text:p>twist: </text:p>
            <text:p>  linear: </text:p>
            <text:p>    x: 0.005484461</text:p>
            <text:p>    y: 0.0</text:p>
            <text:p>    z: 0.0002285192</text:p>
            <text:p>  angular: </text:p>
            <text:p>    x: 0.05667276</text:p>
            <text:p>    y: 0.07585409</text:p>
            <text:p>    z: 0.003656307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45</text:p>
            <text:p>  stamp: </text:p>
            <text:p>    secs: 498</text:p>
            <text:p>    nsecs: 997894287</text:p>
            <text:p>  frame_id: "Unity"</text:p>
            <text:p>orientation: </text:p>
            <text:p>  x: -0.115225017</text:p>
            <text:p>  y: 0.0114485687</text:p>
            <text:p>  z: -0.991057634</text:p>
            <text:p>  w: 0.06631213</text:p>
            <text:p>orientation_covariance: [1.0, 0.0, 0.0, 0.0, 1.0, 0.0, 0.0, 0.0, 1.0]</text:p>
            <text:p>angular_velocity: </text:p>
            <text:p>  x: 0.0200044345</text:p>
            <text:p>  y: -0.157789513</text:p>
            <text:p>  z: -0.00570786139</text:p>
            <text:p>angular_velocity_covariance: [1.0, 0.0, 0.0, 0.0, 1.0, 0.0, 0.0, 0.0, 1.0]</text:p>
            <text:p>linear_acceleration: </text:p>
            <text:p>  x: 3.05175763e-06</text:p>
            <text:p>  y: 0.0</text:p>
            <text:p>  z: 3.0517576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46</text:p>
            <text:p>  stamp: </text:p>
            <text:p>    secs: 498</text:p>
            <text:p>    nsecs: 997131347</text:p>
            <text:p>  frame_id: "Unity"</text:p>
            <text:p>orientation: </text:p>
            <text:p>  x: 0.0186731052</text:p>
            <text:p>  y: 0.00772604439</text:p>
            <text:p>  z: 0.06465046</text:p>
            <text:p>  w: 0.9977033</text:p>
            <text:p>orientation_covariance: [1.0, 0.0, 0.0, 0.0, 1.0, 0.0, 0.0, 0.0, 1.0]</text:p>
            <text:p>angular_velocity: </text:p>
            <text:p>  x: 2.53920734e-05</text:p>
            <text:p>  y: 0.008960455</text:p>
            <text:p>  z: -6.84584957e-05</text:p>
            <text:p>angular_velocity_covariance: [1.0, 0.0, 0.0, 0.0, 1.0, 0.0, 0.0, 0.0, 1.0]</text:p>
            <text:p>linear_acceleration: </text:p>
            <text:p>  x: 1.83105465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9131989479064941, 0.0, 0.0, 0.0, 0.0)</text:p>
          </table:table-cell>
          <table:table-cell office:value-type="string" calcext:value-type="string">
            <text:p>header: </text:p>
            <text:p>  seq: 2648</text:p>
            <text:p>  stamp: </text:p>
            <text:p>    secs: 498</text:p>
            <text:p>    nsecs: 996246337</text:p>
            <text:p>  frame_id: "Unity"</text:p>
            <text:p>pose: </text:p>
            <text:p>  position: </text:p>
            <text:p>    x: 131.427109</text:p>
            <text:p>    y: -277.0973</text:p>
            <text:p>    z: 38.5125923</text:p>
            <text:p>  orientation: </text:p>
            <text:p>    x: 0.018673107</text:p>
            <text:p>    y: 0.007726045</text:p>
            <text:p>    z: 0.06465047</text:p>
            <text:p>    w: 0.9977034</text:p>
          </table:table-cell>
          <table:table-cell office:value-type="string" calcext:value-type="string">
            <text:p>header: </text:p>
            <text:p>  seq: 2646</text:p>
            <text:p>  stamp: </text:p>
            <text:p>    secs: 498</text:p>
            <text:p>    nsecs: 996795654</text:p>
            <text:p>  frame_id: "Unity"</text:p>
            <text:p>twist: </text:p>
            <text:p>  linear: </text:p>
            <text:p>    x: 0.005484461</text:p>
            <text:p>    y: 0.0</text:p>
            <text:p>    z: 0.0002285192</text:p>
            <text:p>  angular: </text:p>
            <text:p>    x: 0.05667276</text:p>
            <text:p>    y: 0.07585409</text:p>
            <text:p>    z: 0.003656307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46</text:p>
            <text:p>  stamp: </text:p>
            <text:p>    secs: 499</text:p>
            <text:p>    nsecs:  15838623</text:p>
            <text:p>  frame_id: "Unity"</text:p>
            <text:p>orientation: </text:p>
            <text:p>  x: -0.115192652</text:p>
            <text:p>  y: 0.0114548616</text:p>
            <text:p>  z: -0.991061151</text:p>
            <text:p>  w: 0.06631393</text:p>
            <text:p>orientation_covariance: [1.0, 0.0, 0.0, 0.0, 1.0, 0.0, 0.0, 0.0, 1.0]</text:p>
            <text:p>angular_velocity: </text:p>
            <text:p>  x: 0.02038508</text:p>
            <text:p>  y: -0.15673241</text:p>
            <text:p>  z: -0.005855739</text:p>
            <text:p>angular_velocity_covariance: [1.0, 0.0, 0.0, 0.0, 1.0, 0.0, 0.0, 0.0, 1.0]</text:p>
            <text:p>linear_acceleration: </text:p>
            <text:p>  x: 3.05175763e-06</text:p>
            <text:p>  y: 0.0</text:p>
            <text:p>  z: 3.5858154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46</text:p>
            <text:p>  stamp: </text:p>
            <text:p>    secs: 498</text:p>
            <text:p>    nsecs: 997131347</text:p>
            <text:p>  frame_id: "Unity"</text:p>
            <text:p>orientation: </text:p>
            <text:p>  x: 0.0186731052</text:p>
            <text:p>  y: 0.00772604439</text:p>
            <text:p>  z: 0.06465046</text:p>
            <text:p>  w: 0.9977033</text:p>
            <text:p>orientation_covariance: [1.0, 0.0, 0.0, 0.0, 1.0, 0.0, 0.0, 0.0, 1.0]</text:p>
            <text:p>angular_velocity: </text:p>
            <text:p>  x: 2.53920734e-05</text:p>
            <text:p>  y: 0.008960455</text:p>
            <text:p>  z: -6.84584957e-05</text:p>
            <text:p>angular_velocity_covariance: [1.0, 0.0, 0.0, 0.0, 1.0, 0.0, 0.0, 0.0, 1.0]</text:p>
            <text:p>linear_acceleration: </text:p>
            <text:p>  x: 1.83105465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924057126045227, 0.0, 0.0, 0.0, 0.0)</text:p>
          </table:table-cell>
          <table:table-cell office:value-type="string" calcext:value-type="string">
            <text:p>header: </text:p>
            <text:p>  seq: 2648</text:p>
            <text:p>  stamp: </text:p>
            <text:p>    secs: 498</text:p>
            <text:p>    nsecs: 996246337</text:p>
            <text:p>  frame_id: "Unity"</text:p>
            <text:p>pose: </text:p>
            <text:p>  position: </text:p>
            <text:p>    x: 131.427109</text:p>
            <text:p>    y: -277.0973</text:p>
            <text:p>    z: 38.5125923</text:p>
            <text:p>  orientation: </text:p>
            <text:p>    x: 0.018673107</text:p>
            <text:p>    y: 0.007726045</text:p>
            <text:p>    z: 0.06465047</text:p>
            <text:p>    w: 0.9977034</text:p>
          </table:table-cell>
          <table:table-cell office:value-type="string" calcext:value-type="string">
            <text:p>header: </text:p>
            <text:p>  seq: 2646</text:p>
            <text:p>  stamp: </text:p>
            <text:p>    secs: 498</text:p>
            <text:p>    nsecs: 996795654</text:p>
            <text:p>  frame_id: "Unity"</text:p>
            <text:p>twist: </text:p>
            <text:p>  linear: </text:p>
            <text:p>    x: 0.005484461</text:p>
            <text:p>    y: 0.0</text:p>
            <text:p>    z: 0.0002285192</text:p>
            <text:p>  angular: </text:p>
            <text:p>    x: 0.05667276</text:p>
            <text:p>    y: 0.07585409</text:p>
            <text:p>    z: 0.003656307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46</text:p>
            <text:p>  stamp: </text:p>
            <text:p>    secs: 499</text:p>
            <text:p>    nsecs:  15838623</text:p>
            <text:p>  frame_id: "Unity"</text:p>
            <text:p>orientation: </text:p>
            <text:p>  x: -0.115192652</text:p>
            <text:p>  y: 0.0114548616</text:p>
            <text:p>  z: -0.991061151</text:p>
            <text:p>  w: 0.06631393</text:p>
            <text:p>orientation_covariance: [1.0, 0.0, 0.0, 0.0, 1.0, 0.0, 0.0, 0.0, 1.0]</text:p>
            <text:p>angular_velocity: </text:p>
            <text:p>  x: 0.02038508</text:p>
            <text:p>  y: -0.15673241</text:p>
            <text:p>  z: -0.005855739</text:p>
            <text:p>angular_velocity_covariance: [1.0, 0.0, 0.0, 0.0, 1.0, 0.0, 0.0, 0.0, 1.0]</text:p>
            <text:p>linear_acceleration: </text:p>
            <text:p>  x: 3.05175763e-06</text:p>
            <text:p>  y: 0.0</text:p>
            <text:p>  z: 3.5858154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46</text:p>
            <text:p>  stamp: </text:p>
            <text:p>    secs: 498</text:p>
            <text:p>    nsecs: 997131347</text:p>
            <text:p>  frame_id: "Unity"</text:p>
            <text:p>orientation: </text:p>
            <text:p>  x: 0.0186731052</text:p>
            <text:p>  y: 0.00772604439</text:p>
            <text:p>  z: 0.06465046</text:p>
            <text:p>  w: 0.9977033</text:p>
            <text:p>orientation_covariance: [1.0, 0.0, 0.0, 0.0, 1.0, 0.0, 0.0, 0.0, 1.0]</text:p>
            <text:p>angular_velocity: </text:p>
            <text:p>  x: 2.53920734e-05</text:p>
            <text:p>  y: 0.008960455</text:p>
            <text:p>  z: -6.84584957e-05</text:p>
            <text:p>angular_velocity_covariance: [1.0, 0.0, 0.0, 0.0, 1.0, 0.0, 0.0, 0.0, 1.0]</text:p>
            <text:p>linear_acceleration: </text:p>
            <text:p>  x: 1.83105465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9457412958145142, 0.0, 0.0, 0.0, 0.0)</text:p>
          </table:table-cell>
          <table:table-cell office:value-type="string" calcext:value-type="string">
            <text:p>header: </text:p>
            <text:p>  seq: 2650</text:p>
            <text:p>  stamp: </text:p>
            <text:p>    secs: 499</text:p>
            <text:p>    nsecs:  29907226</text:p>
            <text:p>  frame_id: "Unity"</text:p>
            <text:p>pose: </text:p>
            <text:p>  position: </text:p>
            <text:p>    x: 131.427261</text:p>
            <text:p>    y: -277.0973</text:p>
            <text:p>    z: 38.5125923</text:p>
            <text:p>  orientation: </text:p>
            <text:p>    x: 0.0186747182</text:p>
            <text:p>    y: 0.00772856176</text:p>
            <text:p>    z: 0.0646458641</text:p>
            <text:p>    w: 0.9977036</text:p>
          </table:table-cell>
          <table:table-cell office:value-type="string" calcext:value-type="string">
            <text:p>header: </text:p>
            <text:p>  seq: 2648</text:p>
            <text:p>  stamp: </text:p>
            <text:p>    secs: 499</text:p>
            <text:p>    nsecs:  30426025</text:p>
            <text:p>  frame_id: "Unity"</text:p>
            <text:p>twist: </text:p>
            <text:p>  linear: </text:p>
            <text:p>    x: 0.004863813</text:p>
            <text:p>    y: 0.0</text:p>
            <text:p>    z: -0.000243190661</text:p>
            <text:p>  angular: </text:p>
            <text:p>    x: -0.0194552522</text:p>
            <text:p>    y: -0.009530034</text:p>
            <text:p>    z: -0.05252918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47</text:p>
            <text:p>  stamp: </text:p>
            <text:p>    secs: 499</text:p>
            <text:p>    nsecs:  31707763</text:p>
            <text:p>  frame_id: "Unity"</text:p>
            <text:p>orientation: </text:p>
            <text:p>  x: -0.115155756</text:p>
            <text:p>  y: 0.01145706</text:p>
            <text:p>  z: -0.991065562</text:p>
            <text:p>  w: 0.0663115755</text:p>
            <text:p>orientation_covariance: [1.0, 0.0, 0.0, 0.0, 1.0, 0.0, 0.0, 0.0, 1.0]</text:p>
            <text:p>angular_velocity: </text:p>
            <text:p>  x: 0.020402167</text:p>
            <text:p>  y: -0.155811235</text:p>
            <text:p>  z: -0.005411232</text:p>
            <text:p>angular_velocity_covariance: [1.0, 0.0, 0.0, 0.0, 1.0, 0.0, 0.0, 0.0, 1.0]</text:p>
            <text:p>linear_acceleration: </text:p>
            <text:p>  x: 2.4414062e-06</text:p>
            <text:p>  y: 0.0</text:p>
            <text:p>  z: 3.6621092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47</text:p>
            <text:p>  stamp: </text:p>
            <text:p>    secs: 499</text:p>
            <text:p>    nsecs:  15075683</text:p>
            <text:p>  frame_id: "Unity"</text:p>
            <text:p>orientation: </text:p>
            <text:p>  x: 0.0186772645</text:p>
            <text:p>  y: 0.007730175</text:p>
            <text:p>  z: 0.06465309</text:p>
            <text:p>  w: 0.997703135</text:p>
            <text:p>orientation_covariance: [1.0, 0.0, 0.0, 0.0, 1.0, 0.0, 0.0, 0.0, 1.0]</text:p>
            <text:p>angular_velocity: </text:p>
            <text:p>  x: 0.000537478831</text:p>
            <text:p>  y: 0.00970086548</text:p>
            <text:p>  z: 0.0002327991</text:p>
            <text:p>angular_velocity_covariance: [1.0, 0.0, 0.0, 0.0, 1.0, 0.0, 0.0, 0.0, 1.0]</text:p>
            <text:p>linear_acceleration: </text:p>
            <text:p>  x: 1.52587882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650</text:p>
            <text:p>  stamp: </text:p>
            <text:p>    secs: 499</text:p>
            <text:p>    nsecs:  29907226</text:p>
            <text:p>  frame_id: "Unity"</text:p>
            <text:p>pose: </text:p>
            <text:p>  position: </text:p>
            <text:p>    x: 131.427261</text:p>
            <text:p>    y: -277.0973</text:p>
            <text:p>    z: 38.5125923</text:p>
            <text:p>  orientation: </text:p>
            <text:p>    x: 0.0186747182</text:p>
            <text:p>    y: 0.00772856176</text:p>
            <text:p>    z: 0.0646458641</text:p>
            <text:p>    w: 0.9977036</text:p>
          </table:table-cell>
          <table:table-cell office:value-type="string" calcext:value-type="string">
            <text:p>header: </text:p>
            <text:p>  seq: 2648</text:p>
            <text:p>  stamp: </text:p>
            <text:p>    secs: 499</text:p>
            <text:p>    nsecs:  30426025</text:p>
            <text:p>  frame_id: "Unity"</text:p>
            <text:p>twist: </text:p>
            <text:p>  linear: </text:p>
            <text:p>    x: 0.004863813</text:p>
            <text:p>    y: 0.0</text:p>
            <text:p>    z: -0.000243190661</text:p>
            <text:p>  angular: </text:p>
            <text:p>    x: -0.0194552522</text:p>
            <text:p>    y: -0.009530034</text:p>
            <text:p>    z: -0.05252918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47</text:p>
            <text:p>  stamp: </text:p>
            <text:p>    secs: 499</text:p>
            <text:p>    nsecs:  31707763</text:p>
            <text:p>  frame_id: "Unity"</text:p>
            <text:p>orientation: </text:p>
            <text:p>  x: -0.115155756</text:p>
            <text:p>  y: 0.01145706</text:p>
            <text:p>  z: -0.991065562</text:p>
            <text:p>  w: 0.0663115755</text:p>
            <text:p>orientation_covariance: [1.0, 0.0, 0.0, 0.0, 1.0, 0.0, 0.0, 0.0, 1.0]</text:p>
            <text:p>angular_velocity: </text:p>
            <text:p>  x: 0.020402167</text:p>
            <text:p>  y: -0.155811235</text:p>
            <text:p>  z: -0.005411232</text:p>
            <text:p>angular_velocity_covariance: [1.0, 0.0, 0.0, 0.0, 1.0, 0.0, 0.0, 0.0, 1.0]</text:p>
            <text:p>linear_acceleration: </text:p>
            <text:p>  x: 2.4414062e-06</text:p>
            <text:p>  y: 0.0</text:p>
            <text:p>  z: 3.6621092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47</text:p>
            <text:p>  stamp: </text:p>
            <text:p>    secs: 499</text:p>
            <text:p>    nsecs:  15075683</text:p>
            <text:p>  frame_id: "Unity"</text:p>
            <text:p>orientation: </text:p>
            <text:p>  x: 0.0186772645</text:p>
            <text:p>  y: 0.007730175</text:p>
            <text:p>  z: 0.06465309</text:p>
            <text:p>  w: 0.997703135</text:p>
            <text:p>orientation_covariance: [1.0, 0.0, 0.0, 0.0, 1.0, 0.0, 0.0, 0.0, 1.0]</text:p>
            <text:p>angular_velocity: </text:p>
            <text:p>  x: 0.000537478831</text:p>
            <text:p>  y: 0.00970086548</text:p>
            <text:p>  z: 0.0002327991</text:p>
            <text:p>angular_velocity_covariance: [1.0, 0.0, 0.0, 0.0, 1.0, 0.0, 0.0, 0.0, 1.0]</text:p>
            <text:p>linear_acceleration: </text:p>
            <text:p>  x: 1.52587882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51</text:p>
            <text:p>  stamp: </text:p>
            <text:p>    secs: 499</text:p>
            <text:p>    nsecs:  63262939</text:p>
            <text:p>  frame_id: "Unity"</text:p>
            <text:p>pose: </text:p>
            <text:p>  position: </text:p>
            <text:p>    x: 131.427353</text:p>
            <text:p>    y: -277.09726</text:p>
            <text:p>    z: 38.51259</text:p>
            <text:p>  orientation: </text:p>
            <text:p>    x: 0.0186716225</text:p>
            <text:p>    y: 0.007721563</text:p>
            <text:p>    z: 0.06464833</text:p>
            <text:p>    w: 0.997703552</text:p>
          </table:table-cell>
          <table:table-cell office:value-type="string" calcext:value-type="string">
            <text:p>header: </text:p>
            <text:p>  seq: 2648</text:p>
            <text:p>  stamp: </text:p>
            <text:p>    secs: 499</text:p>
            <text:p>    nsecs:  30426025</text:p>
            <text:p>  frame_id: "Unity"</text:p>
            <text:p>twist: </text:p>
            <text:p>  linear: </text:p>
            <text:p>    x: 0.004863813</text:p>
            <text:p>    y: 0.0</text:p>
            <text:p>    z: -0.000243190661</text:p>
            <text:p>  angular: </text:p>
            <text:p>    x: -0.0194552522</text:p>
            <text:p>    y: -0.009530034</text:p>
            <text:p>    z: -0.05252918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48</text:p>
            <text:p>  stamp: </text:p>
            <text:p>    secs: 499</text:p>
            <text:p>    nsecs:  64727783</text:p>
            <text:p>  frame_id: "Unity"</text:p>
            <text:p>orientation: </text:p>
            <text:p>  x: -0.115115851</text:p>
            <text:p>  y: 0.0114537617</text:p>
            <text:p>  z: -0.991070867</text:p>
            <text:p>  w: 0.06630352</text:p>
            <text:p>orientation_covariance: [1.0, 0.0, 0.0, 0.0, 1.0, 0.0, 0.0, 0.0, 1.0]</text:p>
            <text:p>angular_velocity: </text:p>
            <text:p>  x: 0.0209998265</text:p>
            <text:p>  y: -0.154869616</text:p>
            <text:p>  z: -0.005469671</text:p>
            <text:p>angular_velocity_covariance: [1.0, 0.0, 0.0, 0.0, 1.0, 0.0, 0.0, 0.0, 1.0]</text:p>
            <text:p>linear_acceleration: </text:p>
            <text:p>  x: 2.4414062e-06</text:p>
            <text:p>  y: 0.0</text:p>
            <text:p>  z: 3.81469727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48</text:p>
            <text:p>  stamp: </text:p>
            <text:p>    secs: 499</text:p>
            <text:p>    nsecs:  30792236</text:p>
            <text:p>  frame_id: "Unity"</text:p>
            <text:p>orientation: </text:p>
            <text:p>  x: 0.0186747164</text:p>
            <text:p>  y: 0.00772856129</text:p>
            <text:p>  z: 0.06464586</text:p>
            <text:p>  w: 0.997703552</text:p>
            <text:p>orientation_covariance: [1.0, 0.0, 0.0, 0.0, 1.0, 0.0, 0.0, 0.0, 1.0]</text:p>
            <text:p>angular_velocity: </text:p>
            <text:p>  x: 0.0008913493</text:p>
            <text:p>  y: 0.0103814192</text:p>
            <text:p>  z: 0.000321030384</text:p>
            <text:p>angular_velocity_covariance: [1.0, 0.0, 0.0, 0.0, 1.0, 0.0, 0.0, 0.0, 1.0]</text:p>
            <text:p>linear_acceleration: </text:p>
            <text:p>  x: 1.52587882e-06</text:p>
            <text:p>  y: 0.0</text:p>
            <text:p>  z: -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8914825916290283, 0.0, 0.0, 0.0, 0.0)</text:p>
          </table:table-cell>
          <table:table-cell office:value-type="string" calcext:value-type="string">
            <text:p>header: </text:p>
            <text:p>  seq: 2662</text:p>
            <text:p>  stamp: </text:p>
            <text:p>    secs: 499</text:p>
            <text:p>    nsecs: 307037353</text:p>
            <text:p>  frame_id: "Unity"</text:p>
            <text:p>pose: </text:p>
            <text:p>  position: </text:p>
            <text:p>    x: 131.42804</text:p>
            <text:p>    y: -277.09726</text:p>
            <text:p>    z: 38.51259</text:p>
            <text:p>  orientation: </text:p>
            <text:p>    x: 0.018597886</text:p>
            <text:p>    y: 0.007625986</text:p>
            <text:p>    z: 0.06467727</text:p>
            <text:p>    w: 0.9977038</text:p>
          </table:table-cell>
          <table:table-cell office:value-type="string" calcext:value-type="string">
            <text:p>header: </text:p>
            <text:p>  seq: 2660</text:p>
            <text:p>  stamp: </text:p>
            <text:p>    secs: 499</text:p>
            <text:p>    nsecs: 307342529</text:p>
            <text:p>  frame_id: "Unity"</text:p>
            <text:p>twist: </text:p>
            <text:p>  linear: </text:p>
            <text:p>    x: 0.0235294122</text:p>
            <text:p>    y: -0.0117647061</text:p>
            <text:p>    z: -0.00294117653</text:p>
            <text:p>  angular: </text:p>
            <text:p>    x: 0.423529416</text:p>
            <text:p>    y: 0.502481639</text:p>
            <text:p>    z: 0.4470588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59</text:p>
            <text:p>  stamp: </text:p>
            <text:p>    secs: 499</text:p>
            <text:p>    nsecs: 308197021</text:p>
            <text:p>  frame_id: "Unity"</text:p>
            <text:p>orientation: </text:p>
            <text:p>  x: -0.115205288</text:p>
            <text:p>  y: 0.0113837719</text:p>
            <text:p>  z: -0.9910593</text:p>
            <text:p>  w: 0.06633143</text:p>
            <text:p>orientation_covariance: [1.0, 0.0, 0.0, 0.0, 1.0, 0.0, 0.0, 0.0, 1.0]</text:p>
            <text:p>angular_velocity: </text:p>
            <text:p>  x: 0.0215724036</text:p>
            <text:p>  y: -0.168780819</text:p>
            <text:p>  z: -0.007059479</text:p>
            <text:p>angular_velocity_covariance: [1.0, 0.0, 0.0, 0.0, 1.0, 0.0, 0.0, 0.0, 1.0]</text:p>
            <text:p>linear_acceleration: </text:p>
            <text:p>  x: 1.2207031e-06</text:p>
            <text:p>  y: 0.0</text:p>
            <text:p>  z: -5.340576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59</text:p>
            <text:p>  stamp: </text:p>
            <text:p>    secs: 499</text:p>
            <text:p>    nsecs: 305114746</text:p>
            <text:p>  frame_id: "Unity"</text:p>
            <text:p>orientation: </text:p>
            <text:p>  x: 0.01858916</text:p>
            <text:p>  y: 0.00761383167</text:p>
            <text:p>  z: 0.0646675155</text:p>
            <text:p>  w: 0.997704744</text:p>
            <text:p>orientation_covariance: [1.0, 0.0, 0.0, 0.0, 1.0, 0.0, 0.0, 0.0, 1.0]</text:p>
            <text:p>angular_velocity: </text:p>
            <text:p>  x: 0.000170926331</text:p>
            <text:p>  y: 0.0100515066</text:p>
            <text:p>  z: -0.000650326256</text:p>
            <text:p>angular_velocity_covariance: [1.0, 0.0, 0.0, 0.0, 1.0, 0.0, 0.0, 0.0, 1.0]</text:p>
            <text:p>linear_acceleration: </text:p>
            <text:p>  x: 9.155273e-07</text:p>
            <text:p>  y: -6.10351549e-07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6310473084449768, 0.0, 0.0, 0.0, 0.0)</text:p>
          </table:table-cell>
          <table:table-cell office:value-type="string" calcext:value-type="string">
            <text:p>header: </text:p>
            <text:p>  seq: 2662</text:p>
            <text:p>  stamp: </text:p>
            <text:p>    secs: 499</text:p>
            <text:p>    nsecs: 307037353</text:p>
            <text:p>  frame_id: "Unity"</text:p>
            <text:p>pose: </text:p>
            <text:p>  position: </text:p>
            <text:p>    x: 131.42804</text:p>
            <text:p>    y: -277.09726</text:p>
            <text:p>    z: 38.51259</text:p>
            <text:p>  orientation: </text:p>
            <text:p>    x: 0.018597886</text:p>
            <text:p>    y: 0.007625986</text:p>
            <text:p>    z: 0.06467727</text:p>
            <text:p>    w: 0.9977038</text:p>
          </table:table-cell>
          <table:table-cell office:value-type="string" calcext:value-type="string">
            <text:p>header: </text:p>
            <text:p>  seq: 2660</text:p>
            <text:p>  stamp: </text:p>
            <text:p>    secs: 499</text:p>
            <text:p>    nsecs: 307342529</text:p>
            <text:p>  frame_id: "Unity"</text:p>
            <text:p>twist: </text:p>
            <text:p>  linear: </text:p>
            <text:p>    x: 0.0235294122</text:p>
            <text:p>    y: -0.0117647061</text:p>
            <text:p>    z: -0.00294117653</text:p>
            <text:p>  angular: </text:p>
            <text:p>    x: 0.423529416</text:p>
            <text:p>    y: 0.502481639</text:p>
            <text:p>    z: 0.4470588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60</text:p>
            <text:p>  stamp: </text:p>
            <text:p>    secs: 499</text:p>
            <text:p>    nsecs: 310485839</text:p>
            <text:p>  frame_id: "Unity"</text:p>
            <text:p>orientation: </text:p>
            <text:p>  x: -0.115241766</text:p>
            <text:p>  y: 0.0113781476</text:p>
            <text:p>  z: -0.9910546</text:p>
            <text:p>  w: 0.06633911</text:p>
            <text:p>orientation_covariance: [1.0, 0.0, 0.0, 0.0, 1.0, 0.0, 0.0, 0.0, 1.0]</text:p>
            <text:p>angular_velocity: </text:p>
            <text:p>  x: 0.0205646735</text:p>
            <text:p>  y: -0.165047869</text:p>
            <text:p>  z: -0.00700200535</text:p>
            <text:p>angular_velocity_covariance: [1.0, 0.0, 0.0, 0.0, 1.0, 0.0, 0.0, 0.0, 1.0]</text:p>
            <text:p>linear_acceleration: </text:p>
            <text:p>  x: 3.05175774e-07</text:p>
            <text:p>  y: -6.10351549e-07</text:p>
            <text:p>  z: -3.0517576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59</text:p>
            <text:p>  stamp: </text:p>
            <text:p>    secs: 499</text:p>
            <text:p>    nsecs: 305114746</text:p>
            <text:p>  frame_id: "Unity"</text:p>
            <text:p>orientation: </text:p>
            <text:p>  x: 0.01858916</text:p>
            <text:p>  y: 0.00761383167</text:p>
            <text:p>  z: 0.0646675155</text:p>
            <text:p>  w: 0.997704744</text:p>
            <text:p>orientation_covariance: [1.0, 0.0, 0.0, 0.0, 1.0, 0.0, 0.0, 0.0, 1.0]</text:p>
            <text:p>angular_velocity: </text:p>
            <text:p>  x: 0.000170926331</text:p>
            <text:p>  y: 0.0100515066</text:p>
            <text:p>  z: -0.000650326256</text:p>
            <text:p>angular_velocity_covariance: [1.0, 0.0, 0.0, 0.0, 1.0, 0.0, 0.0, 0.0, 1.0]</text:p>
            <text:p>linear_acceleration: </text:p>
            <text:p>  x: 9.155273e-07</text:p>
            <text:p>  y: -6.10351549e-07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4574130177497864, 0.0, 0.0, 0.0, 0.0)</text:p>
          </table:table-cell>
          <table:table-cell office:value-type="string" calcext:value-type="string">
            <text:p>header: </text:p>
            <text:p>  seq: 2662</text:p>
            <text:p>  stamp: </text:p>
            <text:p>    secs: 499</text:p>
            <text:p>    nsecs: 307037353</text:p>
            <text:p>  frame_id: "Unity"</text:p>
            <text:p>pose: </text:p>
            <text:p>  position: </text:p>
            <text:p>    x: 131.42804</text:p>
            <text:p>    y: -277.09726</text:p>
            <text:p>    z: 38.51259</text:p>
            <text:p>  orientation: </text:p>
            <text:p>    x: 0.018597886</text:p>
            <text:p>    y: 0.007625986</text:p>
            <text:p>    z: 0.06467727</text:p>
            <text:p>    w: 0.9977038</text:p>
          </table:table-cell>
          <table:table-cell office:value-type="string" calcext:value-type="string">
            <text:p>header: </text:p>
            <text:p>  seq: 2660</text:p>
            <text:p>  stamp: </text:p>
            <text:p>    secs: 499</text:p>
            <text:p>    nsecs: 307342529</text:p>
            <text:p>  frame_id: "Unity"</text:p>
            <text:p>twist: </text:p>
            <text:p>  linear: </text:p>
            <text:p>    x: 0.0235294122</text:p>
            <text:p>    y: -0.0117647061</text:p>
            <text:p>    z: -0.00294117653</text:p>
            <text:p>  angular: </text:p>
            <text:p>    x: 0.423529416</text:p>
            <text:p>    y: 0.502481639</text:p>
            <text:p>    z: 0.4470588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60</text:p>
            <text:p>  stamp: </text:p>
            <text:p>    secs: 499</text:p>
            <text:p>    nsecs: 310485839</text:p>
            <text:p>  frame_id: "Unity"</text:p>
            <text:p>orientation: </text:p>
            <text:p>  x: -0.115241766</text:p>
            <text:p>  y: 0.0113781476</text:p>
            <text:p>  z: -0.9910546</text:p>
            <text:p>  w: 0.06633911</text:p>
            <text:p>orientation_covariance: [1.0, 0.0, 0.0, 0.0, 1.0, 0.0, 0.0, 0.0, 1.0]</text:p>
            <text:p>angular_velocity: </text:p>
            <text:p>  x: 0.0205646735</text:p>
            <text:p>  y: -0.165047869</text:p>
            <text:p>  z: -0.00700200535</text:p>
            <text:p>angular_velocity_covariance: [1.0, 0.0, 0.0, 0.0, 1.0, 0.0, 0.0, 0.0, 1.0]</text:p>
            <text:p>linear_acceleration: </text:p>
            <text:p>  x: 3.05175774e-07</text:p>
            <text:p>  y: -6.10351549e-07</text:p>
            <text:p>  z: -3.0517576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60</text:p>
            <text:p>  stamp: </text:p>
            <text:p>    secs: 499</text:p>
            <text:p>    nsecs: 307647705</text:p>
            <text:p>  frame_id: "Unity"</text:p>
            <text:p>orientation: </text:p>
            <text:p>  x: 0.018597886</text:p>
            <text:p>  y: 0.007625986</text:p>
            <text:p>  z: 0.06467727</text:p>
            <text:p>  w: 0.9977038</text:p>
            <text:p>orientation_covariance: [1.0, 0.0, 0.0, 0.0, 1.0, 0.0, 0.0, 0.0, 1.0]</text:p>
            <text:p>angular_velocity: </text:p>
            <text:p>  x: -1.08080858e-05</text:p>
            <text:p>  y: 0.009148476</text:p>
            <text:p>  z: -0.0008427962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-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1535450518131256, 0.0, 0.0, 0.0, 0.0)</text:p>
          </table:table-cell>
          <table:table-cell office:value-type="string" calcext:value-type="string">
            <text:p>header: </text:p>
            <text:p>  seq: 2663</text:p>
            <text:p>  stamp: </text:p>
            <text:p>    secs: 499</text:p>
            <text:p>    nsecs: 309356689</text:p>
            <text:p>  frame_id: "Unity"</text:p>
            <text:p>pose: </text:p>
            <text:p>  position: </text:p>
            <text:p>    x: 131.428116</text:p>
            <text:p>    y: -277.09726</text:p>
            <text:p>    z: 38.5125923</text:p>
            <text:p>  orientation: </text:p>
            <text:p>    x: 0.0186034385</text:p>
            <text:p>    y: 0.00762991561</text:p>
            <text:p>    z: 0.06468868</text:p>
            <text:p>    w: 0.9977029</text:p>
          </table:table-cell>
          <table:table-cell office:value-type="string" calcext:value-type="string">
            <text:p>header: </text:p>
            <text:p>  seq: 2661</text:p>
            <text:p>  stamp: </text:p>
            <text:p>    secs: 499</text:p>
            <text:p>    nsecs: 309661865</text:p>
            <text:p>  frame_id: "Unity"</text:p>
            <text:p>twist: </text:p>
            <text:p>  linear: </text:p>
            <text:p>    x: 0.0333333351</text:p>
            <text:p>    y: 0.0</text:p>
            <text:p>    z: 0.00166666671</text:p>
            <text:p>  angular: </text:p>
            <text:p>    x: 0.293333322</text:p>
            <text:p>    y: 0.167343751</text:p>
            <text:p>    z: 0.5866666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61</text:p>
            <text:p>  stamp: </text:p>
            <text:p>    secs: 499</text:p>
            <text:p>    nsecs: 322448730</text:p>
            <text:p>  frame_id: "Unity"</text:p>
            <text:p>orientation: </text:p>
            <text:p>  x: -0.11526221</text:p>
            <text:p>  y: 0.0113992915</text:p>
            <text:p>  z: -0.9910508</text:p>
            <text:p>  w: 0.06635734</text:p>
            <text:p>orientation_covariance: [1.0, 0.0, 0.0, 0.0, 1.0, 0.0, 0.0, 0.0, 1.0]</text:p>
            <text:p>angular_velocity: </text:p>
            <text:p>  x: 0.0194496252</text:p>
            <text:p>  y: -0.164618477</text:p>
            <text:p>  z: -0.00735934451</text:p>
            <text:p>angular_velocity_covariance: [1.0, 0.0, 0.0, 0.0, 1.0, 0.0, 0.0, 0.0, 1.0]</text:p>
            <text:p>linear_acceleration: </text:p>
            <text:p>  x: 1.83105465e-06</text:p>
            <text:p>  y: 1.2207031e-06</text:p>
            <text:p>  z: -1.37329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60</text:p>
            <text:p>  stamp: </text:p>
            <text:p>    secs: 499</text:p>
            <text:p>    nsecs: 307647705</text:p>
            <text:p>  frame_id: "Unity"</text:p>
            <text:p>orientation: </text:p>
            <text:p>  x: 0.018597886</text:p>
            <text:p>  y: 0.007625986</text:p>
            <text:p>  z: 0.06467727</text:p>
            <text:p>  w: 0.9977038</text:p>
            <text:p>orientation_covariance: [1.0, 0.0, 0.0, 0.0, 1.0, 0.0, 0.0, 0.0, 1.0]</text:p>
            <text:p>angular_velocity: </text:p>
            <text:p>  x: -1.08080858e-05</text:p>
            <text:p>  y: 0.009148476</text:p>
            <text:p>  z: -0.0008427962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-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0016271184431388974, 0.0, 0.0, 0.0, 0.0)</text:p>
          </table:table-cell>
          <table:table-cell office:value-type="string" calcext:value-type="string">
            <text:p>header: </text:p>
            <text:p>  seq: 2663</text:p>
            <text:p>  stamp: </text:p>
            <text:p>    secs: 499</text:p>
            <text:p>    nsecs: 309356689</text:p>
            <text:p>  frame_id: "Unity"</text:p>
            <text:p>pose: </text:p>
            <text:p>  position: </text:p>
            <text:p>    x: 131.428116</text:p>
            <text:p>    y: -277.09726</text:p>
            <text:p>    z: 38.5125923</text:p>
            <text:p>  orientation: </text:p>
            <text:p>    x: 0.0186034385</text:p>
            <text:p>    y: 0.00762991561</text:p>
            <text:p>    z: 0.06468868</text:p>
            <text:p>    w: 0.9977029</text:p>
          </table:table-cell>
          <table:table-cell office:value-type="string" calcext:value-type="string">
            <text:p>header: </text:p>
            <text:p>  seq: 2661</text:p>
            <text:p>  stamp: </text:p>
            <text:p>    secs: 499</text:p>
            <text:p>    nsecs: 309661865</text:p>
            <text:p>  frame_id: "Unity"</text:p>
            <text:p>twist: </text:p>
            <text:p>  linear: </text:p>
            <text:p>    x: 0.0333333351</text:p>
            <text:p>    y: 0.0</text:p>
            <text:p>    z: 0.00166666671</text:p>
            <text:p>  angular: </text:p>
            <text:p>    x: 0.293333322</text:p>
            <text:p>    y: 0.167343751</text:p>
            <text:p>    z: 0.5866666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61</text:p>
            <text:p>  stamp: </text:p>
            <text:p>    secs: 499</text:p>
            <text:p>    nsecs: 322448730</text:p>
            <text:p>  frame_id: "Unity"</text:p>
            <text:p>orientation: </text:p>
            <text:p>  x: -0.11526221</text:p>
            <text:p>  y: 0.0113992915</text:p>
            <text:p>  z: -0.9910508</text:p>
            <text:p>  w: 0.06635734</text:p>
            <text:p>orientation_covariance: [1.0, 0.0, 0.0, 0.0, 1.0, 0.0, 0.0, 0.0, 1.0]</text:p>
            <text:p>angular_velocity: </text:p>
            <text:p>  x: 0.0194496252</text:p>
            <text:p>  y: -0.164618477</text:p>
            <text:p>  z: -0.00735934451</text:p>
            <text:p>angular_velocity_covariance: [1.0, 0.0, 0.0, 0.0, 1.0, 0.0, 0.0, 0.0, 1.0]</text:p>
            <text:p>linear_acceleration: </text:p>
            <text:p>  x: 1.83105465e-06</text:p>
            <text:p>  y: 1.2207031e-06</text:p>
            <text:p>  z: -1.37329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60</text:p>
            <text:p>  stamp: </text:p>
            <text:p>    secs: 499</text:p>
            <text:p>    nsecs: 307647705</text:p>
            <text:p>  frame_id: "Unity"</text:p>
            <text:p>orientation: </text:p>
            <text:p>  x: 0.018597886</text:p>
            <text:p>  y: 0.007625986</text:p>
            <text:p>  z: 0.06467727</text:p>
            <text:p>  w: 0.9977038</text:p>
            <text:p>orientation_covariance: [1.0, 0.0, 0.0, 0.0, 1.0, 0.0, 0.0, 0.0, 1.0]</text:p>
            <text:p>angular_velocity: </text:p>
            <text:p>  x: -1.08080858e-05</text:p>
            <text:p>  y: 0.009148476</text:p>
            <text:p>  z: -0.0008427962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-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663</text:p>
            <text:p>  stamp: </text:p>
            <text:p>    secs: 499</text:p>
            <text:p>    nsecs: 309356689</text:p>
            <text:p>  frame_id: "Unity"</text:p>
            <text:p>pose: </text:p>
            <text:p>  position: </text:p>
            <text:p>    x: 131.428116</text:p>
            <text:p>    y: -277.09726</text:p>
            <text:p>    z: 38.5125923</text:p>
            <text:p>  orientation: </text:p>
            <text:p>    x: 0.0186034385</text:p>
            <text:p>    y: 0.00762991561</text:p>
            <text:p>    z: 0.06468868</text:p>
            <text:p>    w: 0.9977029</text:p>
          </table:table-cell>
          <table:table-cell office:value-type="string" calcext:value-type="string">
            <text:p>header: </text:p>
            <text:p>  seq: 2661</text:p>
            <text:p>  stamp: </text:p>
            <text:p>    secs: 499</text:p>
            <text:p>    nsecs: 309661865</text:p>
            <text:p>  frame_id: "Unity"</text:p>
            <text:p>twist: </text:p>
            <text:p>  linear: </text:p>
            <text:p>    x: 0.0333333351</text:p>
            <text:p>    y: 0.0</text:p>
            <text:p>    z: 0.00166666671</text:p>
            <text:p>  angular: </text:p>
            <text:p>    x: 0.293333322</text:p>
            <text:p>    y: 0.167343751</text:p>
            <text:p>    z: 0.5866666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61</text:p>
            <text:p>  stamp: </text:p>
            <text:p>    secs: 499</text:p>
            <text:p>    nsecs: 322448730</text:p>
            <text:p>  frame_id: "Unity"</text:p>
            <text:p>orientation: </text:p>
            <text:p>  x: -0.11526221</text:p>
            <text:p>  y: 0.0113992915</text:p>
            <text:p>  z: -0.9910508</text:p>
            <text:p>  w: 0.06635734</text:p>
            <text:p>orientation_covariance: [1.0, 0.0, 0.0, 0.0, 1.0, 0.0, 0.0, 0.0, 1.0]</text:p>
            <text:p>angular_velocity: </text:p>
            <text:p>  x: 0.0194496252</text:p>
            <text:p>  y: -0.164618477</text:p>
            <text:p>  z: -0.00735934451</text:p>
            <text:p>angular_velocity_covariance: [1.0, 0.0, 0.0, 0.0, 1.0, 0.0, 0.0, 0.0, 1.0]</text:p>
            <text:p>linear_acceleration: </text:p>
            <text:p>  x: 1.83105465e-06</text:p>
            <text:p>  y: 1.2207031e-06</text:p>
            <text:p>  z: -1.37329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61</text:p>
            <text:p>  stamp: </text:p>
            <text:p>    secs: 499</text:p>
            <text:p>    nsecs: 309967041</text:p>
            <text:p>  frame_id: "Unity"</text:p>
            <text:p>orientation: </text:p>
            <text:p>  x: 0.0186034385</text:p>
            <text:p>  y: 0.00762991561</text:p>
            <text:p>  z: 0.06468868</text:p>
            <text:p>  w: 0.9977029</text:p>
            <text:p>orientation_covariance: [1.0, 0.0, 0.0, 0.0, 1.0, 0.0, 0.0, 0.0, 1.0]</text:p>
            <text:p>angular_velocity: </text:p>
            <text:p>  x: -0.00102369674</text:p>
            <text:p>  y: 0.00847847</text:p>
            <text:p>  z: -0.0006194287</text:p>
            <text:p>angular_velocity_covariance: [1.0, 0.0, 0.0, 0.0, 1.0, 0.0, 0.0, 0.0, 1.0]</text:p>
            <text:p>linear_acceleration: </text:p>
            <text:p>  x: 1.52587882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15728759</text:p>
            <text:p>  frame_id: "Unity"</text:p>
            <text:p>pose: </text:p>
            <text:p>  position: </text:p>
            <text:p>    x: 131.429581</text:p>
            <text:p>    y: -277.09726</text:p>
            <text:p>    z: 38.51257</text:p>
            <text:p>  orientation: </text:p>
            <text:p>    x: 0.0186157543</text:p>
            <text:p>    y: 0.00764015876</text:p>
            <text:p>    z: 0.0647468</text:p>
            <text:p>    w: 0.997698843</text:p>
          </table:table-cell>
          <table:table-cell office:value-type="string" calcext:value-type="string">
            <text:p>header: </text:p>
            <text:p>  seq: 2682</text:p>
            <text:p>  stamp: </text:p>
            <text:p>    secs: 499</text:p>
            <text:p>    nsecs: 716186523</text:p>
            <text:p>  frame_id: "Unity"</text:p>
            <text:p>twist: </text:p>
            <text:p>  linear: </text:p>
            <text:p>    x: 0.0036764706</text:p>
            <text:p>    y: 0.0</text:p>
            <text:p>    z: 0.000689338252</text:p>
            <text:p>  angular: </text:p>
            <text:p>    x: 0.0183823537</text:p>
            <text:p>    y: 0.0157686118</text:p>
            <text:p>    z: 0.07352941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81</text:p>
            <text:p>  stamp: </text:p>
            <text:p>    secs: 499</text:p>
            <text:p>    nsecs: 717193603</text:p>
            <text:p>  frame_id: "Unity"</text:p>
            <text:p>orientation: </text:p>
            <text:p>  x: -0.115249664</text:p>
            <text:p>  y: 0.0113858851</text:p>
            <text:p>  z: -0.9910493</text:p>
            <text:p>  w: 0.06640293</text:p>
            <text:p>orientation_covariance: [1.0, 0.0, 0.0, 0.0, 1.0, 0.0, 0.0, 0.0, 1.0]</text:p>
            <text:p>angular_velocity: </text:p>
            <text:p>  x: 0.02049407</text:p>
            <text:p>  y: -0.165073678</text:p>
            <text:p>  z: -0.007125374</text:p>
            <text:p>angular_velocity_covariance: [1.0, 0.0, 0.0, 0.0, 1.0, 0.0, 0.0, 0.0, 1.0]</text:p>
            <text:p>linear_acceleration: </text:p>
            <text:p>  x: 6.10351549e-07</text:p>
            <text:p>  y: 0.0</text:p>
            <text:p>  z: -2.97546376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82</text:p>
            <text:p>  stamp: </text:p>
            <text:p>    secs: 499</text:p>
            <text:p>    nsecs: 716552734</text:p>
            <text:p>  frame_id: "Unity"</text:p>
            <text:p>orientation: </text:p>
            <text:p>  x: 0.0186157525</text:p>
            <text:p>  y: 0.00764015829</text:p>
            <text:p>  z: 0.06474679</text:p>
            <text:p>  w: 0.9976988</text:p>
            <text:p>orientation_covariance: [1.0, 0.0, 0.0, 0.0, 1.0, 0.0, 0.0, 0.0, 1.0]</text:p>
            <text:p>angular_velocity: </text:p>
            <text:p>  x: -0.0009338655</text:p>
            <text:p>  y: 0.008557293</text:p>
            <text:p>  z: -0.000554871</text:p>
            <text:p>angular_velocity_covariance: [1.0, 0.0, 0.0, 0.0, 1.0, 0.0, 0.0, 0.0, 1.0]</text:p>
            <text:p>linear_acceleration: </text:p>
            <text:p>  x: 1.2207031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19694557785987854, 0.0, 0.0, 0.0, 0.0)</text:p>
          </table:table-cell>
          <table:table-cell office:value-type="string" calcext:value-type="string">
            <text:p>header: </text:p>
            <text:p>  seq: 2685</text:p>
            <text:p>  stamp: </text:p>
            <text:p>    secs: 499</text:p>
            <text:p>    nsecs: 732666015</text:p>
            <text:p>  frame_id: "Unity"</text:p>
            <text:p>pose: </text:p>
            <text:p>  position: </text:p>
            <text:p>    x: 131.429657</text:p>
            <text:p>    y: -277.0973</text:p>
            <text:p>    z: 38.5125427</text:p>
            <text:p>  orientation: </text:p>
            <text:p>    x: 0.01864023</text:p>
            <text:p>    y: 0.007664685</text:p>
            <text:p>    z: 0.0647515953</text:p>
            <text:p>    w: 0.99769783</text:p>
          </table:table-cell>
          <table:table-cell office:value-type="string" calcext:value-type="string">
            <text:p>header: </text:p>
            <text:p>  seq: 2682</text:p>
            <text:p>  stamp: </text:p>
            <text:p>    secs: 499</text:p>
            <text:p>    nsecs: 716186523</text:p>
            <text:p>  frame_id: "Unity"</text:p>
            <text:p>twist: </text:p>
            <text:p>  linear: </text:p>
            <text:p>    x: 0.0036764706</text:p>
            <text:p>    y: 0.0</text:p>
            <text:p>    z: 0.000689338252</text:p>
            <text:p>  angular: </text:p>
            <text:p>    x: 0.0183823537</text:p>
            <text:p>    y: 0.0157686118</text:p>
            <text:p>    z: 0.07352941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82</text:p>
            <text:p>  stamp: </text:p>
            <text:p>    secs: 499</text:p>
            <text:p>    nsecs: 734130859</text:p>
            <text:p>  frame_id: "Unity"</text:p>
            <text:p>orientation: </text:p>
            <text:p>  x: -0.115269125</text:p>
            <text:p>  y: 0.0114021208</text:p>
            <text:p>  z: -0.991045952</text:p>
            <text:p>  w: 0.06641804</text:p>
            <text:p>orientation_covariance: [1.0, 0.0, 0.0, 0.0, 1.0, 0.0, 0.0, 0.0, 1.0]</text:p>
            <text:p>angular_velocity: </text:p>
            <text:p>  x: 0.0199629255</text:p>
            <text:p>  y: -0.164519921</text:p>
            <text:p>  z: -0.00702237571</text:p>
            <text:p>angular_velocity_covariance: [1.0, 0.0, 0.0, 0.0, 1.0, 0.0, 0.0, 0.0, 1.0]</text:p>
            <text:p>linear_acceleration: </text:p>
            <text:p>  x: 2.13623048e-06</text:p>
            <text:p>  y: 6.10351549e-07</text:p>
            <text:p>  z: -1.29699708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82</text:p>
            <text:p>  stamp: </text:p>
            <text:p>    secs: 499</text:p>
            <text:p>    nsecs: 716552734</text:p>
            <text:p>  frame_id: "Unity"</text:p>
            <text:p>orientation: </text:p>
            <text:p>  x: 0.0186157525</text:p>
            <text:p>  y: 0.00764015829</text:p>
            <text:p>  z: 0.06474679</text:p>
            <text:p>  w: 0.9976988</text:p>
            <text:p>orientation_covariance: [1.0, 0.0, 0.0, 0.0, 1.0, 0.0, 0.0, 0.0, 1.0]</text:p>
            <text:p>angular_velocity: </text:p>
            <text:p>  x: -0.0009338655</text:p>
            <text:p>  y: 0.008557293</text:p>
            <text:p>  z: -0.000554871</text:p>
            <text:p>angular_velocity_covariance: [1.0, 0.0, 0.0, 0.0, 1.0, 0.0, 0.0, 0.0, 1.0]</text:p>
            <text:p>linear_acceleration: </text:p>
            <text:p>  x: 1.2207031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44655486941337585, 0.0, 0.0, 0.0, 0.0)</text:p>
          </table:table-cell>
          <table:table-cell office:value-type="string" calcext:value-type="string">
            <text:p>header: </text:p>
            <text:p>  seq: 2685</text:p>
            <text:p>  stamp: </text:p>
            <text:p>    secs: 499</text:p>
            <text:p>    nsecs: 732666015</text:p>
            <text:p>  frame_id: "Unity"</text:p>
            <text:p>pose: </text:p>
            <text:p>  position: </text:p>
            <text:p>    x: 131.429657</text:p>
            <text:p>    y: -277.0973</text:p>
            <text:p>    z: 38.5125427</text:p>
            <text:p>  orientation: </text:p>
            <text:p>    x: 0.01864023</text:p>
            <text:p>    y: 0.007664685</text:p>
            <text:p>    z: 0.0647515953</text:p>
            <text:p>    w: 0.99769783</text:p>
          </table:table-cell>
          <table:table-cell office:value-type="string" calcext:value-type="string">
            <text:p>header: </text:p>
            <text:p>  seq: 2682</text:p>
            <text:p>  stamp: </text:p>
            <text:p>    secs: 499</text:p>
            <text:p>    nsecs: 716186523</text:p>
            <text:p>  frame_id: "Unity"</text:p>
            <text:p>twist: </text:p>
            <text:p>  linear: </text:p>
            <text:p>    x: 0.0036764706</text:p>
            <text:p>    y: 0.0</text:p>
            <text:p>    z: 0.000689338252</text:p>
            <text:p>  angular: </text:p>
            <text:p>    x: 0.0183823537</text:p>
            <text:p>    y: 0.0157686118</text:p>
            <text:p>    z: 0.07352941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82</text:p>
            <text:p>  stamp: </text:p>
            <text:p>    secs: 499</text:p>
            <text:p>    nsecs: 734130859</text:p>
            <text:p>  frame_id: "Unity"</text:p>
            <text:p>orientation: </text:p>
            <text:p>  x: -0.115269125</text:p>
            <text:p>  y: 0.0114021208</text:p>
            <text:p>  z: -0.991045952</text:p>
            <text:p>  w: 0.06641804</text:p>
            <text:p>orientation_covariance: [1.0, 0.0, 0.0, 0.0, 1.0, 0.0, 0.0, 0.0, 1.0]</text:p>
            <text:p>angular_velocity: </text:p>
            <text:p>  x: 0.0199629255</text:p>
            <text:p>  y: -0.164519921</text:p>
            <text:p>  z: -0.00702237571</text:p>
            <text:p>angular_velocity_covariance: [1.0, 0.0, 0.0, 0.0, 1.0, 0.0, 0.0, 0.0, 1.0]</text:p>
            <text:p>linear_acceleration: </text:p>
            <text:p>  x: 2.13623048e-06</text:p>
            <text:p>  y: 6.10351549e-07</text:p>
            <text:p>  z: -1.29699708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82</text:p>
            <text:p>  stamp: </text:p>
            <text:p>    secs: 499</text:p>
            <text:p>    nsecs: 716552734</text:p>
            <text:p>  frame_id: "Unity"</text:p>
            <text:p>orientation: </text:p>
            <text:p>  x: 0.0186157525</text:p>
            <text:p>  y: 0.00764015829</text:p>
            <text:p>  z: 0.06474679</text:p>
            <text:p>  w: 0.9976988</text:p>
            <text:p>orientation_covariance: [1.0, 0.0, 0.0, 0.0, 1.0, 0.0, 0.0, 0.0, 1.0]</text:p>
            <text:p>angular_velocity: </text:p>
            <text:p>  x: -0.0009338655</text:p>
            <text:p>  y: 0.008557293</text:p>
            <text:p>  z: -0.000554871</text:p>
            <text:p>angular_velocity_covariance: [1.0, 0.0, 0.0, 0.0, 1.0, 0.0, 0.0, 0.0, 1.0]</text:p>
            <text:p>linear_acceleration: </text:p>
            <text:p>  x: 1.2207031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7070223093032837, 0.0, 0.0, 0.0, 0.0)</text:p>
          </table:table-cell>
          <table:table-cell office:value-type="string" calcext:value-type="string">
            <text:p>header: </text:p>
            <text:p>  seq: 2686</text:p>
            <text:p>  stamp: </text:p>
            <text:p>    secs: 499</text:p>
            <text:p>    nsecs: 749328613</text:p>
            <text:p>  frame_id: "Unity"</text:p>
            <text:p>pose: </text:p>
            <text:p>  position: </text:p>
            <text:p>    x: 131.429733</text:p>
            <text:p>    y: -277.0973</text:p>
            <text:p>    z: 38.5125542</text:p>
            <text:p>  orientation: </text:p>
            <text:p>    x: 0.0186449941</text:p>
            <text:p>    y: 0.007675105</text:p>
            <text:p>    z: 0.06476143</text:p>
            <text:p>    w: 0.997697055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49847412</text:p>
            <text:p>  frame_id: "Unity"</text:p>
            <text:p>twist: </text:p>
            <text:p>  linear: </text:p>
            <text:p>    x: 0.004570384</text:p>
            <text:p>    y: 0.0</text:p>
            <text:p>    z: 0.0006855576</text:p>
            <text:p>  angular: </text:p>
            <text:p>    x: 0.0365630724</text:p>
            <text:p>    y: 0.06794161</text:p>
            <text:p>    z: 0.0694698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83</text:p>
            <text:p>  stamp: </text:p>
            <text:p>    secs: 499</text:p>
            <text:p>    nsecs: 750823974</text:p>
            <text:p>  frame_id: "Unity"</text:p>
            <text:p>orientation: </text:p>
            <text:p>  x: -0.11527884</text:p>
            <text:p>  y: 0.01140388</text:p>
            <text:p>  z: -0.991044462</text:p>
            <text:p>  w: 0.06642153</text:p>
            <text:p>orientation_covariance: [1.0, 0.0, 0.0, 0.0, 1.0, 0.0, 0.0, 0.0, 1.0]</text:p>
            <text:p>angular_velocity: </text:p>
            <text:p>  x: 0.0200728718</text:p>
            <text:p>  y: -0.161667287</text:p>
            <text:p>  z: -0.006510957</text:p>
            <text:p>angular_velocity_covariance: [1.0, 0.0, 0.0, 0.0, 1.0, 0.0, 0.0, 0.0, 1.0]</text:p>
            <text:p>linear_acceleration: </text:p>
            <text:p>  x: 2.13623048e-06</text:p>
            <text:p>  y: -6.10351549e-07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83</text:p>
            <text:p>  stamp: </text:p>
            <text:p>    secs: 499</text:p>
            <text:p>    nsecs: 733489990</text:p>
            <text:p>  frame_id: "Unity"</text:p>
            <text:p>orientation: </text:p>
            <text:p>  x: 0.01864023</text:p>
            <text:p>  y: 0.007664685</text:p>
            <text:p>  z: 0.0647516</text:p>
            <text:p>  w: 0.997697949</text:p>
            <text:p>orientation_covariance: [1.0, 0.0, 0.0, 0.0, 1.0, 0.0, 0.0, 0.0, 1.0]</text:p>
            <text:p>angular_velocity: </text:p>
            <text:p>  x: -0.000780609669</text:p>
            <text:p>  y: 0.008013479</text:p>
            <text:p>  z: -0.000556520536</text:p>
            <text:p>angular_velocity_covariance: [1.0, 0.0, 0.0, 0.0, 1.0, 0.0, 0.0, 0.0, 1.0]</text:p>
            <text:p>linear_acceleration: </text:p>
            <text:p>  x: 1.52587882e-06</text:p>
            <text:p>  y: -6.10351549e-07</text:p>
            <text:p>  z: -5.340576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8480820655822754, 0.0, 0.0, 0.0, 0.0)</text:p>
          </table:table-cell>
          <table:table-cell office:value-type="string" calcext:value-type="string">
            <text:p>header: </text:p>
            <text:p>  seq: 2686</text:p>
            <text:p>  stamp: </text:p>
            <text:p>    secs: 499</text:p>
            <text:p>    nsecs: 749328613</text:p>
            <text:p>  frame_id: "Unity"</text:p>
            <text:p>pose: </text:p>
            <text:p>  position: </text:p>
            <text:p>    x: 131.429733</text:p>
            <text:p>    y: -277.0973</text:p>
            <text:p>    z: 38.5125542</text:p>
            <text:p>  orientation: </text:p>
            <text:p>    x: 0.0186449941</text:p>
            <text:p>    y: 0.007675105</text:p>
            <text:p>    z: 0.06476143</text:p>
            <text:p>    w: 0.997697055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49847412</text:p>
            <text:p>  frame_id: "Unity"</text:p>
            <text:p>twist: </text:p>
            <text:p>  linear: </text:p>
            <text:p>    x: 0.004570384</text:p>
            <text:p>    y: 0.0</text:p>
            <text:p>    z: 0.0006855576</text:p>
            <text:p>  angular: </text:p>
            <text:p>    x: 0.0365630724</text:p>
            <text:p>    y: 0.06794161</text:p>
            <text:p>    z: 0.0694698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83</text:p>
            <text:p>  stamp: </text:p>
            <text:p>    secs: 499</text:p>
            <text:p>    nsecs: 750823974</text:p>
            <text:p>  frame_id: "Unity"</text:p>
            <text:p>orientation: </text:p>
            <text:p>  x: -0.11527884</text:p>
            <text:p>  y: 0.01140388</text:p>
            <text:p>  z: -0.991044462</text:p>
            <text:p>  w: 0.06642153</text:p>
            <text:p>orientation_covariance: [1.0, 0.0, 0.0, 0.0, 1.0, 0.0, 0.0, 0.0, 1.0]</text:p>
            <text:p>angular_velocity: </text:p>
            <text:p>  x: 0.0200728718</text:p>
            <text:p>  y: -0.161667287</text:p>
            <text:p>  z: -0.006510957</text:p>
            <text:p>angular_velocity_covariance: [1.0, 0.0, 0.0, 0.0, 1.0, 0.0, 0.0, 0.0, 1.0]</text:p>
            <text:p>linear_acceleration: </text:p>
            <text:p>  x: 2.13623048e-06</text:p>
            <text:p>  y: -6.10351549e-07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50152587</text:p>
            <text:p>  frame_id: "Unity"</text:p>
            <text:p>orientation: </text:p>
            <text:p>  x: 0.0186449941</text:p>
            <text:p>  y: 0.007675105</text:p>
            <text:p>  z: 0.06476143</text:p>
            <text:p>  w: 0.997697055</text:p>
            <text:p>orientation_covariance: [1.0, 0.0, 0.0, 0.0, 1.0, 0.0, 0.0, 0.0, 1.0]</text:p>
            <text:p>angular_velocity: </text:p>
            <text:p>  x: -0.001452896</text:p>
            <text:p>  y: 0.007753616</text:p>
            <text:p>  z: -0.0004953836</text:p>
            <text:p>angular_velocity_covariance: [1.0, 0.0, 0.0, 0.0, 1.0, 0.0, 0.0, 0.0, 1.0]</text:p>
            <text:p>linear_acceleration: </text:p>
            <text:p>  x: 1.52587882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8914825916290283, 0.0, 0.0, 0.0, 0.0)</text:p>
          </table:table-cell>
          <table:table-cell office:value-type="string" calcext:value-type="string">
            <text:p>header: </text:p>
            <text:p>  seq: 2686</text:p>
            <text:p>  stamp: </text:p>
            <text:p>    secs: 499</text:p>
            <text:p>    nsecs: 749328613</text:p>
            <text:p>  frame_id: "Unity"</text:p>
            <text:p>pose: </text:p>
            <text:p>  position: </text:p>
            <text:p>    x: 131.429733</text:p>
            <text:p>    y: -277.0973</text:p>
            <text:p>    z: 38.5125542</text:p>
            <text:p>  orientation: </text:p>
            <text:p>    x: 0.0186449941</text:p>
            <text:p>    y: 0.007675105</text:p>
            <text:p>    z: 0.06476143</text:p>
            <text:p>    w: 0.997697055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49847412</text:p>
            <text:p>  frame_id: "Unity"</text:p>
            <text:p>twist: </text:p>
            <text:p>  linear: </text:p>
            <text:p>    x: 0.004570384</text:p>
            <text:p>    y: 0.0</text:p>
            <text:p>    z: 0.0006855576</text:p>
            <text:p>  angular: </text:p>
            <text:p>    x: 0.0365630724</text:p>
            <text:p>    y: 0.06794161</text:p>
            <text:p>    z: 0.0694698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83</text:p>
            <text:p>  stamp: </text:p>
            <text:p>    secs: 499</text:p>
            <text:p>    nsecs: 750823974</text:p>
            <text:p>  frame_id: "Unity"</text:p>
            <text:p>orientation: </text:p>
            <text:p>  x: -0.11527884</text:p>
            <text:p>  y: 0.01140388</text:p>
            <text:p>  z: -0.991044462</text:p>
            <text:p>  w: 0.06642153</text:p>
            <text:p>orientation_covariance: [1.0, 0.0, 0.0, 0.0, 1.0, 0.0, 0.0, 0.0, 1.0]</text:p>
            <text:p>angular_velocity: </text:p>
            <text:p>  x: 0.0200728718</text:p>
            <text:p>  y: -0.161667287</text:p>
            <text:p>  z: -0.006510957</text:p>
            <text:p>angular_velocity_covariance: [1.0, 0.0, 0.0, 0.0, 1.0, 0.0, 0.0, 0.0, 1.0]</text:p>
            <text:p>linear_acceleration: </text:p>
            <text:p>  x: 2.13623048e-06</text:p>
            <text:p>  y: -6.10351549e-07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50152587</text:p>
            <text:p>  frame_id: "Unity"</text:p>
            <text:p>orientation: </text:p>
            <text:p>  x: 0.0186449941</text:p>
            <text:p>  y: 0.007675105</text:p>
            <text:p>  z: 0.06476143</text:p>
            <text:p>  w: 0.997697055</text:p>
            <text:p>orientation_covariance: [1.0, 0.0, 0.0, 0.0, 1.0, 0.0, 0.0, 0.0, 1.0]</text:p>
            <text:p>angular_velocity: </text:p>
            <text:p>  x: -0.001452896</text:p>
            <text:p>  y: 0.007753616</text:p>
            <text:p>  z: -0.0004953836</text:p>
            <text:p>angular_velocity_covariance: [1.0, 0.0, 0.0, 0.0, 1.0, 0.0, 0.0, 0.0, 1.0]</text:p>
            <text:p>linear_acceleration: </text:p>
            <text:p>  x: 1.52587882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9349152445793152, 0.0, 0.0, 0.0, 0.0)</text:p>
          </table:table-cell>
          <table:table-cell office:value-type="string" calcext:value-type="string">
            <text:p>header: </text:p>
            <text:p>  seq: 2686</text:p>
            <text:p>  stamp: </text:p>
            <text:p>    secs: 499</text:p>
            <text:p>    nsecs: 749328613</text:p>
            <text:p>  frame_id: "Unity"</text:p>
            <text:p>pose: </text:p>
            <text:p>  position: </text:p>
            <text:p>    x: 131.429733</text:p>
            <text:p>    y: -277.0973</text:p>
            <text:p>    z: 38.5125542</text:p>
            <text:p>  orientation: </text:p>
            <text:p>    x: 0.0186449941</text:p>
            <text:p>    y: 0.007675105</text:p>
            <text:p>    z: 0.06476143</text:p>
            <text:p>    w: 0.997697055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49847412</text:p>
            <text:p>  frame_id: "Unity"</text:p>
            <text:p>twist: </text:p>
            <text:p>  linear: </text:p>
            <text:p>    x: 0.004570384</text:p>
            <text:p>    y: 0.0</text:p>
            <text:p>    z: 0.0006855576</text:p>
            <text:p>  angular: </text:p>
            <text:p>    x: 0.0365630724</text:p>
            <text:p>    y: 0.06794161</text:p>
            <text:p>    z: 0.0694698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83</text:p>
            <text:p>  stamp: </text:p>
            <text:p>    secs: 499</text:p>
            <text:p>    nsecs: 750823974</text:p>
            <text:p>  frame_id: "Unity"</text:p>
            <text:p>orientation: </text:p>
            <text:p>  x: -0.11527884</text:p>
            <text:p>  y: 0.01140388</text:p>
            <text:p>  z: -0.991044462</text:p>
            <text:p>  w: 0.06642153</text:p>
            <text:p>orientation_covariance: [1.0, 0.0, 0.0, 0.0, 1.0, 0.0, 0.0, 0.0, 1.0]</text:p>
            <text:p>angular_velocity: </text:p>
            <text:p>  x: 0.0200728718</text:p>
            <text:p>  y: -0.161667287</text:p>
            <text:p>  z: -0.006510957</text:p>
            <text:p>angular_velocity_covariance: [1.0, 0.0, 0.0, 0.0, 1.0, 0.0, 0.0, 0.0, 1.0]</text:p>
            <text:p>linear_acceleration: </text:p>
            <text:p>  x: 2.13623048e-06</text:p>
            <text:p>  y: -6.10351549e-07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50152587</text:p>
            <text:p>  frame_id: "Unity"</text:p>
            <text:p>orientation: </text:p>
            <text:p>  x: 0.0186449941</text:p>
            <text:p>  y: 0.007675105</text:p>
            <text:p>  z: 0.06476143</text:p>
            <text:p>  w: 0.997697055</text:p>
            <text:p>orientation_covariance: [1.0, 0.0, 0.0, 0.0, 1.0, 0.0, 0.0, 0.0, 1.0]</text:p>
            <text:p>angular_velocity: </text:p>
            <text:p>  x: -0.001452896</text:p>
            <text:p>  y: 0.007753616</text:p>
            <text:p>  z: -0.0004953836</text:p>
            <text:p>angular_velocity_covariance: [1.0, 0.0, 0.0, 0.0, 1.0, 0.0, 0.0, 0.0, 1.0]</text:p>
            <text:p>linear_acceleration: </text:p>
            <text:p>  x: 1.52587882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9457412958145142, 0.0, 0.0, 0.0, 0.0)</text:p>
          </table:table-cell>
          <table:table-cell office:value-type="string" calcext:value-type="string">
            <text:p>header: </text:p>
            <text:p>  seq: 2686</text:p>
            <text:p>  stamp: </text:p>
            <text:p>    secs: 499</text:p>
            <text:p>    nsecs: 749328613</text:p>
            <text:p>  frame_id: "Unity"</text:p>
            <text:p>pose: </text:p>
            <text:p>  position: </text:p>
            <text:p>    x: 131.429733</text:p>
            <text:p>    y: -277.0973</text:p>
            <text:p>    z: 38.5125542</text:p>
            <text:p>  orientation: </text:p>
            <text:p>    x: 0.0186449941</text:p>
            <text:p>    y: 0.007675105</text:p>
            <text:p>    z: 0.06476143</text:p>
            <text:p>    w: 0.997697055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49847412</text:p>
            <text:p>  frame_id: "Unity"</text:p>
            <text:p>twist: </text:p>
            <text:p>  linear: </text:p>
            <text:p>    x: 0.004570384</text:p>
            <text:p>    y: 0.0</text:p>
            <text:p>    z: 0.0006855576</text:p>
            <text:p>  angular: </text:p>
            <text:p>    x: 0.0365630724</text:p>
            <text:p>    y: 0.06794161</text:p>
            <text:p>    z: 0.0694698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84393310</text:p>
            <text:p>  frame_id: "Unity"</text:p>
            <text:p>orientation: </text:p>
            <text:p>  x: -0.115275174</text:p>
            <text:p>  y: 0.0114166494</text:p>
            <text:p>  z: -0.9910447</text:p>
            <text:p>  w: 0.06642355</text:p>
            <text:p>orientation_covariance: [1.0, 0.0, 0.0, 0.0, 1.0, 0.0, 0.0, 0.0, 1.0]</text:p>
            <text:p>angular_velocity: </text:p>
            <text:p>  x: 0.0191551559</text:p>
            <text:p>  y: -0.160886332</text:p>
            <text:p>  z: -0.00623031147</text:p>
            <text:p>angular_velocity_covariance: [1.0, 0.0, 0.0, 0.0, 1.0, 0.0, 0.0, 0.0, 1.0]</text:p>
            <text:p>linear_acceleration: </text:p>
            <text:p>  x: 2.746582e-06</text:p>
            <text:p>  y: 0.0</text:p>
            <text:p>  z: 1.220703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50152587</text:p>
            <text:p>  frame_id: "Unity"</text:p>
            <text:p>orientation: </text:p>
            <text:p>  x: 0.0186449941</text:p>
            <text:p>  y: 0.007675105</text:p>
            <text:p>  z: 0.06476143</text:p>
            <text:p>  w: 0.997697055</text:p>
            <text:p>orientation_covariance: [1.0, 0.0, 0.0, 0.0, 1.0, 0.0, 0.0, 0.0, 1.0]</text:p>
            <text:p>angular_velocity: </text:p>
            <text:p>  x: -0.001452896</text:p>
            <text:p>  y: 0.007753616</text:p>
            <text:p>  z: -0.0004953836</text:p>
            <text:p>angular_velocity_covariance: [1.0, 0.0, 0.0, 0.0, 1.0, 0.0, 0.0, 0.0, 1.0]</text:p>
            <text:p>linear_acceleration: </text:p>
            <text:p>  x: 1.52587882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686</text:p>
            <text:p>  stamp: </text:p>
            <text:p>    secs: 499</text:p>
            <text:p>    nsecs: 749328613</text:p>
            <text:p>  frame_id: "Unity"</text:p>
            <text:p>pose: </text:p>
            <text:p>  position: </text:p>
            <text:p>    x: 131.429733</text:p>
            <text:p>    y: -277.0973</text:p>
            <text:p>    z: 38.5125542</text:p>
            <text:p>  orientation: </text:p>
            <text:p>    x: 0.0186449941</text:p>
            <text:p>    y: 0.007675105</text:p>
            <text:p>    z: 0.06476143</text:p>
            <text:p>    w: 0.997697055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49847412</text:p>
            <text:p>  frame_id: "Unity"</text:p>
            <text:p>twist: </text:p>
            <text:p>  linear: </text:p>
            <text:p>    x: 0.004570384</text:p>
            <text:p>    y: 0.0</text:p>
            <text:p>    z: 0.0006855576</text:p>
            <text:p>  angular: </text:p>
            <text:p>    x: 0.0365630724</text:p>
            <text:p>    y: 0.06794161</text:p>
            <text:p>    z: 0.0694698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84393310</text:p>
            <text:p>  frame_id: "Unity"</text:p>
            <text:p>orientation: </text:p>
            <text:p>  x: -0.115275174</text:p>
            <text:p>  y: 0.0114166494</text:p>
            <text:p>  z: -0.9910447</text:p>
            <text:p>  w: 0.06642355</text:p>
            <text:p>orientation_covariance: [1.0, 0.0, 0.0, 0.0, 1.0, 0.0, 0.0, 0.0, 1.0]</text:p>
            <text:p>angular_velocity: </text:p>
            <text:p>  x: 0.0191551559</text:p>
            <text:p>  y: -0.160886332</text:p>
            <text:p>  z: -0.00623031147</text:p>
            <text:p>angular_velocity_covariance: [1.0, 0.0, 0.0, 0.0, 1.0, 0.0, 0.0, 0.0, 1.0]</text:p>
            <text:p>linear_acceleration: </text:p>
            <text:p>  x: 2.746582e-06</text:p>
            <text:p>  y: 0.0</text:p>
            <text:p>  z: 1.220703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84</text:p>
            <text:p>  stamp: </text:p>
            <text:p>    secs: 499</text:p>
            <text:p>    nsecs: 750152587</text:p>
            <text:p>  frame_id: "Unity"</text:p>
            <text:p>orientation: </text:p>
            <text:p>  x: 0.0186449941</text:p>
            <text:p>  y: 0.007675105</text:p>
            <text:p>  z: 0.06476143</text:p>
            <text:p>  w: 0.997697055</text:p>
            <text:p>orientation_covariance: [1.0, 0.0, 0.0, 0.0, 1.0, 0.0, 0.0, 0.0, 1.0]</text:p>
            <text:p>angular_velocity: </text:p>
            <text:p>  x: -0.001452896</text:p>
            <text:p>  y: 0.007753616</text:p>
            <text:p>  z: -0.0004953836</text:p>
            <text:p>angular_velocity_covariance: [1.0, 0.0, 0.0, 0.0, 1.0, 0.0, 0.0, 0.0, 1.0]</text:p>
            <text:p>linear_acceleration: </text:p>
            <text:p>  x: 1.52587882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09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89</text:p>
            <text:p>  stamp: </text:p>
            <text:p>    secs: 499</text:p>
            <text:p>    nsecs: 816314697</text:p>
            <text:p>  frame_id: "Unity"</text:p>
            <text:p>pose: </text:p>
            <text:p>  position: </text:p>
            <text:p>    x: 131.43</text:p>
            <text:p>    y: -277.0973</text:p>
            <text:p>    z: 38.5125542</text:p>
            <text:p>  orientation: </text:p>
            <text:p>    x: 0.0186817739</text:p>
            <text:p>    y: 0.007722352</text:p>
            <text:p>    z: 0.06477126</text:p>
            <text:p>    w: 0.9976954</text:p>
          </table:table-cell>
          <table:table-cell office:value-type="string" calcext:value-type="string">
            <text:p>header: </text:p>
            <text:p>  seq: 2687</text:p>
            <text:p>  stamp: </text:p>
            <text:p>    secs: 499</text:p>
            <text:p>    nsecs: 816802978</text:p>
            <text:p>  frame_id: "Unity"</text:p>
            <text:p>twist: </text:p>
            <text:p>  linear: </text:p>
            <text:p>    x: 0.00541516254</text:p>
            <text:p>    y: 0.0</text:p>
            <text:p>    z: 0.000451263535</text:p>
            <text:p>  angular: </text:p>
            <text:p>    x: 0.0270758122</text:p>
            <text:p>    y: 0.029899735</text:p>
            <text:p>    z: 0.01263537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86</text:p>
            <text:p>  stamp: </text:p>
            <text:p>    secs: 499</text:p>
            <text:p>    nsecs: 817779541</text:p>
            <text:p>  frame_id: "Unity"</text:p>
            <text:p>orientation: </text:p>
            <text:p>  x: -0.115250796</text:p>
            <text:p>  y: 0.0114418445</text:p>
            <text:p>  z: -0.9910468</text:p>
            <text:p>  w: 0.0664309859</text:p>
            <text:p>orientation_covariance: [1.0, 0.0, 0.0, 0.0, 1.0, 0.0, 0.0, 0.0, 1.0]</text:p>
            <text:p>angular_velocity: </text:p>
            <text:p>  x: 0.01961914</text:p>
            <text:p>  y: -0.158370391</text:p>
            <text:p>  z: -0.00589142647</text:p>
            <text:p>angular_velocity_covariance: [1.0, 0.0, 0.0, 0.0, 1.0, 0.0, 0.0, 0.0, 1.0]</text:p>
            <text:p>linear_acceleration: </text:p>
            <text:p>  x: 3.05175763e-06</text:p>
            <text:p>  y: 0.0</text:p>
            <text:p>  z: 2.670288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87</text:p>
            <text:p>  stamp: </text:p>
            <text:p>    secs: 499</text:p>
            <text:p>    nsecs: 817138671</text:p>
            <text:p>  frame_id: "Unity"</text:p>
            <text:p>orientation: </text:p>
            <text:p>  x: 0.0186817721</text:p>
            <text:p>  y: 0.0077223517</text:p>
            <text:p>  z: 0.06477125</text:p>
            <text:p>  w: 0.9976953</text:p>
            <text:p>orientation_covariance: [1.0, 0.0, 0.0, 0.0, 1.0, 0.0, 0.0, 0.0, 1.0]</text:p>
            <text:p>angular_velocity: </text:p>
            <text:p>  x: -0.000259905763</text:p>
            <text:p>  y: 0.008645028</text:p>
            <text:p>  z: 0.000166072568</text:p>
            <text:p>angular_velocity_covariance: [1.0, 0.0, 0.0, 0.0, 1.0, 0.0, 0.0, 0.0, 1.0]</text:p>
            <text:p>linear_acceleration: </text:p>
            <text:p>  x: 1.83105465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457412958145142, 0.0, 0.0, 0.0, 0.0)</text:p>
          </table:table-cell>
          <table:table-cell office:value-type="string" calcext:value-type="string">
            <text:p>header: </text:p>
            <text:p>  seq: 2696</text:p>
            <text:p>  stamp: </text:p>
            <text:p>    secs: 499</text:p>
            <text:p>    nsecs: 956207275</text:p>
            <text:p>  frame_id: "Unity"</text:p>
            <text:p>pose: </text:p>
            <text:p>  position: </text:p>
            <text:p>    x: 131.430542</text:p>
            <text:p>    y: -277.097229</text:p>
            <text:p>    z: 38.51255</text:p>
            <text:p>  orientation: </text:p>
            <text:p>    x: 0.01865407</text:p>
            <text:p>    y: 0.00768799</text:p>
            <text:p>    z: 0.06474583</text:p>
            <text:p>    w: 0.9976978</text:p>
          </table:table-cell>
          <table:table-cell office:value-type="string" calcext:value-type="string">
            <text:p>header: </text:p>
            <text:p>  seq: 2693</text:p>
            <text:p>  stamp: </text:p>
            <text:p>    secs: 499</text:p>
            <text:p>    nsecs: 939636230</text:p>
            <text:p>  frame_id: "Unity"</text:p>
            <text:p>twist: </text:p>
            <text:p>  linear: </text:p>
            <text:p>    x: 0.005484461</text:p>
            <text:p>    y: 0.0</text:p>
            <text:p>    z: -0.00137111521</text:p>
            <text:p>  angular: </text:p>
            <text:p>    x: -0.0237659961</text:p>
            <text:p>    y: -0.07914619</text:p>
            <text:p>    z: 0.02010968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93</text:p>
            <text:p>  stamp: </text:p>
            <text:p>    secs: 499</text:p>
            <text:p>    nsecs: 957580566</text:p>
            <text:p>  frame_id: "Unity"</text:p>
            <text:p>orientation: </text:p>
            <text:p>  x: -0.11497426</text:p>
            <text:p>  y: 0.0114422683</text:p>
            <text:p>  z: -0.99108094</text:p>
            <text:p>  w: 0.0663993955</text:p>
            <text:p>orientation_covariance: [1.0, 0.0, 0.0, 0.0, 1.0, 0.0, 0.0, 0.0, 1.0]</text:p>
            <text:p>angular_velocity: </text:p>
            <text:p>  x: 0.0209664311</text:p>
            <text:p>  y: -0.154394329</text:p>
            <text:p>  z: -0.00587226544</text:p>
            <text:p>angular_velocity_covariance: [1.0, 0.0, 0.0, 0.0, 1.0, 0.0, 0.0, 0.0, 1.0]</text:p>
            <text:p>linear_acceleration: </text:p>
            <text:p>  x: 2.4414062e-06</text:p>
            <text:p>  y: 6.10351549e-07</text:p>
            <text:p>  z: 3.5095213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93</text:p>
            <text:p>  stamp: </text:p>
            <text:p>    secs: 499</text:p>
            <text:p>    nsecs: 939971923</text:p>
            <text:p>  frame_id: "Unity"</text:p>
            <text:p>orientation: </text:p>
            <text:p>  x: 0.0186686851</text:p>
            <text:p>  y: 0.007702425</text:p>
            <text:p>  z: 0.06474282</text:p>
            <text:p>  w: 0.997697651</text:p>
            <text:p>orientation_covariance: [1.0, 0.0, 0.0, 0.0, 1.0, 0.0, 0.0, 0.0, 1.0]</text:p>
            <text:p>angular_velocity: </text:p>
            <text:p>  x: 0.00115278584</text:p>
            <text:p>  y: 0.0109901084</text:p>
            <text:p>  z: 0.000407375337</text:p>
            <text:p>angular_velocity_covariance: [1.0, 0.0, 0.0, 0.0, 1.0, 0.0, 0.0, 0.0, 1.0]</text:p>
            <text:p>linear_acceleration: </text:p>
            <text:p>  x: 1.83105465e-06</text:p>
            <text:p>  y: 0.0</text:p>
            <text:p>  z: -4.57763662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696</text:p>
            <text:p>  stamp: </text:p>
            <text:p>    secs: 499</text:p>
            <text:p>    nsecs: 956207275</text:p>
            <text:p>  frame_id: "Unity"</text:p>
            <text:p>pose: </text:p>
            <text:p>  position: </text:p>
            <text:p>    x: 131.430542</text:p>
            <text:p>    y: -277.097229</text:p>
            <text:p>    z: 38.51255</text:p>
            <text:p>  orientation: </text:p>
            <text:p>    x: 0.01865407</text:p>
            <text:p>    y: 0.00768799</text:p>
            <text:p>    z: 0.06474583</text:p>
            <text:p>    w: 0.9976978</text:p>
          </table:table-cell>
          <table:table-cell office:value-type="string" calcext:value-type="string">
            <text:p>header: </text:p>
            <text:p>  seq: 2694</text:p>
            <text:p>  stamp: </text:p>
            <text:p>    secs: 499</text:p>
            <text:p>    nsecs: 956695556</text:p>
            <text:p>  frame_id: "Unity"</text:p>
            <text:p>twist: </text:p>
            <text:p>  linear: </text:p>
            <text:p>    x: 0.00536672631</text:p>
            <text:p>    y: 0.00178890873</text:p>
            <text:p>    z: 0.0006708408</text:p>
            <text:p>  angular: </text:p>
            <text:p>    x: -0.103756711</text:p>
            <text:p>    y: -0.0907591656</text:p>
            <text:p>    z: 0.0178890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93</text:p>
            <text:p>  stamp: </text:p>
            <text:p>    secs: 499</text:p>
            <text:p>    nsecs: 957580566</text:p>
            <text:p>  frame_id: "Unity"</text:p>
            <text:p>orientation: </text:p>
            <text:p>  x: -0.11497426</text:p>
            <text:p>  y: 0.0114422683</text:p>
            <text:p>  z: -0.99108094</text:p>
            <text:p>  w: 0.0663993955</text:p>
            <text:p>orientation_covariance: [1.0, 0.0, 0.0, 0.0, 1.0, 0.0, 0.0, 0.0, 1.0]</text:p>
            <text:p>angular_velocity: </text:p>
            <text:p>  x: 0.0209664311</text:p>
            <text:p>  y: -0.154394329</text:p>
            <text:p>  z: -0.00587226544</text:p>
            <text:p>angular_velocity_covariance: [1.0, 0.0, 0.0, 0.0, 1.0, 0.0, 0.0, 0.0, 1.0]</text:p>
            <text:p>linear_acceleration: </text:p>
            <text:p>  x: 2.4414062e-06</text:p>
            <text:p>  y: 6.10351549e-07</text:p>
            <text:p>  z: 3.5095213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94</text:p>
            <text:p>  stamp: </text:p>
            <text:p>    secs: 499</text:p>
            <text:p>    nsecs: 956970214</text:p>
            <text:p>  frame_id: "Unity"</text:p>
            <text:p>orientation: </text:p>
            <text:p>  x: 0.0186540689</text:p>
            <text:p>  y: 0.00768798962</text:p>
            <text:p>  z: 0.06474583</text:p>
            <text:p>  w: 0.9976978</text:p>
            <text:p>orientation_covariance: [1.0, 0.0, 0.0, 0.0, 1.0, 0.0, 0.0, 0.0, 1.0]</text:p>
            <text:p>angular_velocity: </text:p>
            <text:p>  x: 0.0007355654</text:p>
            <text:p>  y: 0.0107417665</text:p>
            <text:p>  z: 0.00030664762</text:p>
            <text:p>angular_velocity_covariance: [1.0, 0.0, 0.0, 0.0, 1.0, 0.0, 0.0, 0.0, 1.0]</text:p>
            <text:p>linear_acceleration: </text:p>
            <text:p>  x: 1.83105465e-06</text:p>
            <text:p>  y: 6.10351549e-07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698</text:p>
            <text:p>  stamp: </text:p>
            <text:p>    secs: 499</text:p>
            <text:p>    nsecs: 989501953</text:p>
            <text:p>  frame_id: "Unity"</text:p>
            <text:p>pose: </text:p>
            <text:p>  position: </text:p>
            <text:p>    x: 131.430679</text:p>
            <text:p>    y: -277.0972</text:p>
            <text:p>    z: 38.5125427</text:p>
            <text:p>  orientation: </text:p>
            <text:p>    x: 0.0186465532</text:p>
            <text:p>    y: 0.007676351</text:p>
            <text:p>    z: 0.0647449046</text:p>
            <text:p>    w: 0.997698069</text:p>
          </table:table-cell>
          <table:table-cell office:value-type="string" calcext:value-type="string">
            <text:p>header: </text:p>
            <text:p>  seq: 2696</text:p>
            <text:p>  stamp: </text:p>
            <text:p>    secs: 499</text:p>
            <text:p>    nsecs: 989990234</text:p>
            <text:p>  frame_id: "Unity"</text:p>
            <text:p>twist: </text:p>
            <text:p>  linear: </text:p>
            <text:p>    x: 0.003649635</text:p>
            <text:p>    y: 0.0018248175</text:p>
            <text:p>    z: 0.000912408752</text:p>
            <text:p>  angular: </text:p>
            <text:p>    x: -0.07846715</text:p>
            <text:p>    y: -0.0621222071</text:p>
            <text:p>    z: 0.01094890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95</text:p>
            <text:p>  stamp: </text:p>
            <text:p>    secs: 499</text:p>
            <text:p>    nsecs: 991027832</text:p>
            <text:p>  frame_id: "Unity"</text:p>
            <text:p>orientation: </text:p>
            <text:p>  x: -0.114894271</text:p>
            <text:p>  y: 0.011433268</text:p>
            <text:p>  z: -0.991090357</text:p>
            <text:p>  w: 0.06639922</text:p>
            <text:p>orientation_covariance: [1.0, 0.0, 0.0, 0.0, 1.0, 0.0, 0.0, 0.0, 1.0]</text:p>
            <text:p>angular_velocity: </text:p>
            <text:p>  x: 0.0207013935</text:p>
            <text:p>  y: -0.154786468</text:p>
            <text:p>  z: -0.00573774241</text:p>
            <text:p>angular_velocity_covariance: [1.0, 0.0, 0.0, 0.0, 1.0, 0.0, 0.0, 0.0, 1.0]</text:p>
            <text:p>linear_acceleration: </text:p>
            <text:p>  x: 2.4414062e-06</text:p>
            <text:p>  y: 0.0</text:p>
            <text:p>  z: 3.2043456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96</text:p>
            <text:p>  stamp: </text:p>
            <text:p>    secs: 499</text:p>
            <text:p>    nsecs: 990356445</text:p>
            <text:p>  frame_id: "Unity"</text:p>
            <text:p>orientation: </text:p>
            <text:p>  x: 0.0186465513</text:p>
            <text:p>  y: 0.00767635042</text:p>
            <text:p>  z: 0.0647449046</text:p>
            <text:p>  w: 0.997698069</text:p>
            <text:p>orientation_covariance: [1.0, 0.0, 0.0, 0.0, 1.0, 0.0, 0.0, 0.0, 1.0]</text:p>
            <text:p>angular_velocity: </text:p>
            <text:p>  x: 0.00046961903</text:p>
            <text:p>  y: 0.010193618</text:p>
            <text:p>  z: -2.286397e-06</text:p>
            <text:p>angular_velocity_covariance: [1.0, 0.0, 0.0, 0.0, 1.0, 0.0, 0.0, 0.0, 1.0]</text:p>
            <text:p>linear_acceleration: </text:p>
            <text:p>  x: 1.2207031e-06</text:p>
            <text:p>  y: 6.10351549e-07</text:p>
            <text:p>  z: 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131989479064941, 0.0, 0.0, 0.0, 0.0)</text:p>
          </table:table-cell>
          <table:table-cell office:value-type="string" calcext:value-type="string">
            <text:p>header: </text:p>
            <text:p>  seq: 2699</text:p>
            <text:p>  stamp: </text:p>
            <text:p>    secs: 500</text:p>
            <text:p>    nsecs:  22857666</text:p>
            <text:p>  frame_id: "Unity"</text:p>
            <text:p>pose: </text:p>
            <text:p>  position: </text:p>
            <text:p>    x: 131.430756</text:p>
            <text:p>    y: -277.097168</text:p>
            <text:p>    z: 38.51253</text:p>
            <text:p>  orientation: </text:p>
            <text:p>    x: 0.0186527818</text:p>
            <text:p>    y: 0.00768091436</text:p>
            <text:p>    z: 0.06474349</text:p>
            <text:p>    w: 0.997698069</text:p>
          </table:table-cell>
          <table:table-cell office:value-type="string" calcext:value-type="string">
            <text:p>header: </text:p>
            <text:p>  seq: 2697</text:p>
            <text:p>  stamp: </text:p>
            <text:p>    secs: 500</text:p>
            <text:p>    nsecs:  23376464</text:p>
            <text:p>  frame_id: "Unity"</text:p>
            <text:p>twist: </text:p>
            <text:p>  linear: </text:p>
            <text:p>    x: 0.002285192</text:p>
            <text:p>    y: 0.0009140768</text:p>
            <text:p>    z: -0.0003427788</text:p>
            <text:p>  angular: </text:p>
            <text:p>    x: 0.02285192</text:p>
            <text:p>    y: 0.0143342232</text:p>
            <text:p>    z: -0.0045703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96</text:p>
            <text:p>  stamp: </text:p>
            <text:p>    secs: 500</text:p>
            <text:p>    nsecs:  24780273</text:p>
            <text:p>  frame_id: "Unity"</text:p>
            <text:p>orientation: </text:p>
            <text:p>  x: -0.1148586</text:p>
            <text:p>  y: 0.0114404261</text:p>
            <text:p>  z: -0.991094232</text:p>
            <text:p>  w: 0.0664010346</text:p>
            <text:p>orientation_covariance: [1.0, 0.0, 0.0, 0.0, 1.0, 0.0, 0.0, 0.0, 1.0]</text:p>
            <text:p>angular_velocity: </text:p>
            <text:p>  x: 0.0202195626</text:p>
            <text:p>  y: -0.155336142</text:p>
            <text:p>  z: -0.005779597</text:p>
            <text:p>angular_velocity_covariance: [1.0, 0.0, 0.0, 0.0, 1.0, 0.0, 0.0, 0.0, 1.0]</text:p>
            <text:p>linear_acceleration: </text:p>
            <text:p>  x: 2.13623048e-06</text:p>
            <text:p>  y: 6.10351549e-07</text:p>
            <text:p>  z: 2.8991698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97</text:p>
            <text:p>  stamp: </text:p>
            <text:p>    secs: 500</text:p>
            <text:p>    nsecs:  23773193</text:p>
            <text:p>  frame_id: "Unity"</text:p>
            <text:p>orientation: </text:p>
            <text:p>  x: 0.0186527818</text:p>
            <text:p>  y: 0.00768091436</text:p>
            <text:p>  z: 0.06474349</text:p>
            <text:p>  w: 0.997698069</text:p>
            <text:p>orientation_covariance: [1.0, 0.0, 0.0, 0.0, 1.0, 0.0, 0.0, 0.0, 1.0]</text:p>
            <text:p>angular_velocity: </text:p>
            <text:p>  x: 0.0005862888</text:p>
            <text:p>  y: 0.009882021</text:p>
            <text:p>  z: -8.317022e-05</text:p>
            <text:p>angular_velocity_covariance: [1.0, 0.0, 0.0, 0.0, 1.0, 0.0, 0.0, 0.0, 1.0]</text:p>
            <text:p>linear_acceleration: </text:p>
            <text:p>  x: 1.52587882e-06</text:p>
            <text:p>  y: 6.10351549e-07</text:p>
            <text:p>  z: -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6527314782142639, 0.0, 0.0, 0.0, 0.0)</text:p>
          </table:table-cell>
          <table:table-cell office:value-type="string" calcext:value-type="string">
            <text:p>header: </text:p>
            <text:p>  seq: 2699</text:p>
            <text:p>  stamp: </text:p>
            <text:p>    secs: 500</text:p>
            <text:p>    nsecs:  22857666</text:p>
            <text:p>  frame_id: "Unity"</text:p>
            <text:p>pose: </text:p>
            <text:p>  position: </text:p>
            <text:p>    x: 131.430756</text:p>
            <text:p>    y: -277.097168</text:p>
            <text:p>    z: 38.51253</text:p>
            <text:p>  orientation: </text:p>
            <text:p>    x: 0.0186527818</text:p>
            <text:p>    y: 0.00768091436</text:p>
            <text:p>    z: 0.06474349</text:p>
            <text:p>    w: 0.997698069</text:p>
          </table:table-cell>
          <table:table-cell office:value-type="string" calcext:value-type="string">
            <text:p>header: </text:p>
            <text:p>  seq: 2697</text:p>
            <text:p>  stamp: </text:p>
            <text:p>    secs: 500</text:p>
            <text:p>    nsecs:  23376464</text:p>
            <text:p>  frame_id: "Unity"</text:p>
            <text:p>twist: </text:p>
            <text:p>  linear: </text:p>
            <text:p>    x: 0.002285192</text:p>
            <text:p>    y: 0.0009140768</text:p>
            <text:p>    z: -0.0003427788</text:p>
            <text:p>  angular: </text:p>
            <text:p>    x: 0.02285192</text:p>
            <text:p>    y: 0.0143342232</text:p>
            <text:p>    z: -0.0045703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96</text:p>
            <text:p>  stamp: </text:p>
            <text:p>    secs: 500</text:p>
            <text:p>    nsecs:  24780273</text:p>
            <text:p>  frame_id: "Unity"</text:p>
            <text:p>orientation: </text:p>
            <text:p>  x: -0.1148586</text:p>
            <text:p>  y: 0.0114404261</text:p>
            <text:p>  z: -0.991094232</text:p>
            <text:p>  w: 0.0664010346</text:p>
            <text:p>orientation_covariance: [1.0, 0.0, 0.0, 0.0, 1.0, 0.0, 0.0, 0.0, 1.0]</text:p>
            <text:p>angular_velocity: </text:p>
            <text:p>  x: 0.0202195626</text:p>
            <text:p>  y: -0.155336142</text:p>
            <text:p>  z: -0.005779597</text:p>
            <text:p>angular_velocity_covariance: [1.0, 0.0, 0.0, 0.0, 1.0, 0.0, 0.0, 0.0, 1.0]</text:p>
            <text:p>linear_acceleration: </text:p>
            <text:p>  x: 2.13623048e-06</text:p>
            <text:p>  y: 6.10351549e-07</text:p>
            <text:p>  z: 2.8991698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97</text:p>
            <text:p>  stamp: </text:p>
            <text:p>    secs: 500</text:p>
            <text:p>    nsecs:  23773193</text:p>
            <text:p>  frame_id: "Unity"</text:p>
            <text:p>orientation: </text:p>
            <text:p>  x: 0.0186527818</text:p>
            <text:p>  y: 0.00768091436</text:p>
            <text:p>  z: 0.06474349</text:p>
            <text:p>  w: 0.997698069</text:p>
            <text:p>orientation_covariance: [1.0, 0.0, 0.0, 0.0, 1.0, 0.0, 0.0, 0.0, 1.0]</text:p>
            <text:p>angular_velocity: </text:p>
            <text:p>  x: 0.0005862888</text:p>
            <text:p>  y: 0.009882021</text:p>
            <text:p>  z: -8.317022e-05</text:p>
            <text:p>angular_velocity_covariance: [1.0, 0.0, 0.0, 0.0, 1.0, 0.0, 0.0, 0.0, 1.0]</text:p>
            <text:p>linear_acceleration: </text:p>
            <text:p>  x: 1.52587882e-06</text:p>
            <text:p>  y: 6.10351549e-07</text:p>
            <text:p>  z: -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4031543433666229, 0.0, 0.0, 0.0, 0.0)</text:p>
          </table:table-cell>
          <table:table-cell office:value-type="string" calcext:value-type="string">
            <text:p>header: </text:p>
            <text:p>  seq: 2699</text:p>
            <text:p>  stamp: </text:p>
            <text:p>    secs: 500</text:p>
            <text:p>    nsecs:  22857666</text:p>
            <text:p>  frame_id: "Unity"</text:p>
            <text:p>pose: </text:p>
            <text:p>  position: </text:p>
            <text:p>    x: 131.430756</text:p>
            <text:p>    y: -277.097168</text:p>
            <text:p>    z: 38.51253</text:p>
            <text:p>  orientation: </text:p>
            <text:p>    x: 0.0186527818</text:p>
            <text:p>    y: 0.00768091436</text:p>
            <text:p>    z: 0.06474349</text:p>
            <text:p>    w: 0.997698069</text:p>
          </table:table-cell>
          <table:table-cell office:value-type="string" calcext:value-type="string">
            <text:p>header: </text:p>
            <text:p>  seq: 2697</text:p>
            <text:p>  stamp: </text:p>
            <text:p>    secs: 500</text:p>
            <text:p>    nsecs:  23376464</text:p>
            <text:p>  frame_id: "Unity"</text:p>
            <text:p>twist: </text:p>
            <text:p>  linear: </text:p>
            <text:p>    x: 0.002285192</text:p>
            <text:p>    y: 0.0009140768</text:p>
            <text:p>    z: -0.0003427788</text:p>
            <text:p>  angular: </text:p>
            <text:p>    x: 0.02285192</text:p>
            <text:p>    y: 0.0143342232</text:p>
            <text:p>    z: -0.0045703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96</text:p>
            <text:p>  stamp: </text:p>
            <text:p>    secs: 500</text:p>
            <text:p>    nsecs:  24780273</text:p>
            <text:p>  frame_id: "Unity"</text:p>
            <text:p>orientation: </text:p>
            <text:p>  x: -0.1148586</text:p>
            <text:p>  y: 0.0114404261</text:p>
            <text:p>  z: -0.991094232</text:p>
            <text:p>  w: 0.0664010346</text:p>
            <text:p>orientation_covariance: [1.0, 0.0, 0.0, 0.0, 1.0, 0.0, 0.0, 0.0, 1.0]</text:p>
            <text:p>angular_velocity: </text:p>
            <text:p>  x: 0.0202195626</text:p>
            <text:p>  y: -0.155336142</text:p>
            <text:p>  z: -0.005779597</text:p>
            <text:p>angular_velocity_covariance: [1.0, 0.0, 0.0, 0.0, 1.0, 0.0, 0.0, 0.0, 1.0]</text:p>
            <text:p>linear_acceleration: </text:p>
            <text:p>  x: 2.13623048e-06</text:p>
            <text:p>  y: 6.10351549e-07</text:p>
            <text:p>  z: 2.8991698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97</text:p>
            <text:p>  stamp: </text:p>
            <text:p>    secs: 500</text:p>
            <text:p>    nsecs:  23773193</text:p>
            <text:p>  frame_id: "Unity"</text:p>
            <text:p>orientation: </text:p>
            <text:p>  x: 0.0186527818</text:p>
            <text:p>  y: 0.00768091436</text:p>
            <text:p>  z: 0.06474349</text:p>
            <text:p>  w: 0.997698069</text:p>
            <text:p>orientation_covariance: [1.0, 0.0, 0.0, 0.0, 1.0, 0.0, 0.0, 0.0, 1.0]</text:p>
            <text:p>angular_velocity: </text:p>
            <text:p>  x: 0.0005862888</text:p>
            <text:p>  y: 0.009882021</text:p>
            <text:p>  z: -8.317022e-05</text:p>
            <text:p>angular_velocity_covariance: [1.0, 0.0, 0.0, 0.0, 1.0, 0.0, 0.0, 0.0, 1.0]</text:p>
            <text:p>linear_acceleration: </text:p>
            <text:p>  x: 1.52587882e-06</text:p>
            <text:p>  y: 6.10351549e-07</text:p>
            <text:p>  z: -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1210026741027832, 0.0, 0.0, 0.0, 0.0)</text:p>
          </table:table-cell>
          <table:table-cell office:value-type="string" calcext:value-type="string">
            <text:p>header: </text:p>
            <text:p>  seq: 2700</text:p>
            <text:p>  stamp: </text:p>
            <text:p>    secs: 500</text:p>
            <text:p>    nsecs:  39520263</text:p>
            <text:p>  frame_id: "Unity"</text:p>
            <text:p>pose: </text:p>
            <text:p>  position: </text:p>
            <text:p>    x: 131.430756</text:p>
            <text:p>    y: -277.097168</text:p>
            <text:p>    z: 38.51253</text:p>
            <text:p>  orientation: </text:p>
            <text:p>    x: 0.0186527818</text:p>
            <text:p>    y: 0.00768091436</text:p>
            <text:p>    z: 0.06474349</text:p>
            <text:p>    w: 0.997698069</text:p>
          </table:table-cell>
          <table:table-cell office:value-type="string" calcext:value-type="string">
            <text:p>header: </text:p>
            <text:p>  seq: 2698</text:p>
            <text:p>  stamp: </text:p>
            <text:p>    secs: 500</text:p>
            <text:p>    nsecs:  50384521</text:p>
            <text:p>  frame_id: "Unity"</text:p>
            <text:p>twist: </text:p>
            <text:p>  linear: </text:p>
            <text:p>    x: 0.0</text:p>
            <text:p>    y: 0.0</text:p>
            <text:p>    z: 0.0</text:p>
            <text:p>  angular: </text:p>
            <text:p>    x: 0.0</text:p>
            <text:p>    y: 0.0</text:p>
            <text:p>    z: 0.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97</text:p>
            <text:p>  stamp: </text:p>
            <text:p>    secs: 500</text:p>
            <text:p>    nsecs:  51422119</text:p>
            <text:p>  frame_id: "Unity"</text:p>
            <text:p>orientation: </text:p>
            <text:p>  x: -0.1148586</text:p>
            <text:p>  y: 0.0114404261</text:p>
            <text:p>  z: -0.991094232</text:p>
            <text:p>  w: 0.0664010346</text:p>
            <text:p>orientation_covariance: [1.0, 0.0, 0.0, 0.0, 1.0, 0.0, 0.0, 0.0, 1.0]</text:p>
            <text:p>angular_velocity: </text:p>
            <text:p>  x: 0.0</text:p>
            <text:p>  y: 0.0</text:p>
            <text:p>  z: 0.0</text:p>
            <text:p>angular_velocity_covariance: [1.0, 0.0, 0.0, 0.0, 1.0, 0.0, 0.0, 0.0, 1.0]</text:p>
            <text:p>linear_acceleration: </text:p>
            <text:p>  x: 0.0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98</text:p>
            <text:p>  stamp: </text:p>
            <text:p>    secs: 500</text:p>
            <text:p>    nsecs:  50781250</text:p>
            <text:p>  frame_id: "Unity"</text:p>
            <text:p>orientation: </text:p>
            <text:p>  x: 0.0186527818</text:p>
            <text:p>  y: 0.00768091436</text:p>
            <text:p>  z: 0.06474349</text:p>
            <text:p>  w: 0.997698069</text:p>
            <text:p>orientation_covariance: [1.0, 0.0, 0.0, 0.0, 1.0, 0.0, 0.0, 0.0, 1.0]</text:p>
            <text:p>angular_velocity: </text:p>
            <text:p>  x: 0.0</text:p>
            <text:p>  y: 0.0</text:p>
            <text:p>  z: 0.0</text:p>
            <text:p>angular_velocity_covariance: [1.0, 0.0, 0.0, 0.0, 1.0, 0.0, 0.0, 0.0, 1.0]</text:p>
            <text:p>linear_acceleration: </text:p>
            <text:p>  x: 0.0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01</text:p>
            <text:p>  stamp: </text:p>
            <text:p>    secs: 500</text:p>
            <text:p>    nsecs:  56457519</text:p>
            <text:p>  frame_id: "Unity"</text:p>
            <text:p>pose: </text:p>
            <text:p>  position: </text:p>
            <text:p>    x: 131.4308</text:p>
            <text:p>    y: -277.097168</text:p>
            <text:p>    z: 38.5125237</text:p>
            <text:p>  orientation: </text:p>
            <text:p>    x: 0.0186396651</text:p>
            <text:p>    y: 0.00765171461</text:p>
            <text:p>    z: 0.06475748</text:p>
            <text:p>    w: 0.997697651</text:p>
          </table:table-cell>
          <table:table-cell office:value-type="string" calcext:value-type="string">
            <text:p>header: </text:p>
            <text:p>  seq: 2699</text:p>
            <text:p>  stamp: </text:p>
            <text:p>    secs: 500</text:p>
            <text:p>    nsecs:  60363769</text:p>
            <text:p>  frame_id: "Unity"</text:p>
            <text:p>twist: </text:p>
            <text:p>  linear: </text:p>
            <text:p>    x: 0.00458715577</text:p>
            <text:p>    y: 0.0</text:p>
            <text:p>    z: -0.000764526</text:p>
            <text:p>  angular: </text:p>
            <text:p>    x: -0.171253815</text:p>
            <text:p>    y: -0.3278383</text:p>
            <text:p>    z: 0.15290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98</text:p>
            <text:p>  stamp: </text:p>
            <text:p>    secs: 500</text:p>
            <text:p>    nsecs:  61370849</text:p>
            <text:p>  frame_id: "Unity"</text:p>
            <text:p>orientation: </text:p>
            <text:p>  x: -0.114992917</text:p>
            <text:p>  y: 0.0114261676</text:p>
            <text:p>  z: -0.991079</text:p>
            <text:p>  w: 0.0663991</text:p>
            <text:p>orientation_covariance: [1.0, 0.0, 0.0, 0.0, 1.0, 0.0, 0.0, 0.0, 1.0]</text:p>
            <text:p>angular_velocity: </text:p>
            <text:p>  x: 0.02317049</text:p>
            <text:p>  y: -0.169962808</text:p>
            <text:p>  z: -0.00694748154</text:p>
            <text:p>angular_velocity_covariance: [1.0, 0.0, 0.0, 0.0, 1.0, 0.0, 0.0, 0.0, 1.0]</text:p>
            <text:p>linear_acceleration: </text:p>
            <text:p>  x: -6.10351526e-06</text:p>
            <text:p>  y: -6.10351549e-07</text:p>
            <text:p>  z: -1.32751466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99</text:p>
            <text:p>  stamp: </text:p>
            <text:p>    secs: 500</text:p>
            <text:p>    nsecs:  60729980</text:p>
            <text:p>  frame_id: "Unity"</text:p>
            <text:p>orientation: </text:p>
            <text:p>  x: 0.0186396651</text:p>
            <text:p>  y: 0.00765171461</text:p>
            <text:p>  z: 0.06475748</text:p>
            <text:p>  w: 0.997697651</text:p>
            <text:p>orientation_covariance: [1.0, 0.0, 0.0, 0.0, 1.0, 0.0, 0.0, 0.0, 1.0]</text:p>
            <text:p>angular_velocity: </text:p>
            <text:p>  x: 0.000873454846</text:p>
            <text:p>  y: 0.0117141362</text:p>
            <text:p>  z: -0.0005154492</text:p>
            <text:p>angular_velocity_covariance: [1.0, 0.0, 0.0, 0.0, 1.0, 0.0, 0.0, 0.0, 1.0]</text:p>
            <text:p>linear_acceleration: </text:p>
            <text:p>  x: 9.155273e-07</text:p>
            <text:p>  y: 0.0</text:p>
            <text:p>  z: -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02</text:p>
            <text:p>  stamp: </text:p>
            <text:p>    secs: 500</text:p>
            <text:p>    nsecs:  73455810</text:p>
            <text:p>  frame_id: "Unity"</text:p>
            <text:p>pose: </text:p>
            <text:p>  position: </text:p>
            <text:p>    x: 131.430847</text:p>
            <text:p>    y: -277.0972</text:p>
            <text:p>    z: 38.51253</text:p>
            <text:p>  orientation: </text:p>
            <text:p>    x: 0.0186259989</text:p>
            <text:p>    y: 0.00764595531</text:p>
            <text:p>    z: 0.06476832</text:p>
            <text:p>    w: 0.997697234</text:p>
          </table:table-cell>
          <table:table-cell office:value-type="string" calcext:value-type="string">
            <text:p>header: </text:p>
            <text:p>  seq: 2699</text:p>
            <text:p>  stamp: </text:p>
            <text:p>    secs: 500</text:p>
            <text:p>    nsecs:  60363769</text:p>
            <text:p>  frame_id: "Unity"</text:p>
            <text:p>twist: </text:p>
            <text:p>  linear: </text:p>
            <text:p>    x: 0.00458715577</text:p>
            <text:p>    y: 0.0</text:p>
            <text:p>    z: -0.000764526</text:p>
            <text:p>  angular: </text:p>
            <text:p>    x: -0.171253815</text:p>
            <text:p>    y: -0.3278383</text:p>
            <text:p>    z: 0.15290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698</text:p>
            <text:p>  stamp: </text:p>
            <text:p>    secs: 500</text:p>
            <text:p>    nsecs:  61370849</text:p>
            <text:p>  frame_id: "Unity"</text:p>
            <text:p>orientation: </text:p>
            <text:p>  x: -0.114992917</text:p>
            <text:p>  y: 0.0114261676</text:p>
            <text:p>  z: -0.991079</text:p>
            <text:p>  w: 0.0663991</text:p>
            <text:p>orientation_covariance: [1.0, 0.0, 0.0, 0.0, 1.0, 0.0, 0.0, 0.0, 1.0]</text:p>
            <text:p>angular_velocity: </text:p>
            <text:p>  x: 0.02317049</text:p>
            <text:p>  y: -0.169962808</text:p>
            <text:p>  z: -0.00694748154</text:p>
            <text:p>angular_velocity_covariance: [1.0, 0.0, 0.0, 0.0, 1.0, 0.0, 0.0, 0.0, 1.0]</text:p>
            <text:p>linear_acceleration: </text:p>
            <text:p>  x: -6.10351526e-06</text:p>
            <text:p>  y: -6.10351549e-07</text:p>
            <text:p>  z: -1.32751466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699</text:p>
            <text:p>  stamp: </text:p>
            <text:p>    secs: 500</text:p>
            <text:p>    nsecs:  60729980</text:p>
            <text:p>  frame_id: "Unity"</text:p>
            <text:p>orientation: </text:p>
            <text:p>  x: 0.0186396651</text:p>
            <text:p>  y: 0.00765171461</text:p>
            <text:p>  z: 0.06475748</text:p>
            <text:p>  w: 0.997697651</text:p>
            <text:p>orientation_covariance: [1.0, 0.0, 0.0, 0.0, 1.0, 0.0, 0.0, 0.0, 1.0]</text:p>
            <text:p>angular_velocity: </text:p>
            <text:p>  x: 0.000873454846</text:p>
            <text:p>  y: 0.0117141362</text:p>
            <text:p>  z: -0.0005154492</text:p>
            <text:p>angular_velocity_covariance: [1.0, 0.0, 0.0, 0.0, 1.0, 0.0, 0.0, 0.0, 1.0]</text:p>
            <text:p>linear_acceleration: </text:p>
            <text:p>  x: 9.155273e-07</text:p>
            <text:p>  y: 0.0</text:p>
            <text:p>  z: -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20</text:p>
            <text:p>  stamp: </text:p>
            <text:p>    secs: 500</text:p>
            <text:p>    nsecs: 433868408</text:p>
            <text:p>  frame_id: "Unity"</text:p>
            <text:p>pose: </text:p>
            <text:p>  position: </text:p>
            <text:p>    x: 131.43219</text:p>
            <text:p>    y: -277.097168</text:p>
            <text:p>    z: 38.51251</text:p>
            <text:p>  orientation: </text:p>
            <text:p>    x: 0.0186598264</text:p>
            <text:p>    y: 0.00768500334</text:p>
            <text:p>    z: 0.06481464</text:p>
            <text:p>    w: 0.997693241</text:p>
          </table:table-cell>
          <table:table-cell office:value-type="string" calcext:value-type="string">
            <text:p>header: </text:p>
            <text:p>  seq: 2718</text:p>
            <text:p>  stamp: </text:p>
            <text:p>    secs: 500</text:p>
            <text:p>    nsecs: 434356689</text:p>
            <text:p>  frame_id: "Unity"</text:p>
            <text:p>twist: </text:p>
            <text:p>  linear: </text:p>
            <text:p>    x: 0.004416961</text:p>
            <text:p>    y: 0.0</text:p>
            <text:p>    z: -0.000883392233</text:p>
            <text:p>  angular: </text:p>
            <text:p>    x: 0.03180212</text:p>
            <text:p>    y: 0.01875483</text:p>
            <text:p>    z: 0.0088339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17</text:p>
            <text:p>  stamp: </text:p>
            <text:p>    secs: 500</text:p>
            <text:p>    nsecs: 435424804</text:p>
            <text:p>  frame_id: "Unity"</text:p>
            <text:p>orientation: </text:p>
            <text:p>  x: -0.11486128</text:p>
            <text:p>  y: 0.0114390375</text:p>
            <text:p>  z: -0.9910893</text:p>
            <text:p>  w: 0.06647103</text:p>
            <text:p>orientation_covariance: [1.0, 0.0, 0.0, 0.0, 1.0, 0.0, 0.0, 0.0, 1.0]</text:p>
            <text:p>angular_velocity: </text:p>
            <text:p>  x: 0.0205854662</text:p>
            <text:p>  y: -0.155626357</text:p>
            <text:p>  z: -0.00569687271</text:p>
            <text:p>angular_velocity_covariance: [1.0, 0.0, 0.0, 0.0, 1.0, 0.0, 0.0, 0.0, 1.0]</text:p>
            <text:p>linear_acceleration: </text:p>
            <text:p>  x: 2.746582e-06</text:p>
            <text:p>  y: 0.0</text:p>
            <text:p>  z: 2.822876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18</text:p>
            <text:p>  stamp: </text:p>
            <text:p>    secs: 500</text:p>
            <text:p>    nsecs: 434753417</text:p>
            <text:p>  frame_id: "Unity"</text:p>
            <text:p>orientation: </text:p>
            <text:p>  x: 0.0186598245</text:p>
            <text:p>  y: 0.007685003</text:p>
            <text:p>  z: 0.0648146346</text:p>
            <text:p>  w: 0.9976932</text:p>
            <text:p>orientation_covariance: [1.0, 0.0, 0.0, 0.0, 1.0, 0.0, 0.0, 0.0, 1.0]</text:p>
            <text:p>angular_velocity: </text:p>
            <text:p>  x: 0.0005861678</text:p>
            <text:p>  y: 0.009922832</text:p>
            <text:p>  z: -4.370563e-05</text:p>
            <text:p>angular_velocity_covariance: [1.0, 0.0, 0.0, 0.0, 1.0, 0.0, 0.0, 0.0, 1.0]</text:p>
            <text:p>linear_acceleration: </text:p>
            <text:p>  x: 1.52587882e-06</text:p>
            <text:p>  y: 0.0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01770019</text:p>
            <text:p>  frame_id: "Unity"</text:p>
            <text:p>pose: </text:p>
            <text:p>  position: </text:p>
            <text:p>    x: 131.432266</text:p>
            <text:p>    y: -277.097229</text:p>
            <text:p>    z: 38.51251</text:p>
            <text:p>  orientation: </text:p>
            <text:p>    x: 0.0186363347</text:p>
            <text:p>    y: 0.00765136629</text:p>
            <text:p>    z: 0.06483371</text:p>
            <text:p>    w: 0.997692764</text:p>
          </table:table-cell>
          <table:table-cell office:value-type="string" calcext:value-type="string">
            <text:p>header: </text:p>
            <text:p>  seq: 2721</text:p>
            <text:p>  stamp: </text:p>
            <text:p>    secs: 500</text:p>
            <text:p>    nsecs: 503631591</text:p>
            <text:p>  frame_id: "Unity"</text:p>
            <text:p>twist: </text:p>
            <text:p>  linear: </text:p>
            <text:p>    x: 0.00163934426</text:p>
            <text:p>    y: -0.00327868853</text:p>
            <text:p>    z: 0.000409836066</text:p>
            <text:p>  angular: </text:p>
            <text:p>    x: -0.07377049</text:p>
            <text:p>    y: -0.0252753589</text:p>
            <text:p>    z: 0.063934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19</text:p>
            <text:p>  stamp: </text:p>
            <text:p>    secs: 500</text:p>
            <text:p>    nsecs: 486022949</text:p>
            <text:p>  frame_id: "Unity"</text:p>
            <text:p>orientation: </text:p>
            <text:p>  x: -0.114994973</text:p>
            <text:p>  y: 0.0114313317</text:p>
            <text:p>  z: -0.9910735</text:p>
            <text:p>  w: 0.06647664</text:p>
            <text:p>orientation_covariance: [1.0, 0.0, 0.0, 0.0, 1.0, 0.0, 0.0, 0.0, 1.0]</text:p>
            <text:p>angular_velocity: </text:p>
            <text:p>  x: 0.0227659531</text:p>
            <text:p>  y: -0.1699964</text:p>
            <text:p>  z: -0.007112164</text:p>
            <text:p>angular_velocity_covariance: [1.0, 0.0, 0.0, 0.0, 1.0, 0.0, 0.0, 0.0, 1.0]</text:p>
            <text:p>linear_acceleration: </text:p>
            <text:p>  x: -6.713867e-06</text:p>
            <text:p>  y: 0.0</text:p>
            <text:p>  z: -1.31988527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0</text:p>
            <text:p>  stamp: </text:p>
            <text:p>    secs: 500</text:p>
            <text:p>    nsecs: 485351562</text:p>
            <text:p>  frame_id: "Unity"</text:p>
            <text:p>orientation: </text:p>
            <text:p>  x: 0.01864814</text:p>
            <text:p>  y: 0.00765605131</text:p>
            <text:p>  z: 0.0648233443</text:p>
            <text:p>  w: 0.9976931</text:p>
            <text:p>orientation_covariance: [1.0, 0.0, 0.0, 0.0, 1.0, 0.0, 0.0, 0.0, 1.0]</text:p>
            <text:p>angular_velocity: </text:p>
            <text:p>  x: 0.0008224007</text:p>
            <text:p>  y: 0.011723578</text:p>
            <text:p>  z: -0.000409890781</text:p>
            <text:p>angular_velocity_covariance: [1.0, 0.0, 0.0, 0.0, 1.0, 0.0, 0.0, 0.0, 1.0]</text:p>
            <text:p>linear_acceleration: </text:p>
            <text:p>  x: 9.155273e-07</text:p>
            <text:p>  y: 0.0</text:p>
            <text:p>  z: -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13182871043682098, 0.0, 0.0, 0.0, 0.0)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01770019</text:p>
            <text:p>  frame_id: "Unity"</text:p>
            <text:p>pose: </text:p>
            <text:p>  position: </text:p>
            <text:p>    x: 131.432266</text:p>
            <text:p>    y: -277.097229</text:p>
            <text:p>    z: 38.51251</text:p>
            <text:p>  orientation: </text:p>
            <text:p>    x: 0.0186363347</text:p>
            <text:p>    y: 0.00765136629</text:p>
            <text:p>    z: 0.06483371</text:p>
            <text:p>    w: 0.997692764</text:p>
          </table:table-cell>
          <table:table-cell office:value-type="string" calcext:value-type="string">
            <text:p>header: </text:p>
            <text:p>  seq: 2721</text:p>
            <text:p>  stamp: </text:p>
            <text:p>    secs: 500</text:p>
            <text:p>    nsecs: 503631591</text:p>
            <text:p>  frame_id: "Unity"</text:p>
            <text:p>twist: </text:p>
            <text:p>  linear: </text:p>
            <text:p>    x: 0.00163934426</text:p>
            <text:p>    y: -0.00327868853</text:p>
            <text:p>    z: 0.000409836066</text:p>
            <text:p>  angular: </text:p>
            <text:p>    x: -0.07377049</text:p>
            <text:p>    y: -0.0252753589</text:p>
            <text:p>    z: 0.063934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0</text:p>
            <text:p>  stamp: </text:p>
            <text:p>    secs: 500</text:p>
            <text:p>    nsecs: 508544921</text:p>
            <text:p>  frame_id: "Unity"</text:p>
            <text:p>orientation: </text:p>
            <text:p>  x: -0.11510241</text:p>
            <text:p>  y: 0.0114071285</text:p>
            <text:p>  z: -0.9910601</text:p>
            <text:p>  w: 0.066492334</text:p>
            <text:p>orientation_covariance: [1.0, 0.0, 0.0, 0.0, 1.0, 0.0, 0.0, 0.0, 1.0]</text:p>
            <text:p>angular_velocity: </text:p>
            <text:p>  x: 0.0240719169</text:p>
            <text:p>  y: -0.1723051</text:p>
            <text:p>  z: -0.007689546</text:p>
            <text:p>angular_velocity_covariance: [1.0, 0.0, 0.0, 0.0, 1.0, 0.0, 0.0, 0.0, 1.0]</text:p>
            <text:p>linear_acceleration: </text:p>
            <text:p>  x: -2.746582e-06</text:p>
            <text:p>  y: 0.0</text:p>
            <text:p>  z: -1.05285644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1</text:p>
            <text:p>  stamp: </text:p>
            <text:p>    secs: 500</text:p>
            <text:p>    nsecs: 505279541</text:p>
            <text:p>  frame_id: "Unity"</text:p>
            <text:p>orientation: </text:p>
            <text:p>  x: 0.0186363328</text:p>
            <text:p>  y: 0.007651366</text:p>
            <text:p>  z: 0.0648337</text:p>
            <text:p>  w: 0.997692645</text:p>
            <text:p>orientation_covariance: [1.0, 0.0, 0.0, 0.0, 1.0, 0.0, 0.0, 0.0, 1.0]</text:p>
            <text:p>angular_velocity: </text:p>
            <text:p>  x: 0.00141432</text:p>
            <text:p>  y: 0.0108407065</text:p>
            <text:p>  z: -0.0007453308</text:p>
            <text:p>angular_velocity_covariance: [1.0, 0.0, 0.0, 0.0, 1.0, 0.0, 0.0, 0.0, 1.0]</text:p>
            <text:p>linear_acceleration: </text:p>
            <text:p>  x: 6.10351549e-07</text:p>
            <text:p>  y: -1.2207031e-06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20780374109745026, 0.0, 0.0, 0.0, 0.0)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01770019</text:p>
            <text:p>  frame_id: "Unity"</text:p>
            <text:p>pose: </text:p>
            <text:p>  position: </text:p>
            <text:p>    x: 131.432266</text:p>
            <text:p>    y: -277.097229</text:p>
            <text:p>    z: 38.51251</text:p>
            <text:p>  orientation: </text:p>
            <text:p>    x: 0.0186363347</text:p>
            <text:p>    y: 0.00765136629</text:p>
            <text:p>    z: 0.06483371</text:p>
            <text:p>    w: 0.997692764</text:p>
          </table:table-cell>
          <table:table-cell office:value-type="string" calcext:value-type="string">
            <text:p>header: </text:p>
            <text:p>  seq: 2721</text:p>
            <text:p>  stamp: </text:p>
            <text:p>    secs: 500</text:p>
            <text:p>    nsecs: 503631591</text:p>
            <text:p>  frame_id: "Unity"</text:p>
            <text:p>twist: </text:p>
            <text:p>  linear: </text:p>
            <text:p>    x: 0.00163934426</text:p>
            <text:p>    y: -0.00327868853</text:p>
            <text:p>    z: 0.000409836066</text:p>
            <text:p>  angular: </text:p>
            <text:p>    x: -0.07377049</text:p>
            <text:p>    y: -0.0252753589</text:p>
            <text:p>    z: 0.063934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0</text:p>
            <text:p>  stamp: </text:p>
            <text:p>    secs: 500</text:p>
            <text:p>    nsecs: 508544921</text:p>
            <text:p>  frame_id: "Unity"</text:p>
            <text:p>orientation: </text:p>
            <text:p>  x: -0.11510241</text:p>
            <text:p>  y: 0.0114071285</text:p>
            <text:p>  z: -0.9910601</text:p>
            <text:p>  w: 0.066492334</text:p>
            <text:p>orientation_covariance: [1.0, 0.0, 0.0, 0.0, 1.0, 0.0, 0.0, 0.0, 1.0]</text:p>
            <text:p>angular_velocity: </text:p>
            <text:p>  x: 0.0240719169</text:p>
            <text:p>  y: -0.1723051</text:p>
            <text:p>  z: -0.007689546</text:p>
            <text:p>angular_velocity_covariance: [1.0, 0.0, 0.0, 0.0, 1.0, 0.0, 0.0, 0.0, 1.0]</text:p>
            <text:p>linear_acceleration: </text:p>
            <text:p>  x: -2.746582e-06</text:p>
            <text:p>  y: 0.0</text:p>
            <text:p>  z: -1.05285644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1</text:p>
            <text:p>  stamp: </text:p>
            <text:p>    secs: 500</text:p>
            <text:p>    nsecs: 505279541</text:p>
            <text:p>  frame_id: "Unity"</text:p>
            <text:p>orientation: </text:p>
            <text:p>  x: 0.0186363328</text:p>
            <text:p>  y: 0.007651366</text:p>
            <text:p>  z: 0.0648337</text:p>
            <text:p>  w: 0.997692645</text:p>
            <text:p>orientation_covariance: [1.0, 0.0, 0.0, 0.0, 1.0, 0.0, 0.0, 0.0, 1.0]</text:p>
            <text:p>angular_velocity: </text:p>
            <text:p>  x: 0.00141432</text:p>
            <text:p>  y: 0.0108407065</text:p>
            <text:p>  z: -0.0007453308</text:p>
            <text:p>angular_velocity_covariance: [1.0, 0.0, 0.0, 0.0, 1.0, 0.0, 0.0, 0.0, 1.0]</text:p>
            <text:p>linear_acceleration: </text:p>
            <text:p>  x: 6.10351549e-07</text:p>
            <text:p>  y: -1.2207031e-06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39229616522789, 0.0, 0.0, 0.0, 0.0)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01770019</text:p>
            <text:p>  frame_id: "Unity"</text:p>
            <text:p>pose: </text:p>
            <text:p>  position: </text:p>
            <text:p>    x: 131.432266</text:p>
            <text:p>    y: -277.097229</text:p>
            <text:p>    z: 38.51251</text:p>
            <text:p>  orientation: </text:p>
            <text:p>    x: 0.0186363347</text:p>
            <text:p>    y: 0.00765136629</text:p>
            <text:p>    z: 0.06483371</text:p>
            <text:p>    w: 0.997692764</text:p>
          </table:table-cell>
          <table:table-cell office:value-type="string" calcext:value-type="string">
            <text:p>header: </text:p>
            <text:p>  seq: 2721</text:p>
            <text:p>  stamp: </text:p>
            <text:p>    secs: 500</text:p>
            <text:p>    nsecs: 503631591</text:p>
            <text:p>  frame_id: "Unity"</text:p>
            <text:p>twist: </text:p>
            <text:p>  linear: </text:p>
            <text:p>    x: 0.00163934426</text:p>
            <text:p>    y: -0.00327868853</text:p>
            <text:p>    z: 0.000409836066</text:p>
            <text:p>  angular: </text:p>
            <text:p>    x: -0.07377049</text:p>
            <text:p>    y: -0.0252753589</text:p>
            <text:p>    z: 0.063934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0</text:p>
            <text:p>  stamp: </text:p>
            <text:p>    secs: 500</text:p>
            <text:p>    nsecs: 508544921</text:p>
            <text:p>  frame_id: "Unity"</text:p>
            <text:p>orientation: </text:p>
            <text:p>  x: -0.11510241</text:p>
            <text:p>  y: 0.0114071285</text:p>
            <text:p>  z: -0.9910601</text:p>
            <text:p>  w: 0.066492334</text:p>
            <text:p>orientation_covariance: [1.0, 0.0, 0.0, 0.0, 1.0, 0.0, 0.0, 0.0, 1.0]</text:p>
            <text:p>angular_velocity: </text:p>
            <text:p>  x: 0.0240719169</text:p>
            <text:p>  y: -0.1723051</text:p>
            <text:p>  z: -0.007689546</text:p>
            <text:p>angular_velocity_covariance: [1.0, 0.0, 0.0, 0.0, 1.0, 0.0, 0.0, 0.0, 1.0]</text:p>
            <text:p>linear_acceleration: </text:p>
            <text:p>  x: -2.746582e-06</text:p>
            <text:p>  y: 0.0</text:p>
            <text:p>  z: -1.05285644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1</text:p>
            <text:p>  stamp: </text:p>
            <text:p>    secs: 500</text:p>
            <text:p>    nsecs: 505279541</text:p>
            <text:p>  frame_id: "Unity"</text:p>
            <text:p>orientation: </text:p>
            <text:p>  x: 0.0186363328</text:p>
            <text:p>  y: 0.007651366</text:p>
            <text:p>  z: 0.0648337</text:p>
            <text:p>  w: 0.997692645</text:p>
            <text:p>orientation_covariance: [1.0, 0.0, 0.0, 0.0, 1.0, 0.0, 0.0, 0.0, 1.0]</text:p>
            <text:p>angular_velocity: </text:p>
            <text:p>  x: 0.00141432</text:p>
            <text:p>  y: 0.0108407065</text:p>
            <text:p>  z: -0.0007453308</text:p>
            <text:p>angular_velocity_covariance: [1.0, 0.0, 0.0, 0.0, 1.0, 0.0, 0.0, 0.0, 1.0]</text:p>
            <text:p>linear_acceleration: </text:p>
            <text:p>  x: 6.10351549e-07</text:p>
            <text:p>  y: -1.2207031e-06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5550722479820251, 0.0, 0.0, 0.0, 0.0)</text:p>
          </table:table-cell>
          <table:table-cell office:value-type="string" calcext:value-type="string">
            <text:p>header: </text:p>
            <text:p>  seq: 2724</text:p>
            <text:p>  stamp: </text:p>
            <text:p>    secs: 500</text:p>
            <text:p>    nsecs: 522888183</text:p>
            <text:p>  frame_id: "Unity"</text:p>
            <text:p>pose: </text:p>
            <text:p>  position: </text:p>
            <text:p>    x: 131.432343</text:p>
            <text:p>    y: -277.09726</text:p>
            <text:p>    z: 38.5125237</text:p>
            <text:p>  orientation: </text:p>
            <text:p>    x: 0.018621875</text:p>
            <text:p>    y: 0.007638928</text:p>
            <text:p>    z: 0.06484394</text:p>
            <text:p>    w: 0.9976924</text:p>
          </table:table-cell>
          <table:table-cell office:value-type="string" calcext:value-type="string">
            <text:p>header: </text:p>
            <text:p>  seq: 2722</text:p>
            <text:p>  stamp: </text:p>
            <text:p>    secs: 500</text:p>
            <text:p>    nsecs: 523315429</text:p>
            <text:p>  frame_id: "Unity"</text:p>
            <text:p>twist: </text:p>
            <text:p>  linear: </text:p>
            <text:p>    x: 0.003875969</text:p>
            <text:p>    y: -0.00155038759</text:p>
            <text:p>    z: 0.0007751938</text:p>
            <text:p>  angular: </text:p>
            <text:p>    x: -0.0883721</text:p>
            <text:p>    y: -0.06791727</text:p>
            <text:p>    z: 0.057364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1</text:p>
            <text:p>  stamp: </text:p>
            <text:p>    secs: 500</text:p>
            <text:p>    nsecs: 524322509</text:p>
            <text:p>  frame_id: "Unity"</text:p>
            <text:p>orientation: </text:p>
            <text:p>  x: -0.115174323</text:p>
            <text:p>  y: 0.011390659</text:p>
            <text:p>  z: -0.9910512</text:p>
            <text:p>  w: 0.06650551</text:p>
            <text:p>orientation_covariance: [1.0, 0.0, 0.0, 0.0, 1.0, 0.0, 0.0, 0.0, 1.0]</text:p>
            <text:p>angular_velocity: </text:p>
            <text:p>  x: 0.0225515254</text:p>
            <text:p>  y: -0.169536337</text:p>
            <text:p>  z: -0.00757012563</text:p>
            <text:p>angular_velocity_covariance: [1.0, 0.0, 0.0, 0.0, 1.0, 0.0, 0.0, 0.0, 1.0]</text:p>
            <text:p>linear_acceleration: </text:p>
            <text:p>  x: -6.10351549e-07</text:p>
            <text:p>  y: 6.10351549e-07</text:p>
            <text:p>  z: -7.6293945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1</text:p>
            <text:p>  stamp: </text:p>
            <text:p>    secs: 500</text:p>
            <text:p>    nsecs: 505279541</text:p>
            <text:p>  frame_id: "Unity"</text:p>
            <text:p>orientation: </text:p>
            <text:p>  x: 0.0186363328</text:p>
            <text:p>  y: 0.007651366</text:p>
            <text:p>  z: 0.0648337</text:p>
            <text:p>  w: 0.997692645</text:p>
            <text:p>orientation_covariance: [1.0, 0.0, 0.0, 0.0, 1.0, 0.0, 0.0, 0.0, 1.0]</text:p>
            <text:p>angular_velocity: </text:p>
            <text:p>  x: 0.00141432</text:p>
            <text:p>  y: 0.0108407065</text:p>
            <text:p>  z: -0.0007453308</text:p>
            <text:p>angular_velocity_covariance: [1.0, 0.0, 0.0, 0.0, 1.0, 0.0, 0.0, 0.0, 1.0]</text:p>
            <text:p>linear_acceleration: </text:p>
            <text:p>  x: 6.10351549e-07</text:p>
            <text:p>  y: -1.2207031e-06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7070223093032837, 0.0, 0.0, 0.0, 0.0)</text:p>
          </table:table-cell>
          <table:table-cell office:value-type="string" calcext:value-type="string">
            <text:p>header: </text:p>
            <text:p>  seq: 2725</text:p>
            <text:p>  stamp: </text:p>
            <text:p>    secs: 500</text:p>
            <text:p>    nsecs: 540039062</text:p>
            <text:p>  frame_id: "Unity"</text:p>
            <text:p>pose: </text:p>
            <text:p>  position: </text:p>
            <text:p>    x: 131.432388</text:p>
            <text:p>    y: -277.0973</text:p>
            <text:p>    z: 38.51251</text:p>
            <text:p>  orientation: </text:p>
            <text:p>    x: 0.0186347719</text:p>
            <text:p>    y: 0.00765051646</text:p>
            <text:p>    z: 0.06485224</text:p>
            <text:p>    w: 0.9976916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41839599</text:p>
            <text:p>  frame_id: "Unity"</text:p>
            <text:p>twist: </text:p>
            <text:p>  linear: </text:p>
            <text:p>    x: 0.00247524749</text:p>
            <text:p>    y: -0.00165016507</text:p>
            <text:p>    z: -0.000825082534</text:p>
            <text:p>  angular: </text:p>
            <text:p>    x: 0.08415841</text:p>
            <text:p>    y: 0.06546514</text:p>
            <text:p>    z: 0.05280528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1</text:p>
            <text:p>  stamp: </text:p>
            <text:p>    secs: 500</text:p>
            <text:p>    nsecs: 524322509</text:p>
            <text:p>  frame_id: "Unity"</text:p>
            <text:p>orientation: </text:p>
            <text:p>  x: -0.115174323</text:p>
            <text:p>  y: 0.011390659</text:p>
            <text:p>  z: -0.9910512</text:p>
            <text:p>  w: 0.06650551</text:p>
            <text:p>orientation_covariance: [1.0, 0.0, 0.0, 0.0, 1.0, 0.0, 0.0, 0.0, 1.0]</text:p>
            <text:p>angular_velocity: </text:p>
            <text:p>  x: 0.0225515254</text:p>
            <text:p>  y: -0.169536337</text:p>
            <text:p>  z: -0.00757012563</text:p>
            <text:p>angular_velocity_covariance: [1.0, 0.0, 0.0, 0.0, 1.0, 0.0, 0.0, 0.0, 1.0]</text:p>
            <text:p>linear_acceleration: </text:p>
            <text:p>  x: -6.10351549e-07</text:p>
            <text:p>  y: 6.10351549e-07</text:p>
            <text:p>  z: -7.6293945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2</text:p>
            <text:p>  stamp: </text:p>
            <text:p>    secs: 500</text:p>
            <text:p>    nsecs: 523681640</text:p>
            <text:p>  frame_id: "Unity"</text:p>
            <text:p>orientation: </text:p>
            <text:p>  x: 0.0186218731</text:p>
            <text:p>  y: 0.00763892755</text:p>
            <text:p>  z: 0.06484393</text:p>
            <text:p>  w: 0.997692347</text:p>
            <text:p>orientation_covariance: [1.0, 0.0, 0.0, 0.0, 1.0, 0.0, 0.0, 0.0, 1.0]</text:p>
            <text:p>angular_velocity: </text:p>
            <text:p>  x: 0.000210685539</text:p>
            <text:p>  y: 0.0100737549</text:p>
            <text:p>  z: -0.000542393769</text:p>
            <text:p>angular_velocity_covariance: [1.0, 0.0, 0.0, 0.0, 1.0, 0.0, 0.0, 0.0, 1.0]</text:p>
            <text:p>linear_acceleration: </text:p>
            <text:p>  x: 1.52587882e-06</text:p>
            <text:p>  y: -6.10351549e-07</text:p>
            <text:p>  z: 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8155397176742554, 0.0, 0.0, 0.0, 0.0)</text:p>
          </table:table-cell>
          <table:table-cell office:value-type="string" calcext:value-type="string">
            <text:p>header: </text:p>
            <text:p>  seq: 2725</text:p>
            <text:p>  stamp: </text:p>
            <text:p>    secs: 500</text:p>
            <text:p>    nsecs: 540039062</text:p>
            <text:p>  frame_id: "Unity"</text:p>
            <text:p>pose: </text:p>
            <text:p>  position: </text:p>
            <text:p>    x: 131.432388</text:p>
            <text:p>    y: -277.0973</text:p>
            <text:p>    z: 38.51251</text:p>
            <text:p>  orientation: </text:p>
            <text:p>    x: 0.0186347719</text:p>
            <text:p>    y: 0.00765051646</text:p>
            <text:p>    z: 0.06485224</text:p>
            <text:p>    w: 0.9976916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41839599</text:p>
            <text:p>  frame_id: "Unity"</text:p>
            <text:p>twist: </text:p>
            <text:p>  linear: </text:p>
            <text:p>    x: 0.00247524749</text:p>
            <text:p>    y: -0.00165016507</text:p>
            <text:p>    z: -0.000825082534</text:p>
            <text:p>  angular: </text:p>
            <text:p>    x: 0.08415841</text:p>
            <text:p>    y: 0.06546514</text:p>
            <text:p>    z: 0.05280528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2</text:p>
            <text:p>  stamp: </text:p>
            <text:p>    secs: 500</text:p>
            <text:p>    nsecs: 546966552</text:p>
            <text:p>  frame_id: "Unity"</text:p>
            <text:p>orientation: </text:p>
            <text:p>  x: -0.115220785</text:p>
            <text:p>  y: 0.0113936746</text:p>
            <text:p>  z: -0.991045058</text:p>
            <text:p>  w: 0.0665157139</text:p>
            <text:p>orientation_covariance: [1.0, 0.0, 0.0, 0.0, 1.0, 0.0, 0.0, 0.0, 1.0]</text:p>
            <text:p>angular_velocity: </text:p>
            <text:p>  x: 0.02160927</text:p>
            <text:p>  y: -0.167771026</text:p>
            <text:p>  z: -0.0066900556</text:p>
            <text:p>angular_velocity_covariance: [1.0, 0.0, 0.0, 0.0, 1.0, 0.0, 0.0, 0.0, 1.0]</text:p>
            <text:p>linear_acceleration: </text:p>
            <text:p>  x: 3.05175774e-07</text:p>
            <text:p>  y: -6.10351549e-07</text:p>
            <text:p>  z: -5.111694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43548583</text:p>
            <text:p>  frame_id: "Unity"</text:p>
            <text:p>orientation: </text:p>
            <text:p>  x: 0.01863477</text:p>
            <text:p>  y: 0.007650516</text:p>
            <text:p>  z: 0.06485223</text:p>
            <text:p>  w: 0.9976915</text:p>
            <text:p>orientation_covariance: [1.0, 0.0, 0.0, 0.0, 1.0, 0.0, 0.0, 0.0, 1.0]</text:p>
            <text:p>angular_velocity: </text:p>
            <text:p>  x: -8.597539e-05</text:p>
            <text:p>  y: 0.009242533</text:p>
            <text:p>  z: -0.0007319501</text:p>
            <text:p>angular_velocity_covariance: [1.0, 0.0, 0.0, 0.0, 1.0, 0.0, 0.0, 0.0, 1.0]</text:p>
            <text:p>linear_acceleration: </text:p>
            <text:p>  x: 9.155273e-07</text:p>
            <text:p>  y: -6.10351549e-07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023407697677612, 0.0, 0.0, 0.0, 0.0)</text:p>
          </table:table-cell>
          <table:table-cell office:value-type="string" calcext:value-type="string">
            <text:p>header: </text:p>
            <text:p>  seq: 2725</text:p>
            <text:p>  stamp: </text:p>
            <text:p>    secs: 500</text:p>
            <text:p>    nsecs: 540039062</text:p>
            <text:p>  frame_id: "Unity"</text:p>
            <text:p>pose: </text:p>
            <text:p>  position: </text:p>
            <text:p>    x: 131.432388</text:p>
            <text:p>    y: -277.0973</text:p>
            <text:p>    z: 38.51251</text:p>
            <text:p>  orientation: </text:p>
            <text:p>    x: 0.0186347719</text:p>
            <text:p>    y: 0.00765051646</text:p>
            <text:p>    z: 0.06485224</text:p>
            <text:p>    w: 0.9976916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41839599</text:p>
            <text:p>  frame_id: "Unity"</text:p>
            <text:p>twist: </text:p>
            <text:p>  linear: </text:p>
            <text:p>    x: 0.00247524749</text:p>
            <text:p>    y: -0.00165016507</text:p>
            <text:p>    z: -0.000825082534</text:p>
            <text:p>  angular: </text:p>
            <text:p>    x: 0.08415841</text:p>
            <text:p>    y: 0.06546514</text:p>
            <text:p>    z: 0.05280528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2</text:p>
            <text:p>  stamp: </text:p>
            <text:p>    secs: 500</text:p>
            <text:p>    nsecs: 546966552</text:p>
            <text:p>  frame_id: "Unity"</text:p>
            <text:p>orientation: </text:p>
            <text:p>  x: -0.115220785</text:p>
            <text:p>  y: 0.0113936746</text:p>
            <text:p>  z: -0.991045058</text:p>
            <text:p>  w: 0.0665157139</text:p>
            <text:p>orientation_covariance: [1.0, 0.0, 0.0, 0.0, 1.0, 0.0, 0.0, 0.0, 1.0]</text:p>
            <text:p>angular_velocity: </text:p>
            <text:p>  x: 0.02160927</text:p>
            <text:p>  y: -0.167771026</text:p>
            <text:p>  z: -0.0066900556</text:p>
            <text:p>angular_velocity_covariance: [1.0, 0.0, 0.0, 0.0, 1.0, 0.0, 0.0, 0.0, 1.0]</text:p>
            <text:p>linear_acceleration: </text:p>
            <text:p>  x: 3.05175774e-07</text:p>
            <text:p>  y: -6.10351549e-07</text:p>
            <text:p>  z: -5.111694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43548583</text:p>
            <text:p>  frame_id: "Unity"</text:p>
            <text:p>orientation: </text:p>
            <text:p>  x: 0.01863477</text:p>
            <text:p>  y: 0.007650516</text:p>
            <text:p>  z: 0.06485223</text:p>
            <text:p>  w: 0.9976915</text:p>
            <text:p>orientation_covariance: [1.0, 0.0, 0.0, 0.0, 1.0, 0.0, 0.0, 0.0, 1.0]</text:p>
            <text:p>angular_velocity: </text:p>
            <text:p>  x: -8.597539e-05</text:p>
            <text:p>  y: 0.009242533</text:p>
            <text:p>  z: -0.0007319501</text:p>
            <text:p>angular_velocity_covariance: [1.0, 0.0, 0.0, 0.0, 1.0, 0.0, 0.0, 0.0, 1.0]</text:p>
            <text:p>linear_acceleration: </text:p>
            <text:p>  x: 9.155273e-07</text:p>
            <text:p>  y: -6.10351549e-07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24057126045227, 0.0, 0.0, 0.0, 0.0)</text:p>
          </table:table-cell>
          <table:table-cell office:value-type="string" calcext:value-type="string">
            <text:p>header: </text:p>
            <text:p>  seq: 2725</text:p>
            <text:p>  stamp: </text:p>
            <text:p>    secs: 500</text:p>
            <text:p>    nsecs: 540039062</text:p>
            <text:p>  frame_id: "Unity"</text:p>
            <text:p>pose: </text:p>
            <text:p>  position: </text:p>
            <text:p>    x: 131.432388</text:p>
            <text:p>    y: -277.0973</text:p>
            <text:p>    z: 38.51251</text:p>
            <text:p>  orientation: </text:p>
            <text:p>    x: 0.0186347719</text:p>
            <text:p>    y: 0.00765051646</text:p>
            <text:p>    z: 0.06485224</text:p>
            <text:p>    w: 0.9976916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41839599</text:p>
            <text:p>  frame_id: "Unity"</text:p>
            <text:p>twist: </text:p>
            <text:p>  linear: </text:p>
            <text:p>    x: 0.00247524749</text:p>
            <text:p>    y: -0.00165016507</text:p>
            <text:p>    z: -0.000825082534</text:p>
            <text:p>  angular: </text:p>
            <text:p>    x: 0.08415841</text:p>
            <text:p>    y: 0.06546514</text:p>
            <text:p>    z: 0.05280528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2</text:p>
            <text:p>  stamp: </text:p>
            <text:p>    secs: 500</text:p>
            <text:p>    nsecs: 546966552</text:p>
            <text:p>  frame_id: "Unity"</text:p>
            <text:p>orientation: </text:p>
            <text:p>  x: -0.115220785</text:p>
            <text:p>  y: 0.0113936746</text:p>
            <text:p>  z: -0.991045058</text:p>
            <text:p>  w: 0.0665157139</text:p>
            <text:p>orientation_covariance: [1.0, 0.0, 0.0, 0.0, 1.0, 0.0, 0.0, 0.0, 1.0]</text:p>
            <text:p>angular_velocity: </text:p>
            <text:p>  x: 0.02160927</text:p>
            <text:p>  y: -0.167771026</text:p>
            <text:p>  z: -0.0066900556</text:p>
            <text:p>angular_velocity_covariance: [1.0, 0.0, 0.0, 0.0, 1.0, 0.0, 0.0, 0.0, 1.0]</text:p>
            <text:p>linear_acceleration: </text:p>
            <text:p>  x: 3.05175774e-07</text:p>
            <text:p>  y: -6.10351549e-07</text:p>
            <text:p>  z: -5.111694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43548583</text:p>
            <text:p>  frame_id: "Unity"</text:p>
            <text:p>orientation: </text:p>
            <text:p>  x: 0.01863477</text:p>
            <text:p>  y: 0.007650516</text:p>
            <text:p>  z: 0.06485223</text:p>
            <text:p>  w: 0.9976915</text:p>
            <text:p>orientation_covariance: [1.0, 0.0, 0.0, 0.0, 1.0, 0.0, 0.0, 0.0, 1.0]</text:p>
            <text:p>angular_velocity: </text:p>
            <text:p>  x: -8.597539e-05</text:p>
            <text:p>  y: 0.009242533</text:p>
            <text:p>  z: -0.0007319501</text:p>
            <text:p>angular_velocity_covariance: [1.0, 0.0, 0.0, 0.0, 1.0, 0.0, 0.0, 0.0, 1.0]</text:p>
            <text:p>linear_acceleration: </text:p>
            <text:p>  x: 9.155273e-07</text:p>
            <text:p>  y: -6.10351549e-07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457412958145142, 0.0, 0.0, 0.0, 0.0)</text:p>
          </table:table-cell>
          <table:table-cell office:value-type="string" calcext:value-type="string">
            <text:p>header: </text:p>
            <text:p>  seq: 2726</text:p>
            <text:p>  stamp: </text:p>
            <text:p>    secs: 500</text:p>
            <text:p>    nsecs: 561584472</text:p>
            <text:p>  frame_id: "Unity"</text:p>
            <text:p>pose: </text:p>
            <text:p>  position: </text:p>
            <text:p>    x: 131.432465</text:p>
            <text:p>    y: -277.0973</text:p>
            <text:p>    z: 38.51252</text:p>
            <text:p>  orientation: </text:p>
            <text:p>    x: 0.0186355934</text:p>
            <text:p>    y: 0.00765200658</text:p>
            <text:p>    z: 0.06485933</text:p>
            <text:p>    w: 0.997691154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41839599</text:p>
            <text:p>  frame_id: "Unity"</text:p>
            <text:p>twist: </text:p>
            <text:p>  linear: </text:p>
            <text:p>    x: 0.00247524749</text:p>
            <text:p>    y: -0.00165016507</text:p>
            <text:p>    z: -0.000825082534</text:p>
            <text:p>  angular: </text:p>
            <text:p>    x: 0.08415841</text:p>
            <text:p>    y: 0.06546514</text:p>
            <text:p>    z: 0.05280528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63079833</text:p>
            <text:p>  frame_id: "Unity"</text:p>
            <text:p>orientation: </text:p>
            <text:p>  x: -0.11525777</text:p>
            <text:p>  y: 0.0113913249</text:p>
            <text:p>  z: -0.9910406</text:p>
            <text:p>  w: 0.06651805</text:p>
            <text:p>orientation_covariance: [1.0, 0.0, 0.0, 0.0, 1.0, 0.0, 0.0, 0.0, 1.0]</text:p>
            <text:p>angular_velocity: </text:p>
            <text:p>  x: 0.0208081976</text:p>
            <text:p>  y: -0.165247455</text:p>
            <text:p>  z: -0.006995138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-3.0517576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43548583</text:p>
            <text:p>  frame_id: "Unity"</text:p>
            <text:p>orientation: </text:p>
            <text:p>  x: 0.01863477</text:p>
            <text:p>  y: 0.007650516</text:p>
            <text:p>  z: 0.06485223</text:p>
            <text:p>  w: 0.9976915</text:p>
            <text:p>orientation_covariance: [1.0, 0.0, 0.0, 0.0, 1.0, 0.0, 0.0, 0.0, 1.0]</text:p>
            <text:p>angular_velocity: </text:p>
            <text:p>  x: -8.597539e-05</text:p>
            <text:p>  y: 0.009242533</text:p>
            <text:p>  z: -0.0007319501</text:p>
            <text:p>angular_velocity_covariance: [1.0, 0.0, 0.0, 0.0, 1.0, 0.0, 0.0, 0.0, 1.0]</text:p>
            <text:p>linear_acceleration: </text:p>
            <text:p>  x: 9.155273e-07</text:p>
            <text:p>  y: -6.10351549e-07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726</text:p>
            <text:p>  stamp: </text:p>
            <text:p>    secs: 500</text:p>
            <text:p>    nsecs: 561584472</text:p>
            <text:p>  frame_id: "Unity"</text:p>
            <text:p>pose: </text:p>
            <text:p>  position: </text:p>
            <text:p>    x: 131.432465</text:p>
            <text:p>    y: -277.0973</text:p>
            <text:p>    z: 38.51252</text:p>
            <text:p>  orientation: </text:p>
            <text:p>    x: 0.0186355934</text:p>
            <text:p>    y: 0.00765200658</text:p>
            <text:p>    z: 0.06485933</text:p>
            <text:p>    w: 0.997691154</text:p>
          </table:table-cell>
          <table:table-cell office:value-type="string" calcext:value-type="string">
            <text:p>header: </text:p>
            <text:p>  seq: 2724</text:p>
            <text:p>  stamp: </text:p>
            <text:p>    secs: 500</text:p>
            <text:p>    nsecs: 562042236</text:p>
            <text:p>  frame_id: "Unity"</text:p>
            <text:p>twist: </text:p>
            <text:p>  linear: </text:p>
            <text:p>    x: 0.003776435</text:p>
            <text:p>    y: 0.0</text:p>
            <text:p>    z: 0.000566465256</text:p>
            <text:p>  angular: </text:p>
            <text:p>    x: 0.006042296</text:p>
            <text:p>    y: 0.00735519733</text:p>
            <text:p>    z: 0.040785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3</text:p>
            <text:p>  stamp: </text:p>
            <text:p>    secs: 500</text:p>
            <text:p>    nsecs: 563079833</text:p>
            <text:p>  frame_id: "Unity"</text:p>
            <text:p>orientation: </text:p>
            <text:p>  x: -0.11525777</text:p>
            <text:p>  y: 0.0113913249</text:p>
            <text:p>  z: -0.9910406</text:p>
            <text:p>  w: 0.06651805</text:p>
            <text:p>orientation_covariance: [1.0, 0.0, 0.0, 0.0, 1.0, 0.0, 0.0, 0.0, 1.0]</text:p>
            <text:p>angular_velocity: </text:p>
            <text:p>  x: 0.0208081976</text:p>
            <text:p>  y: -0.165247455</text:p>
            <text:p>  z: -0.006995138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-3.0517576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4</text:p>
            <text:p>  stamp: </text:p>
            <text:p>    secs: 500</text:p>
            <text:p>    nsecs: 562377929</text:p>
            <text:p>  frame_id: "Unity"</text:p>
            <text:p>orientation: </text:p>
            <text:p>  x: 0.0186355934</text:p>
            <text:p>  y: 0.00765200658</text:p>
            <text:p>  z: 0.06485933</text:p>
            <text:p>  w: 0.997691154</text:p>
            <text:p>orientation_covariance: [1.0, 0.0, 0.0, 0.0, 1.0, 0.0, 0.0, 0.0, 1.0]</text:p>
            <text:p>angular_velocity: </text:p>
            <text:p>  x: -0.0009154211</text:p>
            <text:p>  y: 0.008529784</text:p>
            <text:p>  z: -0.000423325168</text:p>
            <text:p>angular_velocity_covariance: [1.0, 0.0, 0.0, 0.0, 1.0, 0.0, 0.0, 0.0, 1.0]</text:p>
            <text:p>linear_acceleration: </text:p>
            <text:p>  x: 1.52587882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727</text:p>
            <text:p>  stamp: </text:p>
            <text:p>    secs: 500</text:p>
            <text:p>    nsecs: 578460693</text:p>
            <text:p>  frame_id: "Unity"</text:p>
            <text:p>pose: </text:p>
            <text:p>  position: </text:p>
            <text:p>    x: 131.432541</text:p>
            <text:p>    y: -277.097321</text:p>
            <text:p>    z: 38.5124931</text:p>
            <text:p>  orientation: </text:p>
            <text:p>    x: 0.01865933</text:p>
            <text:p>    y: 0.00767569942</text:p>
            <text:p>    z: 0.0648642257</text:p>
            <text:p>    w: 0.997690141</text:p>
          </table:table-cell>
          <table:table-cell office:value-type="string" calcext:value-type="string">
            <text:p>header: </text:p>
            <text:p>  seq: 2725</text:p>
            <text:p>  stamp: </text:p>
            <text:p>    secs: 500</text:p>
            <text:p>    nsecs: 580291748</text:p>
            <text:p>  frame_id: "Unity"</text:p>
            <text:p>twist: </text:p>
            <text:p>  linear: </text:p>
            <text:p>    x: 0.004187605</text:p>
            <text:p>    y: -0.00167504186</text:p>
            <text:p>    z: -0.00146566168</text:p>
            <text:p>  angular: </text:p>
            <text:p>    x: 0.159128979</text:p>
            <text:p>    y: 0.138390526</text:p>
            <text:p>    z: 0.035175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4</text:p>
            <text:p>  stamp: </text:p>
            <text:p>    secs: 500</text:p>
            <text:p>    nsecs: 585144042</text:p>
            <text:p>  frame_id: "Unity"</text:p>
            <text:p>orientation: </text:p>
            <text:p>  x: -0.1152772</text:p>
            <text:p>  y: 0.0114020146</text:p>
            <text:p>  z: -0.9910379</text:p>
            <text:p>  w: 0.06652353</text:p>
            <text:p>orientation_covariance: [1.0, 0.0, 0.0, 0.0, 1.0, 0.0, 0.0, 0.0, 1.0]</text:p>
            <text:p>angular_velocity: </text:p>
            <text:p>  x: 0.0196884219</text:p>
            <text:p>  y: -0.163961738</text:p>
            <text:p>  z: -0.00693098968</text:p>
            <text:p>angular_velocity_covariance: [1.0, 0.0, 0.0, 0.0, 1.0, 0.0, 0.0, 0.0, 1.0]</text:p>
            <text:p>linear_acceleration: </text:p>
            <text:p>  x: 1.2207031e-06</text:p>
            <text:p>  y: 6.10351549e-07</text:p>
            <text:p>  z: -1.29699708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5</text:p>
            <text:p>  stamp: </text:p>
            <text:p>    secs: 500</text:p>
            <text:p>    nsecs: 581909179</text:p>
            <text:p>  frame_id: "Unity"</text:p>
            <text:p>orientation: </text:p>
            <text:p>  x: 0.018659329</text:p>
            <text:p>  y: 0.00767569849</text:p>
            <text:p>  z: 0.06486422</text:p>
            <text:p>  w: 0.99769</text:p>
            <text:p>orientation_covariance: [1.0, 0.0, 0.0, 0.0, 1.0, 0.0, 0.0, 0.0, 1.0]</text:p>
            <text:p>angular_velocity: </text:p>
            <text:p>  x: -0.000895093835</text:p>
            <text:p>  y: 0.00799651</text:p>
            <text:p>  z: -0.0004390172</text:p>
            <text:p>angular_velocity_covariance: [1.0, 0.0, 0.0, 0.0, 1.0, 0.0, 0.0, 0.0, 1.0]</text:p>
            <text:p>linear_acceleration: </text:p>
            <text:p>  x: 1.52587882e-06</text:p>
            <text:p>  y: -6.10351549e-07</text:p>
            <text:p>  z: -5.340576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727</text:p>
            <text:p>  stamp: </text:p>
            <text:p>    secs: 500</text:p>
            <text:p>    nsecs: 578460693</text:p>
            <text:p>  frame_id: "Unity"</text:p>
            <text:p>pose: </text:p>
            <text:p>  position: </text:p>
            <text:p>    x: 131.432541</text:p>
            <text:p>    y: -277.097321</text:p>
            <text:p>    z: 38.5124931</text:p>
            <text:p>  orientation: </text:p>
            <text:p>    x: 0.01865933</text:p>
            <text:p>    y: 0.00767569942</text:p>
            <text:p>    z: 0.0648642257</text:p>
            <text:p>    w: 0.997690141</text:p>
          </table:table-cell>
          <table:table-cell office:value-type="string" calcext:value-type="string">
            <text:p>header: </text:p>
            <text:p>  seq: 2725</text:p>
            <text:p>  stamp: </text:p>
            <text:p>    secs: 500</text:p>
            <text:p>    nsecs: 580291748</text:p>
            <text:p>  frame_id: "Unity"</text:p>
            <text:p>twist: </text:p>
            <text:p>  linear: </text:p>
            <text:p>    x: 0.004187605</text:p>
            <text:p>    y: -0.00167504186</text:p>
            <text:p>    z: -0.00146566168</text:p>
            <text:p>  angular: </text:p>
            <text:p>    x: 0.159128979</text:p>
            <text:p>    y: 0.138390526</text:p>
            <text:p>    z: 0.035175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5</text:p>
            <text:p>  stamp: </text:p>
            <text:p>    secs: 500</text:p>
            <text:p>    nsecs: 601104736</text:p>
            <text:p>  frame_id: "Unity"</text:p>
            <text:p>orientation: </text:p>
            <text:p>  x: -0.115284532</text:p>
            <text:p>  y: 0.0114107691</text:p>
            <text:p>  z: -0.991036236</text:p>
            <text:p>  w: 0.06653368</text:p>
            <text:p>orientation_covariance: [1.0, 0.0, 0.0, 0.0, 1.0, 0.0, 0.0, 0.0, 1.0]</text:p>
            <text:p>angular_velocity: </text:p>
            <text:p>  x: 0.0197511259</text:p>
            <text:p>  y: -0.162685364</text:p>
            <text:p>  z: -0.00649966625</text:p>
            <text:p>angular_velocity_covariance: [1.0, 0.0, 0.0, 0.0, 1.0, 0.0, 0.0, 0.0, 1.0]</text:p>
            <text:p>linear_acceleration: </text:p>
            <text:p>  x: 2.746582e-06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5</text:p>
            <text:p>  stamp: </text:p>
            <text:p>    secs: 500</text:p>
            <text:p>    nsecs: 581909179</text:p>
            <text:p>  frame_id: "Unity"</text:p>
            <text:p>orientation: </text:p>
            <text:p>  x: 0.018659329</text:p>
            <text:p>  y: 0.00767569849</text:p>
            <text:p>  z: 0.06486422</text:p>
            <text:p>  w: 0.99769</text:p>
            <text:p>orientation_covariance: [1.0, 0.0, 0.0, 0.0, 1.0, 0.0, 0.0, 0.0, 1.0]</text:p>
            <text:p>angular_velocity: </text:p>
            <text:p>  x: -0.000895093835</text:p>
            <text:p>  y: 0.00799651</text:p>
            <text:p>  z: -0.0004390172</text:p>
            <text:p>angular_velocity_covariance: [1.0, 0.0, 0.0, 0.0, 1.0, 0.0, 0.0, 0.0, 1.0]</text:p>
            <text:p>linear_acceleration: </text:p>
            <text:p>  x: 1.52587882e-06</text:p>
            <text:p>  y: -6.10351549e-07</text:p>
            <text:p>  z: -5.340576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728</text:p>
            <text:p>  stamp: </text:p>
            <text:p>    secs: 500</text:p>
            <text:p>    nsecs: 599700927</text:p>
            <text:p>  frame_id: "Unity"</text:p>
            <text:p>pose: </text:p>
            <text:p>  position: </text:p>
            <text:p>    x: 131.432617</text:p>
            <text:p>    y: -277.097321</text:p>
            <text:p>    z: 38.5125046</text:p>
            <text:p>  orientation: </text:p>
            <text:p>    x: 0.0186664667</text:p>
            <text:p>    y: 0.00768944155</text:p>
            <text:p>    z: 0.0648696646</text:p>
            <text:p>    w: 0.9976895</text:p>
          </table:table-cell>
          <table:table-cell office:value-type="string" calcext:value-type="string">
            <text:p>header: </text:p>
            <text:p>  seq: 2726</text:p>
            <text:p>  stamp: </text:p>
            <text:p>    secs: 500</text:p>
            <text:p>    nsecs: 600189208</text:p>
            <text:p>  frame_id: "Unity"</text:p>
            <text:p>twist: </text:p>
            <text:p>  linear: </text:p>
            <text:p>    x: 0.00383435586</text:p>
            <text:p>    y: 0.0</text:p>
            <text:p>    z: 0.0005751534</text:p>
            <text:p>  angular: </text:p>
            <text:p>    x: 0.04601227</text:p>
            <text:p>    y: 0.07568659</text:p>
            <text:p>    z: 0.0322085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6</text:p>
            <text:p>  stamp: </text:p>
            <text:p>    secs: 500</text:p>
            <text:p>    nsecs: 617858886</text:p>
            <text:p>  frame_id: "Unity"</text:p>
            <text:p>orientation: </text:p>
            <text:p>  x: -0.115282595</text:p>
            <text:p>  y: 0.0114284018</text:p>
            <text:p>  z: -0.991035938</text:p>
            <text:p>  w: 0.066538386</text:p>
            <text:p>orientation_covariance: [1.0, 0.0, 0.0, 0.0, 1.0, 0.0, 0.0, 0.0, 1.0]</text:p>
            <text:p>angular_velocity: </text:p>
            <text:p>  x: 0.0195147153</text:p>
            <text:p>  y: -0.161271513</text:p>
            <text:p>  z: -0.00630574534</text:p>
            <text:p>angular_velocity_covariance: [1.0, 0.0, 0.0, 0.0, 1.0, 0.0, 0.0, 0.0, 1.0]</text:p>
            <text:p>linear_acceleration: </text:p>
            <text:p>  x: 3.05175763e-06</text:p>
            <text:p>  y: 0.0</text:p>
            <text:p>  z: 1.29699708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5</text:p>
            <text:p>  stamp: </text:p>
            <text:p>    secs: 500</text:p>
            <text:p>    nsecs: 581909179</text:p>
            <text:p>  frame_id: "Unity"</text:p>
            <text:p>orientation: </text:p>
            <text:p>  x: 0.018659329</text:p>
            <text:p>  y: 0.00767569849</text:p>
            <text:p>  z: 0.06486422</text:p>
            <text:p>  w: 0.99769</text:p>
            <text:p>orientation_covariance: [1.0, 0.0, 0.0, 0.0, 1.0, 0.0, 0.0, 0.0, 1.0]</text:p>
            <text:p>angular_velocity: </text:p>
            <text:p>  x: -0.000895093835</text:p>
            <text:p>  y: 0.00799651</text:p>
            <text:p>  z: -0.0004390172</text:p>
            <text:p>angular_velocity_covariance: [1.0, 0.0, 0.0, 0.0, 1.0, 0.0, 0.0, 0.0, 1.0]</text:p>
            <text:p>linear_acceleration: </text:p>
            <text:p>  x: 1.52587882e-06</text:p>
            <text:p>  y: -6.10351549e-07</text:p>
            <text:p>  z: -5.340576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730</text:p>
            <text:p>  stamp: </text:p>
            <text:p>    secs: 500</text:p>
            <text:p>    nsecs: 633483886</text:p>
            <text:p>  frame_id: "Unity"</text:p>
            <text:p>pose: </text:p>
            <text:p>  position: </text:p>
            <text:p>    x: 131.432785</text:p>
            <text:p>    y: -277.0973</text:p>
            <text:p>    z: 38.5125046</text:p>
            <text:p>  orientation: </text:p>
            <text:p>    x: 0.0186963659</text:p>
            <text:p>    y: 0.00773001</text:p>
            <text:p>    z: 0.06488145</text:p>
            <text:p>    w: 0.9976879</text:p>
          </table:table-cell>
          <table:table-cell office:value-type="string" calcext:value-type="string">
            <text:p>header: </text:p>
            <text:p>  seq: 2728</text:p>
            <text:p>  stamp: </text:p>
            <text:p>    secs: 500</text:p>
            <text:p>    nsecs: 633972167</text:p>
            <text:p>  frame_id: "Unity"</text:p>
            <text:p>twist: </text:p>
            <text:p>  linear: </text:p>
            <text:p>    x: 0.00534759369</text:p>
            <text:p>    y: 0.0</text:p>
            <text:p>    z: 0.0</text:p>
            <text:p>  angular: </text:p>
            <text:p>    x: 0.114081994</text:p>
            <text:p>    y: 0.143643469</text:p>
            <text:p>    z: 0.05525846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7</text:p>
            <text:p>  stamp: </text:p>
            <text:p>    secs: 500</text:p>
            <text:p>    nsecs: 635101318</text:p>
            <text:p>  frame_id: "Unity"</text:p>
            <text:p>orientation: </text:p>
            <text:p>  x: -0.115275919</text:p>
            <text:p>  y: 0.0114421751</text:p>
            <text:p>  z: -0.991036236</text:p>
            <text:p>  w: 0.06654274</text:p>
            <text:p>orientation_covariance: [1.0, 0.0, 0.0, 0.0, 1.0, 0.0, 0.0, 0.0, 1.0]</text:p>
            <text:p>angular_velocity: </text:p>
            <text:p>  x: 0.0199344028</text:p>
            <text:p>  y: -0.16001533</text:p>
            <text:p>  z: -0.005790676</text:p>
            <text:p>angular_velocity_covariance: [1.0, 0.0, 0.0, 0.0, 1.0, 0.0, 0.0, 0.0, 1.0]</text:p>
            <text:p>linear_acceleration: </text:p>
            <text:p>  x: 2.746582e-06</text:p>
            <text:p>  y: -6.10351549e-07</text:p>
            <text:p>  z: 1.9073486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8</text:p>
            <text:p>  stamp: </text:p>
            <text:p>    secs: 500</text:p>
            <text:p>    nsecs: 634338378</text:p>
            <text:p>  frame_id: "Unity"</text:p>
            <text:p>orientation: </text:p>
            <text:p>  x: 0.0186963659</text:p>
            <text:p>  y: 0.00773001</text:p>
            <text:p>  z: 0.06488145</text:p>
            <text:p>  w: 0.9976879</text:p>
            <text:p>orientation_covariance: [1.0, 0.0, 0.0, 0.0, 1.0, 0.0, 0.0, 0.0, 1.0]</text:p>
            <text:p>angular_velocity: </text:p>
            <text:p>  x: -0.000331717369</text:p>
            <text:p>  y: 0.008391476</text:p>
            <text:p>  z: -0.000174388711</text:p>
            <text:p>angular_velocity_covariance: [1.0, 0.0, 0.0, 0.0, 1.0, 0.0, 0.0, 0.0, 1.0]</text:p>
            <text:p>linear_acceleration: </text:p>
            <text:p>  x: 1.83105465e-06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730</text:p>
            <text:p>  stamp: </text:p>
            <text:p>    secs: 500</text:p>
            <text:p>    nsecs: 633483886</text:p>
            <text:p>  frame_id: "Unity"</text:p>
            <text:p>pose: </text:p>
            <text:p>  position: </text:p>
            <text:p>    x: 131.432785</text:p>
            <text:p>    y: -277.0973</text:p>
            <text:p>    z: 38.5125046</text:p>
            <text:p>  orientation: </text:p>
            <text:p>    x: 0.0186963659</text:p>
            <text:p>    y: 0.00773001</text:p>
            <text:p>    z: 0.06488145</text:p>
            <text:p>    w: 0.9976879</text:p>
          </table:table-cell>
          <table:table-cell office:value-type="string" calcext:value-type="string">
            <text:p>header: </text:p>
            <text:p>  seq: 2728</text:p>
            <text:p>  stamp: </text:p>
            <text:p>    secs: 500</text:p>
            <text:p>    nsecs: 633972167</text:p>
            <text:p>  frame_id: "Unity"</text:p>
            <text:p>twist: </text:p>
            <text:p>  linear: </text:p>
            <text:p>    x: 0.00534759369</text:p>
            <text:p>    y: 0.0</text:p>
            <text:p>    z: 0.0</text:p>
            <text:p>  angular: </text:p>
            <text:p>    x: 0.114081994</text:p>
            <text:p>    y: 0.143643469</text:p>
            <text:p>    z: 0.05525846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7</text:p>
            <text:p>  stamp: </text:p>
            <text:p>    secs: 500</text:p>
            <text:p>    nsecs: 635101318</text:p>
            <text:p>  frame_id: "Unity"</text:p>
            <text:p>orientation: </text:p>
            <text:p>  x: -0.115275919</text:p>
            <text:p>  y: 0.0114421751</text:p>
            <text:p>  z: -0.991036236</text:p>
            <text:p>  w: 0.06654274</text:p>
            <text:p>orientation_covariance: [1.0, 0.0, 0.0, 0.0, 1.0, 0.0, 0.0, 0.0, 1.0]</text:p>
            <text:p>angular_velocity: </text:p>
            <text:p>  x: 0.0199344028</text:p>
            <text:p>  y: -0.16001533</text:p>
            <text:p>  z: -0.005790676</text:p>
            <text:p>angular_velocity_covariance: [1.0, 0.0, 0.0, 0.0, 1.0, 0.0, 0.0, 0.0, 1.0]</text:p>
            <text:p>linear_acceleration: </text:p>
            <text:p>  x: 2.746582e-06</text:p>
            <text:p>  y: -6.10351549e-07</text:p>
            <text:p>  z: 1.9073486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8</text:p>
            <text:p>  stamp: </text:p>
            <text:p>    secs: 500</text:p>
            <text:p>    nsecs: 634338378</text:p>
            <text:p>  frame_id: "Unity"</text:p>
            <text:p>orientation: </text:p>
            <text:p>  x: 0.0186963659</text:p>
            <text:p>  y: 0.00773001</text:p>
            <text:p>  z: 0.06488145</text:p>
            <text:p>  w: 0.9976879</text:p>
            <text:p>orientation_covariance: [1.0, 0.0, 0.0, 0.0, 1.0, 0.0, 0.0, 0.0, 1.0]</text:p>
            <text:p>angular_velocity: </text:p>
            <text:p>  x: -0.000331717369</text:p>
            <text:p>  y: 0.008391476</text:p>
            <text:p>  z: -0.000174388711</text:p>
            <text:p>angular_velocity_covariance: [1.0, 0.0, 0.0, 0.0, 1.0, 0.0, 0.0, 0.0, 1.0]</text:p>
            <text:p>linear_acceleration: </text:p>
            <text:p>  x: 1.83105465e-06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731</text:p>
            <text:p>  stamp: </text:p>
            <text:p>    secs: 500</text:p>
            <text:p>    nsecs: 650146484</text:p>
            <text:p>  frame_id: "Unity"</text:p>
            <text:p>pose: </text:p>
            <text:p>  position: </text:p>
            <text:p>    x: 131.432877</text:p>
            <text:p>    y: -277.0973</text:p>
            <text:p>    z: 38.512516</text:p>
            <text:p>  orientation: </text:p>
            <text:p>    x: 0.0186984148</text:p>
            <text:p>    y: 0.00773292175</text:p>
            <text:p>    z: 0.06487855</text:p>
            <text:p>    w: 0.997688055</text:p>
          </table:table-cell>
          <table:table-cell office:value-type="string" calcext:value-type="string">
            <text:p>header: </text:p>
            <text:p>  seq: 2729</text:p>
            <text:p>  stamp: </text:p>
            <text:p>    secs: 500</text:p>
            <text:p>    nsecs: 650634765</text:p>
            <text:p>  frame_id: "Unity"</text:p>
            <text:p>twist: </text:p>
            <text:p>  linear: </text:p>
            <text:p>    x: 0.00549450563</text:p>
            <text:p>    y: 0.0</text:p>
            <text:p>    z: 0.0006868132</text:p>
            <text:p>  angular: </text:p>
            <text:p>    x: 0.0164835174</text:p>
            <text:p>    y: 0.0194453988</text:p>
            <text:p>    z: -0.020146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8</text:p>
            <text:p>  stamp: </text:p>
            <text:p>    secs: 500</text:p>
            <text:p>    nsecs: 651611328</text:p>
            <text:p>  frame_id: "Unity"</text:p>
            <text:p>orientation: </text:p>
            <text:p>  x: -0.115256786</text:p>
            <text:p>  y: 0.0114502292</text:p>
            <text:p>  z: -0.991038263</text:p>
            <text:p>  w: 0.06654455</text:p>
            <text:p>orientation_covariance: [1.0, 0.0, 0.0, 0.0, 1.0, 0.0, 0.0, 0.0, 1.0]</text:p>
            <text:p>angular_velocity: </text:p>
            <text:p>  x: 0.0196640827</text:p>
            <text:p>  y: -0.1582025</text:p>
            <text:p>  z: -0.00639456976</text:p>
            <text:p>angular_velocity_covariance: [1.0, 0.0, 0.0, 0.0, 1.0, 0.0, 0.0, 0.0, 1.0]</text:p>
            <text:p>linear_acceleration: </text:p>
            <text:p>  x: 2.746582e-06</text:p>
            <text:p>  y: 1.2207031e-06</text:p>
            <text:p>  z: 2.74658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8</text:p>
            <text:p>  stamp: </text:p>
            <text:p>    secs: 500</text:p>
            <text:p>    nsecs: 634338378</text:p>
            <text:p>  frame_id: "Unity"</text:p>
            <text:p>orientation: </text:p>
            <text:p>  x: 0.0186963659</text:p>
            <text:p>  y: 0.00773001</text:p>
            <text:p>  z: 0.06488145</text:p>
            <text:p>  w: 0.9976879</text:p>
            <text:p>orientation_covariance: [1.0, 0.0, 0.0, 0.0, 1.0, 0.0, 0.0, 0.0, 1.0]</text:p>
            <text:p>angular_velocity: </text:p>
            <text:p>  x: -0.000331717369</text:p>
            <text:p>  y: 0.008391476</text:p>
            <text:p>  z: -0.000174388711</text:p>
            <text:p>angular_velocity_covariance: [1.0, 0.0, 0.0, 0.0, 1.0, 0.0, 0.0, 0.0, 1.0]</text:p>
            <text:p>linear_acceleration: </text:p>
            <text:p>  x: 1.83105465e-06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731</text:p>
            <text:p>  stamp: </text:p>
            <text:p>    secs: 500</text:p>
            <text:p>    nsecs: 650146484</text:p>
            <text:p>  frame_id: "Unity"</text:p>
            <text:p>pose: </text:p>
            <text:p>  position: </text:p>
            <text:p>    x: 131.432877</text:p>
            <text:p>    y: -277.0973</text:p>
            <text:p>    z: 38.512516</text:p>
            <text:p>  orientation: </text:p>
            <text:p>    x: 0.0186984148</text:p>
            <text:p>    y: 0.00773292175</text:p>
            <text:p>    z: 0.06487855</text:p>
            <text:p>    w: 0.997688055</text:p>
          </table:table-cell>
          <table:table-cell office:value-type="string" calcext:value-type="string">
            <text:p>header: </text:p>
            <text:p>  seq: 2729</text:p>
            <text:p>  stamp: </text:p>
            <text:p>    secs: 500</text:p>
            <text:p>    nsecs: 650634765</text:p>
            <text:p>  frame_id: "Unity"</text:p>
            <text:p>twist: </text:p>
            <text:p>  linear: </text:p>
            <text:p>    x: 0.00549450563</text:p>
            <text:p>    y: 0.0</text:p>
            <text:p>    z: 0.0006868132</text:p>
            <text:p>  angular: </text:p>
            <text:p>    x: 0.0164835174</text:p>
            <text:p>    y: 0.0194453988</text:p>
            <text:p>    z: -0.020146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8</text:p>
            <text:p>  stamp: </text:p>
            <text:p>    secs: 500</text:p>
            <text:p>    nsecs: 651611328</text:p>
            <text:p>  frame_id: "Unity"</text:p>
            <text:p>orientation: </text:p>
            <text:p>  x: -0.115256786</text:p>
            <text:p>  y: 0.0114502292</text:p>
            <text:p>  z: -0.991038263</text:p>
            <text:p>  w: 0.06654455</text:p>
            <text:p>orientation_covariance: [1.0, 0.0, 0.0, 0.0, 1.0, 0.0, 0.0, 0.0, 1.0]</text:p>
            <text:p>angular_velocity: </text:p>
            <text:p>  x: 0.0196640827</text:p>
            <text:p>  y: -0.1582025</text:p>
            <text:p>  z: -0.00639456976</text:p>
            <text:p>angular_velocity_covariance: [1.0, 0.0, 0.0, 0.0, 1.0, 0.0, 0.0, 0.0, 1.0]</text:p>
            <text:p>linear_acceleration: </text:p>
            <text:p>  x: 2.746582e-06</text:p>
            <text:p>  y: 1.2207031e-06</text:p>
            <text:p>  z: 2.74658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9</text:p>
            <text:p>  stamp: </text:p>
            <text:p>    secs: 500</text:p>
            <text:p>    nsecs: 651000976</text:p>
            <text:p>  frame_id: "Unity"</text:p>
            <text:p>orientation: </text:p>
            <text:p>  x: 0.0186984148</text:p>
            <text:p>  y: 0.00773292175</text:p>
            <text:p>  z: 0.06487855</text:p>
            <text:p>  w: 0.997688055</text:p>
            <text:p>orientation_covariance: [1.0, 0.0, 0.0, 0.0, 1.0, 0.0, 0.0, 0.0, 1.0]</text:p>
            <text:p>angular_velocity: </text:p>
            <text:p>  x: 1.27939857e-05</text:p>
            <text:p>  y: 0.009020635</text:p>
            <text:p>  z: 0.000191886575</text:p>
            <text:p>angular_velocity_covariance: [1.0, 0.0, 0.0, 0.0, 1.0, 0.0, 0.0, 0.0, 1.0]</text:p>
            <text:p>linear_acceleration: </text:p>
            <text:p>  x: 1.83105465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732</text:p>
            <text:p>  stamp: </text:p>
            <text:p>    secs: 500</text:p>
            <text:p>    nsecs: 683715820</text:p>
            <text:p>  frame_id: "Unity"</text:p>
            <text:p>pose: </text:p>
            <text:p>  position: </text:p>
            <text:p>    x: 131.432938</text:p>
            <text:p>    y: -277.0973</text:p>
            <text:p>    z: 38.51251</text:p>
            <text:p>  orientation: </text:p>
            <text:p>    x: 0.0187052824</text:p>
            <text:p>    y: 0.00774342846</text:p>
            <text:p>    z: 0.0648796856</text:p>
            <text:p>    w: 0.9976877</text:p>
          </table:table-cell>
          <table:table-cell office:value-type="string" calcext:value-type="string">
            <text:p>header: </text:p>
            <text:p>  seq: 2729</text:p>
            <text:p>  stamp: </text:p>
            <text:p>    secs: 500</text:p>
            <text:p>    nsecs: 650634765</text:p>
            <text:p>  frame_id: "Unity"</text:p>
            <text:p>twist: </text:p>
            <text:p>  linear: </text:p>
            <text:p>    x: 0.00549450563</text:p>
            <text:p>    y: 0.0</text:p>
            <text:p>    z: 0.0006868132</text:p>
            <text:p>  angular: </text:p>
            <text:p>    x: 0.0164835174</text:p>
            <text:p>    y: 0.0194453988</text:p>
            <text:p>    z: -0.020146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9</text:p>
            <text:p>  stamp: </text:p>
            <text:p>    secs: 500</text:p>
            <text:p>    nsecs: 685424804</text:p>
            <text:p>  frame_id: "Unity"</text:p>
            <text:p>orientation: </text:p>
            <text:p>  x: -0.115231663</text:p>
            <text:p>  y: 0.011460145</text:p>
            <text:p>  z: -0.9910408</text:p>
            <text:p>  w: 0.06654771</text:p>
            <text:p>orientation_covariance: [1.0, 0.0, 0.0, 0.0, 1.0, 0.0, 0.0, 0.0, 1.0]</text:p>
            <text:p>angular_velocity: </text:p>
            <text:p>  x: 0.02059977</text:p>
            <text:p>  y: -0.157679826</text:p>
            <text:p>  z: -0.00579333957</text:p>
            <text:p>angular_velocity_covariance: [1.0, 0.0, 0.0, 0.0, 1.0, 0.0, 0.0, 0.0, 1.0]</text:p>
            <text:p>linear_acceleration: </text:p>
            <text:p>  x: 2.746582e-06</text:p>
            <text:p>  y: 0.0</text:p>
            <text:p>  z: 3.0517576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29</text:p>
            <text:p>  stamp: </text:p>
            <text:p>    secs: 500</text:p>
            <text:p>    nsecs: 651000976</text:p>
            <text:p>  frame_id: "Unity"</text:p>
            <text:p>orientation: </text:p>
            <text:p>  x: 0.0186984148</text:p>
            <text:p>  y: 0.00773292175</text:p>
            <text:p>  z: 0.06487855</text:p>
            <text:p>  w: 0.997688055</text:p>
            <text:p>orientation_covariance: [1.0, 0.0, 0.0, 0.0, 1.0, 0.0, 0.0, 0.0, 1.0]</text:p>
            <text:p>angular_velocity: </text:p>
            <text:p>  x: 1.27939857e-05</text:p>
            <text:p>  y: 0.009020635</text:p>
            <text:p>  z: 0.000191886575</text:p>
            <text:p>angular_velocity_covariance: [1.0, 0.0, 0.0, 0.0, 1.0, 0.0, 0.0, 0.0, 1.0]</text:p>
            <text:p>linear_acceleration: </text:p>
            <text:p>  x: 1.83105465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732</text:p>
            <text:p>  stamp: </text:p>
            <text:p>    secs: 500</text:p>
            <text:p>    nsecs: 683715820</text:p>
            <text:p>  frame_id: "Unity"</text:p>
            <text:p>pose: </text:p>
            <text:p>  position: </text:p>
            <text:p>    x: 131.432938</text:p>
            <text:p>    y: -277.0973</text:p>
            <text:p>    z: 38.51251</text:p>
            <text:p>  orientation: </text:p>
            <text:p>    x: 0.0187052824</text:p>
            <text:p>    y: 0.00774342846</text:p>
            <text:p>    z: 0.0648796856</text:p>
            <text:p>    w: 0.9976877</text:p>
          </table:table-cell>
          <table:table-cell office:value-type="string" calcext:value-type="string">
            <text:p>header: </text:p>
            <text:p>  seq: 2730</text:p>
            <text:p>  stamp: </text:p>
            <text:p>    secs: 500</text:p>
            <text:p>    nsecs: 684265136</text:p>
            <text:p>  frame_id: "Unity"</text:p>
            <text:p>twist: </text:p>
            <text:p>  linear: </text:p>
            <text:p>    x: 0.001814882</text:p>
            <text:p>    y: 0.0</text:p>
            <text:p>    z: -0.000226860255</text:p>
            <text:p>  angular: </text:p>
            <text:p>    x: 0.0254083481</text:p>
            <text:p>    y: 0.0341194272</text:p>
            <text:p>    z: 0.0045372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29</text:p>
            <text:p>  stamp: </text:p>
            <text:p>    secs: 500</text:p>
            <text:p>    nsecs: 685424804</text:p>
            <text:p>  frame_id: "Unity"</text:p>
            <text:p>orientation: </text:p>
            <text:p>  x: -0.115231663</text:p>
            <text:p>  y: 0.011460145</text:p>
            <text:p>  z: -0.9910408</text:p>
            <text:p>  w: 0.06654771</text:p>
            <text:p>orientation_covariance: [1.0, 0.0, 0.0, 0.0, 1.0, 0.0, 0.0, 0.0, 1.0]</text:p>
            <text:p>angular_velocity: </text:p>
            <text:p>  x: 0.02059977</text:p>
            <text:p>  y: -0.157679826</text:p>
            <text:p>  z: -0.00579333957</text:p>
            <text:p>angular_velocity_covariance: [1.0, 0.0, 0.0, 0.0, 1.0, 0.0, 0.0, 0.0, 1.0]</text:p>
            <text:p>linear_acceleration: </text:p>
            <text:p>  x: 2.746582e-06</text:p>
            <text:p>  y: 0.0</text:p>
            <text:p>  z: 3.0517576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0</text:p>
            <text:p>  stamp: </text:p>
            <text:p>    secs: 500</text:p>
            <text:p>    nsecs: 684661865</text:p>
            <text:p>  frame_id: "Unity"</text:p>
            <text:p>orientation: </text:p>
            <text:p>  x: 0.01870528</text:p>
            <text:p>  y: 0.007743428</text:p>
            <text:p>  z: 0.06487968</text:p>
            <text:p>  w: 0.997687638</text:p>
            <text:p>orientation_covariance: [1.0, 0.0, 0.0, 0.0, 1.0, 0.0, 0.0, 0.0, 1.0]</text:p>
            <text:p>angular_velocity: </text:p>
            <text:p>  x: 0.000625486544</text:p>
            <text:p>  y: 0.009961329</text:p>
            <text:p>  z: 5.42350026e-05</text:p>
            <text:p>angular_velocity_covariance: [1.0, 0.0, 0.0, 0.0, 1.0, 0.0, 0.0, 0.0, 1.0]</text:p>
            <text:p>linear_acceleration: </text:p>
            <text:p>  x: 1.2207031e-06</text:p>
            <text:p>  y: 0.0</text:p>
            <text:p>  z: -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733</text:p>
            <text:p>  stamp: </text:p>
            <text:p>    secs: 500</text:p>
            <text:p>    nsecs: 700378417</text:p>
            <text:p>  frame_id: "Unity"</text:p>
            <text:p>pose: </text:p>
            <text:p>  position: </text:p>
            <text:p>    x: 131.433029</text:p>
            <text:p>    y: -277.0973</text:p>
            <text:p>    z: 38.5125122</text:p>
            <text:p>  orientation: </text:p>
            <text:p>    x: 0.0186963957</text:p>
            <text:p>    y: 0.0077290833</text:p>
            <text:p>    z: 0.06488068</text:p>
            <text:p>    w: 0.997688</text:p>
          </table:table-cell>
          <table:table-cell office:value-type="string" calcext:value-type="string">
            <text:p>header: </text:p>
            <text:p>  seq: 2730</text:p>
            <text:p>  stamp: </text:p>
            <text:p>    secs: 500</text:p>
            <text:p>    nsecs: 684265136</text:p>
            <text:p>  frame_id: "Unity"</text:p>
            <text:p>twist: </text:p>
            <text:p>  linear: </text:p>
            <text:p>    x: 0.001814882</text:p>
            <text:p>    y: 0.0</text:p>
            <text:p>    z: -0.000226860255</text:p>
            <text:p>  angular: </text:p>
            <text:p>    x: 0.0254083481</text:p>
            <text:p>    y: 0.0341194272</text:p>
            <text:p>    z: 0.0045372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0</text:p>
            <text:p>  stamp: </text:p>
            <text:p>    secs: 500</text:p>
            <text:p>    nsecs: 701995849</text:p>
            <text:p>  frame_id: "Unity"</text:p>
            <text:p>orientation: </text:p>
            <text:p>  x: -0.115195096</text:p>
            <text:p>  y: 0.0114510879</text:p>
            <text:p>  z: -0.9910456</text:p>
            <text:p>  w: 0.0665427744</text:p>
            <text:p>orientation_covariance: [1.0, 0.0, 0.0, 0.0, 1.0, 0.0, 0.0, 0.0, 1.0]</text:p>
            <text:p>angular_velocity: </text:p>
            <text:p>  x: 0.0209183265</text:p>
            <text:p>  y: -0.155357137</text:p>
            <text:p>  z: -0.005349359</text:p>
            <text:p>angular_velocity_covariance: [1.0, 0.0, 0.0, 0.0, 1.0, 0.0, 0.0, 0.0, 1.0]</text:p>
            <text:p>linear_acceleration: </text:p>
            <text:p>  x: 2.4414062e-06</text:p>
            <text:p>  y: -6.10351549e-07</text:p>
            <text:p>  z: 3.43322745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0</text:p>
            <text:p>  stamp: </text:p>
            <text:p>    secs: 500</text:p>
            <text:p>    nsecs: 684661865</text:p>
            <text:p>  frame_id: "Unity"</text:p>
            <text:p>orientation: </text:p>
            <text:p>  x: 0.01870528</text:p>
            <text:p>  y: 0.007743428</text:p>
            <text:p>  z: 0.06487968</text:p>
            <text:p>  w: 0.997687638</text:p>
            <text:p>orientation_covariance: [1.0, 0.0, 0.0, 0.0, 1.0, 0.0, 0.0, 0.0, 1.0]</text:p>
            <text:p>angular_velocity: </text:p>
            <text:p>  x: 0.000625486544</text:p>
            <text:p>  y: 0.009961329</text:p>
            <text:p>  z: 5.42350026e-05</text:p>
            <text:p>angular_velocity_covariance: [1.0, 0.0, 0.0, 0.0, 1.0, 0.0, 0.0, 0.0, 1.0]</text:p>
            <text:p>linear_acceleration: </text:p>
            <text:p>  x: 1.2207031e-06</text:p>
            <text:p>  y: 0.0</text:p>
            <text:p>  z: -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733</text:p>
            <text:p>  stamp: </text:p>
            <text:p>    secs: 500</text:p>
            <text:p>    nsecs: 700378417</text:p>
            <text:p>  frame_id: "Unity"</text:p>
            <text:p>pose: </text:p>
            <text:p>  position: </text:p>
            <text:p>    x: 131.433029</text:p>
            <text:p>    y: -277.0973</text:p>
            <text:p>    z: 38.5125122</text:p>
            <text:p>  orientation: </text:p>
            <text:p>    x: 0.0186963957</text:p>
            <text:p>    y: 0.0077290833</text:p>
            <text:p>    z: 0.06488068</text:p>
            <text:p>    w: 0.997688</text:p>
          </table:table-cell>
          <table:table-cell office:value-type="string" calcext:value-type="string">
            <text:p>header: </text:p>
            <text:p>  seq: 2731</text:p>
            <text:p>  stamp: </text:p>
            <text:p>    secs: 500</text:p>
            <text:p>    nsecs: 700897216</text:p>
            <text:p>  frame_id: "Unity"</text:p>
            <text:p>twist: </text:p>
            <text:p>  linear: </text:p>
            <text:p>    x: 0.005504587</text:p>
            <text:p>    y: 0.0</text:p>
            <text:p>    z: 0.0002293578</text:p>
            <text:p>  angular: </text:p>
            <text:p>    x: -0.06788991</text:p>
            <text:p>    y: -0.09475344</text:p>
            <text:p>    z: 0.0055045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1</text:p>
            <text:p>  stamp: </text:p>
            <text:p>    secs: 500</text:p>
            <text:p>    nsecs: 718780517</text:p>
            <text:p>  frame_id: "Unity"</text:p>
            <text:p>orientation: </text:p>
            <text:p>  x: -0.115154475</text:p>
            <text:p>  y: 0.0114526218</text:p>
            <text:p>  z: -0.991050959</text:p>
            <text:p>  w: 0.06653184</text:p>
            <text:p>orientation_covariance: [1.0, 0.0, 0.0, 0.0, 1.0, 0.0, 0.0, 0.0, 1.0]</text:p>
            <text:p>angular_velocity: </text:p>
            <text:p>  x: 0.0209955964</text:p>
            <text:p>  y: -0.155688837</text:p>
            <text:p>  z: -0.005467959</text:p>
            <text:p>angular_velocity_covariance: [1.0, 0.0, 0.0, 0.0, 1.0, 0.0, 0.0, 0.0, 1.0]</text:p>
            <text:p>linear_acceleration: </text:p>
            <text:p>  x: 2.13623048e-06</text:p>
            <text:p>  y: 0.0</text:p>
            <text:p>  z: 3.6621092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1</text:p>
            <text:p>  stamp: </text:p>
            <text:p>    secs: 500</text:p>
            <text:p>    nsecs: 701263427</text:p>
            <text:p>  frame_id: "Unity"</text:p>
            <text:p>orientation: </text:p>
            <text:p>  x: 0.0186963957</text:p>
            <text:p>  y: 0.0077290833</text:p>
            <text:p>  z: 0.06488068</text:p>
            <text:p>  w: 0.997688</text:p>
            <text:p>orientation_covariance: [1.0, 0.0, 0.0, 0.0, 1.0, 0.0, 0.0, 0.0, 1.0]</text:p>
            <text:p>angular_velocity: </text:p>
            <text:p>  x: 0.000767480931</text:p>
            <text:p>  y: 0.0103397174</text:p>
            <text:p>  z: 0.000214531552</text:p>
            <text:p>angular_velocity_covariance: [1.0, 0.0, 0.0, 0.0, 1.0, 0.0, 0.0, 0.0, 1.0]</text:p>
            <text:p>linear_acceleration: </text:p>
            <text:p>  x: 1.83105465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734</text:p>
            <text:p>  stamp: </text:p>
            <text:p>    secs: 500</text:p>
            <text:p>    nsecs: 717071533</text:p>
            <text:p>  frame_id: "Unity"</text:p>
            <text:p>pose: </text:p>
            <text:p>  position: </text:p>
            <text:p>    x: 131.4331</text:p>
            <text:p>    y: -277.09726</text:p>
            <text:p>    z: 38.5125122</text:p>
            <text:p>  orientation: </text:p>
            <text:p>    x: 0.0186952669</text:p>
            <text:p>    y: 0.007730678</text:p>
            <text:p>    z: 0.06487767</text:p>
            <text:p>    w: 0.9976882</text:p>
          </table:table-cell>
          <table:table-cell office:value-type="string" calcext:value-type="string">
            <text:p>header: </text:p>
            <text:p>  seq: 2732</text:p>
            <text:p>  stamp: </text:p>
            <text:p>    secs: 500</text:p>
            <text:p>    nsecs: 717620849</text:p>
            <text:p>  frame_id: "Unity"</text:p>
            <text:p>twist: </text:p>
            <text:p>  linear: </text:p>
            <text:p>    x: 0.004570384</text:p>
            <text:p>    y: 0.00182815362</text:p>
            <text:p>    z: 0.0</text:p>
            <text:p>  angular: </text:p>
            <text:p>    x: -0.00731261447</text:p>
            <text:p>    y: 0.0118222982</text:p>
            <text:p>    z: -0.02193784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2</text:p>
            <text:p>  stamp: </text:p>
            <text:p>    secs: 500</text:p>
            <text:p>    nsecs: 735290527</text:p>
            <text:p>  frame_id: "Unity"</text:p>
            <text:p>orientation: </text:p>
            <text:p>  x: -0.115108222</text:p>
            <text:p>  y: 0.0114484336</text:p>
            <text:p>  z: -0.9910563</text:p>
            <text:p>  w: 0.06653516</text:p>
            <text:p>orientation_covariance: [1.0, 0.0, 0.0, 0.0, 1.0, 0.0, 0.0, 0.0, 1.0]</text:p>
            <text:p>angular_velocity: </text:p>
            <text:p>  x: 0.0207454115</text:p>
            <text:p>  y: -0.154701561</text:p>
            <text:p>  z: -0.00616200129</text:p>
            <text:p>angular_velocity_covariance: [1.0, 0.0, 0.0, 0.0, 1.0, 0.0, 0.0, 0.0, 1.0]</text:p>
            <text:p>linear_acceleration: </text:p>
            <text:p>  x: 2.4414062e-06</text:p>
            <text:p>  y: 1.2207031e-06</text:p>
            <text:p>  z: 3.81469727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1</text:p>
            <text:p>  stamp: </text:p>
            <text:p>    secs: 500</text:p>
            <text:p>    nsecs: 701263427</text:p>
            <text:p>  frame_id: "Unity"</text:p>
            <text:p>orientation: </text:p>
            <text:p>  x: 0.0186963957</text:p>
            <text:p>  y: 0.0077290833</text:p>
            <text:p>  z: 0.06488068</text:p>
            <text:p>  w: 0.997688</text:p>
            <text:p>orientation_covariance: [1.0, 0.0, 0.0, 0.0, 1.0, 0.0, 0.0, 0.0, 1.0]</text:p>
            <text:p>angular_velocity: </text:p>
            <text:p>  x: 0.000767480931</text:p>
            <text:p>  y: 0.0103397174</text:p>
            <text:p>  z: 0.000214531552</text:p>
            <text:p>angular_velocity_covariance: [1.0, 0.0, 0.0, 0.0, 1.0, 0.0, 0.0, 0.0, 1.0]</text:p>
            <text:p>linear_acceleration: </text:p>
            <text:p>  x: 1.83105465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735</text:p>
            <text:p>  stamp: </text:p>
            <text:p>    secs: 500</text:p>
            <text:p>    nsecs: 733734130</text:p>
            <text:p>  frame_id: "Unity"</text:p>
            <text:p>pose: </text:p>
            <text:p>  position: </text:p>
            <text:p>    x: 131.433167</text:p>
            <text:p>    y: -277.09726</text:p>
            <text:p>    z: 38.51251</text:p>
            <text:p>  orientation: </text:p>
            <text:p>    x: 0.01868758</text:p>
            <text:p>    y: 0.007716228</text:p>
            <text:p>    z: 0.0648743361</text:p>
            <text:p>    w: 0.9976886</text:p>
          </table:table-cell>
          <table:table-cell office:value-type="string" calcext:value-type="string">
            <text:p>header: </text:p>
            <text:p>  seq: 2733</text:p>
            <text:p>  stamp: </text:p>
            <text:p>    secs: 500</text:p>
            <text:p>    nsecs: 734222412</text:p>
            <text:p>  frame_id: "Unity"</text:p>
            <text:p>twist: </text:p>
            <text:p>  linear: </text:p>
            <text:p>    x: 0.0036764706</text:p>
            <text:p>    y: 0.0</text:p>
            <text:p>    z: -0.000229779413</text:p>
            <text:p>  angular: </text:p>
            <text:p>    x: -0.05882353</text:p>
            <text:p>    y: -0.09562414</text:p>
            <text:p>    z: -0.023897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3</text:p>
            <text:p>  stamp: </text:p>
            <text:p>    secs: 500</text:p>
            <text:p>    nsecs: 751922607</text:p>
            <text:p>  frame_id: "Unity"</text:p>
            <text:p>orientation: </text:p>
            <text:p>  x: -0.115062982</text:p>
            <text:p>  y: 0.0114519168</text:p>
            <text:p>  z: -0.9910612</text:p>
            <text:p>  w: 0.0665381551</text:p>
            <text:p>orientation_covariance: [1.0, 0.0, 0.0, 0.0, 1.0, 0.0, 0.0, 0.0, 1.0]</text:p>
            <text:p>angular_velocity: </text:p>
            <text:p>  x: 0.0212080833</text:p>
            <text:p>  y: -0.155088112</text:p>
            <text:p>  z: -0.005425171</text:p>
            <text:p>angular_velocity_covariance: [1.0, 0.0, 0.0, 0.0, 1.0, 0.0, 0.0, 0.0, 1.0]</text:p>
            <text:p>linear_acceleration: </text:p>
            <text:p>  x: 2.746582e-06</text:p>
            <text:p>  y: 0.0</text:p>
            <text:p>  z: 3.73840317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3</text:p>
            <text:p>  stamp: </text:p>
            <text:p>    secs: 500</text:p>
            <text:p>    nsecs: 734619140</text:p>
            <text:p>  frame_id: "Unity"</text:p>
            <text:p>orientation: </text:p>
            <text:p>  x: 0.01868758</text:p>
            <text:p>  y: 0.007716228</text:p>
            <text:p>  z: 0.0648743361</text:p>
            <text:p>  w: 0.9976886</text:p>
            <text:p>orientation_covariance: [1.0, 0.0, 0.0, 0.0, 1.0, 0.0, 0.0, 0.0, 1.0]</text:p>
            <text:p>angular_velocity: </text:p>
            <text:p>  x: 0.00117560034</text:p>
            <text:p>  y: 0.0109384963</text:p>
            <text:p>  z: 0.000423748046</text:p>
            <text:p>angular_velocity_covariance: [1.0, 0.0, 0.0, 0.0, 1.0, 0.0, 0.0, 0.0, 1.0]</text:p>
            <text:p>linear_acceleration: </text:p>
            <text:p>  x: 1.2207031e-06</text:p>
            <text:p>  y: 0.0</text:p>
            <text:p>  z: -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737</text:p>
            <text:p>  stamp: </text:p>
            <text:p>    secs: 500</text:p>
            <text:p>    nsecs: 784759521</text:p>
            <text:p>  frame_id: "Unity"</text:p>
            <text:p>pose: </text:p>
            <text:p>  position: </text:p>
            <text:p>    x: 131.433319</text:p>
            <text:p>    y: -277.097229</text:p>
            <text:p>    z: 38.5125</text:p>
            <text:p>  orientation: </text:p>
            <text:p>    x: 0.018677555</text:p>
            <text:p>    y: 0.00770305563</text:p>
            <text:p>    z: 0.06487119</text:p>
            <text:p>    w: 0.997689068</text:p>
          </table:table-cell>
          <table:table-cell office:value-type="string" calcext:value-type="string">
            <text:p>header: </text:p>
            <text:p>  seq: 2734</text:p>
            <text:p>  stamp: </text:p>
            <text:p>    secs: 500</text:p>
            <text:p>    nsecs: 750854492</text:p>
            <text:p>  frame_id: "Unity"</text:p>
            <text:p>twist: </text:p>
            <text:p>  linear: </text:p>
            <text:p>    x: 0.00458715577</text:p>
            <text:p>    y: 0.0018348624</text:p>
            <text:p>    z: 0.0004587156</text:p>
            <text:p>  angular: </text:p>
            <text:p>    x: -0.0587155968</text:p>
            <text:p>    y: -0.02152738</text:p>
            <text:p>    z: -0.02018348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4</text:p>
            <text:p>  stamp: </text:p>
            <text:p>    secs: 500</text:p>
            <text:p>    nsecs: 786499023</text:p>
            <text:p>  frame_id: "Unity"</text:p>
            <text:p>orientation: </text:p>
            <text:p>  x: -0.115018636</text:p>
            <text:p>  y: 0.0114419134</text:p>
            <text:p>  z: -0.991067052</text:p>
            <text:p>  w: 0.0665301159</text:p>
            <text:p>orientation_covariance: [1.0, 0.0, 0.0, 0.0, 1.0, 0.0, 0.0, 0.0, 1.0]</text:p>
            <text:p>angular_velocity: </text:p>
            <text:p>  x: 0.0210562889</text:p>
            <text:p>  y: -0.154595792</text:p>
            <text:p>  z: -0.005533314</text:p>
            <text:p>angular_velocity_covariance: [1.0, 0.0, 0.0, 0.0, 1.0, 0.0, 0.0, 0.0, 1.0]</text:p>
            <text:p>linear_acceleration: </text:p>
            <text:p>  x: 2.4414062e-06</text:p>
            <text:p>  y: 0.0</text:p>
            <text:p>  z: 3.6621092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4</text:p>
            <text:p>  stamp: </text:p>
            <text:p>    secs: 500</text:p>
            <text:p>    nsecs: 751220703</text:p>
            <text:p>  frame_id: "Unity"</text:p>
            <text:p>orientation: </text:p>
            <text:p>  x: 0.0186793171</text:p>
            <text:p>  y: 0.007712508</text:p>
            <text:p>  z: 0.06487176</text:p>
            <text:p>  w: 0.997688949</text:p>
            <text:p>orientation_covariance: [1.0, 0.0, 0.0, 0.0, 1.0, 0.0, 0.0, 0.0, 1.0]</text:p>
            <text:p>angular_velocity: </text:p>
            <text:p>  x: 0.001227412</text:p>
            <text:p>  y: 0.0110050458</text:p>
            <text:p>  z: 0.00029928342</text:p>
            <text:p>angular_velocity_covariance: [1.0, 0.0, 0.0, 0.0, 1.0, 0.0, 0.0, 0.0, 1.0]</text:p>
            <text:p>linear_acceleration: </text:p>
            <text:p>  x: 1.52587882e-06</text:p>
            <text:p>  y: 6.10351549e-07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457412958145142, 0.0, 0.0, 0.0, 0.0)</text:p>
          </table:table-cell>
          <table:table-cell office:value-type="string" calcext:value-type="string">
            <text:p>header: </text:p>
            <text:p>  seq: 2737</text:p>
            <text:p>  stamp: </text:p>
            <text:p>    secs: 500</text:p>
            <text:p>    nsecs: 784759521</text:p>
            <text:p>  frame_id: "Unity"</text:p>
            <text:p>pose: </text:p>
            <text:p>  position: </text:p>
            <text:p>    x: 131.433319</text:p>
            <text:p>    y: -277.097229</text:p>
            <text:p>    z: 38.5125</text:p>
            <text:p>  orientation: </text:p>
            <text:p>    x: 0.018677555</text:p>
            <text:p>    y: 0.00770305563</text:p>
            <text:p>    z: 0.06487119</text:p>
            <text:p>    w: 0.997689068</text:p>
          </table:table-cell>
          <table:table-cell office:value-type="string" calcext:value-type="string">
            <text:p>header: </text:p>
            <text:p>  seq: 2735</text:p>
            <text:p>  stamp: </text:p>
            <text:p>    secs: 500</text:p>
            <text:p>    nsecs: 785308837</text:p>
            <text:p>  frame_id: "Unity"</text:p>
            <text:p>twist: </text:p>
            <text:p>  linear: </text:p>
            <text:p>    x: 0.002216312</text:p>
            <text:p>    y: 0.0</text:p>
            <text:p>    z: -0.0004432624</text:p>
            <text:p>  angular: </text:p>
            <text:p>    x: -0.007978723</text:p>
            <text:p>    y: -0.030976424</text:p>
            <text:p>    z: -0.0017730495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4</text:p>
            <text:p>  stamp: </text:p>
            <text:p>    secs: 500</text:p>
            <text:p>    nsecs: 786499023</text:p>
            <text:p>  frame_id: "Unity"</text:p>
            <text:p>orientation: </text:p>
            <text:p>  x: -0.115018636</text:p>
            <text:p>  y: 0.0114419134</text:p>
            <text:p>  z: -0.991067052</text:p>
            <text:p>  w: 0.0665301159</text:p>
            <text:p>orientation_covariance: [1.0, 0.0, 0.0, 0.0, 1.0, 0.0, 0.0, 0.0, 1.0]</text:p>
            <text:p>angular_velocity: </text:p>
            <text:p>  x: 0.0210562889</text:p>
            <text:p>  y: -0.154595792</text:p>
            <text:p>  z: -0.005533314</text:p>
            <text:p>angular_velocity_covariance: [1.0, 0.0, 0.0, 0.0, 1.0, 0.0, 0.0, 0.0, 1.0]</text:p>
            <text:p>linear_acceleration: </text:p>
            <text:p>  x: 2.4414062e-06</text:p>
            <text:p>  y: 0.0</text:p>
            <text:p>  z: 3.6621092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4</text:p>
            <text:p>  stamp: </text:p>
            <text:p>    secs: 500</text:p>
            <text:p>    nsecs: 751220703</text:p>
            <text:p>  frame_id: "Unity"</text:p>
            <text:p>orientation: </text:p>
            <text:p>  x: 0.0186793171</text:p>
            <text:p>  y: 0.007712508</text:p>
            <text:p>  z: 0.06487176</text:p>
            <text:p>  w: 0.997688949</text:p>
            <text:p>orientation_covariance: [1.0, 0.0, 0.0, 0.0, 1.0, 0.0, 0.0, 0.0, 1.0]</text:p>
            <text:p>angular_velocity: </text:p>
            <text:p>  x: 0.001227412</text:p>
            <text:p>  y: 0.0110050458</text:p>
            <text:p>  z: 0.00029928342</text:p>
            <text:p>angular_velocity_covariance: [1.0, 0.0, 0.0, 0.0, 1.0, 0.0, 0.0, 0.0, 1.0]</text:p>
            <text:p>linear_acceleration: </text:p>
            <text:p>  x: 1.52587882e-06</text:p>
            <text:p>  y: 6.10351549e-07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738</text:p>
            <text:p>  stamp: </text:p>
            <text:p>    secs: 500</text:p>
            <text:p>    nsecs: 801391601</text:p>
            <text:p>  frame_id: "Unity"</text:p>
            <text:p>pose: </text:p>
            <text:p>  position: </text:p>
            <text:p>    x: 131.4334</text:p>
            <text:p>    y: -277.097229</text:p>
            <text:p>    z: 38.51251</text:p>
            <text:p>  orientation: </text:p>
            <text:p>    x: 0.0186671484</text:p>
            <text:p>    y: 0.00769289862</text:p>
            <text:p>    z: 0.06486943</text:p>
            <text:p>    w: 0.9976895</text:p>
          </table:table-cell>
          <table:table-cell office:value-type="string" calcext:value-type="string">
            <text:p>header: </text:p>
            <text:p>  seq: 2735</text:p>
            <text:p>  stamp: </text:p>
            <text:p>    secs: 500</text:p>
            <text:p>    nsecs: 785308837</text:p>
            <text:p>  frame_id: "Unity"</text:p>
            <text:p>twist: </text:p>
            <text:p>  linear: </text:p>
            <text:p>    x: 0.002216312</text:p>
            <text:p>    y: 0.0</text:p>
            <text:p>    z: -0.0004432624</text:p>
            <text:p>  angular: </text:p>
            <text:p>    x: -0.007978723</text:p>
            <text:p>    y: -0.030976424</text:p>
            <text:p>    z: -0.0017730495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5</text:p>
            <text:p>  stamp: </text:p>
            <text:p>    secs: 500</text:p>
            <text:p>    nsecs: 802856445</text:p>
            <text:p>  frame_id: "Unity"</text:p>
            <text:p>orientation: </text:p>
            <text:p>  x: -0.114976496</text:p>
            <text:p>  y: 0.011439776</text:p>
            <text:p>  z: -0.9910722</text:p>
            <text:p>  w: 0.0665261149</text:p>
            <text:p>orientation_covariance: [1.0, 0.0, 0.0, 0.0, 1.0, 0.0, 0.0, 0.0, 1.0]</text:p>
            <text:p>angular_velocity: </text:p>
            <text:p>  x: 0.0205573868</text:p>
            <text:p>  y: -0.154096648</text:p>
            <text:p>  z: -0.005913452</text:p>
            <text:p>angular_velocity_covariance: [1.0, 0.0, 0.0, 0.0, 1.0, 0.0, 0.0, 0.0, 1.0]</text:p>
            <text:p>linear_acceleration: </text:p>
            <text:p>  x: 2.13623048e-06</text:p>
            <text:p>  y: 6.10351549e-07</text:p>
            <text:p>  z: 3.6621092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5</text:p>
            <text:p>  stamp: </text:p>
            <text:p>    secs: 500</text:p>
            <text:p>    nsecs: 785705566</text:p>
            <text:p>  frame_id: "Unity"</text:p>
            <text:p>orientation: </text:p>
            <text:p>  x: 0.018677555</text:p>
            <text:p>  y: 0.00770305563</text:p>
            <text:p>  z: 0.06487119</text:p>
            <text:p>  w: 0.997689068</text:p>
            <text:p>orientation_covariance: [1.0, 0.0, 0.0, 0.0, 1.0, 0.0, 0.0, 0.0, 1.0]</text:p>
            <text:p>angular_velocity: </text:p>
            <text:p>  x: 0.00119089521</text:p>
            <text:p>  y: 0.0109385876</text:p>
            <text:p>  z: 0.000219341164</text:p>
            <text:p>angular_velocity_covariance: [1.0, 0.0, 0.0, 0.0, 1.0, 0.0, 0.0, 0.0, 1.0]</text:p>
            <text:p>linear_acceleration: </text:p>
            <text:p>  x: 1.52587882e-06</text:p>
            <text:p>  y: 0.0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9023407697677612, 0.0, 0.0, 0.0, 0.0)</text:p>
          </table:table-cell>
          <table:table-cell office:value-type="string" calcext:value-type="string">
            <text:p>header: </text:p>
            <text:p>  seq: 2738</text:p>
            <text:p>  stamp: </text:p>
            <text:p>    secs: 500</text:p>
            <text:p>    nsecs: 801391601</text:p>
            <text:p>  frame_id: "Unity"</text:p>
            <text:p>pose: </text:p>
            <text:p>  position: </text:p>
            <text:p>    x: 131.4334</text:p>
            <text:p>    y: -277.097229</text:p>
            <text:p>    z: 38.51251</text:p>
            <text:p>  orientation: </text:p>
            <text:p>    x: 0.0186671484</text:p>
            <text:p>    y: 0.00769289862</text:p>
            <text:p>    z: 0.06486943</text:p>
            <text:p>    w: 0.9976895</text:p>
          </table:table-cell>
          <table:table-cell office:value-type="string" calcext:value-type="string">
            <text:p>header: </text:p>
            <text:p>  seq: 2736</text:p>
            <text:p>  stamp: </text:p>
            <text:p>    secs: 500</text:p>
            <text:p>    nsecs: 801879882</text:p>
            <text:p>  frame_id: "Unity"</text:p>
            <text:p>twist: </text:p>
            <text:p>  linear: </text:p>
            <text:p>    x: 0.004612546</text:p>
            <text:p>    y: 0.0</text:p>
            <text:p>    z: 0.000461254618</text:p>
            <text:p>  angular: </text:p>
            <text:p>    x: -0.07749078</text:p>
            <text:p>    y: -0.06528555</text:p>
            <text:p>    z: -0.01476014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5</text:p>
            <text:p>  stamp: </text:p>
            <text:p>    secs: 500</text:p>
            <text:p>    nsecs: 802856445</text:p>
            <text:p>  frame_id: "Unity"</text:p>
            <text:p>orientation: </text:p>
            <text:p>  x: -0.114976496</text:p>
            <text:p>  y: 0.011439776</text:p>
            <text:p>  z: -0.9910722</text:p>
            <text:p>  w: 0.0665261149</text:p>
            <text:p>orientation_covariance: [1.0, 0.0, 0.0, 0.0, 1.0, 0.0, 0.0, 0.0, 1.0]</text:p>
            <text:p>angular_velocity: </text:p>
            <text:p>  x: 0.0205573868</text:p>
            <text:p>  y: -0.154096648</text:p>
            <text:p>  z: -0.005913452</text:p>
            <text:p>angular_velocity_covariance: [1.0, 0.0, 0.0, 0.0, 1.0, 0.0, 0.0, 0.0, 1.0]</text:p>
            <text:p>linear_acceleration: </text:p>
            <text:p>  x: 2.13623048e-06</text:p>
            <text:p>  y: 6.10351549e-07</text:p>
            <text:p>  z: 3.6621092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5</text:p>
            <text:p>  stamp: </text:p>
            <text:p>    secs: 500</text:p>
            <text:p>    nsecs: 785705566</text:p>
            <text:p>  frame_id: "Unity"</text:p>
            <text:p>orientation: </text:p>
            <text:p>  x: 0.018677555</text:p>
            <text:p>  y: 0.00770305563</text:p>
            <text:p>  z: 0.06487119</text:p>
            <text:p>  w: 0.997689068</text:p>
            <text:p>orientation_covariance: [1.0, 0.0, 0.0, 0.0, 1.0, 0.0, 0.0, 0.0, 1.0]</text:p>
            <text:p>angular_velocity: </text:p>
            <text:p>  x: 0.00119089521</text:p>
            <text:p>  y: 0.0109385876</text:p>
            <text:p>  z: 0.000219341164</text:p>
            <text:p>angular_velocity_covariance: [1.0, 0.0, 0.0, 0.0, 1.0, 0.0, 0.0, 0.0, 1.0]</text:p>
            <text:p>linear_acceleration: </text:p>
            <text:p>  x: 1.52587882e-06</text:p>
            <text:p>  y: 0.0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7938233613967896, 0.0, 0.0, 0.0, 0.0)</text:p>
          </table:table-cell>
          <table:table-cell office:value-type="string" calcext:value-type="string">
            <text:p>header: </text:p>
            <text:p>  seq: 2738</text:p>
            <text:p>  stamp: </text:p>
            <text:p>    secs: 500</text:p>
            <text:p>    nsecs: 801391601</text:p>
            <text:p>  frame_id: "Unity"</text:p>
            <text:p>pose: </text:p>
            <text:p>  position: </text:p>
            <text:p>    x: 131.4334</text:p>
            <text:p>    y: -277.097229</text:p>
            <text:p>    z: 38.51251</text:p>
            <text:p>  orientation: </text:p>
            <text:p>    x: 0.0186671484</text:p>
            <text:p>    y: 0.00769289862</text:p>
            <text:p>    z: 0.06486943</text:p>
            <text:p>    w: 0.9976895</text:p>
          </table:table-cell>
          <table:table-cell office:value-type="string" calcext:value-type="string">
            <text:p>header: </text:p>
            <text:p>  seq: 2736</text:p>
            <text:p>  stamp: </text:p>
            <text:p>    secs: 500</text:p>
            <text:p>    nsecs: 801879882</text:p>
            <text:p>  frame_id: "Unity"</text:p>
            <text:p>twist: </text:p>
            <text:p>  linear: </text:p>
            <text:p>    x: 0.004612546</text:p>
            <text:p>    y: 0.0</text:p>
            <text:p>    z: 0.000461254618</text:p>
            <text:p>  angular: </text:p>
            <text:p>    x: -0.07749078</text:p>
            <text:p>    y: -0.06528555</text:p>
            <text:p>    z: -0.01476014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6</text:p>
            <text:p>  stamp: </text:p>
            <text:p>    secs: 500</text:p>
            <text:p>    nsecs: 819915771</text:p>
            <text:p>  frame_id: "Unity"</text:p>
            <text:p>orientation: </text:p>
            <text:p>  x: -0.114932507</text:p>
            <text:p>  y: 0.011441987</text:p>
            <text:p>  z: -0.991077065</text:p>
            <text:p>  w: 0.0665296838</text:p>
            <text:p>orientation_covariance: [1.0, 0.0, 0.0, 0.0, 1.0, 0.0, 0.0, 0.0, 1.0]</text:p>
            <text:p>angular_velocity: </text:p>
            <text:p>  x: 0.0203590281</text:p>
            <text:p>  y: -0.154547468</text:p>
            <text:p>  z: -0.0053935023</text:p>
            <text:p>angular_velocity_covariance: [1.0, 0.0, 0.0, 0.0, 1.0, 0.0, 0.0, 0.0, 1.0]</text:p>
            <text:p>linear_acceleration: </text:p>
            <text:p>  x: 2.4414062e-06</text:p>
            <text:p>  y: 0.0</text:p>
            <text:p>  z: 3.43322745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6</text:p>
            <text:p>  stamp: </text:p>
            <text:p>    secs: 500</text:p>
            <text:p>    nsecs: 802246093</text:p>
            <text:p>  frame_id: "Unity"</text:p>
            <text:p>orientation: </text:p>
            <text:p>  x: 0.0186671484</text:p>
            <text:p>  y: 0.00769289862</text:p>
            <text:p>  z: 0.06486943</text:p>
            <text:p>  w: 0.9976895</text:p>
            <text:p>orientation_covariance: [1.0, 0.0, 0.0, 0.0, 1.0, 0.0, 0.0, 0.0, 1.0]</text:p>
            <text:p>angular_velocity: </text:p>
            <text:p>  x: 0.000660745</text:p>
            <text:p>  y: 0.0106562376</text:p>
            <text:p>  z: 0.000252110447</text:p>
            <text:p>angular_velocity_covariance: [1.0, 0.0, 0.0, 0.0, 1.0, 0.0, 0.0, 0.0, 1.0]</text:p>
            <text:p>linear_acceleration: </text:p>
            <text:p>  x: 1.52587882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7287065386772156, 0.0, 0.0, 0.0, 0.0)</text:p>
          </table:table-cell>
          <table:table-cell office:value-type="string" calcext:value-type="string">
            <text:p>header: </text:p>
            <text:p>  seq: 2739</text:p>
            <text:p>  stamp: </text:p>
            <text:p>    secs: 500</text:p>
            <text:p>    nsecs: 818389892</text:p>
            <text:p>  frame_id: "Unity"</text:p>
            <text:p>pose: </text:p>
            <text:p>  position: </text:p>
            <text:p>    x: 131.433456</text:p>
            <text:p>    y: -277.0972</text:p>
            <text:p>    z: 38.5124931</text:p>
            <text:p>  orientation: </text:p>
            <text:p>    x: 0.018670436</text:p>
            <text:p>    y: 0.007691045</text:p>
            <text:p>    z: 0.06486647</text:p>
            <text:p>    w: 0.997689664</text:p>
          </table:table-cell>
          <table:table-cell office:value-type="string" calcext:value-type="string">
            <text:p>header: </text:p>
            <text:p>  seq: 2736</text:p>
            <text:p>  stamp: </text:p>
            <text:p>    secs: 500</text:p>
            <text:p>    nsecs: 801879882</text:p>
            <text:p>  frame_id: "Unity"</text:p>
            <text:p>twist: </text:p>
            <text:p>  linear: </text:p>
            <text:p>    x: 0.004612546</text:p>
            <text:p>    y: 0.0</text:p>
            <text:p>    z: 0.000461254618</text:p>
            <text:p>  angular: </text:p>
            <text:p>    x: -0.07749078</text:p>
            <text:p>    y: -0.06528555</text:p>
            <text:p>    z: -0.01476014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6</text:p>
            <text:p>  stamp: </text:p>
            <text:p>    secs: 500</text:p>
            <text:p>    nsecs: 819915771</text:p>
            <text:p>  frame_id: "Unity"</text:p>
            <text:p>orientation: </text:p>
            <text:p>  x: -0.114932507</text:p>
            <text:p>  y: 0.011441987</text:p>
            <text:p>  z: -0.991077065</text:p>
            <text:p>  w: 0.0665296838</text:p>
            <text:p>orientation_covariance: [1.0, 0.0, 0.0, 0.0, 1.0, 0.0, 0.0, 0.0, 1.0]</text:p>
            <text:p>angular_velocity: </text:p>
            <text:p>  x: 0.0203590281</text:p>
            <text:p>  y: -0.154547468</text:p>
            <text:p>  z: -0.0053935023</text:p>
            <text:p>angular_velocity_covariance: [1.0, 0.0, 0.0, 0.0, 1.0, 0.0, 0.0, 0.0, 1.0]</text:p>
            <text:p>linear_acceleration: </text:p>
            <text:p>  x: 2.4414062e-06</text:p>
            <text:p>  y: 0.0</text:p>
            <text:p>  z: 3.43322745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6</text:p>
            <text:p>  stamp: </text:p>
            <text:p>    secs: 500</text:p>
            <text:p>    nsecs: 802246093</text:p>
            <text:p>  frame_id: "Unity"</text:p>
            <text:p>orientation: </text:p>
            <text:p>  x: 0.0186671484</text:p>
            <text:p>  y: 0.00769289862</text:p>
            <text:p>  z: 0.06486943</text:p>
            <text:p>  w: 0.9976895</text:p>
            <text:p>orientation_covariance: [1.0, 0.0, 0.0, 0.0, 1.0, 0.0, 0.0, 0.0, 1.0]</text:p>
            <text:p>angular_velocity: </text:p>
            <text:p>  x: 0.000660745</text:p>
            <text:p>  y: 0.0106562376</text:p>
            <text:p>  z: 0.000252110447</text:p>
            <text:p>angular_velocity_covariance: [1.0, 0.0, 0.0, 0.0, 1.0, 0.0, 0.0, 0.0, 1.0]</text:p>
            <text:p>linear_acceleration: </text:p>
            <text:p>  x: 1.52587882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5333559513092041, 0.0, 0.0, 0.0, 0.0)</text:p>
          </table:table-cell>
          <table:table-cell office:value-type="string" calcext:value-type="string">
            <text:p>header: </text:p>
            <text:p>  seq: 2739</text:p>
            <text:p>  stamp: </text:p>
            <text:p>    secs: 500</text:p>
            <text:p>    nsecs: 818389892</text:p>
            <text:p>  frame_id: "Unity"</text:p>
            <text:p>pose: </text:p>
            <text:p>  position: </text:p>
            <text:p>    x: 131.433456</text:p>
            <text:p>    y: -277.0972</text:p>
            <text:p>    z: 38.5124931</text:p>
            <text:p>  orientation: </text:p>
            <text:p>    x: 0.018670436</text:p>
            <text:p>    y: 0.007691045</text:p>
            <text:p>    z: 0.06486647</text:p>
            <text:p>    w: 0.997689664</text:p>
          </table:table-cell>
          <table:table-cell office:value-type="string" calcext:value-type="string">
            <text:p>header: </text:p>
            <text:p>  seq: 2737</text:p>
            <text:p>  stamp: </text:p>
            <text:p>    secs: 500</text:p>
            <text:p>    nsecs: 818908691</text:p>
            <text:p>  frame_id: "Unity"</text:p>
            <text:p>twist: </text:p>
            <text:p>  linear: </text:p>
            <text:p>    x: 0.00358422939</text:p>
            <text:p>    y: 0.00179211469</text:p>
            <text:p>    z: -0.000896057347</text:p>
            <text:p>  angular: </text:p>
            <text:p>    x: 0.0215053763</text:p>
            <text:p>    y: -0.0135003636</text:p>
            <text:p>    z: -0.01971326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7</text:p>
            <text:p>  stamp: </text:p>
            <text:p>    secs: 500</text:p>
            <text:p>    nsecs: 837036132</text:p>
            <text:p>  frame_id: "Unity"</text:p>
            <text:p>orientation: </text:p>
            <text:p>  x: -0.11489588</text:p>
            <text:p>  y: 0.0114389192</text:p>
            <text:p>  z: -0.991081834</text:p>
            <text:p>  w: 0.06652215</text:p>
            <text:p>orientation_covariance: [1.0, 0.0, 0.0, 0.0, 1.0, 0.0, 0.0, 0.0, 1.0]</text:p>
            <text:p>angular_velocity: </text:p>
            <text:p>  x: 0.020761868</text:p>
            <text:p>  y: -0.154772878</text:p>
            <text:p>  z: -0.0056795734</text:p>
            <text:p>angular_velocity_covariance: [1.0, 0.0, 0.0, 0.0, 1.0, 0.0, 0.0, 0.0, 1.0]</text:p>
            <text:p>linear_acceleration: </text:p>
            <text:p>  x: 2.4414062e-06</text:p>
            <text:p>  y: 0.0</text:p>
            <text:p>  z: 3.2043456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6</text:p>
            <text:p>  stamp: </text:p>
            <text:p>    secs: 500</text:p>
            <text:p>    nsecs: 802246093</text:p>
            <text:p>  frame_id: "Unity"</text:p>
            <text:p>orientation: </text:p>
            <text:p>  x: 0.0186671484</text:p>
            <text:p>  y: 0.00769289862</text:p>
            <text:p>  z: 0.06486943</text:p>
            <text:p>  w: 0.9976895</text:p>
            <text:p>orientation_covariance: [1.0, 0.0, 0.0, 0.0, 1.0, 0.0, 0.0, 0.0, 1.0]</text:p>
            <text:p>angular_velocity: </text:p>
            <text:p>  x: 0.000660745</text:p>
            <text:p>  y: 0.0106562376</text:p>
            <text:p>  z: 0.000252110447</text:p>
            <text:p>angular_velocity_covariance: [1.0, 0.0, 0.0, 0.0, 1.0, 0.0, 0.0, 0.0, 1.0]</text:p>
            <text:p>linear_acceleration: </text:p>
            <text:p>  x: 1.52587882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31632113456726074, 0.0, 0.0, 0.0, 0.0)</text:p>
          </table:table-cell>
          <table:table-cell office:value-type="string" calcext:value-type="string">
            <text:p>header: </text:p>
            <text:p>  seq: 2739</text:p>
            <text:p>  stamp: </text:p>
            <text:p>    secs: 500</text:p>
            <text:p>    nsecs: 818389892</text:p>
            <text:p>  frame_id: "Unity"</text:p>
            <text:p>pose: </text:p>
            <text:p>  position: </text:p>
            <text:p>    x: 131.433456</text:p>
            <text:p>    y: -277.0972</text:p>
            <text:p>    z: 38.5124931</text:p>
            <text:p>  orientation: </text:p>
            <text:p>    x: 0.018670436</text:p>
            <text:p>    y: 0.007691045</text:p>
            <text:p>    z: 0.06486647</text:p>
            <text:p>    w: 0.997689664</text:p>
          </table:table-cell>
          <table:table-cell office:value-type="string" calcext:value-type="string">
            <text:p>header: </text:p>
            <text:p>  seq: 2737</text:p>
            <text:p>  stamp: </text:p>
            <text:p>    secs: 500</text:p>
            <text:p>    nsecs: 818908691</text:p>
            <text:p>  frame_id: "Unity"</text:p>
            <text:p>twist: </text:p>
            <text:p>  linear: </text:p>
            <text:p>    x: 0.00358422939</text:p>
            <text:p>    y: 0.00179211469</text:p>
            <text:p>    z: -0.000896057347</text:p>
            <text:p>  angular: </text:p>
            <text:p>    x: 0.0215053763</text:p>
            <text:p>    y: -0.0135003636</text:p>
            <text:p>    z: -0.01971326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7</text:p>
            <text:p>  stamp: </text:p>
            <text:p>    secs: 500</text:p>
            <text:p>    nsecs: 837036132</text:p>
            <text:p>  frame_id: "Unity"</text:p>
            <text:p>orientation: </text:p>
            <text:p>  x: -0.11489588</text:p>
            <text:p>  y: 0.0114389192</text:p>
            <text:p>  z: -0.991081834</text:p>
            <text:p>  w: 0.06652215</text:p>
            <text:p>orientation_covariance: [1.0, 0.0, 0.0, 0.0, 1.0, 0.0, 0.0, 0.0, 1.0]</text:p>
            <text:p>angular_velocity: </text:p>
            <text:p>  x: 0.020761868</text:p>
            <text:p>  y: -0.154772878</text:p>
            <text:p>  z: -0.0056795734</text:p>
            <text:p>angular_velocity_covariance: [1.0, 0.0, 0.0, 0.0, 1.0, 0.0, 0.0, 0.0, 1.0]</text:p>
            <text:p>linear_acceleration: </text:p>
            <text:p>  x: 2.4414062e-06</text:p>
            <text:p>  y: 0.0</text:p>
            <text:p>  z: 3.2043456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7</text:p>
            <text:p>  stamp: </text:p>
            <text:p>    secs: 500</text:p>
            <text:p>    nsecs: 819244384</text:p>
            <text:p>  frame_id: "Unity"</text:p>
            <text:p>orientation: </text:p>
            <text:p>  x: 0.0186704341</text:p>
            <text:p>  y: 0.007691044</text:p>
            <text:p>  z: 0.06486646</text:p>
            <text:p>  w: 0.997689545</text:p>
            <text:p>orientation_covariance: [1.0, 0.0, 0.0, 0.0, 1.0, 0.0, 0.0, 0.0, 1.0]</text:p>
            <text:p>angular_velocity: </text:p>
            <text:p>  x: 0.000753796368</text:p>
            <text:p>  y: 0.0103991237</text:p>
            <text:p>  z: 6.963541e-05</text:p>
            <text:p>angular_velocity_covariance: [1.0, 0.0, 0.0, 0.0, 1.0, 0.0, 0.0, 0.0, 1.0]</text:p>
            <text:p>linear_acceleration: </text:p>
            <text:p>  x: 1.2207031e-06</text:p>
            <text:p>  y: 6.10351549e-07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0</text:p>
          </table:table-cell>
          <table:table-cell office:value-type="string" calcext:value-type="string">
            <text:p>(0.0, 0.0, -0.07757002115249634, 0.0, 0.0, 0.0, 0.0)</text:p>
          </table:table-cell>
          <table:table-cell office:value-type="string" calcext:value-type="string">
            <text:p>header: </text:p>
            <text:p>  seq: 2740</text:p>
            <text:p>  stamp: </text:p>
            <text:p>    secs: 500</text:p>
            <text:p>    nsecs: 835479736</text:p>
            <text:p>  frame_id: "Unity"</text:p>
            <text:p>pose: </text:p>
            <text:p>  position: </text:p>
            <text:p>    x: 131.433533</text:p>
            <text:p>    y: -277.0972</text:p>
            <text:p>    z: 38.5125046</text:p>
            <text:p>  orientation: </text:p>
            <text:p>    x: 0.0186620764</text:p>
            <text:p>    y: 0.007685188</text:p>
            <text:p>    z: 0.06486616</text:p>
            <text:p>    w: 0.9976899</text:p>
          </table:table-cell>
          <table:table-cell office:value-type="string" calcext:value-type="string">
            <text:p>header: </text:p>
            <text:p>  seq: 2738</text:p>
            <text:p>  stamp: </text:p>
            <text:p>    secs: 500</text:p>
            <text:p>    nsecs: 835937500</text:p>
            <text:p>  frame_id: "Unity"</text:p>
            <text:p>twist: </text:p>
            <text:p>  linear: </text:p>
            <text:p>    x: 0.004480287</text:p>
            <text:p>    y: 0.0</text:p>
            <text:p>    z: 0.000672043</text:p>
            <text:p>  angular: </text:p>
            <text:p>    x: -0.0591397844</text:p>
            <text:p>    y: -0.03562178</text:p>
            <text:p>    z: -0.003584229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8</text:p>
            <text:p>  stamp: </text:p>
            <text:p>    secs: 500</text:p>
            <text:p>    nsecs: 854095458</text:p>
            <text:p>  frame_id: "Unity"</text:p>
            <text:p>orientation: </text:p>
            <text:p>  x: -0.114863127</text:p>
            <text:p>  y: 0.0114402557</text:p>
            <text:p>  z: -0.9910857</text:p>
            <text:p>  w: 0.06652029</text:p>
            <text:p>orientation_covariance: [1.0, 0.0, 0.0, 0.0, 1.0, 0.0, 0.0, 0.0, 1.0]</text:p>
            <text:p>angular_velocity: </text:p>
            <text:p>  x: 0.02039664</text:p>
            <text:p>  y: -0.155163586</text:p>
            <text:p>  z: -0.005691961</text:p>
            <text:p>angular_velocity_covariance: [1.0, 0.0, 0.0, 0.0, 1.0, 0.0, 0.0, 0.0, 1.0]</text:p>
            <text:p>linear_acceleration: </text:p>
            <text:p>  x: 2.746582e-06</text:p>
            <text:p>  y: 0.0</text:p>
            <text:p>  z: 2.8991698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7</text:p>
            <text:p>  stamp: </text:p>
            <text:p>    secs: 500</text:p>
            <text:p>    nsecs: 819244384</text:p>
            <text:p>  frame_id: "Unity"</text:p>
            <text:p>orientation: </text:p>
            <text:p>  x: 0.0186704341</text:p>
            <text:p>  y: 0.007691044</text:p>
            <text:p>  z: 0.06486646</text:p>
            <text:p>  w: 0.997689545</text:p>
            <text:p>orientation_covariance: [1.0, 0.0, 0.0, 0.0, 1.0, 0.0, 0.0, 0.0, 1.0]</text:p>
            <text:p>angular_velocity: </text:p>
            <text:p>  x: 0.000753796368</text:p>
            <text:p>  y: 0.0103991237</text:p>
            <text:p>  z: 6.963541e-05</text:p>
            <text:p>angular_velocity_covariance: [1.0, 0.0, 0.0, 0.0, 1.0, 0.0, 0.0, 0.0, 1.0]</text:p>
            <text:p>linear_acceleration: </text:p>
            <text:p>  x: 1.2207031e-06</text:p>
            <text:p>  y: 6.10351549e-07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40</text:p>
            <text:p>  stamp: </text:p>
            <text:p>    secs: 500</text:p>
            <text:p>    nsecs: 835479736</text:p>
            <text:p>  frame_id: "Unity"</text:p>
            <text:p>pose: </text:p>
            <text:p>  position: </text:p>
            <text:p>    x: 131.433533</text:p>
            <text:p>    y: -277.0972</text:p>
            <text:p>    z: 38.5125046</text:p>
            <text:p>  orientation: </text:p>
            <text:p>    x: 0.0186620764</text:p>
            <text:p>    y: 0.007685188</text:p>
            <text:p>    z: 0.06486616</text:p>
            <text:p>    w: 0.9976899</text:p>
          </table:table-cell>
          <table:table-cell office:value-type="string" calcext:value-type="string">
            <text:p>header: </text:p>
            <text:p>  seq: 2738</text:p>
            <text:p>  stamp: </text:p>
            <text:p>    secs: 500</text:p>
            <text:p>    nsecs: 835937500</text:p>
            <text:p>  frame_id: "Unity"</text:p>
            <text:p>twist: </text:p>
            <text:p>  linear: </text:p>
            <text:p>    x: 0.004480287</text:p>
            <text:p>    y: 0.0</text:p>
            <text:p>    z: 0.000672043</text:p>
            <text:p>  angular: </text:p>
            <text:p>    x: -0.0591397844</text:p>
            <text:p>    y: -0.03562178</text:p>
            <text:p>    z: -0.003584229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8</text:p>
            <text:p>  stamp: </text:p>
            <text:p>    secs: 500</text:p>
            <text:p>    nsecs: 854095458</text:p>
            <text:p>  frame_id: "Unity"</text:p>
            <text:p>orientation: </text:p>
            <text:p>  x: -0.114863127</text:p>
            <text:p>  y: 0.0114402557</text:p>
            <text:p>  z: -0.9910857</text:p>
            <text:p>  w: 0.06652029</text:p>
            <text:p>orientation_covariance: [1.0, 0.0, 0.0, 0.0, 1.0, 0.0, 0.0, 0.0, 1.0]</text:p>
            <text:p>angular_velocity: </text:p>
            <text:p>  x: 0.02039664</text:p>
            <text:p>  y: -0.155163586</text:p>
            <text:p>  z: -0.005691961</text:p>
            <text:p>angular_velocity_covariance: [1.0, 0.0, 0.0, 0.0, 1.0, 0.0, 0.0, 0.0, 1.0]</text:p>
            <text:p>linear_acceleration: </text:p>
            <text:p>  x: 2.746582e-06</text:p>
            <text:p>  y: 0.0</text:p>
            <text:p>  z: 2.8991698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8</text:p>
            <text:p>  stamp: </text:p>
            <text:p>    secs: 500</text:p>
            <text:p>    nsecs: 836334228</text:p>
            <text:p>  frame_id: "Unity"</text:p>
            <text:p>orientation: </text:p>
            <text:p>  x: 0.0186620764</text:p>
            <text:p>  y: 0.007685188</text:p>
            <text:p>  z: 0.06486616</text:p>
            <text:p>  w: 0.9976899</text:p>
            <text:p>orientation_covariance: [1.0, 0.0, 0.0, 0.0, 1.0, 0.0, 0.0, 0.0, 1.0]</text:p>
            <text:p>angular_velocity: </text:p>
            <text:p>  x: 0.000420114782</text:p>
            <text:p>  y: 0.0100687211</text:p>
            <text:p>  z: 9.560455e-05</text:p>
            <text:p>angular_velocity_covariance: [1.0, 0.0, 0.0, 0.0, 1.0, 0.0, 0.0, 0.0, 1.0]</text:p>
            <text:p>linear_acceleration: </text:p>
            <text:p>  x: 1.52587882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41</text:p>
            <text:p>  stamp: </text:p>
            <text:p>    secs: 500</text:p>
            <text:p>    nsecs: 852600097</text:p>
            <text:p>  frame_id: "Unity"</text:p>
            <text:p>pose: </text:p>
            <text:p>  position: </text:p>
            <text:p>    x: 131.433609</text:p>
            <text:p>    y: -277.097168</text:p>
            <text:p>    z: 38.51249</text:p>
            <text:p>  orientation: </text:p>
            <text:p>    x: 0.018667765</text:p>
            <text:p>    y: 0.00768892374</text:p>
            <text:p>    z: 0.06486652</text:p>
            <text:p>    w: 0.997689664</text:p>
          </table:table-cell>
          <table:table-cell office:value-type="string" calcext:value-type="string">
            <text:p>header: </text:p>
            <text:p>  seq: 2738</text:p>
            <text:p>  stamp: </text:p>
            <text:p>    secs: 500</text:p>
            <text:p>    nsecs: 835937500</text:p>
            <text:p>  frame_id: "Unity"</text:p>
            <text:p>twist: </text:p>
            <text:p>  linear: </text:p>
            <text:p>    x: 0.004480287</text:p>
            <text:p>    y: 0.0</text:p>
            <text:p>    z: 0.000672043</text:p>
            <text:p>  angular: </text:p>
            <text:p>    x: -0.0591397844</text:p>
            <text:p>    y: -0.03562178</text:p>
            <text:p>    z: -0.003584229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39</text:p>
            <text:p>  stamp: </text:p>
            <text:p>    secs: 500</text:p>
            <text:p>    nsecs: 871185302</text:p>
            <text:p>  frame_id: "Unity"</text:p>
            <text:p>orientation: </text:p>
            <text:p>  x: -0.114863127</text:p>
            <text:p>  y: 0.0114402557</text:p>
            <text:p>  z: -0.9910857</text:p>
            <text:p>  w: 0.06652029</text:p>
            <text:p>orientation_covariance: [1.0, 0.0, 0.0, 0.0, 1.0, 0.0, 0.0, 0.0, 1.0]</text:p>
            <text:p>angular_velocity: </text:p>
            <text:p>  x: 0.0</text:p>
            <text:p>  y: 0.0</text:p>
            <text:p>  z: 0.0</text:p>
            <text:p>angular_velocity_covariance: [1.0, 0.0, 0.0, 0.0, 1.0, 0.0, 0.0, 0.0, 1.0]</text:p>
            <text:p>linear_acceleration: </text:p>
            <text:p>  x: 0.0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38</text:p>
            <text:p>  stamp: </text:p>
            <text:p>    secs: 500</text:p>
            <text:p>    nsecs: 836334228</text:p>
            <text:p>  frame_id: "Unity"</text:p>
            <text:p>orientation: </text:p>
            <text:p>  x: 0.0186620764</text:p>
            <text:p>  y: 0.007685188</text:p>
            <text:p>  z: 0.06486616</text:p>
            <text:p>  w: 0.9976899</text:p>
            <text:p>orientation_covariance: [1.0, 0.0, 0.0, 0.0, 1.0, 0.0, 0.0, 0.0, 1.0]</text:p>
            <text:p>angular_velocity: </text:p>
            <text:p>  x: 0.000420114782</text:p>
            <text:p>  y: 0.0100687211</text:p>
            <text:p>  z: 9.560455e-05</text:p>
            <text:p>angular_velocity_covariance: [1.0, 0.0, 0.0, 0.0, 1.0, 0.0, 0.0, 0.0, 1.0]</text:p>
            <text:p>linear_acceleration: </text:p>
            <text:p>  x: 1.52587882e-06</text:p>
            <text:p>  y: 0.0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47</text:p>
            <text:p>  stamp: </text:p>
            <text:p>    secs: 500</text:p>
            <text:p>    nsecs: 975708007</text:p>
            <text:p>  frame_id: "Unity"</text:p>
            <text:p>pose: </text:p>
            <text:p>  position: </text:p>
            <text:p>    x: 131.433884</text:p>
            <text:p>    y: -277.0973</text:p>
            <text:p>    z: 38.5124969</text:p>
            <text:p>  orientation: </text:p>
            <text:p>    x: 0.0186475068</text:p>
            <text:p>    y: 0.00766020129</text:p>
            <text:p>    z: 0.06491992</text:p>
            <text:p>    w: 0.9976868</text:p>
          </table:table-cell>
          <table:table-cell office:value-type="string" calcext:value-type="string">
            <text:p>header: </text:p>
            <text:p>  seq: 2745</text:p>
            <text:p>  stamp: </text:p>
            <text:p>    secs: 500</text:p>
            <text:p>    nsecs: 976135253</text:p>
            <text:p>  frame_id: "Unity"</text:p>
            <text:p>twist: </text:p>
            <text:p>  linear: </text:p>
            <text:p>    x: 0.003787879</text:p>
            <text:p>    y: 0.0</text:p>
            <text:p>    z: 0.0005681818</text:p>
            <text:p>  angular: </text:p>
            <text:p>    x: -0.007575758</text:p>
            <text:p>    y: 0.00105942239</text:p>
            <text:p>    z: 0.06212121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44</text:p>
            <text:p>  stamp: </text:p>
            <text:p>    secs: 500</text:p>
            <text:p>    nsecs: 977203369</text:p>
            <text:p>  frame_id: "Unity"</text:p>
            <text:p>orientation: </text:p>
            <text:p>  x: -0.115266442</text:p>
            <text:p>  y: 0.0113946116</text:p>
            <text:p>  z: -0.991035461</text:p>
            <text:p>  w: 0.06657995</text:p>
            <text:p>orientation_covariance: [1.0, 0.0, 0.0, 0.0, 1.0, 0.0, 0.0, 0.0, 1.0]</text:p>
            <text:p>angular_velocity: </text:p>
            <text:p>  x: 0.020440504</text:p>
            <text:p>  y: -0.165156379</text:p>
            <text:p>  z: -0.00732502574</text:p>
            <text:p>angular_velocity_covariance: [1.0, 0.0, 0.0, 0.0, 1.0, 0.0, 0.0, 0.0, 1.0]</text:p>
            <text:p>linear_acceleration: </text:p>
            <text:p>  x: 9.155273e-07</text:p>
            <text:p>  y: 6.10351549e-07</text:p>
            <text:p>  z: -3.0517576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44</text:p>
            <text:p>  stamp: </text:p>
            <text:p>    secs: 500</text:p>
            <text:p>    nsecs: 957672119</text:p>
            <text:p>  frame_id: "Unity"</text:p>
            <text:p>orientation: </text:p>
            <text:p>  x: 0.0186488219</text:p>
            <text:p>  y: 0.00765989069</text:p>
            <text:p>  z: 0.06490899</text:p>
            <text:p>  w: 0.9976876</text:p>
            <text:p>orientation_covariance: [1.0, 0.0, 0.0, 0.0, 1.0, 0.0, 0.0, 0.0, 1.0]</text:p>
            <text:p>angular_velocity: </text:p>
            <text:p>  x: -5.94350277e-05</text:p>
            <text:p>  y: 0.00926632</text:p>
            <text:p>  z: -0.000884071167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-3.81469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61</text:p>
            <text:p>  stamp: </text:p>
            <text:p>    secs: 501</text:p>
            <text:p>    nsecs: 256103515</text:p>
            <text:p>  frame_id: "Unity"</text:p>
            <text:p>pose: </text:p>
            <text:p>  position: </text:p>
            <text:p>    x: 131.434952</text:p>
            <text:p>    y: -277.0972</text:p>
            <text:p>    z: 38.5124855</text:p>
            <text:p>  orientation: </text:p>
            <text:p>    x: 0.0186731126</text:p>
            <text:p>    y: 0.00769266067</text:p>
            <text:p>    z: 0.06493238</text:p>
            <text:p>    w: 0.9976853</text:p>
          </table:table-cell>
          <table:table-cell office:value-type="string" calcext:value-type="string">
            <text:p>header: </text:p>
            <text:p>  seq: 2759</text:p>
            <text:p>  stamp: </text:p>
            <text:p>    secs: 501</text:p>
            <text:p>    nsecs: 256378173</text:p>
            <text:p>  frame_id: "Unity"</text:p>
            <text:p>twist: </text:p>
            <text:p>  linear: </text:p>
            <text:p>    x: 0.03521127</text:p>
            <text:p>    y: 0.0</text:p>
            <text:p>    z: 0.00352112669</text:p>
            <text:p>  angular: </text:p>
            <text:p>    x: -0.295774639</text:p>
            <text:p>    y: -0.1465669</text:p>
            <text:p>    z: -0.070422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59</text:p>
            <text:p>  stamp: </text:p>
            <text:p>    secs: 501</text:p>
            <text:p>    nsecs: 283905029</text:p>
            <text:p>  frame_id: "Unity"</text:p>
            <text:p>orientation: </text:p>
            <text:p>  x: -0.114868551</text:p>
            <text:p>  y: 0.0114464546</text:p>
            <text:p>  z: -0.991080165</text:p>
            <text:p>  w: 0.0665937662</text:p>
            <text:p>orientation_covariance: [1.0, 0.0, 0.0, 0.0, 1.0, 0.0, 0.0, 0.0, 1.0]</text:p>
            <text:p>angular_velocity: </text:p>
            <text:p>  x: 0.0204441212</text:p>
            <text:p>  y: -0.155045688</text:p>
            <text:p>  z: -0.00552427769</text:p>
            <text:p>angular_velocity_covariance: [1.0, 0.0, 0.0, 0.0, 1.0, 0.0, 0.0, 0.0, 1.0]</text:p>
            <text:p>linear_acceleration: </text:p>
            <text:p>  x: 2.13623048e-06</text:p>
            <text:p>  y: 0.0</text:p>
            <text:p>  z: 2.822876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58</text:p>
            <text:p>  stamp: </text:p>
            <text:p>    secs: 501</text:p>
            <text:p>    nsecs: 254486083</text:p>
            <text:p>  frame_id: "Unity"</text:p>
            <text:p>orientation: </text:p>
            <text:p>  x: 0.0186783187</text:p>
            <text:p>  y: 0.00769580249</text:p>
            <text:p>  z: 0.0649336651</text:p>
            <text:p>  w: 0.997685134</text:p>
            <text:p>orientation_covariance: [1.0, 0.0, 0.0, 0.0, 1.0, 0.0, 0.0, 0.0, 1.0]</text:p>
            <text:p>angular_velocity: </text:p>
            <text:p>  x: 0.0008076744</text:p>
            <text:p>  y: 0.0102689452</text:p>
            <text:p>  z: 0.00011099218</text:p>
            <text:p>angular_velocity_covariance: [1.0, 0.0, 0.0, 0.0, 1.0, 0.0, 0.0, 0.0, 1.0]</text:p>
            <text:p>linear_acceleration: </text:p>
            <text:p>  x: 1.52587882e-06</text:p>
            <text:p>  y: 6.10351549e-07</text:p>
            <text:p>  z: -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11014451086521149, 0.0, 0.0, 0.0, 0.0)</text:p>
          </table:table-cell>
          <table:table-cell office:value-type="string" calcext:value-type="string">
            <text:p>header: </text:p>
            <text:p>  seq: 2763</text:p>
            <text:p>  stamp: </text:p>
            <text:p>    secs: 501</text:p>
            <text:p>    nsecs: 299560546</text:p>
            <text:p>  frame_id: "Unity"</text:p>
            <text:p>pose: </text:p>
            <text:p>  position: </text:p>
            <text:p>    x: 131.435028</text:p>
            <text:p>    y: -277.097168</text:p>
            <text:p>    z: 38.5124741</text:p>
            <text:p>  orientation: </text:p>
            <text:p>    x: 0.0186773278</text:p>
            <text:p>    y: 0.00769517338</text:p>
            <text:p>    z: 0.06493314</text:p>
            <text:p>    w: 0.997685134</text:p>
          </table:table-cell>
          <table:table-cell office:value-type="string" calcext:value-type="string">
            <text:p>header: </text:p>
            <text:p>  seq: 2761</text:p>
            <text:p>  stamp: </text:p>
            <text:p>    secs: 501</text:p>
            <text:p>    nsecs: 300048828</text:p>
            <text:p>  frame_id: "Unity"</text:p>
            <text:p>twist: </text:p>
            <text:p>  linear: </text:p>
            <text:p>    x: 0.0</text:p>
            <text:p>    y: 0.0</text:p>
            <text:p>    z: 0.0</text:p>
            <text:p>  angular: </text:p>
            <text:p>    x: 0.0</text:p>
            <text:p>    y: 0.0</text:p>
            <text:p>    z: 0.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0</text:p>
            <text:p>  stamp: </text:p>
            <text:p>    secs: 501</text:p>
            <text:p>    nsecs: 301055908</text:p>
            <text:p>  frame_id: "Unity"</text:p>
            <text:p>orientation: </text:p>
            <text:p>  x: -0.114868551</text:p>
            <text:p>  y: 0.0114464546</text:p>
            <text:p>  z: -0.991080165</text:p>
            <text:p>  w: 0.0665937662</text:p>
            <text:p>orientation_covariance: [1.0, 0.0, 0.0, 0.0, 1.0, 0.0, 0.0, 0.0, 1.0]</text:p>
            <text:p>angular_velocity: </text:p>
            <text:p>  x: 0.0</text:p>
            <text:p>  y: 0.0</text:p>
            <text:p>  z: 0.0</text:p>
            <text:p>angular_velocity_covariance: [1.0, 0.0, 0.0, 0.0, 1.0, 0.0, 0.0, 0.0, 1.0]</text:p>
            <text:p>linear_acceleration: </text:p>
            <text:p>  x: 0.0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1</text:p>
            <text:p>  stamp: </text:p>
            <text:p>    secs: 501</text:p>
            <text:p>    nsecs: 300415039</text:p>
            <text:p>  frame_id: "Unity"</text:p>
            <text:p>orientation: </text:p>
            <text:p>  x: 0.0186773278</text:p>
            <text:p>  y: 0.00769517338</text:p>
            <text:p>  z: 0.06493314</text:p>
            <text:p>  w: 0.997685134</text:p>
            <text:p>orientation_covariance: [1.0, 0.0, 0.0, 0.0, 1.0, 0.0, 0.0, 0.0, 1.0]</text:p>
            <text:p>angular_velocity: </text:p>
            <text:p>  x: 0.0</text:p>
            <text:p>  y: 0.0</text:p>
            <text:p>  z: 0.0</text:p>
            <text:p>angular_velocity_covariance: [1.0, 0.0, 0.0, 0.0, 1.0, 0.0, 0.0, 0.0, 1.0]</text:p>
            <text:p>linear_acceleration: </text:p>
            <text:p>  x: 0.0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17526137828826904, 0.0, 0.0, 0.0, 0.0)</text:p>
          </table:table-cell>
          <table:table-cell office:value-type="string" calcext:value-type="string">
            <text:p>header: </text:p>
            <text:p>  seq: 2763</text:p>
            <text:p>  stamp: </text:p>
            <text:p>    secs: 501</text:p>
            <text:p>    nsecs: 299560546</text:p>
            <text:p>  frame_id: "Unity"</text:p>
            <text:p>pose: </text:p>
            <text:p>  position: </text:p>
            <text:p>    x: 131.435028</text:p>
            <text:p>    y: -277.097168</text:p>
            <text:p>    z: 38.5124741</text:p>
            <text:p>  orientation: </text:p>
            <text:p>    x: 0.0186773278</text:p>
            <text:p>    y: 0.00769517338</text:p>
            <text:p>    z: 0.06493314</text:p>
            <text:p>    w: 0.997685134</text:p>
          </table:table-cell>
          <table:table-cell office:value-type="string" calcext:value-type="string">
            <text:p>header: </text:p>
            <text:p>  seq: 2761</text:p>
            <text:p>  stamp: </text:p>
            <text:p>    secs: 501</text:p>
            <text:p>    nsecs: 300048828</text:p>
            <text:p>  frame_id: "Unity"</text:p>
            <text:p>twist: </text:p>
            <text:p>  linear: </text:p>
            <text:p>    x: 0.0</text:p>
            <text:p>    y: 0.0</text:p>
            <text:p>    z: 0.0</text:p>
            <text:p>  angular: </text:p>
            <text:p>    x: 0.0</text:p>
            <text:p>    y: 0.0</text:p>
            <text:p>    z: 0.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1</text:p>
            <text:p>  stamp: </text:p>
            <text:p>    secs: 501</text:p>
            <text:p>    nsecs: 317993164</text:p>
            <text:p>  frame_id: "Unity"</text:p>
            <text:p>orientation: </text:p>
            <text:p>  x: -0.115004838</text:p>
            <text:p>  y: 0.0114394324</text:p>
            <text:p>  z: -0.9910642</text:p>
            <text:p>  w: 0.06659577</text:p>
            <text:p>orientation_covariance: [1.0, 0.0, 0.0, 0.0, 1.0, 0.0, 0.0, 0.0, 1.0]</text:p>
            <text:p>angular_velocity: </text:p>
            <text:p>  x: 0.0230517574</text:p>
            <text:p>  y: -0.170351177</text:p>
            <text:p>  z: -0.00676165661</text:p>
            <text:p>angular_velocity_covariance: [1.0, 0.0, 0.0, 0.0, 1.0, 0.0, 0.0, 0.0, 1.0]</text:p>
            <text:p>linear_acceleration: </text:p>
            <text:p>  x: -6.10351526e-06</text:p>
            <text:p>  y: -6.10351549e-07</text:p>
            <text:p>  z: -1.32751466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1</text:p>
            <text:p>  stamp: </text:p>
            <text:p>    secs: 501</text:p>
            <text:p>    nsecs: 300415039</text:p>
            <text:p>  frame_id: "Unity"</text:p>
            <text:p>orientation: </text:p>
            <text:p>  x: 0.0186773278</text:p>
            <text:p>  y: 0.00769517338</text:p>
            <text:p>  z: 0.06493314</text:p>
            <text:p>  w: 0.997685134</text:p>
            <text:p>orientation_covariance: [1.0, 0.0, 0.0, 0.0, 1.0, 0.0, 0.0, 0.0, 1.0]</text:p>
            <text:p>angular_velocity: </text:p>
            <text:p>  x: 0.0</text:p>
            <text:p>  y: 0.0</text:p>
            <text:p>  z: 0.0</text:p>
            <text:p>angular_velocity_covariance: [1.0, 0.0, 0.0, 0.0, 1.0, 0.0, 0.0, 0.0, 1.0]</text:p>
            <text:p>linear_acceleration: </text:p>
            <text:p>  x: 0.0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32717931270599365, 0.0, 0.0, 0.0, 0.0)</text:p>
          </table:table-cell>
          <table:table-cell office:value-type="string" calcext:value-type="string">
            <text:p>header: </text:p>
            <text:p>  seq: 2763</text:p>
            <text:p>  stamp: </text:p>
            <text:p>    secs: 501</text:p>
            <text:p>    nsecs: 299560546</text:p>
            <text:p>  frame_id: "Unity"</text:p>
            <text:p>pose: </text:p>
            <text:p>  position: </text:p>
            <text:p>    x: 131.435028</text:p>
            <text:p>    y: -277.097168</text:p>
            <text:p>    z: 38.5124741</text:p>
            <text:p>  orientation: </text:p>
            <text:p>    x: 0.0186773278</text:p>
            <text:p>    y: 0.00769517338</text:p>
            <text:p>    z: 0.06493314</text:p>
            <text:p>    w: 0.997685134</text:p>
          </table:table-cell>
          <table:table-cell office:value-type="string" calcext:value-type="string">
            <text:p>header: </text:p>
            <text:p>  seq: 2761</text:p>
            <text:p>  stamp: </text:p>
            <text:p>    secs: 501</text:p>
            <text:p>    nsecs: 300048828</text:p>
            <text:p>  frame_id: "Unity"</text:p>
            <text:p>twist: </text:p>
            <text:p>  linear: </text:p>
            <text:p>    x: 0.0</text:p>
            <text:p>    y: 0.0</text:p>
            <text:p>    z: 0.0</text:p>
            <text:p>  angular: </text:p>
            <text:p>    x: 0.0</text:p>
            <text:p>    y: 0.0</text:p>
            <text:p>    z: 0.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1</text:p>
            <text:p>  stamp: </text:p>
            <text:p>    secs: 501</text:p>
            <text:p>    nsecs: 317993164</text:p>
            <text:p>  frame_id: "Unity"</text:p>
            <text:p>orientation: </text:p>
            <text:p>  x: -0.115004838</text:p>
            <text:p>  y: 0.0114394324</text:p>
            <text:p>  z: -0.9910642</text:p>
            <text:p>  w: 0.06659577</text:p>
            <text:p>orientation_covariance: [1.0, 0.0, 0.0, 0.0, 1.0, 0.0, 0.0, 0.0, 1.0]</text:p>
            <text:p>angular_velocity: </text:p>
            <text:p>  x: 0.0230517574</text:p>
            <text:p>  y: -0.170351177</text:p>
            <text:p>  z: -0.00676165661</text:p>
            <text:p>angular_velocity_covariance: [1.0, 0.0, 0.0, 0.0, 1.0, 0.0, 0.0, 0.0, 1.0]</text:p>
            <text:p>linear_acceleration: </text:p>
            <text:p>  x: -6.10351526e-06</text:p>
            <text:p>  y: -6.10351549e-07</text:p>
            <text:p>  z: -1.32751466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1</text:p>
            <text:p>  stamp: </text:p>
            <text:p>    secs: 501</text:p>
            <text:p>    nsecs: 300415039</text:p>
            <text:p>  frame_id: "Unity"</text:p>
            <text:p>orientation: </text:p>
            <text:p>  x: 0.0186773278</text:p>
            <text:p>  y: 0.00769517338</text:p>
            <text:p>  z: 0.06493314</text:p>
            <text:p>  w: 0.997685134</text:p>
            <text:p>orientation_covariance: [1.0, 0.0, 0.0, 0.0, 1.0, 0.0, 0.0, 0.0, 1.0]</text:p>
            <text:p>angular_velocity: </text:p>
            <text:p>  x: 0.0</text:p>
            <text:p>  y: 0.0</text:p>
            <text:p>  z: 0.0</text:p>
            <text:p>angular_velocity_covariance: [1.0, 0.0, 0.0, 0.0, 1.0, 0.0, 0.0, 0.0, 1.0]</text:p>
            <text:p>linear_acceleration: </text:p>
            <text:p>  x: 0.0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4899553954601288, 0.0, 0.0, 0.0, 0.0)</text:p>
          </table:table-cell>
          <table:table-cell office:value-type="string" calcext:value-type="string">
            <text:p>header: </text:p>
            <text:p>  seq: 2764</text:p>
            <text:p>  stamp: </text:p>
            <text:p>    secs: 501</text:p>
            <text:p>    nsecs: 316589355</text:p>
            <text:p>  frame_id: "Unity"</text:p>
            <text:p>pose: </text:p>
            <text:p>  position: </text:p>
            <text:p>    x: 131.435074</text:p>
            <text:p>    y: -277.0972</text:p>
            <text:p>    z: 38.5124626</text:p>
            <text:p>  orientation: </text:p>
            <text:p>    x: 0.01866692</text:p>
            <text:p>    y: 0.00767075736</text:p>
            <text:p>    z: 0.0649426058</text:p>
            <text:p>    w: 0.997684956</text:p>
          </table:table-cell>
          <table:table-cell office:value-type="string" calcext:value-type="string">
            <text:p>header: </text:p>
            <text:p>  seq: 2762</text:p>
            <text:p>  stamp: </text:p>
            <text:p>    secs: 501</text:p>
            <text:p>    nsecs: 317047119</text:p>
            <text:p>  frame_id: "Unity"</text:p>
            <text:p>twist: </text:p>
            <text:p>  linear: </text:p>
            <text:p>    x: 0.00269299815</text:p>
            <text:p>    y: -0.00179533218</text:p>
            <text:p>    z: -0.000673249539</text:p>
            <text:p>  angular: </text:p>
            <text:p>    x: -0.080789946</text:p>
            <text:p>    y: -0.16087158</text:p>
            <text:p>    z: 0.061041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1</text:p>
            <text:p>  stamp: </text:p>
            <text:p>    secs: 501</text:p>
            <text:p>    nsecs: 317993164</text:p>
            <text:p>  frame_id: "Unity"</text:p>
            <text:p>orientation: </text:p>
            <text:p>  x: -0.115004838</text:p>
            <text:p>  y: 0.0114394324</text:p>
            <text:p>  z: -0.9910642</text:p>
            <text:p>  w: 0.06659577</text:p>
            <text:p>orientation_covariance: [1.0, 0.0, 0.0, 0.0, 1.0, 0.0, 0.0, 0.0, 1.0]</text:p>
            <text:p>angular_velocity: </text:p>
            <text:p>  x: 0.0230517574</text:p>
            <text:p>  y: -0.170351177</text:p>
            <text:p>  z: -0.00676165661</text:p>
            <text:p>angular_velocity_covariance: [1.0, 0.0, 0.0, 0.0, 1.0, 0.0, 0.0, 0.0, 1.0]</text:p>
            <text:p>linear_acceleration: </text:p>
            <text:p>  x: -6.10351526e-06</text:p>
            <text:p>  y: -6.10351549e-07</text:p>
            <text:p>  z: -1.32751466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1</text:p>
            <text:p>  stamp: </text:p>
            <text:p>    secs: 501</text:p>
            <text:p>    nsecs: 300415039</text:p>
            <text:p>  frame_id: "Unity"</text:p>
            <text:p>orientation: </text:p>
            <text:p>  x: 0.0186773278</text:p>
            <text:p>  y: 0.00769517338</text:p>
            <text:p>  z: 0.06493314</text:p>
            <text:p>  w: 0.997685134</text:p>
            <text:p>orientation_covariance: [1.0, 0.0, 0.0, 0.0, 1.0, 0.0, 0.0, 0.0, 1.0]</text:p>
            <text:p>angular_velocity: </text:p>
            <text:p>  x: 0.0</text:p>
            <text:p>  y: 0.0</text:p>
            <text:p>  z: 0.0</text:p>
            <text:p>angular_velocity_covariance: [1.0, 0.0, 0.0, 0.0, 1.0, 0.0, 0.0, 0.0, 1.0]</text:p>
            <text:p>linear_acceleration: </text:p>
            <text:p>  x: 0.0</text:p>
            <text:p>  y: 0.0</text:p>
            <text:p>  z: 0.0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6419054269790649, 0.0, 0.0, 0.0, 0.0)</text:p>
          </table:table-cell>
          <table:table-cell office:value-type="string" calcext:value-type="string">
            <text:p>header: </text:p>
            <text:p>  seq: 2764</text:p>
            <text:p>  stamp: </text:p>
            <text:p>    secs: 501</text:p>
            <text:p>    nsecs: 316589355</text:p>
            <text:p>  frame_id: "Unity"</text:p>
            <text:p>pose: </text:p>
            <text:p>  position: </text:p>
            <text:p>    x: 131.435074</text:p>
            <text:p>    y: -277.0972</text:p>
            <text:p>    z: 38.5124626</text:p>
            <text:p>  orientation: </text:p>
            <text:p>    x: 0.01866692</text:p>
            <text:p>    y: 0.00767075736</text:p>
            <text:p>    z: 0.0649426058</text:p>
            <text:p>    w: 0.997684956</text:p>
          </table:table-cell>
          <table:table-cell office:value-type="string" calcext:value-type="string">
            <text:p>header: </text:p>
            <text:p>  seq: 2762</text:p>
            <text:p>  stamp: </text:p>
            <text:p>    secs: 501</text:p>
            <text:p>    nsecs: 317047119</text:p>
            <text:p>  frame_id: "Unity"</text:p>
            <text:p>twist: </text:p>
            <text:p>  linear: </text:p>
            <text:p>    x: 0.00269299815</text:p>
            <text:p>    y: -0.00179533218</text:p>
            <text:p>    z: -0.000673249539</text:p>
            <text:p>  angular: </text:p>
            <text:p>    x: -0.080789946</text:p>
            <text:p>    y: -0.16087158</text:p>
            <text:p>    z: 0.061041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2</text:p>
            <text:p>  stamp: </text:p>
            <text:p>    secs: 501</text:p>
            <text:p>    nsecs: 335296630</text:p>
            <text:p>  frame_id: "Unity"</text:p>
            <text:p>orientation: </text:p>
            <text:p>  x: -0.115110219</text:p>
            <text:p>  y: 0.0114083542</text:p>
            <text:p>  z: -0.991051733</text:p>
            <text:p>  w: 0.06660466</text:p>
            <text:p>orientation_covariance: [1.0, 0.0, 0.0, 0.0, 1.0, 0.0, 0.0, 0.0, 1.0]</text:p>
            <text:p>angular_velocity: </text:p>
            <text:p>  x: 0.0240028277</text:p>
            <text:p>  y: -0.171817854</text:p>
            <text:p>  z: -0.00754250726</text:p>
            <text:p>angular_velocity_covariance: [1.0, 0.0, 0.0, 0.0, 1.0, 0.0, 0.0, 0.0, 1.0]</text:p>
            <text:p>linear_acceleration: </text:p>
            <text:p>  x: -3.05175763e-06</text:p>
            <text:p>  y: 0.0</text:p>
            <text:p>  z: -1.06048583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2</text:p>
            <text:p>  stamp: </text:p>
            <text:p>    secs: 501</text:p>
            <text:p>    nsecs: 317352294</text:p>
            <text:p>  frame_id: "Unity"</text:p>
            <text:p>orientation: </text:p>
            <text:p>  x: 0.01866692</text:p>
            <text:p>  y: 0.00767075736</text:p>
            <text:p>  z: 0.0649426058</text:p>
            <text:p>  w: 0.997684956</text:p>
            <text:p>orientation_covariance: [1.0, 0.0, 0.0, 0.0, 1.0, 0.0, 0.0, 0.0, 1.0]</text:p>
            <text:p>angular_velocity: </text:p>
            <text:p>  x: 0.0007672822</text:p>
            <text:p>  y: 0.0117288772</text:p>
            <text:p>  z: -0.000459954783</text:p>
            <text:p>angular_velocity_covariance: [1.0, 0.0, 0.0, 0.0, 1.0, 0.0, 0.0, 0.0, 1.0]</text:p>
            <text:p>linear_acceleration: </text:p>
            <text:p>  x: 9.155273e-07</text:p>
            <text:p>  y: -6.10351549e-07</text:p>
            <text:p>  z: -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7721070647239685, 0.0, 0.0, 0.0, 0.0)</text:p>
          </table:table-cell>
          <table:table-cell office:value-type="string" calcext:value-type="string">
            <text:p>header: </text:p>
            <text:p>  seq: 2765</text:p>
            <text:p>  stamp: </text:p>
            <text:p>    secs: 501</text:p>
            <text:p>    nsecs: 333679199</text:p>
            <text:p>  frame_id: "Unity"</text:p>
            <text:p>pose: </text:p>
            <text:p>  position: </text:p>
            <text:p>    x: 131.4351</text:p>
            <text:p>    y: -277.097229</text:p>
            <text:p>    z: 38.5124626</text:p>
            <text:p>  orientation: </text:p>
            <text:p>    x: 0.0186577514</text:p>
            <text:p>    y: 0.00766499666</text:p>
            <text:p>    z: 0.06495146</text:p>
            <text:p>    w: 0.997684538</text:p>
          </table:table-cell>
          <table:table-cell office:value-type="string" calcext:value-type="string">
            <text:p>header: </text:p>
            <text:p>  seq: 2763</text:p>
            <text:p>  stamp: </text:p>
            <text:p>    secs: 501</text:p>
            <text:p>    nsecs: 334167480</text:p>
            <text:p>  frame_id: "Unity"</text:p>
            <text:p>twist: </text:p>
            <text:p>  linear: </text:p>
            <text:p>    x: 0.00178253115</text:p>
            <text:p>    y: -0.00178253115</text:p>
            <text:p>    z: 0.0</text:p>
            <text:p>  angular: </text:p>
            <text:p>    x: -0.06417112</text:p>
            <text:p>    y: -0.03561581</text:p>
            <text:p>    z: 0.05704099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2</text:p>
            <text:p>  stamp: </text:p>
            <text:p>    secs: 501</text:p>
            <text:p>    nsecs: 335296630</text:p>
            <text:p>  frame_id: "Unity"</text:p>
            <text:p>orientation: </text:p>
            <text:p>  x: -0.115110219</text:p>
            <text:p>  y: 0.0114083542</text:p>
            <text:p>  z: -0.991051733</text:p>
            <text:p>  w: 0.06660466</text:p>
            <text:p>orientation_covariance: [1.0, 0.0, 0.0, 0.0, 1.0, 0.0, 0.0, 0.0, 1.0]</text:p>
            <text:p>angular_velocity: </text:p>
            <text:p>  x: 0.0240028277</text:p>
            <text:p>  y: -0.171817854</text:p>
            <text:p>  z: -0.00754250726</text:p>
            <text:p>angular_velocity_covariance: [1.0, 0.0, 0.0, 0.0, 1.0, 0.0, 0.0, 0.0, 1.0]</text:p>
            <text:p>linear_acceleration: </text:p>
            <text:p>  x: -3.05175763e-06</text:p>
            <text:p>  y: 0.0</text:p>
            <text:p>  z: -1.06048583e-05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2</text:p>
            <text:p>  stamp: </text:p>
            <text:p>    secs: 501</text:p>
            <text:p>    nsecs: 317352294</text:p>
            <text:p>  frame_id: "Unity"</text:p>
            <text:p>orientation: </text:p>
            <text:p>  x: 0.01866692</text:p>
            <text:p>  y: 0.00767075736</text:p>
            <text:p>  z: 0.0649426058</text:p>
            <text:p>  w: 0.997684956</text:p>
            <text:p>orientation_covariance: [1.0, 0.0, 0.0, 0.0, 1.0, 0.0, 0.0, 0.0, 1.0]</text:p>
            <text:p>angular_velocity: </text:p>
            <text:p>  x: 0.0007672822</text:p>
            <text:p>  y: 0.0117288772</text:p>
            <text:p>  z: -0.000459954783</text:p>
            <text:p>angular_velocity_covariance: [1.0, 0.0, 0.0, 0.0, 1.0, 0.0, 0.0, 0.0, 1.0]</text:p>
            <text:p>linear_acceleration: </text:p>
            <text:p>  x: 9.155273e-07</text:p>
            <text:p>  y: -6.10351549e-07</text:p>
            <text:p>  z: -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8372238874435425, 0.0, 0.0, 0.0, 0.0)</text:p>
          </table:table-cell>
          <table:table-cell office:value-type="string" calcext:value-type="string">
            <text:p>header: </text:p>
            <text:p>  seq: 2766</text:p>
            <text:p>  stamp: </text:p>
            <text:p>    secs: 501</text:p>
            <text:p>    nsecs: 350311279</text:p>
            <text:p>  frame_id: "Unity"</text:p>
            <text:p>pose: </text:p>
            <text:p>  position: </text:p>
            <text:p>    x: 131.435165</text:p>
            <text:p>    y: -277.09726</text:p>
            <text:p>    z: 38.5124779</text:p>
            <text:p>  orientation: </text:p>
            <text:p>    x: 0.0186457783</text:p>
            <text:p>    y: 0.007655213</text:p>
            <text:p>    z: 0.06496126</text:p>
            <text:p>    w: 0.99768424</text:p>
          </table:table-cell>
          <table:table-cell office:value-type="string" calcext:value-type="string">
            <text:p>header: </text:p>
            <text:p>  seq: 2764</text:p>
            <text:p>  stamp: </text:p>
            <text:p>    secs: 501</text:p>
            <text:p>    nsecs: 350799560</text:p>
            <text:p>  frame_id: "Unity"</text:p>
            <text:p>twist: </text:p>
            <text:p>  linear: </text:p>
            <text:p>    x: 0.0036697248</text:p>
            <text:p>    y: -0.0018348624</text:p>
            <text:p>    z: 0.0009174312</text:p>
            <text:p>  angular: </text:p>
            <text:p>    x: -0.08623853</text:p>
            <text:p>    y: -0.06317374</text:p>
            <text:p>    z: 0.06605504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3</text:p>
            <text:p>  stamp: </text:p>
            <text:p>    secs: 501</text:p>
            <text:p>    nsecs: 351776123</text:p>
            <text:p>  frame_id: "Unity"</text:p>
            <text:p>orientation: </text:p>
            <text:p>  x: -0.115182519</text:p>
            <text:p>  y: 0.011395474</text:p>
            <text:p>  z: -0.9910424</text:p>
            <text:p>  w: 0.06662131</text:p>
            <text:p>orientation_covariance: [1.0, 0.0, 0.0, 0.0, 1.0, 0.0, 0.0, 0.0, 1.0]</text:p>
            <text:p>angular_velocity: </text:p>
            <text:p>  x: 0.0224321336</text:p>
            <text:p>  y: -0.169271365</text:p>
            <text:p>  z: -0.007485624</text:p>
            <text:p>angular_velocity_covariance: [1.0, 0.0, 0.0, 0.0, 1.0, 0.0, 0.0, 0.0, 1.0]</text:p>
            <text:p>linear_acceleration: </text:p>
            <text:p>  x: -9.155273e-07</text:p>
            <text:p>  y: 0.0</text:p>
            <text:p>  z: -7.4768063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4</text:p>
            <text:p>  stamp: </text:p>
            <text:p>    secs: 501</text:p>
            <text:p>    nsecs: 351135253</text:p>
            <text:p>  frame_id: "Unity"</text:p>
            <text:p>orientation: </text:p>
            <text:p>  x: 0.0186457783</text:p>
            <text:p>  y: 0.007655213</text:p>
            <text:p>  z: 0.06496126</text:p>
            <text:p>  w: 0.99768424</text:p>
            <text:p>orientation_covariance: [1.0, 0.0, 0.0, 0.0, 1.0, 0.0, 0.0, 0.0, 1.0]</text:p>
            <text:p>angular_velocity: </text:p>
            <text:p>  x: 0.0002691741</text:p>
            <text:p>  y: 0.0100827571</text:p>
            <text:p>  z: -0.00059671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9131989479064941, 0.0, 0.0, 0.0, 0.0)</text:p>
          </table:table-cell>
          <table:table-cell office:value-type="string" calcext:value-type="string">
            <text:p>header: </text:p>
            <text:p>  seq: 2766</text:p>
            <text:p>  stamp: </text:p>
            <text:p>    secs: 501</text:p>
            <text:p>    nsecs: 350311279</text:p>
            <text:p>  frame_id: "Unity"</text:p>
            <text:p>pose: </text:p>
            <text:p>  position: </text:p>
            <text:p>    x: 131.435165</text:p>
            <text:p>    y: -277.09726</text:p>
            <text:p>    z: 38.5124779</text:p>
            <text:p>  orientation: </text:p>
            <text:p>    x: 0.0186457783</text:p>
            <text:p>    y: 0.007655213</text:p>
            <text:p>    z: 0.06496126</text:p>
            <text:p>    w: 0.99768424</text:p>
          </table:table-cell>
          <table:table-cell office:value-type="string" calcext:value-type="string">
            <text:p>header: </text:p>
            <text:p>  seq: 2764</text:p>
            <text:p>  stamp: </text:p>
            <text:p>    secs: 501</text:p>
            <text:p>    nsecs: 350799560</text:p>
            <text:p>  frame_id: "Unity"</text:p>
            <text:p>twist: </text:p>
            <text:p>  linear: </text:p>
            <text:p>    x: 0.0036697248</text:p>
            <text:p>    y: -0.0018348624</text:p>
            <text:p>    z: 0.0009174312</text:p>
            <text:p>  angular: </text:p>
            <text:p>    x: -0.08623853</text:p>
            <text:p>    y: -0.06317374</text:p>
            <text:p>    z: 0.06605504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3</text:p>
            <text:p>  stamp: </text:p>
            <text:p>    secs: 501</text:p>
            <text:p>    nsecs: 351776123</text:p>
            <text:p>  frame_id: "Unity"</text:p>
            <text:p>orientation: </text:p>
            <text:p>  x: -0.115182519</text:p>
            <text:p>  y: 0.011395474</text:p>
            <text:p>  z: -0.9910424</text:p>
            <text:p>  w: 0.06662131</text:p>
            <text:p>orientation_covariance: [1.0, 0.0, 0.0, 0.0, 1.0, 0.0, 0.0, 0.0, 1.0]</text:p>
            <text:p>angular_velocity: </text:p>
            <text:p>  x: 0.0224321336</text:p>
            <text:p>  y: -0.169271365</text:p>
            <text:p>  z: -0.007485624</text:p>
            <text:p>angular_velocity_covariance: [1.0, 0.0, 0.0, 0.0, 1.0, 0.0, 0.0, 0.0, 1.0]</text:p>
            <text:p>linear_acceleration: </text:p>
            <text:p>  x: -9.155273e-07</text:p>
            <text:p>  y: 0.0</text:p>
            <text:p>  z: -7.4768063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4</text:p>
            <text:p>  stamp: </text:p>
            <text:p>    secs: 501</text:p>
            <text:p>    nsecs: 351135253</text:p>
            <text:p>  frame_id: "Unity"</text:p>
            <text:p>orientation: </text:p>
            <text:p>  x: 0.0186457783</text:p>
            <text:p>  y: 0.007655213</text:p>
            <text:p>  z: 0.06496126</text:p>
            <text:p>  w: 0.99768424</text:p>
            <text:p>orientation_covariance: [1.0, 0.0, 0.0, 0.0, 1.0, 0.0, 0.0, 0.0, 1.0]</text:p>
            <text:p>angular_velocity: </text:p>
            <text:p>  x: 0.0002691741</text:p>
            <text:p>  y: 0.0100827571</text:p>
            <text:p>  z: -0.00059671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9349152445793152, 0.0, 0.0, 0.0, 0.0)</text:p>
          </table:table-cell>
          <table:table-cell office:value-type="string" calcext:value-type="string">
            <text:p>header: </text:p>
            <text:p>  seq: 2766</text:p>
            <text:p>  stamp: </text:p>
            <text:p>    secs: 501</text:p>
            <text:p>    nsecs: 350311279</text:p>
            <text:p>  frame_id: "Unity"</text:p>
            <text:p>pose: </text:p>
            <text:p>  position: </text:p>
            <text:p>    x: 131.435165</text:p>
            <text:p>    y: -277.09726</text:p>
            <text:p>    z: 38.5124779</text:p>
            <text:p>  orientation: </text:p>
            <text:p>    x: 0.0186457783</text:p>
            <text:p>    y: 0.007655213</text:p>
            <text:p>    z: 0.06496126</text:p>
            <text:p>    w: 0.99768424</text:p>
          </table:table-cell>
          <table:table-cell office:value-type="string" calcext:value-type="string">
            <text:p>header: </text:p>
            <text:p>  seq: 2764</text:p>
            <text:p>  stamp: </text:p>
            <text:p>    secs: 501</text:p>
            <text:p>    nsecs: 350799560</text:p>
            <text:p>  frame_id: "Unity"</text:p>
            <text:p>twist: </text:p>
            <text:p>  linear: </text:p>
            <text:p>    x: 0.0036697248</text:p>
            <text:p>    y: -0.0018348624</text:p>
            <text:p>    z: 0.0009174312</text:p>
            <text:p>  angular: </text:p>
            <text:p>    x: -0.08623853</text:p>
            <text:p>    y: -0.06317374</text:p>
            <text:p>    z: 0.06605504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3</text:p>
            <text:p>  stamp: </text:p>
            <text:p>    secs: 501</text:p>
            <text:p>    nsecs: 351776123</text:p>
            <text:p>  frame_id: "Unity"</text:p>
            <text:p>orientation: </text:p>
            <text:p>  x: -0.115182519</text:p>
            <text:p>  y: 0.011395474</text:p>
            <text:p>  z: -0.9910424</text:p>
            <text:p>  w: 0.06662131</text:p>
            <text:p>orientation_covariance: [1.0, 0.0, 0.0, 0.0, 1.0, 0.0, 0.0, 0.0, 1.0]</text:p>
            <text:p>angular_velocity: </text:p>
            <text:p>  x: 0.0224321336</text:p>
            <text:p>  y: -0.169271365</text:p>
            <text:p>  z: -0.007485624</text:p>
            <text:p>angular_velocity_covariance: [1.0, 0.0, 0.0, 0.0, 1.0, 0.0, 0.0, 0.0, 1.0]</text:p>
            <text:p>linear_acceleration: </text:p>
            <text:p>  x: -9.155273e-07</text:p>
            <text:p>  y: 0.0</text:p>
            <text:p>  z: -7.4768063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4</text:p>
            <text:p>  stamp: </text:p>
            <text:p>    secs: 501</text:p>
            <text:p>    nsecs: 351135253</text:p>
            <text:p>  frame_id: "Unity"</text:p>
            <text:p>orientation: </text:p>
            <text:p>  x: 0.0186457783</text:p>
            <text:p>  y: 0.007655213</text:p>
            <text:p>  z: 0.06496126</text:p>
            <text:p>  w: 0.99768424</text:p>
            <text:p>orientation_covariance: [1.0, 0.0, 0.0, 0.0, 1.0, 0.0, 0.0, 0.0, 1.0]</text:p>
            <text:p>angular_velocity: </text:p>
            <text:p>  x: 0.0002691741</text:p>
            <text:p>  y: 0.0100827571</text:p>
            <text:p>  z: -0.00059671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767</text:p>
            <text:p>  stamp: </text:p>
            <text:p>    secs: 501</text:p>
            <text:p>    nsecs: 384338378</text:p>
            <text:p>  frame_id: "Unity"</text:p>
            <text:p>pose: </text:p>
            <text:p>  position: </text:p>
            <text:p>    x: 131.435226</text:p>
            <text:p>    y: -277.0973</text:p>
            <text:p>    z: 38.51246</text:p>
            <text:p>  orientation: </text:p>
            <text:p>    x: 0.0186582077</text:p>
            <text:p>    y: 0.007665841</text:p>
            <text:p>    z: 0.0649680942</text:p>
            <text:p>    w: 0.997683465</text:p>
          </table:table-cell>
          <table:table-cell office:value-type="string" calcext:value-type="string">
            <text:p>header: </text:p>
            <text:p>  seq: 2764</text:p>
            <text:p>  stamp: </text:p>
            <text:p>    secs: 501</text:p>
            <text:p>    nsecs: 350799560</text:p>
            <text:p>  frame_id: "Unity"</text:p>
            <text:p>twist: </text:p>
            <text:p>  linear: </text:p>
            <text:p>    x: 0.0036697248</text:p>
            <text:p>    y: -0.0018348624</text:p>
            <text:p>    z: 0.0009174312</text:p>
            <text:p>  angular: </text:p>
            <text:p>    x: -0.08623853</text:p>
            <text:p>    y: -0.06317374</text:p>
            <text:p>    z: 0.06605504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3</text:p>
            <text:p>  stamp: </text:p>
            <text:p>    secs: 501</text:p>
            <text:p>    nsecs: 351776123</text:p>
            <text:p>  frame_id: "Unity"</text:p>
            <text:p>orientation: </text:p>
            <text:p>  x: -0.115182519</text:p>
            <text:p>  y: 0.011395474</text:p>
            <text:p>  z: -0.9910424</text:p>
            <text:p>  w: 0.06662131</text:p>
            <text:p>orientation_covariance: [1.0, 0.0, 0.0, 0.0, 1.0, 0.0, 0.0, 0.0, 1.0]</text:p>
            <text:p>angular_velocity: </text:p>
            <text:p>  x: 0.0224321336</text:p>
            <text:p>  y: -0.169271365</text:p>
            <text:p>  z: -0.007485624</text:p>
            <text:p>angular_velocity_covariance: [1.0, 0.0, 0.0, 0.0, 1.0, 0.0, 0.0, 0.0, 1.0]</text:p>
            <text:p>linear_acceleration: </text:p>
            <text:p>  x: -9.155273e-07</text:p>
            <text:p>  y: 0.0</text:p>
            <text:p>  z: -7.4768063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4</text:p>
            <text:p>  stamp: </text:p>
            <text:p>    secs: 501</text:p>
            <text:p>    nsecs: 351135253</text:p>
            <text:p>  frame_id: "Unity"</text:p>
            <text:p>orientation: </text:p>
            <text:p>  x: 0.0186457783</text:p>
            <text:p>  y: 0.007655213</text:p>
            <text:p>  z: 0.06496126</text:p>
            <text:p>  w: 0.99768424</text:p>
            <text:p>orientation_covariance: [1.0, 0.0, 0.0, 0.0, 1.0, 0.0, 0.0, 0.0, 1.0]</text:p>
            <text:p>angular_velocity: </text:p>
            <text:p>  x: 0.0002691741</text:p>
            <text:p>  y: 0.0100827571</text:p>
            <text:p>  z: -0.00059671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768</text:p>
            <text:p>  stamp: </text:p>
            <text:p>    secs: 501</text:p>
            <text:p>    nsecs: 404876708</text:p>
            <text:p>  frame_id: "Unity"</text:p>
            <text:p>pose: </text:p>
            <text:p>  position: </text:p>
            <text:p>    x: 131.435287</text:p>
            <text:p>    y: -277.097321</text:p>
            <text:p>    z: 38.5124741</text:p>
            <text:p>  orientation: </text:p>
            <text:p>    x: 0.0186585058</text:p>
            <text:p>    y: 0.00766723137</text:p>
            <text:p>    z: 0.0649800748</text:p>
            <text:p>    w: 0.9976827</text:p>
          </table:table-cell>
          <table:table-cell office:value-type="string" calcext:value-type="string">
            <text:p>header: </text:p>
            <text:p>  seq: 2766</text:p>
            <text:p>  stamp: </text:p>
            <text:p>    secs: 501</text:p>
            <text:p>    nsecs: 405334472</text:p>
            <text:p>  frame_id: "Unity"</text:p>
            <text:p>twist: </text:p>
            <text:p>  linear: </text:p>
            <text:p>    x: 0.00318471342</text:p>
            <text:p>    y: -0.00159235671</text:p>
            <text:p>    z: 0.000796178356</text:p>
            <text:p>  angular: </text:p>
            <text:p>    x: 0.00159235671</text:p>
            <text:p>    y: 0.006804837</text:p>
            <text:p>    z: 0.071656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5</text:p>
            <text:p>  stamp: </text:p>
            <text:p>    secs: 501</text:p>
            <text:p>    nsecs: 406280517</text:p>
            <text:p>  frame_id: "Unity"</text:p>
            <text:p>orientation: </text:p>
            <text:p>  x: -0.115264952</text:p>
            <text:p>  y: 0.0113936663</text:p>
            <text:p>  z: -0.9910319</text:p>
            <text:p>  w: 0.066635035</text:p>
            <text:p>orientation_covariance: [1.0, 0.0, 0.0, 0.0, 1.0, 0.0, 0.0, 0.0, 1.0]</text:p>
            <text:p>angular_velocity: </text:p>
            <text:p>  x: 0.020971274</text:p>
            <text:p>  y: -0.165414169</text:p>
            <text:p>  z: -0.006812247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-3.2043456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6</text:p>
            <text:p>  stamp: </text:p>
            <text:p>    secs: 501</text:p>
            <text:p>    nsecs: 405670166</text:p>
            <text:p>  frame_id: "Unity"</text:p>
            <text:p>orientation: </text:p>
            <text:p>  x: 0.0186585058</text:p>
            <text:p>  y: 0.00766723137</text:p>
            <text:p>  z: 0.06498007</text:p>
            <text:p>  w: 0.997682631</text:p>
            <text:p>orientation_covariance: [1.0, 0.0, 0.0, 0.0, 1.0, 0.0, 0.0, 0.0, 1.0]</text:p>
            <text:p>angular_velocity: </text:p>
            <text:p>  x: -0.0009478417</text:p>
            <text:p>  y: 0.008575091</text:p>
            <text:p>  z: -0.000534686144</text:p>
            <text:p>angular_velocity_covariance: [1.0, 0.0, 0.0, 0.0, 1.0, 0.0, 0.0, 0.0, 1.0]</text:p>
            <text:p>linear_acceleration: </text:p>
            <text:p>  x: 1.2207031e-06</text:p>
            <text:p>  y: -6.10351549e-07</text:p>
            <text:p>  z: 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9565994739532471, 0.0, 0.0, 0.0, 0.0)</text:p>
          </table:table-cell>
          <table:table-cell office:value-type="string" calcext:value-type="string">
            <text:p>header: </text:p>
            <text:p>  seq: 2771</text:p>
            <text:p>  stamp: </text:p>
            <text:p>    secs: 501</text:p>
            <text:p>    nsecs: 456146240</text:p>
            <text:p>  frame_id: "Unity"</text:p>
            <text:p>pose: </text:p>
            <text:p>  position: </text:p>
            <text:p>    x: 131.435516</text:p>
            <text:p>    y: -277.097351</text:p>
            <text:p>    z: 38.51247</text:p>
            <text:p>  orientation: </text:p>
            <text:p>    x: 0.0187007487</text:p>
            <text:p>    y: 0.007719217</text:p>
            <text:p>    z: 0.06499464</text:p>
            <text:p>    w: 0.997680545</text:p>
          </table:table-cell>
          <table:table-cell office:value-type="string" calcext:value-type="string">
            <text:p>header: </text:p>
            <text:p>  seq: 2769</text:p>
            <text:p>  stamp: </text:p>
            <text:p>    secs: 501</text:p>
            <text:p>    nsecs: 456604003</text:p>
            <text:p>  frame_id: "Unity"</text:p>
            <text:p>twist: </text:p>
            <text:p>  linear: </text:p>
            <text:p>    x: 0.005376344</text:p>
            <text:p>    y: 0.0</text:p>
            <text:p>    z: 0.000448028673</text:p>
            <text:p>  angular: </text:p>
            <text:p>    x: 0.0681003556</text:p>
            <text:p>    y: 0.07422575</text:p>
            <text:p>    z: 0.030465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8</text:p>
            <text:p>  stamp: </text:p>
            <text:p>    secs: 501</text:p>
            <text:p>    nsecs: 457580566</text:p>
            <text:p>  frame_id: "Unity"</text:p>
            <text:p>orientation: </text:p>
            <text:p>  x: -0.115297168</text:p>
            <text:p>  y: 0.011436413</text:p>
            <text:p>  z: -0.9910258</text:p>
            <text:p>  w: 0.06666227</text:p>
            <text:p>orientation_covariance: [1.0, 0.0, 0.0, 0.0, 1.0, 0.0, 0.0, 0.0, 1.0]</text:p>
            <text:p>angular_velocity: </text:p>
            <text:p>  x: 0.0194634143</text:p>
            <text:p>  y: -0.160859853</text:p>
            <text:p>  z: -0.00653184159</text:p>
            <text:p>angular_velocity_covariance: [1.0, 0.0, 0.0, 0.0, 1.0, 0.0, 0.0, 0.0, 1.0]</text:p>
            <text:p>linear_acceleration: </text:p>
            <text:p>  x: 2.746582e-06</text:p>
            <text:p>  y: 0.0</text:p>
            <text:p>  z: 1.1444091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8</text:p>
            <text:p>  stamp: </text:p>
            <text:p>    secs: 501</text:p>
            <text:p>    nsecs: 439910888</text:p>
            <text:p>  frame_id: "Unity"</text:p>
            <text:p>orientation: </text:p>
            <text:p>  x: 0.0186913963</text:p>
            <text:p>  y: 0.007707472</text:p>
            <text:p>  z: 0.06499056</text:p>
            <text:p>  w: 0.997681141</text:p>
            <text:p>orientation_covariance: [1.0, 0.0, 0.0, 0.0, 1.0, 0.0, 0.0, 0.0, 1.0]</text:p>
            <text:p>angular_velocity: </text:p>
            <text:p>  x: -0.0010518278</text:p>
            <text:p>  y: 0.007809269</text:p>
            <text:p>  z: -0.000253811158</text:p>
            <text:p>angular_velocity_covariance: [1.0, 0.0, 0.0, 0.0, 1.0, 0.0, 0.0, 0.0, 1.0]</text:p>
            <text:p>linear_acceleration: </text:p>
            <text:p>  x: 1.52587882e-06</text:p>
            <text:p>  y: -6.10351549e-07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771</text:p>
            <text:p>  stamp: </text:p>
            <text:p>    secs: 501</text:p>
            <text:p>    nsecs: 456146240</text:p>
            <text:p>  frame_id: "Unity"</text:p>
            <text:p>pose: </text:p>
            <text:p>  position: </text:p>
            <text:p>    x: 131.435516</text:p>
            <text:p>    y: -277.097351</text:p>
            <text:p>    z: 38.51247</text:p>
            <text:p>  orientation: </text:p>
            <text:p>    x: 0.0187007487</text:p>
            <text:p>    y: 0.007719217</text:p>
            <text:p>    z: 0.06499464</text:p>
            <text:p>    w: 0.997680545</text:p>
          </table:table-cell>
          <table:table-cell office:value-type="string" calcext:value-type="string">
            <text:p>header: </text:p>
            <text:p>  seq: 2769</text:p>
            <text:p>  stamp: </text:p>
            <text:p>    secs: 501</text:p>
            <text:p>    nsecs: 456604003</text:p>
            <text:p>  frame_id: "Unity"</text:p>
            <text:p>twist: </text:p>
            <text:p>  linear: </text:p>
            <text:p>    x: 0.005376344</text:p>
            <text:p>    y: 0.0</text:p>
            <text:p>    z: 0.000448028673</text:p>
            <text:p>  angular: </text:p>
            <text:p>    x: 0.0681003556</text:p>
            <text:p>    y: 0.07422575</text:p>
            <text:p>    z: 0.030465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9</text:p>
            <text:p>  stamp: </text:p>
            <text:p>    secs: 501</text:p>
            <text:p>    nsecs: 474304199</text:p>
            <text:p>  frame_id: "Unity"</text:p>
            <text:p>orientation: </text:p>
            <text:p>  x: -0.115287274</text:p>
            <text:p>  y: 0.0114481244</text:p>
            <text:p>  z: -0.991027057</text:p>
            <text:p>  w: 0.06665839</text:p>
            <text:p>orientation_covariance: [1.0, 0.0, 0.0, 0.0, 1.0, 0.0, 0.0, 0.0, 1.0]</text:p>
            <text:p>angular_velocity: </text:p>
            <text:p>  x: 0.0201393738</text:p>
            <text:p>  y: -0.160174</text:p>
            <text:p>  z: -0.00604375126</text:p>
            <text:p>angular_velocity_covariance: [1.0, 0.0, 0.0, 0.0, 1.0, 0.0, 0.0, 0.0, 1.0]</text:p>
            <text:p>linear_acceleration: </text:p>
            <text:p>  x: 2.746582e-06</text:p>
            <text:p>  y: 0.0</text:p>
            <text:p>  z: 1.9836425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9</text:p>
            <text:p>  stamp: </text:p>
            <text:p>    secs: 501</text:p>
            <text:p>    nsecs: 456970214</text:p>
            <text:p>  frame_id: "Unity"</text:p>
            <text:p>orientation: </text:p>
            <text:p>  x: 0.0187007468</text:p>
            <text:p>  y: 0.007719216</text:p>
            <text:p>  z: 0.06499463</text:p>
            <text:p>  w: 0.9976804</text:p>
            <text:p>orientation_covariance: [1.0, 0.0, 0.0, 0.0, 1.0, 0.0, 0.0, 0.0, 1.0]</text:p>
            <text:p>angular_velocity: </text:p>
            <text:p>  x: -0.0006601466</text:p>
            <text:p>  y: 0.008046715</text:p>
            <text:p>  z: -0.000291607081</text:p>
            <text:p>angular_velocity_covariance: [1.0, 0.0, 0.0, 0.0, 1.0, 0.0, 0.0, 0.0, 1.0]</text:p>
            <text:p>linear_acceleration: </text:p>
            <text:p>  x: 1.83105465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96745765209198, 0.0, 0.0, 0.0, 0.0)</text:p>
          </table:table-cell>
          <table:table-cell office:value-type="string" calcext:value-type="string">
            <text:p>header: </text:p>
            <text:p>  seq: 2772</text:p>
            <text:p>  stamp: </text:p>
            <text:p>    secs: 501</text:p>
            <text:p>    nsecs: 472808837</text:p>
            <text:p>  frame_id: "Unity"</text:p>
            <text:p>pose: </text:p>
            <text:p>  position: </text:p>
            <text:p>    x: 131.435577</text:p>
            <text:p>    y: -277.097351</text:p>
            <text:p>    z: 38.51247</text:p>
            <text:p>  orientation: </text:p>
            <text:p>    x: 0.018715078</text:p>
            <text:p>    y: 0.007740737</text:p>
            <text:p>    z: 0.0649971142</text:p>
            <text:p>    w: 0.99768</text:p>
          </table:table-cell>
          <table:table-cell office:value-type="string" calcext:value-type="string">
            <text:p>header: </text:p>
            <text:p>  seq: 2769</text:p>
            <text:p>  stamp: </text:p>
            <text:p>    secs: 501</text:p>
            <text:p>    nsecs: 456604003</text:p>
            <text:p>  frame_id: "Unity"</text:p>
            <text:p>twist: </text:p>
            <text:p>  linear: </text:p>
            <text:p>    x: 0.005376344</text:p>
            <text:p>    y: 0.0</text:p>
            <text:p>    z: 0.000448028673</text:p>
            <text:p>  angular: </text:p>
            <text:p>    x: 0.0681003556</text:p>
            <text:p>    y: 0.07422575</text:p>
            <text:p>    z: 0.030465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69</text:p>
            <text:p>  stamp: </text:p>
            <text:p>    secs: 501</text:p>
            <text:p>    nsecs: 474304199</text:p>
            <text:p>  frame_id: "Unity"</text:p>
            <text:p>orientation: </text:p>
            <text:p>  x: -0.115287274</text:p>
            <text:p>  y: 0.0114481244</text:p>
            <text:p>  z: -0.991027057</text:p>
            <text:p>  w: 0.06665839</text:p>
            <text:p>orientation_covariance: [1.0, 0.0, 0.0, 0.0, 1.0, 0.0, 0.0, 0.0, 1.0]</text:p>
            <text:p>angular_velocity: </text:p>
            <text:p>  x: 0.0201393738</text:p>
            <text:p>  y: -0.160174</text:p>
            <text:p>  z: -0.00604375126</text:p>
            <text:p>angular_velocity_covariance: [1.0, 0.0, 0.0, 0.0, 1.0, 0.0, 0.0, 0.0, 1.0]</text:p>
            <text:p>linear_acceleration: </text:p>
            <text:p>  x: 2.746582e-06</text:p>
            <text:p>  y: 0.0</text:p>
            <text:p>  z: 1.9836425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69</text:p>
            <text:p>  stamp: </text:p>
            <text:p>    secs: 501</text:p>
            <text:p>    nsecs: 456970214</text:p>
            <text:p>  frame_id: "Unity"</text:p>
            <text:p>orientation: </text:p>
            <text:p>  x: 0.0187007468</text:p>
            <text:p>  y: 0.007719216</text:p>
            <text:p>  z: 0.06499463</text:p>
            <text:p>  w: 0.9976804</text:p>
            <text:p>orientation_covariance: [1.0, 0.0, 0.0, 0.0, 1.0, 0.0, 0.0, 0.0, 1.0]</text:p>
            <text:p>angular_velocity: </text:p>
            <text:p>  x: -0.0006601466</text:p>
            <text:p>  y: 0.008046715</text:p>
            <text:p>  z: -0.000291607081</text:p>
            <text:p>angular_velocity_covariance: [1.0, 0.0, 0.0, 0.0, 1.0, 0.0, 0.0, 0.0, 1.0]</text:p>
            <text:p>linear_acceleration: </text:p>
            <text:p>  x: 1.83105465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9023407697677612, 0.0, 0.0, 0.0, 0.0)</text:p>
          </table:table-cell>
          <table:table-cell office:value-type="string" calcext:value-type="string">
            <text:p>header: </text:p>
            <text:p>  seq: 2780</text:p>
            <text:p>  stamp: </text:p>
            <text:p>    secs: 501</text:p>
            <text:p>    nsecs: 636749267</text:p>
            <text:p>  frame_id: "Unity"</text:p>
            <text:p>pose: </text:p>
            <text:p>  position: </text:p>
            <text:p>    x: 131.436172</text:p>
            <text:p>    y: -277.097229</text:p>
            <text:p>    z: 38.51247</text:p>
            <text:p>  orientation: </text:p>
            <text:p>    x: 0.0186856668</text:p>
            <text:p>    y: 0.007705511</text:p>
            <text:p>    z: 0.06498704</text:p>
            <text:p>    w: 0.997681439</text:p>
          </table:table-cell>
          <table:table-cell office:value-type="string" calcext:value-type="string">
            <text:p>header: </text:p>
            <text:p>  seq: 2778</text:p>
            <text:p>  stamp: </text:p>
            <text:p>    secs: 501</text:p>
            <text:p>    nsecs: 637786865</text:p>
            <text:p>  frame_id: "Unity"</text:p>
            <text:p>twist: </text:p>
            <text:p>  linear: </text:p>
            <text:p>    x: 0.00442477874</text:p>
            <text:p>    y: 0.0</text:p>
            <text:p>    z: 0.000442477874</text:p>
            <text:p>  angular: </text:p>
            <text:p>    x: -0.0424778759</text:p>
            <text:p>    y: -0.006765072</text:p>
            <text:p>    z: -0.0283185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78</text:p>
            <text:p>  stamp: </text:p>
            <text:p>    secs: 501</text:p>
            <text:p>    nsecs: 654907226</text:p>
            <text:p>  frame_id: "Unity"</text:p>
            <text:p>orientation: </text:p>
            <text:p>  x: -0.114932567</text:p>
            <text:p>  y: 0.0114448005</text:p>
            <text:p>  z: -0.9910686</text:p>
            <text:p>  w: 0.06665239</text:p>
            <text:p>orientation_covariance: [1.0, 0.0, 0.0, 0.0, 1.0, 0.0, 0.0, 0.0, 1.0]</text:p>
            <text:p>angular_velocity: </text:p>
            <text:p>  x: 0.0204605982</text:p>
            <text:p>  y: -0.154092684</text:p>
            <text:p>  z: -0.00583984237</text:p>
            <text:p>angular_velocity_covariance: [1.0, 0.0, 0.0, 0.0, 1.0, 0.0, 0.0, 0.0, 1.0]</text:p>
            <text:p>linear_acceleration: </text:p>
            <text:p>  x: 1.52587882e-06</text:p>
            <text:p>  y: 0.0</text:p>
            <text:p>  z: 3.35693358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78</text:p>
            <text:p>  stamp: </text:p>
            <text:p>    secs: 501</text:p>
            <text:p>    nsecs: 638671875</text:p>
            <text:p>  frame_id: "Unity"</text:p>
            <text:p>orientation: </text:p>
            <text:p>  x: 0.0186856668</text:p>
            <text:p>  y: 0.007705511</text:p>
            <text:p>  z: 0.06498703</text:p>
            <text:p>  w: 0.9976814</text:p>
            <text:p>orientation_covariance: [1.0, 0.0, 0.0, 0.0, 1.0, 0.0, 0.0, 0.0, 1.0]</text:p>
            <text:p>angular_velocity: </text:p>
            <text:p>  x: 0.0006269244</text:p>
            <text:p>  y: 0.01049406</text:p>
            <text:p>  z: 0.000224717951</text:p>
            <text:p>angular_velocity_covariance: [1.0, 0.0, 0.0, 0.0, 1.0, 0.0, 0.0, 0.0, 1.0]</text:p>
            <text:p>linear_acceleration: </text:p>
            <text:p>  x: 1.52587882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7721070647239685, 0.0, 0.0, 0.0, 0.0)</text:p>
          </table:table-cell>
          <table:table-cell office:value-type="string" calcext:value-type="string">
            <text:p>header: </text:p>
            <text:p>  seq: 2781</text:p>
            <text:p>  stamp: </text:p>
            <text:p>    secs: 501</text:p>
            <text:p>    nsecs: 653442382</text:p>
            <text:p>  frame_id: "Unity"</text:p>
            <text:p>pose: </text:p>
            <text:p>  position: </text:p>
            <text:p>    x: 131.436264</text:p>
            <text:p>    y: -277.0972</text:p>
            <text:p>    z: 38.512455</text:p>
            <text:p>  orientation: </text:p>
            <text:p>    x: 0.0186871029</text:p>
            <text:p>    y: 0.00769978343</text:p>
            <text:p>    z: 0.06499236</text:p>
            <text:p>    w: 0.9976811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53900146</text:p>
            <text:p>  frame_id: "Unity"</text:p>
            <text:p>twist: </text:p>
            <text:p>  linear: </text:p>
            <text:p>    x: 0.00568181835</text:p>
            <text:p>    y: 0.00189393945</text:p>
            <text:p>    z: -0.0009469697</text:p>
            <text:p>  angular: </text:p>
            <text:p>    x: 0.007575758</text:p>
            <text:p>    y: -0.04203288</text:p>
            <text:p>    z: 0.03598484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71936035</text:p>
            <text:p>  frame_id: "Unity"</text:p>
            <text:p>orientation: </text:p>
            <text:p>  x: -0.114901513</text:p>
            <text:p>  y: 0.0114467992</text:p>
            <text:p>  z: -0.9910723</text:p>
            <text:p>  w: 0.06665311</text:p>
            <text:p>orientation_covariance: [1.0, 0.0, 0.0, 0.0, 1.0, 0.0, 0.0, 0.0, 1.0]</text:p>
            <text:p>angular_velocity: </text:p>
            <text:p>  x: 0.02060404</text:p>
            <text:p>  y: -0.155345678</text:p>
            <text:p>  z: -0.0061950665</text:p>
            <text:p>angular_velocity_covariance: [1.0, 0.0, 0.0, 0.0, 1.0, 0.0, 0.0, 0.0, 1.0]</text:p>
            <text:p>linear_acceleration: </text:p>
            <text:p>  x: 2.746582e-06</text:p>
            <text:p>  y: 6.10351549e-07</text:p>
            <text:p>  z: 2.8991698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54266357</text:p>
            <text:p>  frame_id: "Unity"</text:p>
            <text:p>orientation: </text:p>
            <text:p>  x: 0.0186871029</text:p>
            <text:p>  y: 0.00769978343</text:p>
            <text:p>  z: 0.06499236</text:p>
            <text:p>  w: 0.9976811</text:p>
            <text:p>orientation_covariance: [1.0, 0.0, 0.0, 0.0, 1.0, 0.0, 0.0, 0.0, 1.0]</text:p>
            <text:p>angular_velocity: </text:p>
            <text:p>  x: 0.000713866146</text:p>
            <text:p>  y: 0.0102189146</text:p>
            <text:p>  z: 7.152879e-05</text:p>
            <text:p>angular_velocity_covariance: [1.0, 0.0, 0.0, 0.0, 1.0, 0.0, 0.0, 0.0, 1.0]</text:p>
            <text:p>linear_acceleration: </text:p>
            <text:p>  x: 1.83105465e-06</text:p>
            <text:p>  y: 6.10351549e-07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5442140698432922, 0.0, 0.0, 0.0, 0.0)</text:p>
          </table:table-cell>
          <table:table-cell office:value-type="string" calcext:value-type="string">
            <text:p>header: </text:p>
            <text:p>  seq: 2781</text:p>
            <text:p>  stamp: </text:p>
            <text:p>    secs: 501</text:p>
            <text:p>    nsecs: 653442382</text:p>
            <text:p>  frame_id: "Unity"</text:p>
            <text:p>pose: </text:p>
            <text:p>  position: </text:p>
            <text:p>    x: 131.436264</text:p>
            <text:p>    y: -277.0972</text:p>
            <text:p>    z: 38.512455</text:p>
            <text:p>  orientation: </text:p>
            <text:p>    x: 0.0186871029</text:p>
            <text:p>    y: 0.00769978343</text:p>
            <text:p>    z: 0.06499236</text:p>
            <text:p>    w: 0.9976811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53900146</text:p>
            <text:p>  frame_id: "Unity"</text:p>
            <text:p>twist: </text:p>
            <text:p>  linear: </text:p>
            <text:p>    x: 0.00568181835</text:p>
            <text:p>    y: 0.00189393945</text:p>
            <text:p>    z: -0.0009469697</text:p>
            <text:p>  angular: </text:p>
            <text:p>    x: 0.007575758</text:p>
            <text:p>    y: -0.04203288</text:p>
            <text:p>    z: 0.03598484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71936035</text:p>
            <text:p>  frame_id: "Unity"</text:p>
            <text:p>orientation: </text:p>
            <text:p>  x: -0.114901513</text:p>
            <text:p>  y: 0.0114467992</text:p>
            <text:p>  z: -0.9910723</text:p>
            <text:p>  w: 0.06665311</text:p>
            <text:p>orientation_covariance: [1.0, 0.0, 0.0, 0.0, 1.0, 0.0, 0.0, 0.0, 1.0]</text:p>
            <text:p>angular_velocity: </text:p>
            <text:p>  x: 0.02060404</text:p>
            <text:p>  y: -0.155345678</text:p>
            <text:p>  z: -0.0061950665</text:p>
            <text:p>angular_velocity_covariance: [1.0, 0.0, 0.0, 0.0, 1.0, 0.0, 0.0, 0.0, 1.0]</text:p>
            <text:p>linear_acceleration: </text:p>
            <text:p>  x: 2.746582e-06</text:p>
            <text:p>  y: 6.10351549e-07</text:p>
            <text:p>  z: 2.8991698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54266357</text:p>
            <text:p>  frame_id: "Unity"</text:p>
            <text:p>orientation: </text:p>
            <text:p>  x: 0.0186871029</text:p>
            <text:p>  y: 0.00769978343</text:p>
            <text:p>  z: 0.06499236</text:p>
            <text:p>  w: 0.9976811</text:p>
            <text:p>orientation_covariance: [1.0, 0.0, 0.0, 0.0, 1.0, 0.0, 0.0, 0.0, 1.0]</text:p>
            <text:p>angular_velocity: </text:p>
            <text:p>  x: 0.000713866146</text:p>
            <text:p>  y: 0.0102189146</text:p>
            <text:p>  z: 7.152879e-05</text:p>
            <text:p>angular_velocity_covariance: [1.0, 0.0, 0.0, 0.0, 1.0, 0.0, 0.0, 0.0, 1.0]</text:p>
            <text:p>linear_acceleration: </text:p>
            <text:p>  x: 1.83105465e-06</text:p>
            <text:p>  y: 6.10351549e-07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4248385429382324, 0.0, 0.0, 0.0, 0.0)</text:p>
          </table:table-cell>
          <table:table-cell office:value-type="string" calcext:value-type="string">
            <text:p>header: </text:p>
            <text:p>  seq: 2781</text:p>
            <text:p>  stamp: </text:p>
            <text:p>    secs: 501</text:p>
            <text:p>    nsecs: 653442382</text:p>
            <text:p>  frame_id: "Unity"</text:p>
            <text:p>pose: </text:p>
            <text:p>  position: </text:p>
            <text:p>    x: 131.436264</text:p>
            <text:p>    y: -277.0972</text:p>
            <text:p>    z: 38.512455</text:p>
            <text:p>  orientation: </text:p>
            <text:p>    x: 0.0186871029</text:p>
            <text:p>    y: 0.00769978343</text:p>
            <text:p>    z: 0.06499236</text:p>
            <text:p>    w: 0.9976811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53900146</text:p>
            <text:p>  frame_id: "Unity"</text:p>
            <text:p>twist: </text:p>
            <text:p>  linear: </text:p>
            <text:p>    x: 0.00568181835</text:p>
            <text:p>    y: 0.00189393945</text:p>
            <text:p>    z: -0.0009469697</text:p>
            <text:p>  angular: </text:p>
            <text:p>    x: 0.007575758</text:p>
            <text:p>    y: -0.04203288</text:p>
            <text:p>    z: 0.03598484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71936035</text:p>
            <text:p>  frame_id: "Unity"</text:p>
            <text:p>orientation: </text:p>
            <text:p>  x: -0.114901513</text:p>
            <text:p>  y: 0.0114467992</text:p>
            <text:p>  z: -0.9910723</text:p>
            <text:p>  w: 0.06665311</text:p>
            <text:p>orientation_covariance: [1.0, 0.0, 0.0, 0.0, 1.0, 0.0, 0.0, 0.0, 1.0]</text:p>
            <text:p>angular_velocity: </text:p>
            <text:p>  x: 0.02060404</text:p>
            <text:p>  y: -0.155345678</text:p>
            <text:p>  z: -0.0061950665</text:p>
            <text:p>angular_velocity_covariance: [1.0, 0.0, 0.0, 0.0, 1.0, 0.0, 0.0, 0.0, 1.0]</text:p>
            <text:p>linear_acceleration: </text:p>
            <text:p>  x: 2.746582e-06</text:p>
            <text:p>  y: 6.10351549e-07</text:p>
            <text:p>  z: 2.8991698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54266357</text:p>
            <text:p>  frame_id: "Unity"</text:p>
            <text:p>orientation: </text:p>
            <text:p>  x: 0.0186871029</text:p>
            <text:p>  y: 0.00769978343</text:p>
            <text:p>  z: 0.06499236</text:p>
            <text:p>  w: 0.9976811</text:p>
            <text:p>orientation_covariance: [1.0, 0.0, 0.0, 0.0, 1.0, 0.0, 0.0, 0.0, 1.0]</text:p>
            <text:p>angular_velocity: </text:p>
            <text:p>  x: 0.000713866146</text:p>
            <text:p>  y: 0.0102189146</text:p>
            <text:p>  z: 7.152879e-05</text:p>
            <text:p>angular_velocity_covariance: [1.0, 0.0, 0.0, 0.0, 1.0, 0.0, 0.0, 0.0, 1.0]</text:p>
            <text:p>linear_acceleration: </text:p>
            <text:p>  x: 1.83105465e-06</text:p>
            <text:p>  y: 6.10351549e-07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1426868885755539, 0.0, 0.0, 0.0, 0.0)</text:p>
          </table:table-cell>
          <table:table-cell office:value-type="string" calcext:value-type="string">
            <text:p>header: </text:p>
            <text:p>  seq: 2781</text:p>
            <text:p>  stamp: </text:p>
            <text:p>    secs: 501</text:p>
            <text:p>    nsecs: 653442382</text:p>
            <text:p>  frame_id: "Unity"</text:p>
            <text:p>pose: </text:p>
            <text:p>  position: </text:p>
            <text:p>    x: 131.436264</text:p>
            <text:p>    y: -277.0972</text:p>
            <text:p>    z: 38.512455</text:p>
            <text:p>  orientation: </text:p>
            <text:p>    x: 0.0186871029</text:p>
            <text:p>    y: 0.00769978343</text:p>
            <text:p>    z: 0.06499236</text:p>
            <text:p>    w: 0.9976811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53900146</text:p>
            <text:p>  frame_id: "Unity"</text:p>
            <text:p>twist: </text:p>
            <text:p>  linear: </text:p>
            <text:p>    x: 0.00568181835</text:p>
            <text:p>    y: 0.00189393945</text:p>
            <text:p>    z: -0.0009469697</text:p>
            <text:p>  angular: </text:p>
            <text:p>    x: 0.007575758</text:p>
            <text:p>    y: -0.04203288</text:p>
            <text:p>    z: 0.03598484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71936035</text:p>
            <text:p>  frame_id: "Unity"</text:p>
            <text:p>orientation: </text:p>
            <text:p>  x: -0.114901513</text:p>
            <text:p>  y: 0.0114467992</text:p>
            <text:p>  z: -0.9910723</text:p>
            <text:p>  w: 0.06665311</text:p>
            <text:p>orientation_covariance: [1.0, 0.0, 0.0, 0.0, 1.0, 0.0, 0.0, 0.0, 1.0]</text:p>
            <text:p>angular_velocity: </text:p>
            <text:p>  x: 0.02060404</text:p>
            <text:p>  y: -0.155345678</text:p>
            <text:p>  z: -0.0061950665</text:p>
            <text:p>angular_velocity_covariance: [1.0, 0.0, 0.0, 0.0, 1.0, 0.0, 0.0, 0.0, 1.0]</text:p>
            <text:p>linear_acceleration: </text:p>
            <text:p>  x: 2.746582e-06</text:p>
            <text:p>  y: 6.10351549e-07</text:p>
            <text:p>  z: 2.8991698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54266357</text:p>
            <text:p>  frame_id: "Unity"</text:p>
            <text:p>orientation: </text:p>
            <text:p>  x: 0.0186871029</text:p>
            <text:p>  y: 0.00769978343</text:p>
            <text:p>  z: 0.06499236</text:p>
            <text:p>  w: 0.9976811</text:p>
            <text:p>orientation_covariance: [1.0, 0.0, 0.0, 0.0, 1.0, 0.0, 0.0, 0.0, 1.0]</text:p>
            <text:p>angular_velocity: </text:p>
            <text:p>  x: 0.000713866146</text:p>
            <text:p>  y: 0.0102189146</text:p>
            <text:p>  z: 7.152879e-05</text:p>
            <text:p>angular_velocity_covariance: [1.0, 0.0, 0.0, 0.0, 1.0, 0.0, 0.0, 0.0, 1.0]</text:p>
            <text:p>linear_acceleration: </text:p>
            <text:p>  x: 1.83105465e-06</text:p>
            <text:p>  y: 6.10351549e-07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82</text:p>
            <text:p>  stamp: </text:p>
            <text:p>    secs: 501</text:p>
            <text:p>    nsecs: 670593261</text:p>
            <text:p>  frame_id: "Unity"</text:p>
            <text:p>pose: </text:p>
            <text:p>  position: </text:p>
            <text:p>    x: 131.43634</text:p>
            <text:p>    y: -277.0972</text:p>
            <text:p>    z: 38.5124626</text:p>
            <text:p>  orientation: </text:p>
            <text:p>    x: 0.0186817255</text:p>
            <text:p>    y: 0.007695951</text:p>
            <text:p>    z: 0.06499743</text:p>
            <text:p>    w: 0.9976809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53900146</text:p>
            <text:p>  frame_id: "Unity"</text:p>
            <text:p>twist: </text:p>
            <text:p>  linear: </text:p>
            <text:p>    x: 0.00568181835</text:p>
            <text:p>    y: 0.00189393945</text:p>
            <text:p>    z: -0.0009469697</text:p>
            <text:p>  angular: </text:p>
            <text:p>    x: 0.007575758</text:p>
            <text:p>    y: -0.04203288</text:p>
            <text:p>    z: 0.03598484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71936035</text:p>
            <text:p>  frame_id: "Unity"</text:p>
            <text:p>orientation: </text:p>
            <text:p>  x: -0.114901513</text:p>
            <text:p>  y: 0.0114467992</text:p>
            <text:p>  z: -0.9910723</text:p>
            <text:p>  w: 0.06665311</text:p>
            <text:p>orientation_covariance: [1.0, 0.0, 0.0, 0.0, 1.0, 0.0, 0.0, 0.0, 1.0]</text:p>
            <text:p>angular_velocity: </text:p>
            <text:p>  x: 0.02060404</text:p>
            <text:p>  y: -0.155345678</text:p>
            <text:p>  z: -0.0061950665</text:p>
            <text:p>angular_velocity_covariance: [1.0, 0.0, 0.0, 0.0, 1.0, 0.0, 0.0, 0.0, 1.0]</text:p>
            <text:p>linear_acceleration: </text:p>
            <text:p>  x: 2.746582e-06</text:p>
            <text:p>  y: 6.10351549e-07</text:p>
            <text:p>  z: 2.89916989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79</text:p>
            <text:p>  stamp: </text:p>
            <text:p>    secs: 501</text:p>
            <text:p>    nsecs: 654266357</text:p>
            <text:p>  frame_id: "Unity"</text:p>
            <text:p>orientation: </text:p>
            <text:p>  x: 0.0186871029</text:p>
            <text:p>  y: 0.00769978343</text:p>
            <text:p>  z: 0.06499236</text:p>
            <text:p>  w: 0.9976811</text:p>
            <text:p>orientation_covariance: [1.0, 0.0, 0.0, 0.0, 1.0, 0.0, 0.0, 0.0, 1.0]</text:p>
            <text:p>angular_velocity: </text:p>
            <text:p>  x: 0.000713866146</text:p>
            <text:p>  y: 0.0102189146</text:p>
            <text:p>  z: 7.152879e-05</text:p>
            <text:p>angular_velocity_covariance: [1.0, 0.0, 0.0, 0.0, 1.0, 0.0, 0.0, 0.0, 1.0]</text:p>
            <text:p>linear_acceleration: </text:p>
            <text:p>  x: 1.83105465e-06</text:p>
            <text:p>  y: 6.10351549e-07</text:p>
            <text:p>  z: -3.05175774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82</text:p>
            <text:p>  stamp: </text:p>
            <text:p>    secs: 501</text:p>
            <text:p>    nsecs: 670593261</text:p>
            <text:p>  frame_id: "Unity"</text:p>
            <text:p>pose: </text:p>
            <text:p>  position: </text:p>
            <text:p>    x: 131.43634</text:p>
            <text:p>    y: -277.0972</text:p>
            <text:p>    z: 38.5124626</text:p>
            <text:p>  orientation: </text:p>
            <text:p>    x: 0.0186817255</text:p>
            <text:p>    y: 0.007695951</text:p>
            <text:p>    z: 0.06499743</text:p>
            <text:p>    w: 0.9976809</text:p>
          </table:table-cell>
          <table:table-cell office:value-type="string" calcext:value-type="string">
            <text:p>header: </text:p>
            <text:p>  seq: 2780</text:p>
            <text:p>  stamp: </text:p>
            <text:p>    secs: 501</text:p>
            <text:p>    nsecs: 671020507</text:p>
            <text:p>  frame_id: "Unity"</text:p>
            <text:p>twist: </text:p>
            <text:p>  linear: </text:p>
            <text:p>    x: 0.00445632776</text:p>
            <text:p>    y: 0.0</text:p>
            <text:p>    z: 0.0004456328</text:p>
            <text:p>  angular: </text:p>
            <text:p>    x: -0.0374331549</text:p>
            <text:p>    y: -0.02389706</text:p>
            <text:p>    z: 0.0338680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80</text:p>
            <text:p>  stamp: </text:p>
            <text:p>    secs: 501</text:p>
            <text:p>    nsecs: 705657958</text:p>
            <text:p>  frame_id: "Unity"</text:p>
            <text:p>orientation: </text:p>
            <text:p>  x: -0.114868641</text:p>
            <text:p>  y: 0.0114449235</text:p>
            <text:p>  z: -0.9910759</text:p>
            <text:p>  w: 0.0666577</text:p>
            <text:p>orientation_covariance: [1.0, 0.0, 0.0, 0.0, 1.0, 0.0, 0.0, 0.0, 1.0]</text:p>
            <text:p>angular_velocity: </text:p>
            <text:p>  x: 0.020311527</text:p>
            <text:p>  y: -0.1551953</text:p>
            <text:p>  z: -0.0059997905</text:p>
            <text:p>angular_velocity_covariance: [1.0, 0.0, 0.0, 0.0, 1.0, 0.0, 0.0, 0.0, 1.0]</text:p>
            <text:p>linear_acceleration: </text:p>
            <text:p>  x: 2.4414062e-06</text:p>
            <text:p>  y: 6.10351549e-07</text:p>
            <text:p>  z: 2.822876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80</text:p>
            <text:p>  stamp: </text:p>
            <text:p>    secs: 501</text:p>
            <text:p>    nsecs: 671325683</text:p>
            <text:p>  frame_id: "Unity"</text:p>
            <text:p>orientation: </text:p>
            <text:p>  x: 0.0186817236</text:p>
            <text:p>  y: 0.00769595057</text:p>
            <text:p>  z: 0.06499742</text:p>
            <text:p>  w: 0.997680843</text:p>
            <text:p>orientation_covariance: [1.0, 0.0, 0.0, 0.0, 1.0, 0.0, 0.0, 0.0, 1.0]</text:p>
            <text:p>angular_velocity: </text:p>
            <text:p>  x: 0.000246910146</text:p>
            <text:p>  y: 0.009921441</text:p>
            <text:p>  z: 0.000139763957</text:p>
            <text:p>angular_velocity_covariance: [1.0, 0.0, 0.0, 0.0, 1.0, 0.0, 0.0, 0.0, 1.0]</text:p>
            <text:p>linear_acceleration: </text:p>
            <text:p>  x: 1.52587882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87</text:p>
            <text:p>  stamp: </text:p>
            <text:p>    secs: 501</text:p>
            <text:p>    nsecs: 770996093</text:p>
            <text:p>  frame_id: "Unity"</text:p>
            <text:p>pose: </text:p>
            <text:p>  position: </text:p>
            <text:p>    x: 131.436554</text:p>
            <text:p>    y: -277.0973</text:p>
            <text:p>    z: 38.512455</text:p>
            <text:p>  orientation: </text:p>
            <text:p>    x: 0.0186581723</text:p>
            <text:p>    y: 0.00766108045</text:p>
            <text:p>    z: 0.06502806</text:p>
            <text:p>    w: 0.997679651</text:p>
          </table:table-cell>
          <table:table-cell office:value-type="string" calcext:value-type="string">
            <text:p>header: </text:p>
            <text:p>  seq: 2785</text:p>
            <text:p>  stamp: </text:p>
            <text:p>    secs: 501</text:p>
            <text:p>    nsecs: 771484375</text:p>
            <text:p>  frame_id: "Unity"</text:p>
            <text:p>twist: </text:p>
            <text:p>  linear: </text:p>
            <text:p>    x: 0.00274725282</text:p>
            <text:p>    y: -0.00183150184</text:p>
            <text:p>    z: 0.0006868132</text:p>
            <text:p>  angular: </text:p>
            <text:p>    x: -0.0567765571</text:p>
            <text:p>    y: -0.051071</text:p>
            <text:p>    z: 0.0512820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84</text:p>
            <text:p>  stamp: </text:p>
            <text:p>    secs: 501</text:p>
            <text:p>    nsecs: 772521972</text:p>
            <text:p>  frame_id: "Unity"</text:p>
            <text:p>orientation: </text:p>
            <text:p>  x: -0.115186751</text:p>
            <text:p>  y: 0.0113931391</text:p>
            <text:p>  z: -0.991038</text:p>
            <text:p>  w: 0.06667868</text:p>
            <text:p>orientation_covariance: [1.0, 0.0, 0.0, 0.0, 1.0, 0.0, 0.0, 0.0, 1.0]</text:p>
            <text:p>angular_velocity: </text:p>
            <text:p>  x: 0.02251799</text:p>
            <text:p>  y: -0.1696024</text:p>
            <text:p>  z: -0.007532651</text:p>
            <text:p>angular_velocity_covariance: [1.0, 0.0, 0.0, 0.0, 1.0, 0.0, 0.0, 0.0, 1.0]</text:p>
            <text:p>linear_acceleration: </text:p>
            <text:p>  x: -9.155273e-07</text:p>
            <text:p>  y: 6.10351549e-07</text:p>
            <text:p>  z: -7.5531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85</text:p>
            <text:p>  stamp: </text:p>
            <text:p>    secs: 501</text:p>
            <text:p>    nsecs: 771850585</text:p>
            <text:p>  frame_id: "Unity"</text:p>
            <text:p>orientation: </text:p>
            <text:p>  x: 0.0186581723</text:p>
            <text:p>  y: 0.00766108045</text:p>
            <text:p>  z: 0.06502806</text:p>
            <text:p>  w: 0.997679651</text:p>
            <text:p>orientation_covariance: [1.0, 0.0, 0.0, 0.0, 1.0, 0.0, 0.0, 0.0, 1.0]</text:p>
            <text:p>angular_velocity: </text:p>
            <text:p>  x: 0.0002163453</text:p>
            <text:p>  y: 0.009944679</text:p>
            <text:p>  z: -0.00043461204</text:p>
            <text:p>angular_velocity_covariance: [1.0, 0.0, 0.0, 0.0, 1.0, 0.0, 0.0, 0.0, 1.0]</text:p>
            <text:p>linear_acceleration: </text:p>
            <text:p>  x: 9.155273e-07</text:p>
            <text:p>  y: -6.10351549e-07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87</text:p>
            <text:p>  stamp: </text:p>
            <text:p>    secs: 501</text:p>
            <text:p>    nsecs: 770996093</text:p>
            <text:p>  frame_id: "Unity"</text:p>
            <text:p>pose: </text:p>
            <text:p>  position: </text:p>
            <text:p>    x: 131.436554</text:p>
            <text:p>    y: -277.0973</text:p>
            <text:p>    z: 38.512455</text:p>
            <text:p>  orientation: </text:p>
            <text:p>    x: 0.0186581723</text:p>
            <text:p>    y: 0.00766108045</text:p>
            <text:p>    z: 0.06502806</text:p>
            <text:p>    w: 0.997679651</text:p>
          </table:table-cell>
          <table:table-cell office:value-type="string" calcext:value-type="string">
            <text:p>header: </text:p>
            <text:p>  seq: 2785</text:p>
            <text:p>  stamp: </text:p>
            <text:p>    secs: 501</text:p>
            <text:p>    nsecs: 771484375</text:p>
            <text:p>  frame_id: "Unity"</text:p>
            <text:p>twist: </text:p>
            <text:p>  linear: </text:p>
            <text:p>    x: 0.00274725282</text:p>
            <text:p>    y: -0.00183150184</text:p>
            <text:p>    z: 0.0006868132</text:p>
            <text:p>  angular: </text:p>
            <text:p>    x: -0.0567765571</text:p>
            <text:p>    y: -0.051071</text:p>
            <text:p>    z: 0.0512820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85</text:p>
            <text:p>  stamp: </text:p>
            <text:p>    secs: 501</text:p>
            <text:p>    nsecs: 806213378</text:p>
            <text:p>  frame_id: "Unity"</text:p>
            <text:p>orientation: </text:p>
            <text:p>  x: -0.115236223</text:p>
            <text:p>  y: 0.01139613</text:p>
            <text:p>  z: -0.9910315</text:p>
            <text:p>  w: 0.06668928</text:p>
            <text:p>orientation_covariance: [1.0, 0.0, 0.0, 0.0, 1.0, 0.0, 0.0, 0.0, 1.0]</text:p>
            <text:p>angular_velocity: </text:p>
            <text:p>  x: 0.0214947723</text:p>
            <text:p>  y: -0.168030858</text:p>
            <text:p>  z: -0.0067470693</text:p>
            <text:p>angular_velocity_covariance: [1.0, 0.0, 0.0, 0.0, 1.0, 0.0, 0.0, 0.0, 1.0]</text:p>
            <text:p>linear_acceleration: </text:p>
            <text:p>  x: 3.05175774e-07</text:p>
            <text:p>  y: 0.0</text:p>
            <text:p>  z: -5.264282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85</text:p>
            <text:p>  stamp: </text:p>
            <text:p>    secs: 501</text:p>
            <text:p>    nsecs: 771850585</text:p>
            <text:p>  frame_id: "Unity"</text:p>
            <text:p>orientation: </text:p>
            <text:p>  x: 0.0186581723</text:p>
            <text:p>  y: 0.00766108045</text:p>
            <text:p>  z: 0.06502806</text:p>
            <text:p>  w: 0.997679651</text:p>
            <text:p>orientation_covariance: [1.0, 0.0, 0.0, 0.0, 1.0, 0.0, 0.0, 0.0, 1.0]</text:p>
            <text:p>angular_velocity: </text:p>
            <text:p>  x: 0.0002163453</text:p>
            <text:p>  y: 0.009944679</text:p>
            <text:p>  z: -0.00043461204</text:p>
            <text:p>angular_velocity_covariance: [1.0, 0.0, 0.0, 0.0, 1.0, 0.0, 0.0, 0.0, 1.0]</text:p>
            <text:p>linear_acceleration: </text:p>
            <text:p>  x: 9.155273e-07</text:p>
            <text:p>  y: -6.10351549e-07</text:p>
            <text:p>  z: 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0.012485282495617867, 0.0, 0.0, 0.0, 0.0)</text:p>
          </table:table-cell>
          <table:table-cell office:value-type="string" calcext:value-type="string">
            <text:p>header: </text:p>
            <text:p>  seq: 2789</text:p>
            <text:p>  stamp: </text:p>
            <text:p>    secs: 501</text:p>
            <text:p>    nsecs: 821014404</text:p>
            <text:p>  frame_id: "Unity"</text:p>
            <text:p>pose: </text:p>
            <text:p>  position: </text:p>
            <text:p>    x: 131.436691</text:p>
            <text:p>    y: -277.097321</text:p>
            <text:p>    z: 38.5124474</text:p>
            <text:p>  orientation: </text:p>
            <text:p>    x: 0.0186724346</text:p>
            <text:p>    y: 0.00767738139</text:p>
            <text:p>    z: 0.06504402</text:p>
            <text:p>    w: 0.997678161</text:p>
          </table:table-cell>
          <table:table-cell office:value-type="string" calcext:value-type="string">
            <text:p>header: </text:p>
            <text:p>  seq: 2787</text:p>
            <text:p>  stamp: </text:p>
            <text:p>    secs: 501</text:p>
            <text:p>    nsecs: 821502685</text:p>
            <text:p>  frame_id: "Unity"</text:p>
            <text:p>twist: </text:p>
            <text:p>  linear: </text:p>
            <text:p>    x: 0.004621072</text:p>
            <text:p>    y: 0.0</text:p>
            <text:p>    z: 0.000462107215</text:p>
            <text:p>  angular: </text:p>
            <text:p>    x: 0.0203327164</text:p>
            <text:p>    y: 0.0313474759</text:p>
            <text:p>    z: 0.05545286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86</text:p>
            <text:p>  stamp: </text:p>
            <text:p>    secs: 501</text:p>
            <text:p>    nsecs: 822479248</text:p>
            <text:p>  frame_id: "Unity"</text:p>
            <text:p>orientation: </text:p>
            <text:p>  x: -0.115272433</text:p>
            <text:p>  y: 0.0113982363</text:p>
            <text:p>  z: -0.991026461</text:p>
            <text:p>  w: 0.06670175</text:p>
            <text:p>orientation_covariance: [1.0, 0.0, 0.0, 0.0, 1.0, 0.0, 0.0, 0.0, 1.0]</text:p>
            <text:p>angular_velocity: </text:p>
            <text:p>  x: 0.0205749031</text:p>
            <text:p>  y: -0.165502936</text:p>
            <text:p>  z: -0.00683922274</text:p>
            <text:p>angular_velocity_covariance: [1.0, 0.0, 0.0, 0.0, 1.0, 0.0, 0.0, 0.0, 1.0]</text:p>
            <text:p>linear_acceleration: </text:p>
            <text:p>  x: 9.155273e-07</text:p>
            <text:p>  y: -6.10351549e-07</text:p>
            <text:p>  z: -3.0517576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87</text:p>
            <text:p>  stamp: </text:p>
            <text:p>    secs: 501</text:p>
            <text:p>    nsecs: 821838378</text:p>
            <text:p>  frame_id: "Unity"</text:p>
            <text:p>orientation: </text:p>
            <text:p>  x: 0.0186724346</text:p>
            <text:p>  y: 0.00767738139</text:p>
            <text:p>  z: 0.06504402</text:p>
            <text:p>  w: 0.997678161</text:p>
            <text:p>orientation_covariance: [1.0, 0.0, 0.0, 0.0, 1.0, 0.0, 0.0, 0.0, 1.0]</text:p>
            <text:p>angular_velocity: </text:p>
            <text:p>  x: -0.0009472721</text:p>
            <text:p>  y: 0.00850699749</text:p>
            <text:p>  z: -0.0004262004</text:p>
            <text:p>angular_velocity_covariance: [1.0, 0.0, 0.0, 0.0, 1.0, 0.0, 0.0, 0.0, 1.0]</text:p>
            <text:p>linear_acceleration: </text:p>
            <text:p>  x: 1.52587882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0.023343447595834732, 0.0, 0.0, 0.0, 0.0)</text:p>
          </table:table-cell>
          <table:table-cell office:value-type="string" calcext:value-type="string">
            <text:p>header: </text:p>
            <text:p>  seq: 2789</text:p>
            <text:p>  stamp: </text:p>
            <text:p>    secs: 501</text:p>
            <text:p>    nsecs: 821014404</text:p>
            <text:p>  frame_id: "Unity"</text:p>
            <text:p>pose: </text:p>
            <text:p>  position: </text:p>
            <text:p>    x: 131.436691</text:p>
            <text:p>    y: -277.097321</text:p>
            <text:p>    z: 38.5124474</text:p>
            <text:p>  orientation: </text:p>
            <text:p>    x: 0.0186724346</text:p>
            <text:p>    y: 0.00767738139</text:p>
            <text:p>    z: 0.06504402</text:p>
            <text:p>    w: 0.997678161</text:p>
          </table:table-cell>
          <table:table-cell office:value-type="string" calcext:value-type="string">
            <text:p>header: </text:p>
            <text:p>  seq: 2787</text:p>
            <text:p>  stamp: </text:p>
            <text:p>    secs: 501</text:p>
            <text:p>    nsecs: 821502685</text:p>
            <text:p>  frame_id: "Unity"</text:p>
            <text:p>twist: </text:p>
            <text:p>  linear: </text:p>
            <text:p>    x: 0.004621072</text:p>
            <text:p>    y: 0.0</text:p>
            <text:p>    z: 0.000462107215</text:p>
            <text:p>  angular: </text:p>
            <text:p>    x: 0.0203327164</text:p>
            <text:p>    y: 0.0313474759</text:p>
            <text:p>    z: 0.05545286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86</text:p>
            <text:p>  stamp: </text:p>
            <text:p>    secs: 501</text:p>
            <text:p>    nsecs: 822479248</text:p>
            <text:p>  frame_id: "Unity"</text:p>
            <text:p>orientation: </text:p>
            <text:p>  x: -0.115272433</text:p>
            <text:p>  y: 0.0113982363</text:p>
            <text:p>  z: -0.991026461</text:p>
            <text:p>  w: 0.06670175</text:p>
            <text:p>orientation_covariance: [1.0, 0.0, 0.0, 0.0, 1.0, 0.0, 0.0, 0.0, 1.0]</text:p>
            <text:p>angular_velocity: </text:p>
            <text:p>  x: 0.0205749031</text:p>
            <text:p>  y: -0.165502936</text:p>
            <text:p>  z: -0.00683922274</text:p>
            <text:p>angular_velocity_covariance: [1.0, 0.0, 0.0, 0.0, 1.0, 0.0, 0.0, 0.0, 1.0]</text:p>
            <text:p>linear_acceleration: </text:p>
            <text:p>  x: 9.155273e-07</text:p>
            <text:p>  y: -6.10351549e-07</text:p>
            <text:p>  z: -3.0517576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87</text:p>
            <text:p>  stamp: </text:p>
            <text:p>    secs: 501</text:p>
            <text:p>    nsecs: 821838378</text:p>
            <text:p>  frame_id: "Unity"</text:p>
            <text:p>orientation: </text:p>
            <text:p>  x: 0.0186724346</text:p>
            <text:p>  y: 0.00767738139</text:p>
            <text:p>  z: 0.06504402</text:p>
            <text:p>  w: 0.997678161</text:p>
            <text:p>orientation_covariance: [1.0, 0.0, 0.0, 0.0, 1.0, 0.0, 0.0, 0.0, 1.0]</text:p>
            <text:p>angular_velocity: </text:p>
            <text:p>  x: -0.0009472721</text:p>
            <text:p>  y: 0.00850699749</text:p>
            <text:p>  z: -0.0004262004</text:p>
            <text:p>angular_velocity_covariance: [1.0, 0.0, 0.0, 0.0, 1.0, 0.0, 0.0, 0.0, 1.0]</text:p>
            <text:p>linear_acceleration: </text:p>
            <text:p>  x: 1.52587882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0.05591794103384018, 0.0, 0.0, 0.0, 0.0)</text:p>
          </table:table-cell>
          <table:table-cell office:value-type="string" calcext:value-type="string">
            <text:p>header: </text:p>
            <text:p>  seq: 2790</text:p>
            <text:p>  stamp: </text:p>
            <text:p>    secs: 501</text:p>
            <text:p>    nsecs: 837890625</text:p>
            <text:p>  frame_id: "Unity"</text:p>
            <text:p>pose: </text:p>
            <text:p>  position: </text:p>
            <text:p>    x: 131.436752</text:p>
            <text:p>    y: -277.097321</text:p>
            <text:p>    z: 38.51244</text:p>
            <text:p>  orientation: </text:p>
            <text:p>    x: 0.0186876953</text:p>
            <text:p>    y: 0.00769363064</text:p>
            <text:p>    z: 0.0650469363</text:p>
            <text:p>    w: 0.997677565</text:p>
          </table:table-cell>
          <table:table-cell office:value-type="string" calcext:value-type="string">
            <text:p>header: </text:p>
            <text:p>  seq: 2788</text:p>
            <text:p>  stamp: </text:p>
            <text:p>    secs: 501</text:p>
            <text:p>    nsecs: 838409423</text:p>
            <text:p>  frame_id: "Unity"</text:p>
            <text:p>twist: </text:p>
            <text:p>  linear: </text:p>
            <text:p>    x: 0.00361010828</text:p>
            <text:p>    y: 0.0</text:p>
            <text:p>    z: -0.000451263535</text:p>
            <text:p>  angular: </text:p>
            <text:p>    x: 0.1101083</text:p>
            <text:p>    y: 0.10275764</text:p>
            <text:p>    z: 0.021660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87</text:p>
            <text:p>  stamp: </text:p>
            <text:p>    secs: 501</text:p>
            <text:p>    nsecs: 839385986</text:p>
            <text:p>  frame_id: "Unity"</text:p>
            <text:p>orientation: </text:p>
            <text:p>  x: -0.11529237</text:p>
            <text:p>  y: 0.0114112357</text:p>
            <text:p>  z: -0.99102366</text:p>
            <text:p>  w: 0.0667068</text:p>
            <text:p>orientation_covariance: [1.0, 0.0, 0.0, 0.0, 1.0, 0.0, 0.0, 0.0, 1.0]</text:p>
            <text:p>angular_velocity: </text:p>
            <text:p>  x: 0.0197455324</text:p>
            <text:p>  y: -0.164143637</text:p>
            <text:p>  z: -0.006755815</text:p>
            <text:p>angular_velocity_covariance: [1.0, 0.0, 0.0, 0.0, 1.0, 0.0, 0.0, 0.0, 1.0]</text:p>
            <text:p>linear_acceleration: </text:p>
            <text:p>  x: 2.13623048e-06</text:p>
            <text:p>  y: 0.0</text:p>
            <text:p>  z: -1.44958494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88</text:p>
            <text:p>  stamp: </text:p>
            <text:p>    secs: 501</text:p>
            <text:p>    nsecs: 838714599</text:p>
            <text:p>  frame_id: "Unity"</text:p>
            <text:p>orientation: </text:p>
            <text:p>  x: 0.0186876934</text:p>
            <text:p>  y: 0.00769363</text:p>
            <text:p>  z: 0.06504693</text:p>
            <text:p>  w: 0.9976775</text:p>
            <text:p>orientation_covariance: [1.0, 0.0, 0.0, 0.0, 1.0, 0.0, 0.0, 0.0, 1.0]</text:p>
            <text:p>angular_velocity: </text:p>
            <text:p>  x: -0.0008225689</text:p>
            <text:p>  y: 0.008056049</text:p>
            <text:p>  z: -0.0003881339</text:p>
            <text:p>angular_velocity_covariance: [1.0, 0.0, 0.0, 0.0, 1.0, 0.0, 0.0, 0.0, 1.0]</text:p>
            <text:p>linear_acceleration: </text:p>
            <text:p>  x: 1.2207031e-06</text:p>
            <text:p>  y: 0.0</text:p>
            <text:p>  z: -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0.06674397736787796, 0.0, 0.0, 0.0, 0.0)</text:p>
          </table:table-cell>
          <table:table-cell office:value-type="string" calcext:value-type="string">
            <text:p>header: </text:p>
            <text:p>  seq: 2790</text:p>
            <text:p>  stamp: </text:p>
            <text:p>    secs: 501</text:p>
            <text:p>    nsecs: 837890625</text:p>
            <text:p>  frame_id: "Unity"</text:p>
            <text:p>pose: </text:p>
            <text:p>  position: </text:p>
            <text:p>    x: 131.436752</text:p>
            <text:p>    y: -277.097321</text:p>
            <text:p>    z: 38.51244</text:p>
            <text:p>  orientation: </text:p>
            <text:p>    x: 0.0186876953</text:p>
            <text:p>    y: 0.00769363064</text:p>
            <text:p>    z: 0.0650469363</text:p>
            <text:p>    w: 0.997677565</text:p>
          </table:table-cell>
          <table:table-cell office:value-type="string" calcext:value-type="string">
            <text:p>header: </text:p>
            <text:p>  seq: 2788</text:p>
            <text:p>  stamp: </text:p>
            <text:p>    secs: 501</text:p>
            <text:p>    nsecs: 838409423</text:p>
            <text:p>  frame_id: "Unity"</text:p>
            <text:p>twist: </text:p>
            <text:p>  linear: </text:p>
            <text:p>    x: 0.00361010828</text:p>
            <text:p>    y: 0.0</text:p>
            <text:p>    z: -0.000451263535</text:p>
            <text:p>  angular: </text:p>
            <text:p>    x: 0.1101083</text:p>
            <text:p>    y: 0.10275764</text:p>
            <text:p>    z: 0.021660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87</text:p>
            <text:p>  stamp: </text:p>
            <text:p>    secs: 501</text:p>
            <text:p>    nsecs: 839385986</text:p>
            <text:p>  frame_id: "Unity"</text:p>
            <text:p>orientation: </text:p>
            <text:p>  x: -0.11529237</text:p>
            <text:p>  y: 0.0114112357</text:p>
            <text:p>  z: -0.99102366</text:p>
            <text:p>  w: 0.0667068</text:p>
            <text:p>orientation_covariance: [1.0, 0.0, 0.0, 0.0, 1.0, 0.0, 0.0, 0.0, 1.0]</text:p>
            <text:p>angular_velocity: </text:p>
            <text:p>  x: 0.0197455324</text:p>
            <text:p>  y: -0.164143637</text:p>
            <text:p>  z: -0.006755815</text:p>
            <text:p>angular_velocity_covariance: [1.0, 0.0, 0.0, 0.0, 1.0, 0.0, 0.0, 0.0, 1.0]</text:p>
            <text:p>linear_acceleration: </text:p>
            <text:p>  x: 2.13623048e-06</text:p>
            <text:p>  y: 0.0</text:p>
            <text:p>  z: -1.44958494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88</text:p>
            <text:p>  stamp: </text:p>
            <text:p>    secs: 501</text:p>
            <text:p>    nsecs: 838714599</text:p>
            <text:p>  frame_id: "Unity"</text:p>
            <text:p>orientation: </text:p>
            <text:p>  x: 0.0186876934</text:p>
            <text:p>  y: 0.00769363</text:p>
            <text:p>  z: 0.06504693</text:p>
            <text:p>  w: 0.9976775</text:p>
            <text:p>orientation_covariance: [1.0, 0.0, 0.0, 0.0, 1.0, 0.0, 0.0, 0.0, 1.0]</text:p>
            <text:p>angular_velocity: </text:p>
            <text:p>  x: -0.0008225689</text:p>
            <text:p>  y: 0.008056049</text:p>
            <text:p>  z: -0.0003881339</text:p>
            <text:p>angular_velocity_covariance: [1.0, 0.0, 0.0, 0.0, 1.0, 0.0, 0.0, 0.0, 1.0]</text:p>
            <text:p>linear_acceleration: </text:p>
            <text:p>  x: 1.2207031e-06</text:p>
            <text:p>  y: 0.0</text:p>
            <text:p>  z: -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1</text:p>
          </table:table-cell>
          <table:table-cell office:value-type="string" calcext:value-type="string">
            <text:p>(0.0, 0.0, 0.07760214805603027, 0.0, 0.0, 0.0, 0.0)</text:p>
          </table:table-cell>
          <table:table-cell office:value-type="string" calcext:value-type="string">
            <text:p>header: </text:p>
            <text:p>  seq: 2791</text:p>
            <text:p>  stamp: </text:p>
            <text:p>    secs: 501</text:p>
            <text:p>    nsecs: 854583740</text:p>
            <text:p>  frame_id: "Unity"</text:p>
            <text:p>pose: </text:p>
            <text:p>  position: </text:p>
            <text:p>    x: 131.436829</text:p>
            <text:p>    y: -277.097321</text:p>
            <text:p>    z: 38.5124435</text:p>
            <text:p>  orientation: </text:p>
            <text:p>    x: 0.0187038388</text:p>
            <text:p>    y: 0.007717635</text:p>
            <text:p>    z: 0.06505115</text:p>
            <text:p>    w: 0.9976768</text:p>
          </table:table-cell>
          <table:table-cell office:value-type="string" calcext:value-type="string">
            <text:p>header: </text:p>
            <text:p>  seq: 2789</text:p>
            <text:p>  stamp: </text:p>
            <text:p>    secs: 501</text:p>
            <text:p>    nsecs: 855072021</text:p>
            <text:p>  frame_id: "Unity"</text:p>
            <text:p>twist: </text:p>
            <text:p>  linear: </text:p>
            <text:p>    x: 0.004578755</text:p>
            <text:p>    y: 0.0</text:p>
            <text:p>    z: 0.00022893773</text:p>
            <text:p>  angular: </text:p>
            <text:p>    x: 0.120879121</text:p>
            <text:p>    y: 0.1569082</text:p>
            <text:p>    z: 0.03296703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88</text:p>
            <text:p>  stamp: </text:p>
            <text:p>    secs: 501</text:p>
            <text:p>    nsecs: 856170654</text:p>
            <text:p>  frame_id: "Unity"</text:p>
            <text:p>orientation: </text:p>
            <text:p>  x: -0.115303189</text:p>
            <text:p>  y: 0.0114298454</text:p>
            <text:p>  z: -0.9910214</text:p>
            <text:p>  w: 0.066718325</text:p>
            <text:p>orientation_covariance: [1.0, 0.0, 0.0, 0.0, 1.0, 0.0, 0.0, 0.0, 1.0]</text:p>
            <text:p>angular_velocity: </text:p>
            <text:p>  x: 0.0196651872</text:p>
            <text:p>  y: -0.163042724</text:p>
            <text:p>  z: -0.006800997</text:p>
            <text:p>angular_velocity_covariance: [1.0, 0.0, 0.0, 0.0, 1.0, 0.0, 0.0, 0.0, 1.0]</text:p>
            <text:p>linear_acceleration: </text:p>
            <text:p>  x: 2.4414062e-06</text:p>
            <text:p>  y: 6.10351549e-07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89</text:p>
            <text:p>  stamp: </text:p>
            <text:p>    secs: 501</text:p>
            <text:p>    nsecs: 855468750</text:p>
            <text:p>  frame_id: "Unity"</text:p>
            <text:p>orientation: </text:p>
            <text:p>  x: 0.0187038388</text:p>
            <text:p>  y: 0.007717635</text:p>
            <text:p>  z: 0.06505115</text:p>
            <text:p>  w: 0.9976768</text:p>
            <text:p>orientation_covariance: [1.0, 0.0, 0.0, 0.0, 1.0, 0.0, 0.0, 0.0, 1.0]</text:p>
            <text:p>angular_velocity: </text:p>
            <text:p>  x: -0.000666011532</text:p>
            <text:p>  y: 0.008036657</text:p>
            <text:p>  z: -0.000133585709</text:p>
            <text:p>angular_velocity_covariance: [1.0, 0.0, 0.0, 0.0, 1.0, 0.0, 0.0, 0.0, 1.0]</text:p>
            <text:p>linear_acceleration: </text:p>
            <text:p>  x: 1.52587882e-06</text:p>
            <text:p>  y: 0.0</text:p>
            <text:p>  z: 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2</text:p>
          </table:table-cell>
          <table:table-cell office:value-type="string" calcext:value-type="string">
            <text:p>(0.0, 0.0, 0.06674397736787796, 0.0, 0.0, 0.0, 0.0)</text:p>
          </table:table-cell>
          <table:table-cell office:value-type="string" calcext:value-type="string">
            <text:p>header: </text:p>
            <text:p>  seq: 2793</text:p>
            <text:p>  stamp: </text:p>
            <text:p>    secs: 501</text:p>
            <text:p>    nsecs: 904754638</text:p>
            <text:p>  frame_id: "Unity"</text:p>
            <text:p>pose: </text:p>
            <text:p>  position: </text:p>
            <text:p>    x: 131.436966</text:p>
            <text:p>    y: -277.097351</text:p>
            <text:p>    z: 38.51245</text:p>
            <text:p>  orientation: </text:p>
            <text:p>    x: 0.0187235959</text:p>
            <text:p>    y: 0.00774576655</text:p>
            <text:p>    z: 0.06505016</text:p>
            <text:p>    w: 0.9976763</text:p>
          </table:table-cell>
          <table:table-cell office:value-type="string" calcext:value-type="string">
            <text:p>header: </text:p>
            <text:p>  seq: 2791</text:p>
            <text:p>  stamp: </text:p>
            <text:p>    secs: 501</text:p>
            <text:p>    nsecs: 906677246</text:p>
            <text:p>  frame_id: "Unity"</text:p>
            <text:p>twist: </text:p>
            <text:p>  linear: </text:p>
            <text:p>    x: 0.00174672494</text:p>
            <text:p>    y: 0.0</text:p>
            <text:p>    z: -0.000109170309</text:p>
            <text:p>  angular: </text:p>
            <text:p>    x: 0.0506550223</text:p>
            <text:p>    y: 0.06862889</text:p>
            <text:p>    z: -0.005240174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90</text:p>
            <text:p>  stamp: </text:p>
            <text:p>    secs: 501</text:p>
            <text:p>    nsecs: 911560058</text:p>
            <text:p>  frame_id: "Unity"</text:p>
            <text:p>orientation: </text:p>
            <text:p>  x: -0.115285873</text:p>
            <text:p>  y: 0.0114548523</text:p>
            <text:p>  z: -0.9910225</text:p>
            <text:p>  w: 0.0667273253</text:p>
            <text:p>orientation_covariance: [1.0, 0.0, 0.0, 0.0, 1.0, 0.0, 0.0, 0.0, 1.0]</text:p>
            <text:p>angular_velocity: </text:p>
            <text:p>  x: 0.0198531915</text:p>
            <text:p>  y: -0.160057664</text:p>
            <text:p>  z: -0.0059059225</text:p>
            <text:p>angular_velocity_covariance: [1.0, 0.0, 0.0, 0.0, 1.0, 0.0, 0.0, 0.0, 1.0]</text:p>
            <text:p>linear_acceleration: </text:p>
            <text:p>  x: 2.746582e-06</text:p>
            <text:p>  y: 0.0</text:p>
            <text:p>  z: 2.05993638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91</text:p>
            <text:p>  stamp: </text:p>
            <text:p>    secs: 501</text:p>
            <text:p>    nsecs: 908355712</text:p>
            <text:p>  frame_id: "Unity"</text:p>
            <text:p>orientation: </text:p>
            <text:p>  x: 0.0187235959</text:p>
            <text:p>  y: 0.00774576655</text:p>
            <text:p>  z: 0.06505016</text:p>
            <text:p>  w: 0.9976763</text:p>
            <text:p>orientation_covariance: [1.0, 0.0, 0.0, 0.0, 1.0, 0.0, 0.0, 0.0, 1.0]</text:p>
            <text:p>angular_velocity: </text:p>
            <text:p>  x: 4.18283162e-05</text:p>
            <text:p>  y: 0.008937201</text:p>
            <text:p>  z: 0.0001345755</text:p>
            <text:p>angular_velocity_covariance: [1.0, 0.0, 0.0, 0.0, 1.0, 0.0, 0.0, 0.0, 1.0]</text:p>
            <text:p>linear_acceleration: </text:p>
            <text:p>  x: 1.2207031e-06</text:p>
            <text:p>  y: 0.0</text:p>
            <text:p>  z: -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2</text:p>
          </table:table-cell>
          <table:table-cell office:value-type="string" calcext:value-type="string">
            <text:p>(0.0, 0.0, 0.05591794103384018, 0.0, 0.0, 0.0, 0.0)</text:p>
          </table:table-cell>
          <table:table-cell office:value-type="string" calcext:value-type="string">
            <text:p>header: </text:p>
            <text:p>  seq: 2793</text:p>
            <text:p>  stamp: </text:p>
            <text:p>    secs: 501</text:p>
            <text:p>    nsecs: 904754638</text:p>
            <text:p>  frame_id: "Unity"</text:p>
            <text:p>pose: </text:p>
            <text:p>  position: </text:p>
            <text:p>    x: 131.436966</text:p>
            <text:p>    y: -277.097351</text:p>
            <text:p>    z: 38.51245</text:p>
            <text:p>  orientation: </text:p>
            <text:p>    x: 0.0187235959</text:p>
            <text:p>    y: 0.00774576655</text:p>
            <text:p>    z: 0.06505016</text:p>
            <text:p>    w: 0.9976763</text:p>
          </table:table-cell>
          <table:table-cell office:value-type="string" calcext:value-type="string">
            <text:p>header: </text:p>
            <text:p>  seq: 2791</text:p>
            <text:p>  stamp: </text:p>
            <text:p>    secs: 501</text:p>
            <text:p>    nsecs: 906677246</text:p>
            <text:p>  frame_id: "Unity"</text:p>
            <text:p>twist: </text:p>
            <text:p>  linear: </text:p>
            <text:p>    x: 0.00174672494</text:p>
            <text:p>    y: 0.0</text:p>
            <text:p>    z: -0.000109170309</text:p>
            <text:p>  angular: </text:p>
            <text:p>    x: 0.0506550223</text:p>
            <text:p>    y: 0.06862889</text:p>
            <text:p>    z: -0.005240174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90</text:p>
            <text:p>  stamp: </text:p>
            <text:p>    secs: 501</text:p>
            <text:p>    nsecs: 911560058</text:p>
            <text:p>  frame_id: "Unity"</text:p>
            <text:p>orientation: </text:p>
            <text:p>  x: -0.115285873</text:p>
            <text:p>  y: 0.0114548523</text:p>
            <text:p>  z: -0.9910225</text:p>
            <text:p>  w: 0.0667273253</text:p>
            <text:p>orientation_covariance: [1.0, 0.0, 0.0, 0.0, 1.0, 0.0, 0.0, 0.0, 1.0]</text:p>
            <text:p>angular_velocity: </text:p>
            <text:p>  x: 0.0198531915</text:p>
            <text:p>  y: -0.160057664</text:p>
            <text:p>  z: -0.0059059225</text:p>
            <text:p>angular_velocity_covariance: [1.0, 0.0, 0.0, 0.0, 1.0, 0.0, 0.0, 0.0, 1.0]</text:p>
            <text:p>linear_acceleration: </text:p>
            <text:p>  x: 2.746582e-06</text:p>
            <text:p>  y: 0.0</text:p>
            <text:p>  z: 2.05993638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91</text:p>
            <text:p>  stamp: </text:p>
            <text:p>    secs: 501</text:p>
            <text:p>    nsecs: 908355712</text:p>
            <text:p>  frame_id: "Unity"</text:p>
            <text:p>orientation: </text:p>
            <text:p>  x: 0.0187235959</text:p>
            <text:p>  y: 0.00774576655</text:p>
            <text:p>  z: 0.06505016</text:p>
            <text:p>  w: 0.9976763</text:p>
            <text:p>orientation_covariance: [1.0, 0.0, 0.0, 0.0, 1.0, 0.0, 0.0, 0.0, 1.0]</text:p>
            <text:p>angular_velocity: </text:p>
            <text:p>  x: 4.18283162e-05</text:p>
            <text:p>  y: 0.008937201</text:p>
            <text:p>  z: 0.0001345755</text:p>
            <text:p>angular_velocity_covariance: [1.0, 0.0, 0.0, 0.0, 1.0, 0.0, 0.0, 0.0, 1.0]</text:p>
            <text:p>linear_acceleration: </text:p>
            <text:p>  x: 1.2207031e-06</text:p>
            <text:p>  y: 0.0</text:p>
            <text:p>  z: -7.62939436e-08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2</text:p>
          </table:table-cell>
          <table:table-cell office:value-type="string" calcext:value-type="string">
            <text:p>(0.0, 0.0, 0.023343447595834732, 0.0, 0.0, 0.0, 0.0)</text:p>
          </table:table-cell>
          <table:table-cell office:value-type="string" calcext:value-type="string">
            <text:p>header: </text:p>
            <text:p>  seq: 2794</text:p>
            <text:p>  stamp: </text:p>
            <text:p>    secs: 501</text:p>
            <text:p>    nsecs: 937255859</text:p>
            <text:p>  frame_id: "Unity"</text:p>
            <text:p>pose: </text:p>
            <text:p>  position: </text:p>
            <text:p>    x: 131.437042</text:p>
            <text:p>    y: -277.097351</text:p>
            <text:p>    z: 38.51246</text:p>
            <text:p>  orientation: </text:p>
            <text:p>    x: 0.0187195428</text:p>
            <text:p>    y: 0.00773899443</text:p>
            <text:p>    z: 0.06504998</text:p>
            <text:p>    w: 0.9976764</text:p>
          </table:table-cell>
          <table:table-cell office:value-type="string" calcext:value-type="string">
            <text:p>header: </text:p>
            <text:p>  seq: 2792</text:p>
            <text:p>  stamp: </text:p>
            <text:p>    secs: 501</text:p>
            <text:p>    nsecs: 939117431</text:p>
            <text:p>  frame_id: "Unity"</text:p>
            <text:p>twist: </text:p>
            <text:p>  linear: </text:p>
            <text:p>    x: 0.00235183444</text:p>
            <text:p>    y: 0.0</text:p>
            <text:p>    z: 0.000235183441</text:p>
            <text:p>  angular: </text:p>
            <text:p>    x: -0.0159924738</text:p>
            <text:p>    y: -0.022921199</text:p>
            <text:p>    z: -0.0009407337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90</text:p>
            <text:p>  stamp: </text:p>
            <text:p>    secs: 501</text:p>
            <text:p>    nsecs: 911560058</text:p>
            <text:p>  frame_id: "Unity"</text:p>
            <text:p>orientation: </text:p>
            <text:p>  x: -0.115285873</text:p>
            <text:p>  y: 0.0114548523</text:p>
            <text:p>  z: -0.9910225</text:p>
            <text:p>  w: 0.0667273253</text:p>
            <text:p>orientation_covariance: [1.0, 0.0, 0.0, 0.0, 1.0, 0.0, 0.0, 0.0, 1.0]</text:p>
            <text:p>angular_velocity: </text:p>
            <text:p>  x: 0.0198531915</text:p>
            <text:p>  y: -0.160057664</text:p>
            <text:p>  z: -0.0059059225</text:p>
            <text:p>angular_velocity_covariance: [1.0, 0.0, 0.0, 0.0, 1.0, 0.0, 0.0, 0.0, 1.0]</text:p>
            <text:p>linear_acceleration: </text:p>
            <text:p>  x: 2.746582e-06</text:p>
            <text:p>  y: 0.0</text:p>
            <text:p>  z: 2.05993638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92</text:p>
            <text:p>  stamp: </text:p>
            <text:p>    secs: 501</text:p>
            <text:p>    nsecs: 940979003</text:p>
            <text:p>  frame_id: "Unity"</text:p>
            <text:p>orientation: </text:p>
            <text:p>  x: 0.0187195428</text:p>
            <text:p>  y: 0.00773899443</text:p>
            <text:p>  z: 0.06504998</text:p>
            <text:p>  w: 0.9976764</text:p>
            <text:p>orientation_covariance: [1.0, 0.0, 0.0, 0.0, 1.0, 0.0, 0.0, 0.0, 1.0]</text:p>
            <text:p>angular_velocity: </text:p>
            <text:p>  x: 0.000303969136</text:p>
            <text:p>  y: 0.00947892852</text:p>
            <text:p>  z: 0.000146076214</text:p>
            <text:p>angular_velocity_covariance: [1.0, 0.0, 0.0, 0.0, 1.0, 0.0, 0.0, 0.0, 1.0]</text:p>
            <text:p>linear_acceleration: </text:p>
            <text:p>  x: 1.52587882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2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95</text:p>
            <text:p>  stamp: </text:p>
            <text:p>    secs: 501</text:p>
            <text:p>    nsecs: 948333740</text:p>
            <text:p>  frame_id: "Unity"</text:p>
            <text:p>pose: </text:p>
            <text:p>  position: </text:p>
            <text:p>    x: 131.437088</text:p>
            <text:p>    y: -277.097351</text:p>
            <text:p>    z: 38.5124474</text:p>
            <text:p>  orientation: </text:p>
            <text:p>    x: 0.018725438</text:p>
            <text:p>    y: 0.007749168</text:p>
            <text:p>    z: 0.06504328</text:p>
            <text:p>    w: 0.9976767</text:p>
          </table:table-cell>
          <table:table-cell office:value-type="string" calcext:value-type="string">
            <text:p>header: </text:p>
            <text:p>  seq: 2792</text:p>
            <text:p>  stamp: </text:p>
            <text:p>    secs: 501</text:p>
            <text:p>    nsecs: 939117431</text:p>
            <text:p>  frame_id: "Unity"</text:p>
            <text:p>twist: </text:p>
            <text:p>  linear: </text:p>
            <text:p>    x: 0.00235183444</text:p>
            <text:p>    y: 0.0</text:p>
            <text:p>    z: 0.000235183441</text:p>
            <text:p>  angular: </text:p>
            <text:p>    x: -0.0159924738</text:p>
            <text:p>    y: -0.022921199</text:p>
            <text:p>    z: -0.0009407337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91</text:p>
            <text:p>  stamp: </text:p>
            <text:p>    secs: 501</text:p>
            <text:p>    nsecs: 943847656</text:p>
            <text:p>  frame_id: "Unity"</text:p>
            <text:p>orientation: </text:p>
            <text:p>  x: -0.115263313</text:p>
            <text:p>  y: 0.0114490921</text:p>
            <text:p>  z: -0.991026163</text:p>
            <text:p>  w: 0.06671413</text:p>
            <text:p>orientation_covariance: [1.0, 0.0, 0.0, 0.0, 1.0, 0.0, 0.0, 0.0, 1.0]</text:p>
            <text:p>angular_velocity: </text:p>
            <text:p>  x: 0.0207282454</text:p>
            <text:p>  y: -0.15751873</text:p>
            <text:p>  z: -0.005423413</text:p>
            <text:p>angular_velocity_covariance: [1.0, 0.0, 0.0, 0.0, 1.0, 0.0, 0.0, 0.0, 1.0]</text:p>
            <text:p>linear_acceleration: </text:p>
            <text:p>  x: 2.13623048e-06</text:p>
            <text:p>  y: 0.0</text:p>
            <text:p>  z: 2.59399417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92</text:p>
            <text:p>  stamp: </text:p>
            <text:p>    secs: 501</text:p>
            <text:p>    nsecs: 940979003</text:p>
            <text:p>  frame_id: "Unity"</text:p>
            <text:p>orientation: </text:p>
            <text:p>  x: 0.0187195428</text:p>
            <text:p>  y: 0.00773899443</text:p>
            <text:p>  z: 0.06504998</text:p>
            <text:p>  w: 0.9976764</text:p>
            <text:p>orientation_covariance: [1.0, 0.0, 0.0, 0.0, 1.0, 0.0, 0.0, 0.0, 1.0]</text:p>
            <text:p>angular_velocity: </text:p>
            <text:p>  x: 0.000303969136</text:p>
            <text:p>  y: 0.00947892852</text:p>
            <text:p>  z: 0.000146076214</text:p>
            <text:p>angular_velocity_covariance: [1.0, 0.0, 0.0, 0.0, 1.0, 0.0, 0.0, 0.0, 1.0]</text:p>
            <text:p>linear_acceleration: </text:p>
            <text:p>  x: 1.52587882e-06</text:p>
            <text:p>  y: 0.0</text:p>
            <text:p>  z: 1.52587887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5-03,16:52:12</text:p>
          </table:table-cell>
          <table:table-cell office:value-type="string" calcext:value-type="string">
            <text:p>(0.0, 0.0, -0.0, 0.0, 0.0, 0.0, 0.0)</text:p>
          </table:table-cell>
          <table:table-cell office:value-type="string" calcext:value-type="string">
            <text:p>header: </text:p>
            <text:p>  seq: 2795</text:p>
            <text:p>  stamp: </text:p>
            <text:p>    secs: 501</text:p>
            <text:p>    nsecs: 948333740</text:p>
            <text:p>  frame_id: "Unity"</text:p>
            <text:p>pose: </text:p>
            <text:p>  position: </text:p>
            <text:p>    x: 131.437088</text:p>
            <text:p>    y: -277.097351</text:p>
            <text:p>    z: 38.5124474</text:p>
            <text:p>  orientation: </text:p>
            <text:p>    x: 0.018725438</text:p>
            <text:p>    y: 0.007749168</text:p>
            <text:p>    z: 0.06504328</text:p>
            <text:p>    w: 0.9976767</text:p>
          </table:table-cell>
          <table:table-cell office:value-type="string" calcext:value-type="string">
            <text:p>header: </text:p>
            <text:p>  seq: 2793</text:p>
            <text:p>  stamp: </text:p>
            <text:p>    secs: 501</text:p>
            <text:p>    nsecs: 949249267</text:p>
            <text:p>  frame_id: "Unity"</text:p>
            <text:p>twist: </text:p>
            <text:p>  linear: </text:p>
            <text:p>    x: 0.004518072</text:p>
            <text:p>    y: 0.0</text:p>
            <text:p>    z: -0.001129518</text:p>
            <text:p>  angular: </text:p>
            <text:p>    x: 0.07530121</text:p>
            <text:p>    y: 0.111916415</text:p>
            <text:p>    z: -0.07228915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ader: </text:p>
            <text:p>  seq: 2792</text:p>
            <text:p>  stamp: </text:p>
            <text:p>    secs: 501</text:p>
            <text:p>    nsecs: 951843261</text:p>
            <text:p>  frame_id: "Unity"</text:p>
            <text:p>orientation: </text:p>
            <text:p>  x: -0.115234733</text:p>
            <text:p>  y: 0.0114540383</text:p>
            <text:p>  z: -0.9910296</text:p>
            <text:p>  w: 0.0667106956</text:p>
            <text:p>orientation_covariance: [1.0, 0.0, 0.0, 0.0, 1.0, 0.0, 0.0, 0.0, 1.0]</text:p>
            <text:p>angular_velocity: </text:p>
            <text:p>  x: 0.0207678676</text:p>
            <text:p>  y: -0.157409832</text:p>
            <text:p>  z: -0.005104848</text:p>
            <text:p>angular_velocity_covariance: [1.0, 0.0, 0.0, 0.0, 1.0, 0.0, 0.0, 0.0, 1.0]</text:p>
            <text:p>linear_acceleration: </text:p>
            <text:p>  x: 2.746582e-06</text:p>
            <text:p>  y: -6.10351549e-07</text:p>
            <text:p>  z: 3.12805173e-06</text:p>
            <text:p>linear_acceleration_covariance: [1.0, 0.0, 0.0, 0.0, 1.0, 0.0, 0.0, 0.0, 1.0]</text:p>
          </table:table-cell>
          <table:table-cell office:value-type="string" calcext:value-type="string">
            <text:p>header: </text:p>
            <text:p>  seq: 2793</text:p>
            <text:p>  stamp: </text:p>
            <text:p>    secs: 501</text:p>
            <text:p>    nsecs: 950103759</text:p>
            <text:p>  frame_id: "Unity"</text:p>
            <text:p>orientation: </text:p>
            <text:p>  x: 0.018725438</text:p>
            <text:p>  y: 0.007749168</text:p>
            <text:p>  z: 0.06504328</text:p>
            <text:p>  w: 0.9976767</text:p>
            <text:p>orientation_covariance: [1.0, 0.0, 0.0, 0.0, 1.0, 0.0, 0.0, 0.0, 1.0]</text:p>
            <text:p>angular_velocity: </text:p>
            <text:p>  x: 0.0008013882</text:p>
            <text:p>  y: 0.0101343729</text:p>
            <text:p>  z: 0.000402327278</text:p>
            <text:p>angular_velocity_covariance: [1.0, 0.0, 0.0, 0.0, 1.0, 0.0, 0.0, 0.0, 1.0]</text:p>
            <text:p>linear_acceleration: </text:p>
            <text:p>  x: 9.155273e-07</text:p>
            <text:p>  y: 0.0</text:p>
            <text:p>  z: -2.28881831e-07</text:p>
            <text:p>linear_acceleration_covariance: [1.0, 0.0, 0.0, 0.0, 1.0, 0.0, 0.0, 0.0, 1.0]</text:p>
          </table:table-cell>
          <table:table-cell office:value-type="string" calcext:value-type="string">
            <text:p>position: </text:p>
            <text:p>  x: 135.184036</text:p>
            <text:p>  y: -276.914642</text:p>
            <text:p>  z: 38.3409271</text:p>
            <text:p>orientation: </text:p>
            <text:p>  x: -0.3090716</text:p>
            <text:p>  y: 0.948937953</text:p>
            <text:p>  z: -0.0117227715</text:p>
            <text:p>  w: -0.06208106</text:p>
          </table:table-cell>
          <table:table-cell office:value-type="string" calcext:value-type="string">
            <text:p>position: </text:p>
            <text:p>  x: 138.574432</text:p>
            <text:p>  y: -276.675262</text:p>
            <text:p>  z: 38.6009979</text:p>
            <text:p>orientation: </text:p>
            <text:p>  x: -0.1412228</text:p>
            <text:p>  y: -0.009475365</text:p>
            <text:p>  z: -0.21722132</text:p>
            <text:p>  w: 0.965806067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10" meta:object-count="0"/>
    <meta:generator>LibreOffice/6.0.7.3$Linux_X86_64 LibreOffice_project/00m0$Build-3</meta:generator>
  </office:meta>
</office:document-meta>
</file>